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deGen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804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1.36pt"/>
    </style:style>
    <style:style style:name="co13" style:family="table-column">
      <style:table-column-properties fo:break-before="auto" style:column-width="53.04pt"/>
    </style:style>
    <style:style style:name="co14" style:family="table-column">
      <style:table-column-properties fo:break-before="auto" style:column-width="51.11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26.19pt"/>
    </style:style>
    <style:style style:name="co18" style:family="table-column">
      <style:table-column-properties fo:break-before="auto" style:column-width="93.71pt"/>
    </style:style>
    <style:style style:name="co19" style:family="table-column">
      <style:table-column-properties fo:break-before="auto" style:column-width="98.39pt"/>
    </style:style>
    <style:style style:name="co20" style:family="table-column">
      <style:table-column-properties fo:break-before="auto" style:column-width="39.26pt"/>
    </style:style>
    <style:style style:name="co21" style:family="table-column">
      <style:table-column-properties fo:break-before="auto" style:column-width="31.04pt"/>
    </style:style>
    <style:style style:name="co22" style:family="table-column">
      <style:table-column-properties fo:break-before="auto" style:column-width="42.29pt"/>
    </style:style>
    <style:style style:name="co23" style:family="table-column">
      <style:table-column-properties fo:break-before="auto" style:column-width="23.81pt"/>
    </style:style>
    <style:style style:name="co24" style:family="table-column">
      <style:table-column-properties fo:break-before="auto" style:column-width="37.19pt"/>
    </style:style>
    <style:style style:name="co25" style:family="table-column">
      <style:table-column-properties fo:break-before="auto" style:column-width="33.79pt"/>
    </style:style>
    <style:style style:name="co26" style:family="table-column">
      <style:table-column-properties fo:break-before="auto" style:column-width="36.31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25.6pt"/>
    </style:style>
    <style:style style:name="co29" style:family="table-column">
      <style:table-column-properties fo:break-before="auto" style:column-width="39.54pt"/>
    </style:style>
    <style:style style:name="co30" style:family="table-column">
      <style:table-column-properties fo:break-before="auto" style:column-width="44.19pt"/>
    </style:style>
    <style:style style:name="co31" style:family="table-column">
      <style:table-column-properties fo:break-before="auto" style:column-width="29.31pt"/>
    </style:style>
    <style:style style:name="co32" style:family="table-column">
      <style:table-column-properties fo:break-before="auto" style:column-width="72.34pt"/>
    </style:style>
    <style:style style:name="co33" style:family="table-column">
      <style:table-column-properties fo:break-before="auto" style:column-width="74.3pt"/>
    </style:style>
    <style:style style:name="co34" style:family="table-column">
      <style:table-column-properties fo:break-before="auto" style:column-width="30.36pt"/>
    </style:style>
    <style:style style:name="co35" style:family="table-column">
      <style:table-column-properties fo:break-before="auto" style:column-width="59.16pt"/>
    </style:style>
    <style:style style:name="co36" style:family="table-column">
      <style:table-column-properties fo:break-before="auto" style:column-width="50.91pt"/>
    </style:style>
    <style:style style:name="co37" style:family="table-column">
      <style:table-column-properties fo:break-before="auto" style:column-width="128.3pt"/>
    </style:style>
    <style:style style:name="co38" style:family="table-column">
      <style:table-column-properties fo:break-before="auto" style:column-width="112.9pt"/>
    </style:style>
    <style:style style:name="co39" style:family="table-column">
      <style:table-column-properties fo:break-before="auto" style:column-width="215.15pt"/>
    </style:style>
    <style:style style:name="co40" style:family="table-column">
      <style:table-column-properties fo:break-before="auto" style:column-width="123.36pt"/>
    </style:style>
    <style:style style:name="co41" style:family="table-column">
      <style:table-column-properties fo:break-before="auto" style:column-width="181.39pt"/>
    </style:style>
    <style:style style:name="co42" style:family="table-column">
      <style:table-column-properties fo:break-before="auto" style:column-width="95.5pt"/>
    </style:style>
    <style:style style:name="co43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65.59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13.1pt" fo:break-before="auto" style:use-optimal-row-height="true"/>
    </style:style>
    <style:style style:name="ro8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002052" style:text-align-source="fix" style:repeat-content="false" fo:border="0.06pt solid #808080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style:font-name="Arial" fo:font-weight="normal" style:font-name-asian="Droid Sans Fallback" style:font-weight-asian="normal" style:font-name-complex="Lohit Hindi" style:font-weight-complex="normal"/>
    </style:style>
    <style:style style:name="ce3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90989e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002052" style:text-align-source="fix" style:repeat-content="false" fo:border="0.06pt solid #808080" style:rotation-angle="45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3" style:family="table-cell" style:parent-style-name="Default" style:data-style-name="N100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4" style:family="table-cell" style:parent-style-name="Default" style:data-style-name="N100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5" style:family="table-cell" style:parent-style-name="Default">
      <style:table-cell-properties fo:border="none"/>
      <style:text-properties style:use-window-font-color="true"/>
    </style:style>
    <style:style style:name="ce16" style:family="table-cell" style:parent-style-name="Default">
      <style:table-cell-properties fo:background-color="#999999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language="ru" fo:country="RU" style:font-name-asian="Microsoft YaHei" style:font-name-complex="Mang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bbcc00" style:text-align-source="fix" style:repeat-content="false" fo:border-left="0.06pt solid #666666" fo:border-right="0.06pt solid #666666" fo:border-top="0.06pt solid #666666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5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26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7" style:family="table-cell" style:parent-style-name="Default">
      <style:table-cell-properties fo:background-color="#002052" style:text-align-source="fix" style:repeat-content="false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ff00ff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74pt solid #ff00ff"/>
    </style:style>
    <style:style style:name="ce30" style:family="table-cell" style:parent-style-name="Default" style:data-style-name="N0">
      <style:table-cell-properties fo:background-color="#bbcc00"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ackground-color="#bbcc00" style:text-align-source="fix" style:repeat-content="false" fo:border-left="0.74pt solid #808080" fo:border-right="0.74pt solid #808080" fo:border-top="0.74pt solid #80808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order-left="0.74pt solid #808080" fo:border-right="none" fo:border-top="none"/>
      <style:text-properties fo:color="#d4007f" fo:font-weight="bold" style:font-weight-asian="bold" style:font-weight-complex="bold"/>
    </style:style>
    <style:style style:name="ce33" style:family="table-cell" style:parent-style-name="Default">
      <style:table-cell-properties fo:border-bottom="0.74pt solid #808080" fo:border-left="0.74pt solid #808080" fo:border-right="none" fo:border-top="none"/>
      <style:text-properties fo:color="#d4007f"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fo:border-bottom="none" fo:border-left="none" fo:border-right="0.06pt solid #666666" fo:border-top="0.06pt solid #666666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666666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color="#d4007a" fo:font-weight="bold" style:font-weight-asian="bold" style:font-weight-complex="bold"/>
    </style:style>
    <style:style style:name="ce4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74pt solid #808080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74pt solid #808080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4" style:family="table-cell" style:parent-style-name="Default">
      <style:table-cell-properties style:cell-protect="none" style:print-content="true" style:text-align-source="fix" style:repeat-content="false" fo:background-color="transparent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74pt solid #808080" fo:border-top="0.74pt solid #808080"/>
    </style:style>
    <style:style style:name="ce46" style:family="table-cell" style:parent-style-name="Default">
      <style:table-cell-properties fo:border-bottom="none" fo:border-left="none" fo:border-right="0.74pt solid #808080" fo:border-top="none"/>
    </style:style>
    <style:style style:name="ce47" style:family="table-cell" style:parent-style-name="Default">
      <style:table-cell-properties fo:border-bottom="0.74pt solid #808080" fo:border-left="none" fo:border-right="0.74pt solid #808080" fo:border-top="none"/>
    </style:style>
    <style:style style:name="ce48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bbcc00" style:text-align-source="fix" style:repeat-content="false" fo:border-left="none" fo:border-right="none" fo:border-top="0.06pt solid #666666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3" style:family="table-cell" style:parent-style-name="Default">
      <style:text-properties fo:color="#280099"/>
    </style:style>
    <style:style style:name="ce54" style:family="table-cell" style:parent-style-name="Default">
      <style:table-cell-properties fo:border-bottom="0.06pt solid #666666" style:text-align-source="fix" style:repeat-content="false" fo:border-left="none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order-bottom="none" fo:border-left="none" fo:border-right="none" fo:border-top="0.06pt solid #666666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order-bottom="0.06pt solid #666666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transparent" fo:border-left="none" fo:border-right="0.06pt solid #666666" fo:border-top="none"/>
    </style:style>
    <style:style style:name="ce60" style:family="table-cell" style:parent-style-name="Default">
      <style:table-cell-properties fo:border-bottom="non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666666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3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002052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pt"/>
      <style:text-properties fo:color="#d4007a" fo:font-weight="bold" style:font-weight-asian="bold" style:font-weight-complex="bold"/>
    </style:style>
    <style:style style:name="ce66" style:family="table-cell" style:parent-style-name="Default">
      <style:table-cell-properties fo:border-bottom="0.06pt solid #666666" fo:border-left="none" fo:border-right="none" fo:border-top="none"/>
      <style:text-properties fo:color="#280099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06pt solid #666666" fo:border-top="none"/>
    </style:style>
    <style:style style:name="ce74" style:family="table-cell" style:parent-style-name="Default">
      <style:table-cell-properties fo:border-bottom="none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666666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6e6e6" style:text-align-source="fix" style:repeat-content="false" fo:border="0.06pt solid #666666" style:vertical-align="middle"/>
      <style:paragraph-properties fo:text-align="start" fo:margin-left="0pt"/>
    </style:style>
    <style:style style:name="ce7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8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ce79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bbcc00" fo:border="0.06pt solid #000000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3b3b3" fo:wrap-option="wrap" fo:border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b3b3b3" fo:wrap-option="wrap"/>
    </style:style>
    <style:style style:name="ce90" style:family="table-cell" style:parent-style-name="Default">
      <style:table-cell-properties fo:background-color="#b3b3b3"/>
    </style:style>
    <style:style style:name="ce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002052"/>
      <style:text-properties fo:font-size="14pt" style:font-size-asian="14pt" style:font-size-complex="14pt"/>
    </style:style>
    <style:style style:name="ce96" style:family="table-cell" style:parent-style-name="Default">
      <style:table-cell-properties fo:wrap-option="wrap" fo:border="0.06pt solid #000000"/>
    </style:style>
    <style:style style:name="ce97" style:family="table-cell" style:parent-style-name="Default">
      <style:table-cell-properties fo:background-color="#b3b3b3" fo:wrap-option="wrap" fo:border="0.06pt solid #000000"/>
    </style:style>
    <style:style style:name="ce98" style:family="table-cell" style:parent-style-name="Default">
      <style:table-cell-properties fo:background-color="#b3b3b3" fo:border="0.06pt solid #000000"/>
    </style:style>
    <style:style style:name="ce99" style:family="table-cell" style:parent-style-name="Default">
      <style:table-cell-properties fo:background-color="transparent" fo:wrap-option="wrap" fo:border="0.06pt solid #000000"/>
      <style:text-properties style:use-window-font-color="true"/>
    </style:style>
    <style:style style:name="ce100" style:family="table-cell" style:parent-style-name="Default">
      <style:table-cell-properties fo:background-color="#b3b3b3" fo:border="0.06pt solid #000000"/>
      <style:text-properties fo:color="#00ae00"/>
    </style:style>
    <style:style style:name="ce101" style:family="table-cell" style:parent-style-name="Default">
      <style:table-cell-properties fo:background-color="#b3b3b3" fo:border="0.06pt solid #000000"/>
      <style:text-properties fo:color="#6b0094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Default">
      <style:table-cell-properties fo:background-color="#b3b3b3" fo:border="0.06pt solid #000000"/>
      <style:text-properties style:font-name="Arial" style:font-name-asian="Droid Sans Fallback" style:font-name-complex="Lohit Hindi"/>
    </style:style>
    <style:style style:name="ce104" style:family="table-cell" style:parent-style-name="Default">
      <style:table-cell-properties fo:background-color="transparent" fo:border="0.06pt solid #000000"/>
    </style:style>
    <style:style style:name="ce105" style:family="table-cell" style:parent-style-name="Default">
      <style:table-cell-properties fo:background-color="#b3b3b3" fo:wrap-option="wrap" fo:border="0.06pt solid #000000"/>
      <style:text-properties style:font-name="Arial" style:font-name-asian="Droid Sans Fallback" style:font-name-complex="Lohit Hindi"/>
    </style:style>
    <style:style style:name="ce106" style:family="table-cell" style:parent-style-name="Default">
      <style:table-cell-properties fo:wrap-option="wrap" fo:border="0.06pt solid #000000"/>
      <style:text-properties style:font-name="Arial" style:font-name-asian="Droid Sans Fallback" style:font-name-complex="Lohit Hindi"/>
    </style:style>
    <style:style style:name="ce107" style:family="table-cell" style:parent-style-name="Default">
      <style:table-cell-properties fo:background-color="#b3b3b3" fo:wrap-option="wrap" fo:border="0.06pt solid #000000"/>
      <style:text-properties style:use-window-font-color="true"/>
    </style:style>
    <style:style style:name="ce108" style:family="table-cell" style:parent-style-name="Default" style:data-style-name="N0">
      <style:table-cell-properties fo:background-color="#b3b3b3" fo:wrap-option="wrap" fo:border="0.06pt solid #000000"/>
    </style:style>
    <style:style style:name="ce109" style:family="table-cell" style:parent-style-name="Default">
      <style:table-cell-properties fo:background-color="transparent" fo:wrap-option="wrap" fo:border="0.06pt solid #000000"/>
      <style:text-properties style:use-window-font-color="true" style:font-name="Arial" style:font-name-asian="Droid Sans Fallback" style:font-name-complex="Lohit Hindi"/>
    </style:style>
    <style:style style:name="ce110" style:family="table-cell" style:parent-style-name="Default">
      <style:table-cell-properties fo:background-color="#b2b2b2" fo:border="0.06pt solid #000000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2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3" style:family="table-cell" style:parent-style-name="Default">
      <style:table-cell-properties fo:background-color="#b3b3b3" fo:border="0.06pt solid #000000"/>
      <style:text-properties fo:color="#d4007a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5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7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/>
    </style:style>
    <style:style style:name="ce118" style:family="table-cell" style:parent-style-name="Default">
      <style:table-cell-properties fo:background-color="#b3b3b3" fo:border="0.06pt solid #000000"/>
      <style:text-properties fo:color="#d4007a"/>
    </style:style>
    <style:style style:name="ce119" style:family="table-cell" style:parent-style-name="Default">
      <style:table-cell-properties fo:background-color="#b3b3b3"/>
      <style:text-properties fo:color="#d4007a"/>
    </style:style>
    <style:style style:name="ce1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a" fo:font-weight="bold" style:font-weight-asian="bold" style:font-weight-complex="bold"/>
    </style:style>
    <style:style style:name="ce121" style:family="table-cell" style:parent-style-name="Default">
      <style:table-cell-properties fo:background-color="transparent" fo:wrap-option="wrap" fo:border="0.06pt solid #000000"/>
    </style:style>
    <style:style style:name="ce122" style:family="table-cell" style:parent-style-name="Default">
      <style:table-cell-properties fo:background-color="#e6e6e6" fo:wrap-option="wrap" fo:border="0.06pt solid #000000"/>
    </style:style>
    <style:style style:name="ce123" style:family="table-cell" style:parent-style-name="Default" style:data-style-name="N0">
      <style:table-cell-properties fo:background-color="#ffd966" style:text-align-source="fix" style:repeat-content="false" fo:wrap-option="wrap" style:vertical-align="automatic"/>
      <style:paragraph-properties fo:text-align="start" fo:margin-left="0pt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 style:data-style-name="N0">
      <style:table-cell-properties fo:background-color="#ffd966"/>
    </style:style>
    <style:style style:name="ce126" style:family="table-cell" style:parent-style-name="Default" style:data-style-name="N0">
      <style:table-cell-properties fo:background-color="#ffd966" fo:wrap-option="wrap" style:vertical-align="automatic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bbcc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40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002052" fo:wrap-option="wrap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e6e6e6" fo:border="0.06pt solid #000000"/>
    </style:style>
    <style:style style:name="ce1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5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pt"/>
    </style:style>
    <style:style style:name="ce15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pt"/>
    </style:style>
    <style:style style:name="ce156" style:family="table-cell" style:parent-style-name="Default">
      <style:table-cell-properties fo:background-color="#eeeeee" fo:border="0.06pt solid #000000"/>
    </style:style>
    <style:style style:name="ce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59" style:family="table-cell" style:parent-style-name="Default">
      <style:table-cell-properties fo:background-color="#cccccc" fo:border="0.06pt solid #000000"/>
    </style:style>
    <style:style style:name="ce160" style:family="table-cell" style:parent-style-name="Default">
      <style:table-cell-properties fo:background-color="#b3b3b3" fo:wrap-option="wrap" fo:border="0.06pt solid #000000"/>
      <style:text-properties style:text-line-through-style="none" style:text-line-through-type="none"/>
    </style:style>
    <style:style style:name="ce161" style:family="table-cell" style:parent-style-name="Default">
      <style:table-cell-properties fo:wrap-option="wrap" fo:border="0.06pt solid #000000"/>
      <style:text-properties style:text-line-through-style="none" style:text-line-through-type="none"/>
    </style:style>
    <style:style style:name="ce162" style:family="table-cell" style:parent-style-name="Default">
      <style:table-cell-properties fo:background-color="#b2b2b2" fo:wrap-option="wrap" fo:border="0.06pt solid #000000"/>
    </style:style>
    <style:style style:name="ce163" style:family="table-cell" style:parent-style-name="Default">
      <style:table-cell-properties fo:background-color="#eeeeee" fo:wrap-option="wrap" fo:border="0.06pt solid #000000"/>
    </style:style>
    <style:style style:name="ce164" style:family="table-cell" style:parent-style-name="Default">
      <style:table-cell-properties fo:background-color="#cccccc" fo:wrap-option="wrap" fo:border="0.06pt solid #000000"/>
    </style:style>
    <style:style style:name="ce165" style:family="table-cell" style:parent-style-name="Default">
      <style:table-cell-properties fo:wrap-option="wrap" fo:border="none"/>
    </style:style>
    <style:style style:name="ce16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70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1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2" style:family="table-cell" style:parent-style-name="Default" style:data-style-name="N0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3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5" style:family="table-cell" style:parent-style-name="Default" style:data-style-name="N0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6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7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78" style:family="table-cell" style:parent-style-name="Default" style:data-style-name="N0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79" style:family="table-cell" style:parent-style-name="Default" style:data-style-name="N0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0" style:family="table-cell" style:parent-style-name="Default" style:data-style-name="N0">
      <style:table-cell-properties fo:background-color="#b2b2b2" style:text-align-source="fix" style:repeat-content="false" fo:border="0.06pt solid #000000"/>
      <style:paragraph-properties fo:text-align="end" fo:margin-left="0pt"/>
    </style:style>
    <style:style style:name="ce1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pt"/>
    </style:style>
    <style:style style:name="ce182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</style:style>
    <style:style style:name="ce18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color="#000000"/>
    </style:style>
    <style:style style:name="ce184" style:family="table-cell" style:parent-style-name="Default">
      <style:table-cell-properties fo:background-color="#cccccc" fo:border="0.06pt solid #000000"/>
      <style:text-properties style:font-name="Arial" style:font-name-asian="Droid Sans Fallback" style:font-name-complex="Lohit Hindi"/>
    </style:style>
    <style:style style:name="ce18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87" style:family="table-cell" style:parent-style-name="Default">
      <style:table-cell-properties fo:background-color="#e6e6e6" fo:border="0.06pt solid #000000"/>
      <style:text-properties fo:color="#d4007f"/>
    </style:style>
    <style:style style:name="ce1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9" style:family="table-cell" style:parent-style-name="Default">
      <style:table-cell-properties fo:background-color="#e6e6e6" fo:wrap-option="wrap" fo:border="0.06pt solid #000000"/>
      <style:text-properties fo:color="#d4007f"/>
    </style:style>
    <style:style style:name="ce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d4007f"/>
    </style:style>
    <style:style style:name="ce192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3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fo:font-weight="bold" style:font-weight-asian="bold" style:font-weight-complex="bold"/>
    </style:style>
    <style:style style:name="ce194" style:family="table-cell" style:parent-style-name="Default">
      <style:table-cell-properties fo:background-color="#b3b3b3"/>
      <style:text-properties fo:color="#d4007f"/>
    </style:style>
    <style:style style:name="ce195" style:family="table-cell" style:parent-style-name="Default">
      <style:table-cell-properties fo:background-color="#b3b3b3" fo:border="0.06pt solid #000000"/>
      <style:text-properties fo:color="#d4007f"/>
    </style:style>
    <style:style style:name="ce19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200" style:family="table-cell" style:parent-style-name="Default">
      <style:table-cell-properties fo:background-color="#b2b2b2" fo:border="0.06pt solid #000000"/>
      <style:text-properties fo:color="#d4007f"/>
    </style:style>
    <style:style style:name="ce2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20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color="#d4007f"/>
    </style:style>
    <style:style style:name="ce20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color="#d4007f"/>
    </style:style>
    <style:style style:name="ce20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d4007f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20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207" style:family="table-cell" style:parent-style-name="Default">
      <style:table-cell-properties fo:background-color="#cccccc" fo:border="0.06pt solid #000000"/>
      <style:text-properties fo:color="#d4007f"/>
    </style:style>
    <style:style style:name="ce208" style:family="table-cell" style:parent-style-name="Default">
      <style:text-properties fo:color="#d4007f"/>
    </style:style>
    <style:style style:name="ce209" style:family="table-cell" style:parent-style-name="Default">
      <style:table-cell-properties fo:background-color="#b2b2b2"/>
      <style:text-properties fo:color="#d4007f"/>
    </style:style>
    <style:style style:name="ce210" style:family="table-cell" style:parent-style-name="Default">
      <style:table-cell-properties fo:background-color="#eeeeee"/>
      <style:text-properties fo:color="#d4007f"/>
    </style:style>
    <style:style style:name="ce211" style:family="table-cell" style:parent-style-name="Default">
      <style:table-cell-properties fo:background-color="#cccccc"/>
    </style:style>
    <style:style style:name="ce2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d4007f" fo:font-weight="bold" style:font-weight-asian="bold" style:font-weight-complex="bold"/>
    </style:style>
    <style:style style:name="ce21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end" fo:margin-left="0pt"/>
    </style:style>
    <style:style style:name="ce214" style:family="table-cell" style:parent-style-name="Default" style:data-style-name="N0">
      <style:table-cell-properties fo:background-color="#ffd966" fo:wrap-option="wrap" style:vertical-align="automatic"/>
      <style:text-properties fo:color="#000000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ODT disabled&quot;;&quot;RZQ/2&quot;;&quot;RZQ/4&quot;;&quot;RZQ/6&quot;;&quot;RZQ/8&quot;;&quot;RZQ/12&quot;)" table:allow-empty-cell="true" table:display-list="unsorted" table:base-cell-address="DRAM.C10">
          <table:error-message table:message-type="stop" table:display="true"/>
        </table:content-validation>
        <table:content-validation table:name="val2" table:base-cell-address="SYSTEM.C4">
          <table:error-message table:message-type="stop" table:display="true"/>
        </table:content-validation>
        <table:content-validation table:name="val3" table:condition="of:cell-content-is-in-list(&quot;sta1195&quot;;&quot;sta1295&quot;;&quot;sta1385&quot;)" table:allow-empty-cell="true" table:display-list="unsorted" table:base-cell-address="DRAM.C6">
          <table:error-message table:message-type="stop" table:display="true"/>
        </table:content-validation>
        <table:content-validation table:name="val4" table:condition="of:cell-content-is-in-list(&quot;RZQ/6&quot;;&quot;RZQ/7&quot;;&quot;&quot;)" table:allow-empty-cell="true" table:display-list="sort-ascending" table:base-cell-address="DRAM.C11">
          <table:error-message table:message-type="stop" table:display="true"/>
        </table:content-validation>
        <table:content-validation table:name="val5" table:condition="of:cell-content-is-in-list([$DRAM.$AS$2:.$AS$14])" table:allow-empty-cell="true" table:display-list="unsorted" table:base-cell-address="DRAM.L4">
          <table:error-message table:message-type="stop" table:display="true"/>
        </table:content-validation>
        <table:content-validation table:name="val6" table:condition="of:cell-content-is-in-list([$DRAM.$AT$2:.$AT$20])" table:allow-empty-cell="true" table:display-list="unsorted" table:base-cell-address="DRAM.L6">
          <table:error-message table:message-type="stop" table:display="true"/>
        </table:content-validation>
        <table:content-validation table:name="val7" table:condition="of:cell-content-is-in-list([$DRAM.$AU$2:.$AU$12])" table:allow-empty-cell="true" table:display-list="unsorted" table:base-cell-address="DRAM.L7">
          <table:error-message table:message-type="stop" table:display="true"/>
        </table:content-validation>
        <table:content-validation table:name="val8" table:condition="of:cell-content-is-in-list([$DRAM.$AX$2:.$AX$6])" table:allow-empty-cell="true" table:display-list="unsorted" table:base-cell-address="DRAM.L10">
          <table:error-message table:message-type="stop" table:display="true"/>
        </table:content-validation>
        <table:content-validation table:name="val9" table:condition="of:cell-content-is-in-list([$DRAM.$AY$2:.$AY$5])" table:allow-empty-cell="true" table:display-list="unsorted" table:base-cell-address="DRAM.L11">
          <table:error-message table:message-type="stop" table:display="true"/>
        </table:content-validation>
        <table:content-validation table:name="val10" table:condition="of:cell-content-is-in-list(&quot;1Gb&quot;;&quot;2Gb&quot;;&quot;4Gb&quot;;&quot;8Gb&quot;)" table:allow-empty-cell="true" table:display-list="unsorted" table:base-cell-address="SYSTEM.L11">
          <table:error-message table:message-type="stop" table:display="true"/>
        </table:content-validation>
        <table:content-validation table:name="val11" table:condition="of:cell-content-is-in-list([$DRAM.$AZ$2:.$AZ$6])" table:allow-empty-cell="true" table:display-list="unsorted" table:base-cell-address="SYSTEM.L12">
          <table:error-message table:message-type="stop" table:display="true"/>
        </table:content-validation>
        <table:content-validation table:name="val12" table:condition="of:cell-content-is-in-list(&quot;PUB 3.15a&quot;;&quot;PUBL 2.00&quot;)" table:allow-empty-cell="true" table:display-list="unsorted" table:base-cell-address="PUBL.D6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Creation </text:p>
          </table:table-cell>
        </table:table-row>
        <table:table-row table:style-name="ro1">
          <table:table-cell office:value-type="string" calcext:value-type="string">
            <text:p>V0.2</text:p>
          </table:table-cell>
          <table:table-cell office:value-type="string" calcext:value-type="string">
            <text:p>review W1829.2</text:p>
          </table:table-cell>
        </table:table-row>
        <table:table-row table:style-name="ro1">
          <table:table-cell office:value-type="string" calcext:value-type="string">
            <text:p>V0.3</text:p>
          </table:table-cell>
          <table:table-cell office:value-type="string" calcext:value-type="string">
            <text:p>review W1829.4</text:p>
          </table:table-cell>
        </table:table-row>
      </table:table>
      <table:table table:name="DRAM" table:style-name="ta1">
        <table:table-column table:style-name="co4" table:default-cell-style-name="Default"/>
        <table:table-column table:style-name="co5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9" table:number-columns-repeated="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3" table:number-columns-repeated="13" table:default-cell-style-name="Default"/>
        <table:table-column table:style-name="co16" table:default-cell-style-name="ce19"/>
        <table:table-column table:style-name="co3" table:number-columns-repeated="6" table:default-cell-style-name="Default"/>
        <table:table-row table:style-name="ro3">
          <table:table-cell table:style-name="ce1" office:value-type="string" calcext:value-type="string">
            <text:p>DDR model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Grade</text:p>
          </table:table-cell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WL</text:p>
          </table:table-cell>
          <table:table-cell table:style-name="ce6" office:value-type="string" calcext:value-type="string">
            <text:p>tCKmin (ns)</text:p>
          </table:table-cell>
          <table:table-cell table:style-name="ce6" office:value-type="string" calcext:value-type="string">
            <text:p>tCKmax (ns)</text:p>
          </table:table-cell>
          <table:table-cell table:style-name="ce6" office:value-type="string" calcext:value-type="string">
            <text:p>tRCD (ns)</text:p>
          </table:table-cell>
          <table:table-cell table:style-name="ce6" office:value-type="string" calcext:value-type="string">
            <text:p>tRP (ns)</text:p>
          </table:table-cell>
          <table:table-cell table:style-name="ce6" office:value-type="string" calcext:value-type="string">
            <text:p>tRC (ns)</text:p>
          </table:table-cell>
          <table:table-cell table:style-name="ce6" office:value-type="string" calcext:value-type="string">
            <text:p>tRASmin (ns)</text:p>
          </table:table-cell>
          <table:table-cell table:style-name="ce6" office:value-type="string" calcext:value-type="string">
            <text:p>tRASmax (ns)</text:p>
          </table:table-cell>
          <table:table-cell table:style-name="ce6" office:value-type="string" calcext:value-type="string">
            <text:p>tFAW 1KB (ns)</text:p>
          </table:table-cell>
          <table:table-cell table:style-name="ce6" office:value-type="string" calcext:value-type="string">
            <text:p>tFAW 2KB (ns)</text:p>
          </table:table-cell>
          <table:table-cell table:style-name="ce6" office:value-type="string" calcext:value-type="string">
            <text:p>tRRD 1KB (ns)</text:p>
          </table:table-cell>
          <table:table-cell table:style-name="ce6" office:value-type="string" calcext:value-type="string">
            <text:p>tRRD 2KB (ns)</text:p>
          </table:table-cell>
          <table:table-cell table:style-name="ce6" office:value-type="string" calcext:value-type="string">
            <text:p>tRFC 1Gb (ns)</text:p>
          </table:table-cell>
          <table:table-cell table:style-name="ce6" office:value-type="string" calcext:value-type="string">
            <text:p>tRFC 2Gb (ns)</text:p>
          </table:table-cell>
          <table:table-cell table:style-name="ce6" office:value-type="string" calcext:value-type="string">
            <text:p>tRFC 4Gb (ns)</text:p>
          </table:table-cell>
          <table:table-cell table:style-name="ce6" office:value-type="string" calcext:value-type="string">
            <text:p>tRFC 8Gb (ns)</text:p>
          </table:table-cell>
          <table:table-cell table:style-name="ce6" office:value-type="string" calcext:value-type="string">
            <text:p>tWR (ns)</text:p>
          </table:table-cell>
          <table:table-cell table:style-name="ce6" office:value-type="string" calcext:value-type="string">
            <text:p>tCCD (ns)</text:p>
          </table:table-cell>
          <table:table-cell table:style-name="ce6" office:value-type="string" calcext:value-type="string">
            <text:p>tZQINIT (ns)</text:p>
          </table:table-cell>
          <table:table-cell table:style-name="ce6" office:value-type="string" calcext:value-type="string">
            <text:p>tZQCS (ns)</text:p>
          </table:table-cell>
          <table:table-cell table:style-name="ce6" office:value-type="string" calcext:value-type="string">
            <text:p>tRTP (ns)</text:p>
          </table:table-cell>
          <table:table-cell table:style-name="ce6" office:value-type="string" calcext:value-type="string">
            <text:p>tWTR (ns)</text:p>
          </table:table-cell>
          <table:table-cell table:style-name="ce6" office:value-type="string" calcext:value-type="string">
            <text:p>tXP (ns)</text:p>
          </table:table-cell>
          <table:table-cell table:style-name="ce6" office:value-type="string" calcext:value-type="string">
            <text:p>tCKE (ns)</text:p>
          </table:table-cell>
          <table:table-cell table:style-name="ce6" office:value-type="string" calcext:value-type="string">
            <text:p>tCKESR (ns)</text:p>
          </table:table-cell>
          <table:table-cell table:style-name="ce6" office:value-type="string" calcext:value-type="string">
            <text:p>tREFI (ns)</text:p>
          </table:table-cell>
          <table:table-cell table:style-name="ce6" office:value-type="string" calcext:value-type="string">
            <text:p>tCH (ns)</text:p>
          </table:table-cell>
          <table:table-cell table:style-name="ce6" office:value-type="string" calcext:value-type="string">
            <text:p>tCL (ns)</text:p>
          </table:table-cell>
          <table:table-cell table:style-name="ce6" office:value-type="string" calcext:value-type="string">
            <text:p>tZQCL <text:s/>(ns)</text:p>
          </table:table-cell>
          <table:table-cell table:style-name="ce6" office:value-type="string" calcext:value-type="string">
            <text:p>tZQRESET (ns)</text:p>
          </table:table-cell>
          <table:table-cell table:style-name="ce6" office:value-type="string" calcext:value-type="string">
            <text:p>tDQSCK min (ns)</text:p>
          </table:table-cell>
          <table:table-cell table:style-name="ce6" office:value-type="string" calcext:value-type="string">
            <text:p>tDQSCK max (ns)</text:p>
          </table:table-cell>
          <table:table-cell table:style-name="ce6" office:value-type="string" calcext:value-type="string">
            <text:p>tMRW (ns)</text:p>
          </table:table-cell>
          <table:table-cell table:style-name="ce6" office:value-type="string" calcext:value-type="string">
            <text:p>tMRR (ns)</text:p>
          </table:table-cell>
          <table:table-cell table:style-name="ce6" office:value-type="string" calcext:value-type="string">
            <text:p>tXSR (ns)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RowNumber</text:p>
          </table:table-cell>
          <table:table-cell/>
          <table:table-cell office:value-type="string" calcext:value-type="string">
            <text:p>DDR</text:p>
          </table:table-cell>
          <table:table-cell office:value-type="string" calcext:value-type="string">
            <text:p>Speed gra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table:style-name="ce2" office:value-type="string" calcext:value-type="string">
            <text:p>IS43/46LD16128B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ISSI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M2]+[.K2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I2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I2]" office:value-type="float" office:value="1.25" calcext:value-type="float">
            <text:p>1.25</text:p>
          </table:table-cell>
          <table:table-cell table:style-name="ce11" table:formula="of:=0.5*[.I2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I2]" office:value-type="float" office:value="12.5" calcext:value-type="float">
            <text:p>12.5</text:p>
          </table:table-cell>
          <table:table-cell table:style-name="ce11" table:formula="of:=2*[.I2]" office:value-type="float" office:value="5" calcext:value-type="float">
            <text:p>5</text:p>
          </table:table-cell>
          <table:table-cell table:style-name="ce11" table:formula="of:=[.S2]+10" office:value-type="float" office:value="140" calcext:value-type="float">
            <text:p>140</text:p>
          </table:table-cell>
          <table:table-cell table:style-name="ce17"/>
          <table:table-cell table:style-name="ce18"/>
          <table:table-cell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EDB1316BD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D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M3]+[.K3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I3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I3]" office:value-type="float" office:value="1.25" calcext:value-type="float">
            <text:p>1.25</text:p>
          </table:table-cell>
          <table:table-cell table:style-name="ce11" table:formula="of:=0.5*[.I3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I3]" office:value-type="float" office:value="12.5" calcext:value-type="float">
            <text:p>12.5</text:p>
          </table:table-cell>
          <table:table-cell table:style-name="ce11" table:formula="of:=2*[.I3]" office:value-type="float" office:value="5" calcext:value-type="float">
            <text:p>5</text:p>
          </table:table-cell>
          <table:table-cell table:style-name="ce11" table:formula="of:=[.S3]+10" office:value-type="float" office:value="140" calcext:value-type="float">
            <text:p>140</text:p>
          </table:table-cell>
          <table:table-cell table:style-name="ce17"/>
          <table:table-cell table:style-name="ce18"/>
          <table:table-cell table:number-columns-repeated="2"/>
          <table:table-cell table:style-name="ce20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4]; tCK&lt;[DRAM.I4];OR([$SYSTEM.$L$3]=&quot;&quot;;[$SYSTEM.$L$3]=[.B4]);OR([$SYSTEM.$L$6]=&quot;&quot;;[$SYSTEM.$L$6]=[.F4]);OR([$SYSTEM.$L$5]=&quot;&quot;;[$SYSTEM.$L$5]=[.E4])))" office:value-type="boolean" office:boolean-value="false" calcext:value-type="boolean">
            <text:p>FALSE</text:p>
          </table:table-cell>
          <table:table-cell table:style-name="ce18" table:formula="of:=IF([DRAM.$AP4];ROW();&quot;&quot;)">
            <text:p/>
          </table:table-cell>
          <table:table-cell/>
          <table:table-cell office:value-type="string" calcext:value-type="string">
            <text:p>DDR2</text:p>
          </table:table-cell>
          <table:table-cell table:style-name="ce20" office:value-type="string" calcext:value-type="string">
            <text:p>sg-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5]; tCK&lt;[DRAM.I5];OR([$SYSTEM.$L$3]=&quot;&quot;;[$SYSTEM.$L$3]=[.B5]);OR([$SYSTEM.$L$6]=&quot;&quot;;[$SYSTEM.$L$6]=[.F5]);OR([$SYSTEM.$L$5]=&quot;&quot;;[$SYSTEM.$L$5]=[.E5])))" office:value-type="boolean" office:boolean-value="false" calcext:value-type="boolean">
            <text:p>FALSE</text:p>
          </table:table-cell>
          <table:table-cell table:style-name="ce18" table:formula="of:=IF([DRAM.$AP5];ROW();&quot;&quot;)">
            <text:p/>
          </table:table-cell>
          <table:table-cell/>
          <table:table-cell office:value-type="string" calcext:value-type="string">
            <text:p>DDR3</text:p>
          </table:table-cell>
          <table:table-cell table:style-name="ce20" office:value-type="string" calcext:value-type="string">
            <text:p>sg-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¼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6]; tCK&lt;[DRAM.I6];OR([$SYSTEM.$L$3]=&quot;&quot;;[$SYSTEM.$L$3]=[.B6]);OR([$SYSTEM.$L$6]=&quot;&quot;;[$SYSTEM.$L$6]=[.F6]);OR([$SYSTEM.$L$5]=&quot;&quot;;[$SYSTEM.$L$5]=[.E6])))" office:value-type="boolean" office:boolean-value="false" calcext:value-type="boolean">
            <text:p>FALSE</text:p>
          </table:table-cell>
          <table:table-cell table:style-name="ce18" table:formula="of:=IF([DRAM.$AP6];ROW();&quot;&quot;)">
            <text:p/>
          </table:table-cell>
          <table:table-cell/>
          <table:table-cell office:value-type="string" calcext:value-type="string">
            <text:p>DDR4</text:p>
          </table:table-cell>
          <table:table-cell table:style-name="ce20" office:value-type="string" calcext:value-type="string">
            <text:p>sg-1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7]; tCK&lt;[DRAM.I7];OR([$SYSTEM.$L$3]=&quot;&quot;;[$SYSTEM.$L$3]=[.B7]);OR([$SYSTEM.$L$6]=&quot;&quot;;[$SYSTEM.$L$6]=[.F7]);OR([$SYSTEM.$L$5]=&quot;&quot;;[$SYSTEM.$L$5]=[.E7])))" office:value-type="boolean" office:boolean-value="false" calcext:value-type="boolean">
            <text:p>FALSE</text:p>
          </table:table-cell>
          <table:table-cell table:style-name="ce18" table:formula="of:=IF([DRAM.$AP7];ROW();&quot;&quot;)">
            <text:p/>
          </table:table-cell>
          <table:table-cell/>
          <table:table-cell office:value-type="string" calcext:value-type="string">
            <text:p>LPDDR2</text:p>
          </table:table-cell>
          <table:table-cell table:style-name="ce20" office:value-type="string" calcext:value-type="string">
            <text:p>sg-125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8]; tCK&lt;[DRAM.I8];OR([$SYSTEM.$L$3]=&quot;&quot;;[$SYSTEM.$L$3]=[.B8]);OR([$SYSTEM.$L$6]=&quot;&quot;;[$SYSTEM.$L$6]=[.F8]);OR([$SYSTEM.$L$5]=&quot;&quot;;[$SYSTEM.$L$5]=[.E8])))" office:value-type="boolean" office:boolean-value="false" calcext:value-type="boolean">
            <text:p>FALSE</text:p>
          </table:table-cell>
          <table:table-cell table:style-name="ce18" table:formula="of:=IF([DRAM.$AP8];ROW();&quot;&quot;)">
            <text:p/>
          </table:table-cell>
          <table:table-cell/>
          <table:table-cell office:value-type="string" calcext:value-type="string">
            <text:p>LPDDR3</text:p>
          </table:table-cell>
          <table:table-cell table:style-name="ce20" office:value-type="string" calcext:value-type="string">
            <text:p>sg-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9]; tCK&lt;[DRAM.I9];OR([$SYSTEM.$L$3]=&quot;&quot;;[$SYSTEM.$L$3]=[.B9]);OR([$SYSTEM.$L$6]=&quot;&quot;;[$SYSTEM.$L$6]=[.F9]);OR([$SYSTEM.$L$5]=&quot;&quot;;[$SYSTEM.$L$5]=[.E9])))" office:value-type="boolean" office:boolean-value="false" calcext:value-type="boolean">
            <text:p>FALSE</text:p>
          </table:table-cell>
          <table:table-cell table:style-name="ce18" table:formula="of:=IF([DRAM.$AP9];ROW();&quot;&quot;)">
            <text:p/>
          </table:table-cell>
          <table:table-cell/>
          <table:table-cell office:value-type="string" calcext:value-type="string">
            <text:p>LPDDR4</text:p>
          </table:table-cell>
          <table:table-cell table:style-name="ce20" office:value-type="string" calcext:value-type="string">
            <text:p>sg-15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0]; tCK&lt;[DRAM.I10];OR([$SYSTEM.$L$3]=&quot;&quot;;[$SYSTEM.$L$3]=[.B10]);OR([$SYSTEM.$L$6]=&quot;&quot;;[$SYSTEM.$L$6]=[.F10]);OR([$SYSTEM.$L$5]=&quot;&quot;;[$SYSTEM.$L$5]=[.E10])))" office:value-type="boolean" office:boolean-value="false" calcext:value-type="boolean">
            <text:p>FALSE</text:p>
          </table:table-cell>
          <table:table-cell table:style-name="ce18" table:formula="of:=IF([DRAM.$AP10];ROW();&quot;&quot;)">
            <text:p/>
          </table:table-cell>
          <table:table-cell/>
          <table:table-cell office:value-type="string" calcext:value-type="string">
            <text:p>mDDR</text:p>
          </table:table-cell>
          <table:table-cell table:style-name="ce20" office:value-type="string" calcext:value-type="string">
            <text:p>sg-187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1]; tCK&lt;[DRAM.I11];OR([$SYSTEM.$L$3]=&quot;&quot;;[$SYSTEM.$L$3]=[.B11]);OR([$SYSTEM.$L$6]=&quot;&quot;;[$SYSTEM.$L$6]=[.F11]);OR([$SYSTEM.$L$5]=&quot;&quot;;[$SYSTEM.$L$5]=[.E11])))" office:value-type="boolean" office:boolean-value="false" calcext:value-type="boolean">
            <text:p>FALSE</text:p>
          </table:table-cell>
          <table:table-cell table:style-name="ce18" table:formula="of:=IF([DRAM.$AP11];ROW();&quot;&quot;)">
            <text:p/>
          </table:table-cell>
          <table:table-cell table:number-columns-repeated="2"/>
          <table:table-cell table:style-name="ce20" office:value-type="string" calcext:value-type="string">
            <text:p>sg-25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2]; tCK&lt;[DRAM.I12];OR([$SYSTEM.$L$3]=&quot;&quot;;[$SYSTEM.$L$3]=[.B12]);OR([$SYSTEM.$L$6]=&quot;&quot;;[$SYSTEM.$L$6]=[.F12]);OR([$SYSTEM.$L$5]=&quot;&quot;;[$SYSTEM.$L$5]=[.E12])))" office:value-type="boolean" office:boolean-value="false" calcext:value-type="boolean">
            <text:p>FALSE</text:p>
          </table:table-cell>
          <table:table-cell table:style-name="ce18" table:formula="of:=IF([DRAM.$AP12];ROW();&quot;&quot;)">
            <text:p/>
          </table:table-cell>
          <table:table-cell table:number-columns-repeated="2"/>
          <table:table-cell table:style-name="ce20" office:value-type="string" calcext:value-type="string">
            <text:p>sg-9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3]; tCK&lt;[DRAM.I13];OR([$SYSTEM.$L$3]=&quot;&quot;;[$SYSTEM.$L$3]=[.B13]);OR([$SYSTEM.$L$6]=&quot;&quot;;[$SYSTEM.$L$6]=[.F13]);OR([$SYSTEM.$L$5]=&quot;&quot;;[$SYSTEM.$L$5]=[.E13])))" office:value-type="boolean" office:boolean-value="false" calcext:value-type="boolean">
            <text:p>FALSE</text:p>
          </table:table-cell>
          <table:table-cell table:style-name="ce18" table:formula="of:=IF([DRAM.$AP13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4]; tCK&lt;[DRAM.I14];OR([$SYSTEM.$L$3]=&quot;&quot;;[$SYSTEM.$L$3]=[.B14]);OR([$SYSTEM.$L$6]=&quot;&quot;;[$SYSTEM.$L$6]=[.F14]);OR([$SYSTEM.$L$5]=&quot;&quot;;[$SYSTEM.$L$5]=[.E14])))" office:value-type="boolean" office:boolean-value="false" calcext:value-type="boolean">
            <text:p>FALSE</text:p>
          </table:table-cell>
          <table:table-cell table:style-name="ce18" table:formula="of:=IF([DRAM.$AP1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15]; tCK&lt;[DRAM.I15];OR([$SYSTEM.$L$3]=&quot;&quot;;[$SYSTEM.$L$3]=[.B15]);OR([$SYSTEM.$L$6]=&quot;&quot;;[$SYSTEM.$L$6]=[.F15]);OR([$SYSTEM.$L$5]=&quot;&quot;;[$SYSTEM.$L$5]=[.E15])))" office:value-type="boolean" office:boolean-value="false" calcext:value-type="boolean">
            <text:p>FALSE</text:p>
          </table:table-cell>
          <table:table-cell table:style-name="ce18" table:formula="of:=IF([DRAM.$AP15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16]; tCK&lt;[DRAM.I16];OR([$SYSTEM.$L$3]=&quot;&quot;;[$SYSTEM.$L$3]=[.B16]);OR([$SYSTEM.$L$6]=&quot;&quot;;[$SYSTEM.$L$6]=[.F16]);OR([$SYSTEM.$L$5]=&quot;&quot;;[$SYSTEM.$L$5]=[.E16])))" office:value-type="boolean" office:boolean-value="false" calcext:value-type="boolean">
            <text:p>FALSE</text:p>
          </table:table-cell>
          <table:table-cell table:style-name="ce18" table:formula="of:=IF([DRAM.$AP1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17]; tCK&lt;[DRAM.I17];OR([$SYSTEM.$L$3]=&quot;&quot;;[$SYSTEM.$L$3]=[.B17]);OR([$SYSTEM.$L$6]=&quot;&quot;;[$SYSTEM.$L$6]=[.F17]);OR([$SYSTEM.$L$5]=&quot;&quot;;[$SYSTEM.$L$5]=[.E17])))" office:value-type="boolean" office:boolean-value="false" calcext:value-type="boolean">
            <text:p>FALSE</text:p>
          </table:table-cell>
          <table:table-cell table:style-name="ce18" table:formula="of:=IF([DRAM.$AP17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18]; tCK&lt;[DRAM.I18];OR([$SYSTEM.$L$3]=&quot;&quot;;[$SYSTEM.$L$3]=[.B18]);OR([$SYSTEM.$L$6]=&quot;&quot;;[$SYSTEM.$L$6]=[.F18]);OR([$SYSTEM.$L$5]=&quot;&quot;;[$SYSTEM.$L$5]=[.E18])))" office:value-type="boolean" office:boolean-value="false" calcext:value-type="boolean">
            <text:p>FALSE</text:p>
          </table:table-cell>
          <table:table-cell table:style-name="ce18" table:formula="of:=IF([DRAM.$AP18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19]; tCK&lt;[DRAM.I19];OR([$SYSTEM.$L$3]=&quot;&quot;;[$SYSTEM.$L$3]=[.B19]);OR([$SYSTEM.$L$6]=&quot;&quot;;[$SYSTEM.$L$6]=[.F19]);OR([$SYSTEM.$L$5]=&quot;&quot;;[$SYSTEM.$L$5]=[.E19])))" office:value-type="boolean" office:boolean-value="false" calcext:value-type="boolean">
            <text:p>FALSE</text:p>
          </table:table-cell>
          <table:table-cell table:style-name="ce18" table:formula="of:=IF([DRAM.$AP1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20]; tCK&lt;[DRAM.I20];OR([$SYSTEM.$L$3]=&quot;&quot;;[$SYSTEM.$L$3]=[.B20]);OR([$SYSTEM.$L$6]=&quot;&quot;;[$SYSTEM.$L$6]=[.F20]);OR([$SYSTEM.$L$5]=&quot;&quot;;[$SYSTEM.$L$5]=[.E20])))" office:value-type="boolean" office:boolean-value="false" calcext:value-type="boolean">
            <text:p>FALSE</text:p>
          </table:table-cell>
          <table:table-cell table:style-name="ce18" table:formula="of:=IF([DRAM.$AP2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1]; tCK&lt;[DRAM.I21];OR([$SYSTEM.$L$3]=&quot;&quot;;[$SYSTEM.$L$3]=[.B21]);OR([$SYSTEM.$L$6]=&quot;&quot;;[$SYSTEM.$L$6]=[.F21]);OR([$SYSTEM.$L$5]=&quot;&quot;;[$SYSTEM.$L$5]=[.E21])))" office:value-type="boolean" office:boolean-value="false" calcext:value-type="boolean">
            <text:p>FALSE</text:p>
          </table:table-cell>
          <table:table-cell table:style-name="ce18" table:formula="of:=IF([DRAM.$AP2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2]; tCK&lt;[DRAM.I22];OR([$SYSTEM.$L$3]=&quot;&quot;;[$SYSTEM.$L$3]=[.B22]);OR([$SYSTEM.$L$6]=&quot;&quot;;[$SYSTEM.$L$6]=[.F22]);OR([$SYSTEM.$L$5]=&quot;&quot;;[$SYSTEM.$L$5]=[.E22])))" office:value-type="boolean" office:boolean-value="false" calcext:value-type="boolean">
            <text:p>FALSE</text:p>
          </table:table-cell>
          <table:table-cell table:style-name="ce18" table:formula="of:=IF([DRAM.$AP22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3]; tCK&lt;[DRAM.I23];OR([$SYSTEM.$L$3]=&quot;&quot;;[$SYSTEM.$L$3]=[.B23]);OR([$SYSTEM.$L$6]=&quot;&quot;;[$SYSTEM.$L$6]=[.F23]);OR([$SYSTEM.$L$5]=&quot;&quot;;[$SYSTEM.$L$5]=[.E23])))" office:value-type="boolean" office:boolean-value="false" calcext:value-type="boolean">
            <text:p>FALSE</text:p>
          </table:table-cell>
          <table:table-cell table:style-name="ce18" table:formula="of:=IF([DRAM.$AP23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4]; tCK&lt;[DRAM.I24];OR([$SYSTEM.$L$3]=&quot;&quot;;[$SYSTEM.$L$3]=[.B24]);OR([$SYSTEM.$L$6]=&quot;&quot;;[$SYSTEM.$L$6]=[.F24]);OR([$SYSTEM.$L$5]=&quot;&quot;;[$SYSTEM.$L$5]=[.E24])))" office:value-type="boolean" office:boolean-value="false" calcext:value-type="boolean">
            <text:p>FALSE</text:p>
          </table:table-cell>
          <table:table-cell table:style-name="ce18" table:formula="of:=IF([DRAM.$AP2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5]; tCK&lt;[DRAM.I25];OR([$SYSTEM.$L$3]=&quot;&quot;;[$SYSTEM.$L$3]=[.B25]);OR([$SYSTEM.$L$6]=&quot;&quot;;[$SYSTEM.$L$6]=[.F25]);OR([$SYSTEM.$L$5]=&quot;&quot;;[$SYSTEM.$L$5]=[.E25])))" office:value-type="boolean" office:boolean-value="false" calcext:value-type="boolean">
            <text:p>FALSE</text:p>
          </table:table-cell>
          <table:table-cell table:style-name="ce18" table:formula="of:=IF([DRAM.$AP25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6]; tCK&lt;[DRAM.I26];OR([$SYSTEM.$L$3]=&quot;&quot;;[$SYSTEM.$L$3]=[.B26]);OR([$SYSTEM.$L$6]=&quot;&quot;;[$SYSTEM.$L$6]=[.F26]);OR([$SYSTEM.$L$5]=&quot;&quot;;[$SYSTEM.$L$5]=[.E26])))" office:value-type="boolean" office:boolean-value="false" calcext:value-type="boolean">
            <text:p>FALSE</text:p>
          </table:table-cell>
          <table:table-cell table:style-name="ce18" table:formula="of:=IF([DRAM.$AP2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27]; tCK&lt;[DRAM.I27];OR([$SYSTEM.$L$3]=&quot;&quot;;[$SYSTEM.$L$3]=[.B27]);OR([$SYSTEM.$L$6]=&quot;&quot;;[$SYSTEM.$L$6]=[.F27]);OR([$SYSTEM.$L$5]=&quot;&quot;;[$SYSTEM.$L$5]=[.E27])))" office:value-type="boolean" office:boolean-value="false" calcext:value-type="boolean">
            <text:p>FALSE</text:p>
          </table:table-cell>
          <table:table-cell table:style-name="ce18" table:formula="of:=IF([DRAM.$AP27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28]; tCK&lt;[DRAM.I28];OR([$SYSTEM.$L$3]=&quot;&quot;;[$SYSTEM.$L$3]=[.B28]);OR([$SYSTEM.$L$6]=&quot;&quot;;[$SYSTEM.$L$6]=[.F28]);OR([$SYSTEM.$L$5]=&quot;&quot;;[$SYSTEM.$L$5]=[.E28])))" office:value-type="boolean" office:boolean-value="false" calcext:value-type="boolean">
            <text:p>FALSE</text:p>
          </table:table-cell>
          <table:table-cell table:style-name="ce18" table:formula="of:=IF([DRAM.$AP28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29]; tCK&lt;[DRAM.I29];OR([$SYSTEM.$L$3]=&quot;&quot;;[$SYSTEM.$L$3]=[.B29]);OR([$SYSTEM.$L$6]=&quot;&quot;;[$SYSTEM.$L$6]=[.F29]);OR([$SYSTEM.$L$5]=&quot;&quot;;[$SYSTEM.$L$5]=[.E29])))" office:value-type="boolean" office:boolean-value="false" calcext:value-type="boolean">
            <text:p>FALSE</text:p>
          </table:table-cell>
          <table:table-cell table:style-name="ce18" table:formula="of:=IF([DRAM.$AP2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0]; tCK&lt;[DRAM.I30];OR([$SYSTEM.$L$3]=&quot;&quot;;[$SYSTEM.$L$3]=[.B30]);OR([$SYSTEM.$L$6]=&quot;&quot;;[$SYSTEM.$L$6]=[.F30]);OR([$SYSTEM.$L$5]=&quot;&quot;;[$SYSTEM.$L$5]=[.E30])))" office:value-type="boolean" office:boolean-value="false" calcext:value-type="boolean">
            <text:p>FALSE</text:p>
          </table:table-cell>
          <table:table-cell table:style-name="ce18" table:formula="of:=IF([DRAM.$AP3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1]; tCK&lt;[DRAM.I31];OR([$SYSTEM.$L$3]=&quot;&quot;;[$SYSTEM.$L$3]=[.B31]);OR([$SYSTEM.$L$6]=&quot;&quot;;[$SYSTEM.$L$6]=[.F31]);OR([$SYSTEM.$L$5]=&quot;&quot;;[$SYSTEM.$L$5]=[.E31])))" office:value-type="boolean" office:boolean-value="false" calcext:value-type="boolean">
            <text:p>FALSE</text:p>
          </table:table-cell>
          <table:table-cell table:style-name="ce18" table:formula="of:=IF([DRAM.$AP3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2]; tCK&lt;[DRAM.I32];OR([$SYSTEM.$L$3]=&quot;&quot;;[$SYSTEM.$L$3]=[.B32]);OR([$SYSTEM.$L$6]=&quot;&quot;;[$SYSTEM.$L$6]=[.F32]);OR([$SYSTEM.$L$5]=&quot;&quot;;[$SYSTEM.$L$5]=[.E32])))" office:value-type="boolean" office:boolean-value="false" calcext:value-type="boolean">
            <text:p>FALSE</text:p>
          </table:table-cell>
          <table:table-cell table:style-name="ce18" table:formula="of:=IF([DRAM.$AP32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3]; tCK&lt;[DRAM.I33];OR([$SYSTEM.$L$3]=&quot;&quot;;[$SYSTEM.$L$3]=[.B33]);OR([$SYSTEM.$L$6]=&quot;&quot;;[$SYSTEM.$L$6]=[.F33]);OR([$SYSTEM.$L$5]=&quot;&quot;;[$SYSTEM.$L$5]=[.E33])))" office:value-type="boolean" office:boolean-value="false" calcext:value-type="boolean">
            <text:p>FALSE</text:p>
          </table:table-cell>
          <table:table-cell table:style-name="ce18" table:formula="of:=IF([DRAM.$AP33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4]; tCK&lt;[DRAM.I34];OR([$SYSTEM.$L$3]=&quot;&quot;;[$SYSTEM.$L$3]=[.B34]);OR([$SYSTEM.$L$6]=&quot;&quot;;[$SYSTEM.$L$6]=[.F34]);OR([$SYSTEM.$L$5]=&quot;&quot;;[$SYSTEM.$L$5]=[.E34])))" office:value-type="boolean" office:boolean-value="false" calcext:value-type="boolean">
            <text:p>FALSE</text:p>
          </table:table-cell>
          <table:table-cell table:style-name="ce18" table:formula="of:=IF([DRAM.$AP3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11" table:number-columns-repeated="2"/>
          <table:table-cell table:style-name="ce13"/>
          <table:table-cell table:style-name="ce11" table:number-columns-repeated="36"/>
          <table:table-cell table:style-name="ce17" table:formula="of:=AND(AND(tCK&gt;=[DRAM.H35]; tCK&lt;[DRAM.I35];OR([$SYSTEM.$L$3]=&quot;&quot;;[$SYSTEM.$L$3]=[.B35]);OR([$SYSTEM.$L$6]=&quot;&quot;;[$SYSTEM.$L$6]=[.F35]);OR([$SYSTEM.$L$5]=&quot;&quot;;[$SYSTEM.$L$5]=[.E35])))" office:value-type="boolean" office:boolean-value="false" calcext:value-type="boolean">
            <text:p>FALSE</text:p>
          </table:table-cell>
          <table:table-cell table:style-name="ce18" table:formula="of:=IF([DRAM.$AP35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36]; tCK&lt;[DRAM.I36];OR([$SYSTEM.$L$3]=&quot;&quot;;[$SYSTEM.$L$3]=[.B36]);OR([$SYSTEM.$L$6]=&quot;&quot;;[$SYSTEM.$L$6]=[.F36]);OR([$SYSTEM.$L$5]=&quot;&quot;;[$SYSTEM.$L$5]=[.E36])))" office:value-type="boolean" office:boolean-value="false" calcext:value-type="boolean">
            <text:p>FALSE</text:p>
          </table:table-cell>
          <table:table-cell table:style-name="ce18" table:formula="of:=IF([DRAM.$AP36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37]; tCK&lt;[DRAM.I37];OR([$SYSTEM.$L$3]=&quot;&quot;;[$SYSTEM.$L$3]=[.B37]);OR([$SYSTEM.$L$6]=&quot;&quot;;[$SYSTEM.$L$6]=[.F37]);OR([$SYSTEM.$L$5]=&quot;&quot;;[$SYSTEM.$L$5]=[.E37])))" office:value-type="boolean" office:boolean-value="false" calcext:value-type="boolean">
            <text:p>FALSE</text:p>
          </table:table-cell>
          <table:table-cell table:style-name="ce18" table:formula="of:=IF([DRAM.$AP37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38]; tCK&lt;[DRAM.I38];OR([$SYSTEM.$L$3]=&quot;&quot;;[$SYSTEM.$L$3]=[.B38]);OR([$SYSTEM.$L$6]=&quot;&quot;;[$SYSTEM.$L$6]=[.F38]);OR([$SYSTEM.$L$5]=&quot;&quot;;[$SYSTEM.$L$5]=[.E38])))" office:value-type="boolean" office:boolean-value="false" calcext:value-type="boolean">
            <text:p>FALSE</text:p>
          </table:table-cell>
          <table:table-cell table:style-name="ce18" table:formula="of:=IF([DRAM.$AP38];ROW();&quot;&quot;)">
            <text:p/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39]; tCK&lt;[DRAM.I39];OR([$SYSTEM.$L$3]=&quot;&quot;;[$SYSTEM.$L$3]=[.B39]);OR([$SYSTEM.$L$6]=&quot;&quot;;[$SYSTEM.$L$6]=[.F39]);OR([$SYSTEM.$L$5]=&quot;&quot;;[$SYSTEM.$L$5]=[.E39])))" office:value-type="boolean" office:boolean-value="false" calcext:value-type="boolean">
            <text:p>FALSE</text:p>
          </table:table-cell>
          <table:table-cell table:style-name="ce18" table:formula="of:=IF([DRAM.$AP39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40]; tCK&lt;[DRAM.I40];OR([$SYSTEM.$L$3]=&quot;&quot;;[$SYSTEM.$L$3]=[.B40]);OR([$SYSTEM.$L$6]=&quot;&quot;;[$SYSTEM.$L$6]=[.F40]);OR([$SYSTEM.$L$5]=&quot;&quot;;[$SYSTEM.$L$5]=[.E40])))" office:value-type="boolean" office:boolean-value="false" calcext:value-type="boolean">
            <text:p>FALSE</text:p>
          </table:table-cell>
          <table:table-cell table:style-name="ce18" table:formula="of:=IF([DRAM.$AP40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41]; tCK&lt;[DRAM.I41];OR([$SYSTEM.$L$3]=&quot;&quot;;[$SYSTEM.$L$3]=[.B41]);OR([$SYSTEM.$L$6]=&quot;&quot;;[$SYSTEM.$L$6]=[.F41]);OR([$SYSTEM.$L$5]=&quot;&quot;;[$SYSTEM.$L$5]=[.E41])))" office:value-type="boolean" office:boolean-value="false" calcext:value-type="boolean">
            <text:p>FALSE</text:p>
          </table:table-cell>
          <table:table-cell table:style-name="ce18" table:formula="of:=IF([DRAM.$AP41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42]; tCK&lt;[DRAM.I42];OR([$SYSTEM.$L$3]=&quot;&quot;;[$SYSTEM.$L$3]=[.B42]);OR([$SYSTEM.$L$6]=&quot;&quot;;[$SYSTEM.$L$6]=[.F42]);OR([$SYSTEM.$L$5]=&quot;&quot;;[$SYSTEM.$L$5]=[.E42])))" office:value-type="boolean" office:boolean-value="false" calcext:value-type="boolean">
            <text:p>FALSE</text:p>
          </table:table-cell>
          <table:table-cell table:style-name="ce18" table:formula="of:=IF([DRAM.$AP42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43]; tCK&lt;[DRAM.I43];OR([$SYSTEM.$L$3]=&quot;&quot;;[$SYSTEM.$L$3]=[.B43]);OR([$SYSTEM.$L$6]=&quot;&quot;;[$SYSTEM.$L$6]=[.F43]);OR([$SYSTEM.$L$5]=&quot;&quot;;[$SYSTEM.$L$5]=[.E43])))" office:value-type="boolean" office:boolean-value="false" calcext:value-type="boolean">
            <text:p>FALSE</text:p>
          </table:table-cell>
          <table:table-cell table:style-name="ce18" table:formula="of:=IF([DRAM.$AP43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4"/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6"/>
          <table:table-cell table:style-name="ce16" table:number-columns-repeated="10"/>
          <table:table-cell table:style-name="ce17" table:formula="of:=AND(AND(tCK&gt;=[DRAM.H44]; tCK&lt;[DRAM.I44];OR([$SYSTEM.$L$3]=&quot;&quot;;[$SYSTEM.$L$3]=[.B44]);OR([$SYSTEM.$L$6]=&quot;&quot;;[$SYSTEM.$L$6]=[.F44]);OR([$SYSTEM.$L$5]=&quot;&quot;;[$SYSTEM.$L$5]=[.E44])))" office:value-type="boolean" office:boolean-value="false" calcext:value-type="boolean">
            <text:p>FALSE</text:p>
          </table:table-cell>
          <table:table-cell table:style-name="ce18" table:formula="of:=IF([DRAM.$AP44];ROW();&quot;&quot;)">
            <text:p/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43"/>
          <table:table-cell table:style-name="ce21"/>
          <table:table-cell table:number-columns-repeated="6"/>
        </table:table-row>
        <table:table-row table:style-name="ro1">
          <table:table-cell table:style-name="ce5"/>
          <table:table-cell table:style-name="ce9"/>
          <table:table-cell/>
          <table:table-cell table:style-name="ce5"/>
          <table:table-cell table:number-columns-repeated="3"/>
          <table:table-cell table:style-name="ce15" table:number-columns-repeated="2"/>
          <table:table-cell table:number-columns-repeated="43"/>
        </table:table-row>
        <table:table-row table:style-name="ro1" table:number-rows-repeated="1048528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SYSTEM" table:style-name="ta1">
        <office:forms form:automatic-focus="false" form:apply-design-mode="false">
          <form:form form:name="CodeGen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deGenBtn" form:control-implementation="ooo:com.sun.star.form.component.CommandButton" xml:id="control1" form:id="control1" form:label="Generate Cod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ode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02.65pt" svg:height="54.74pt" svg:x="247.1pt" svg:y="417pt" draw:control="control1"/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5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number-columns-repeated="6" table:default-cell-style-name="Default"/>
        <table:table-column table:style-name="co28" table:number-columns-repeated="4" table:default-cell-style-name="Default"/>
        <table:table-column table:style-name="co23" table:number-columns-repeated="2" table:default-cell-style-name="Default"/>
        <table:table-column table:style-name="co29" table:default-cell-style-name="Default"/>
        <table:table-column table:style-name="co23" table:number-columns-repeated="4" table:default-cell-style-name="Default"/>
        <table:table-column table:style-name="co25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22"/>
          <table:table-cell table:style-name="ce34" table:number-columns-repeated="3"/>
          <table:table-cell table:style-name="Default"/>
          <table:table-cell table:number-columns-repeated="36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YSTEM CONFIG</text:p>
          </table:table-cell>
          <table:covered-table-cell table:style-name="ce35"/>
          <table:table-cell/>
          <table:table-cell table:style-name="ce23" office:value-type="string" calcext:value-type="string" table:number-columns-spanned="4" table:number-rows-spanned="1">
            <text:p>PLLD CONFIG</text:p>
          </table:table-cell>
          <table:covered-table-cell table:style-name="ce50"/>
          <table:covered-table-cell table:style-name="ce56"/>
          <table:covered-table-cell table:style-name="ce35"/>
          <table:table-cell/>
          <table:table-cell table:style-name="ce23" office:value-type="string" calcext:value-type="string" table:number-columns-spanned="4" table:number-rows-spanned="1">
            <text:p>DDR CONFIG</text:p>
          </table:table-cell>
          <table:covered-table-cell table:number-columns-repeated="2" table:style-name="ce56"/>
          <table:covered-table-cell table:style-name="ce35"/>
          <table:table-cell table:number-columns-repeated="2"/>
          <table:table-cell table:style-name="ce76" table:number-columns-spanned="12" table:number-rows-spanned="13"/>
          <table:covered-table-cell table:number-columns-repeated="11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APB clock </text:p>
          </table:table-cell>
          <table:table-cell table:style-name="ce36" office:value-type="float" office:value="52" calcext:value-type="float">
            <text:p>52</text:p>
          </table:table-cell>
          <table:table-cell/>
          <table:table-cell table:style-name="ce48" office:value-type="string" calcext:value-type="string" table:number-columns-spanned="2" table:number-rows-spanned="1">
            <text:p>NDIV</text:p>
          </table:table-cell>
          <table:covered-table-cell table:style-name="ce51"/>
          <table:table-cell table:style-name="ce36" table:formula="of:=IF(OR(SOC=&quot;sta1195&quot;;SOC=&quot;sta1295&quot;); 55; 30)" office:value-type="float" office:value="30" calcext:value-type="float" table:number-columns-spanned="2" table:number-rows-spanned="1">
            <text:p>30</text:p>
          </table:table-cell>
          <table:covered-table-cell table:style-name="ce59"/>
          <table:table-cell/>
          <table:table-cell table:style-name="ce24" office:value-type="string" calcext:value-type="string" table:number-columns-spanned="2" table:number-rows-spanned="1">
            <text:p>DDR type</text:p>
          </table:table-cell>
          <table:covered-table-cell table:style-name="ce65"/>
          <table:table-cell table:style-name="ce67" table:content-validation-name="val5" office:value-type="string" calcext:value-type="string" table:number-columns-spanned="2" table:number-rows-spanned="1">
            <text:p>LPDDR2</text:p>
          </table:table-cell>
          <table:covered-table-cell table:style-name="ce73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FXTAL</text:p>
          </table:table-cell>
          <table:table-cell table:style-name="ce36" table:content-validation-name="val2" table:formula="of:=IF(OR(SOC=&quot;sta1195&quot;;SOC=&quot;sta1295&quot;); 24; 26)" office:value-type="float" office:value="26" calcext:value-type="float">
            <text:p>26</text:p>
          </table:table-cell>
          <table:table-cell/>
          <table:table-cell table:style-name="ce48" office:value-type="string" calcext:value-type="string" table:number-columns-spanned="2" table:number-rows-spanned="1">
            <text:p>ODF</text:p>
          </table:table-cell>
          <table:covered-table-cell table:style-name="ce51"/>
          <table:table-cell table:style-name="ce36" table:formula="of:=IF(OR(SOC=&quot;sta1195&quot;;SOC=&quot;sta1295&quot;); 2; 1)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/>
          <table:table-cell table:style-name="ce63" office:value-type="string" calcext:value-type="string" table:number-columns-spanned="2" table:number-rows-spanned="1">
            <text:p>tCK</text:p>
          </table:table-cell>
          <table:covered-table-cell table:style-name="ce65"/>
          <table:table-cell table:style-name="ce68" table:formula="of:=1000/[SYSTEM.G7]" office:value-type="float" office:value="2.56410256410256" calcext:value-type="float" table:number-columns-spanned="2" table:number-rows-spanned="1">
            <text:p>2.56</text:p>
          </table:table-cell>
          <table:covered-table-cell table:style-name="ce73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SOC</text:p>
          </table:table-cell>
          <table:table-cell table:style-name="ce37" table:content-validation-name="val3" office:value-type="string" calcext:value-type="string">
            <text:p>sta1385</text:p>
          </table:table-cell>
          <table:table-cell/>
          <table:table-cell table:style-name="ce24" office:value-type="string" calcext:value-type="string" table:number-columns-spanned="2" table:number-rows-spanned="1">
            <text:p>PLLD</text:p>
          </table:table-cell>
          <table:covered-table-cell table:style-name="ce52"/>
          <table:table-cell table:style-name="ce57" table:formula="of:=2*[SYSTEM.G3]*[SYSTEM.C4]" office:value-type="float" office:value="1560" calcext:value-type="float" table:number-columns-spanned="2" table:number-rows-spanned="1">
            <text:p>1560</text:p>
          </table:table-cell>
          <table:covered-table-cell table:style-name="ce60"/>
          <table:table-cell/>
          <table:table-cell table:style-name="ce64" table:number-columns-spanned="2" table:number-rows-spanned="1"/>
          <table:covered-table-cell/>
          <table:table-cell table:style-name="ce69" table:content-validation-name="val6" table:number-columns-spanned="2" table:number-rows-spanned="1"/>
          <table:covered-table-cell table:style-name="ce73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PHI</text:p>
          </table:table-cell>
          <table:covered-table-cell table:style-name="ce53"/>
          <table:table-cell table:style-name="ce58" table:formula="of:=VCO*(1/2)*(1/POWER(2;[SYSTEM.G4]))" office:value-type="float" office:value="390" calcext:value-type="float" table:number-columns-spanned="2" table:number-rows-spanned="1">
            <text:p>390</text:p>
          </table:table-cell>
          <table:covered-table-cell table:style-name="ce19"/>
          <table:table-cell/>
          <table:table-cell table:style-name="ce64" table:number-columns-spanned="2" table:number-rows-spanned="1"/>
          <table:covered-table-cell table:style-name="ce65"/>
          <table:table-cell table:style-name="ce70" table:content-validation-name="val7" table:number-columns-spanned="2" table:number-rows-spanned="1"/>
          <table:covered-table-cell table:style-name="ce73"/>
          <table:table-cell table:number-columns-repeated="2"/>
          <table:covered-table-cell table:number-columns-repeated="12"/>
          <table:table-cell table:number-columns-repeated="15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PLTFM CONFIG</text:p>
          </table:table-cell>
          <table:covered-table-cell table:style-name="ce35"/>
          <table:table-cell/>
          <table:table-cell table:style-name="ce26" office:value-type="string" calcext:value-type="string" table:number-columns-spanned="2" table:number-rows-spanned="1">
            <text:p>DDRCLKOUT</text:p>
          </table:table-cell>
          <table:covered-table-cell table:style-name="ce54"/>
          <table:table-cell table:style-name="ce58" table:formula="of:=IF(OR(SOC=&quot;sta1195&quot;;SOC=&quot;sta1295&quot;); 2*PHI; 1*PHI)" office:value-type="float" office:value="390" calcext:value-type="float" table:number-columns-spanned="2" table:number-rows-spanned="1">
            <text:p>390</text:p>
          </table:table-cell>
          <table:covered-table-cell table:style-name="ce61"/>
          <table:table-cell/>
          <table:table-cell table:style-name="ce64" table:number-columns-spanned="2" table:number-rows-spanned="1"/>
          <table:covered-table-cell table:style-name="ce65"/>
          <table:table-cell table:style-name="ce70" table:content-validation-name="val2" table:number-columns-spanned="2" table:number-rows-spanned="1"/>
          <table:covered-table-cell table:style-name="ce73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RZQ</text:p>
          </table:table-cell>
          <table:table-cell table:style-name="ce36" office:value-type="float" office:value="240" calcext:value-type="float">
            <text:p>240</text:p>
          </table:table-cell>
          <table:table-cell table:style-name="ce5" table:number-columns-repeated="6"/>
          <table:table-cell table:style-name="ce64" table:number-columns-spanned="2" table:number-rows-spanned="1"/>
          <table:covered-table-cell table:style-name="ce5"/>
          <table:table-cell table:style-name="ce71" table:content-validation-name="val2" table:number-columns-spanned="2" table:number-rows-spanned="1"/>
          <table:covered-table-cell table:style-name="ce73"/>
          <table:table-cell table:style-name="ce5" table:number-columns-repeated="2"/>
          <table:covered-table-cell table:number-columns-repeated="12" table:style-name="ce5"/>
          <table:table-cell table:style-name="ce5" table:number-columns-repeated="5"/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TT</text:p>
          </table:table-cell>
          <table:table-cell table:style-name="ce36" table:content-validation-name="val1" office:value-type="string" calcext:value-type="string">
            <text:p>ODT disabled</text:p>
          </table:table-cell>
          <table:table-cell table:number-columns-repeated="2"/>
          <table:table-cell table:style-name="Default"/>
          <table:table-cell table:number-columns-repeated="3"/>
          <table:table-cell table:style-name="ce24" table:number-columns-spanned="2" table:number-rows-spanned="1"/>
          <table:covered-table-cell table:style-name="ce53"/>
          <table:table-cell table:style-name="ce71" table:content-validation-name="val8" table:number-columns-spanned="2" table:number-rows-spanned="1"/>
          <table:covered-table-cell table:style-name="ce74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DIC</text:p>
          </table:table-cell>
          <table:table-cell table:style-name="ce36" table:content-validation-name="val4" office:value-type="string" calcext:value-type="string">
            <text:p>RZQ/7</text:p>
          </table:table-cell>
          <table:table-cell table:number-columns-repeated="2"/>
          <table:table-cell table:style-name="Default"/>
          <table:table-cell table:number-columns-repeated="3"/>
          <table:table-cell table:style-name="ce24" table:number-columns-spanned="2" table:number-rows-spanned="1"/>
          <table:covered-table-cell table:style-name="ce53"/>
          <table:table-cell table:style-name="ce71" table:content-validation-name="val9" table:number-columns-spanned="2" table:number-rows-spanned="1"/>
          <table:covered-table-cell table:style-name="ce74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6" office:value-type="string" calcext:value-type="string">
            <text:p>Ranks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ce26" table:number-columns-spanned="2" table:number-rows-spanned="1"/>
          <table:covered-table-cell table:style-name="ce66"/>
          <table:table-cell table:style-name="ce72" table:content-validation-name="val10" table:number-columns-spanned="2" table:number-rows-spanned="1"/>
          <table:covered-table-cell table:style-name="ce75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6" office:value-type="string" calcext:value-type="string" table:number-columns-spanned="2" table:number-rows-spanned="1">
            <text:p>BL</text:p>
          </table:table-cell>
          <table:covered-table-cell table:style-name="ce66"/>
          <table:table-cell table:style-name="ce72" table:content-validation-name="val11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number-columns-repeated="2"/>
          <table:covered-table-cell table:number-columns-repeated="12"/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covered-table-cell table:number-columns-repeated="12"/>
          <table:table-cell table:number-columns-repeated="15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Selected Model</text:p>
          </table:table-cell>
          <table:covered-table-cell table:style-name="ce39"/>
          <table:table-cell table:style-name="ce44" table:content-validation-name="val2" table:formula="of:=[SYSTEM.B23]" office:value-type="string" office:string-value="IS43/46LD16128B" calcext:value-type="string" table:number-columns-spanned="6" table:number-rows-spanned="1">
            <text:p>IS43/46LD16128B</text:p>
          </table:table-cell>
          <table:covered-table-cell table:number-columns-repeated="4" table:style-name="ce49"/>
          <table:covered-table-cell table:style-name="ce62"/>
          <table:table-cell table:number-columns-repeated="6"/>
          <table:covered-table-cell table:number-columns-repeated="12"/>
          <table:table-cell table:number-columns-repeated="15"/>
        </table:table-row>
        <table:table-row table:style-name="ro1" table:visibility="collapse" table:number-rows-repeated="3"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/>
          <table:table-cell table:style-name="ce28" table:number-columns-repeated="31"/>
          <table:table-cell table:number-columns-repeated="10"/>
        </table:table-row>
        <table:table-row table:style-name="ro1">
          <table:table-cell/>
          <table:table-cell table:style-name="ce29" table:number-columns-repeated="31"/>
          <table:table-cell table:number-columns-repeated="10"/>
        </table:table-row>
        <table:table-row table:style-name="ro4">
          <table:table-cell/>
          <table:table-cell table:style-name="ce30" table:formula="of:=CONCATENATE(&quot;MATCHING MEMORY MODELS: &quot;;SUMPRODUCT([SYSTEM.B23:.B122]&lt;&gt;&quot;&quot;))" office:value-type="string" office:string-value="MATCHING MEMORY MODELS: 1" calcext:value-type="string" table:number-columns-spanned="31" table:number-rows-spanned="1">
            <text:p>MATCHING MEMORY MODELS: 1</text:p>
          </table:table-cell>
          <table:covered-table-cell table:style-name="ce40"/>
          <table:covered-table-cell table:number-columns-repeated="2"/>
          <table:covered-table-cell table:style-name="Default"/>
          <table:covered-table-cell table:number-columns-repeated="26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36"/>
        </table:table-row>
        <table:table-row table:style-name="ro5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DR model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Grade</text:p>
          </table:table-cell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WL</text:p>
          </table:table-cell>
          <table:table-cell table:style-name="ce6" office:value-type="string" calcext:value-type="string">
            <text:p>tCKmin (ns)</text:p>
          </table:table-cell>
          <table:table-cell table:style-name="ce6" office:value-type="string" calcext:value-type="string">
            <text:p>tCKmax (ns)</text:p>
          </table:table-cell>
          <table:table-cell table:style-name="ce6" office:value-type="string" calcext:value-type="string">
            <text:p>tRCD (ns)</text:p>
          </table:table-cell>
          <table:table-cell table:style-name="ce6" office:value-type="string" calcext:value-type="string">
            <text:p>tRP (ns)</text:p>
          </table:table-cell>
          <table:table-cell table:style-name="ce6" office:value-type="string" calcext:value-type="string">
            <text:p>tRC (ns)</text:p>
          </table:table-cell>
          <table:table-cell table:style-name="ce6" office:value-type="string" calcext:value-type="string">
            <text:p>tRASmin (ns)</text:p>
          </table:table-cell>
          <table:table-cell table:style-name="ce6" office:value-type="string" calcext:value-type="string">
            <text:p>tRASmax (ns)</text:p>
          </table:table-cell>
          <table:table-cell table:style-name="ce6" office:value-type="string" calcext:value-type="string">
            <text:p>tFAW 1KB (ns)</text:p>
          </table:table-cell>
          <table:table-cell table:style-name="ce6" office:value-type="string" calcext:value-type="string">
            <text:p>tFAW 2KB (ns)</text:p>
          </table:table-cell>
          <table:table-cell table:style-name="ce6" office:value-type="string" calcext:value-type="string">
            <text:p>tRRD 1KB (ns)</text:p>
          </table:table-cell>
          <table:table-cell table:style-name="ce6" office:value-type="string" calcext:value-type="string">
            <text:p>tRRD 2KB (ns)</text:p>
          </table:table-cell>
          <table:table-cell table:style-name="ce6" office:value-type="string" calcext:value-type="string">
            <text:p>tRFC 1Gb (ns)</text:p>
          </table:table-cell>
          <table:table-cell table:style-name="ce6" office:value-type="string" calcext:value-type="string">
            <text:p>tRFC 2Gb (ns)</text:p>
          </table:table-cell>
          <table:table-cell table:style-name="ce6" office:value-type="string" calcext:value-type="string">
            <text:p>tRFC 4Gb (ns)</text:p>
          </table:table-cell>
          <table:table-cell table:style-name="ce6" office:value-type="string" calcext:value-type="string">
            <text:p>tRFC 8Gb (ns)</text:p>
          </table:table-cell>
          <table:table-cell table:style-name="ce6" office:value-type="string" calcext:value-type="string">
            <text:p>tWR (ns)</text:p>
          </table:table-cell>
          <table:table-cell table:style-name="ce6" office:value-type="string" calcext:value-type="string">
            <text:p>tCCD (ns)</text:p>
          </table:table-cell>
          <table:table-cell table:style-name="ce6" office:value-type="string" calcext:value-type="string">
            <text:p>tZQINIT (ns)</text:p>
          </table:table-cell>
          <table:table-cell table:style-name="ce6" office:value-type="string" calcext:value-type="string">
            <text:p>tZQCS (ns)</text:p>
          </table:table-cell>
          <table:table-cell table:style-name="ce6" office:value-type="string" calcext:value-type="string">
            <text:p>tRTP (ns)</text:p>
          </table:table-cell>
          <table:table-cell table:style-name="ce6" office:value-type="string" calcext:value-type="string">
            <text:p>tWTR (ns)</text:p>
          </table:table-cell>
          <table:table-cell table:style-name="ce6" office:value-type="string" calcext:value-type="string">
            <text:p>tXP (ns)</text:p>
          </table:table-cell>
          <table:table-cell table:style-name="ce6" office:value-type="string" calcext:value-type="string">
            <text:p>tCKE (ns)</text:p>
          </table:table-cell>
          <table:table-cell table:style-name="ce6" office:value-type="string" calcext:value-type="string">
            <text:p>tCKESR (ns)</text:p>
          </table:table-cell>
          <table:table-cell table:style-name="ce6" office:value-type="string" calcext:value-type="string">
            <text:p>tREFI (ns)</text:p>
          </table:table-cell>
          <table:table-cell table:style-name="ce6" office:value-type="string" calcext:value-type="string">
            <text:p>tCH</text:p>
          </table:table-cell>
          <table:table-cell table:style-name="ce6" office:value-type="string" calcext:value-type="string">
            <text:p>tCL</text:p>
          </table:table-cell>
          <table:table-cell table:style-name="ce6" office:value-type="string" calcext:value-type="string">
            <text:p>tZQCL <text:s/>(ns)</text:p>
          </table:table-cell>
          <table:table-cell table:style-name="ce6" office:value-type="string" calcext:value-type="string">
            <text:p>tZQRESET (ns)</text:p>
          </table:table-cell>
          <table:table-cell table:style-name="ce6" office:value-type="string" calcext:value-type="string">
            <text:p>tDQSCK min (ns)</text:p>
          </table:table-cell>
          <table:table-cell table:style-name="ce6" office:value-type="string" calcext:value-type="string">
            <text:p>tDQSCK max (ns)</text:p>
          </table:table-cell>
          <table:table-cell table:style-name="ce6" office:value-type="string" calcext:value-type="string">
            <text:p>tMRW (ns)</text:p>
          </table:table-cell>
          <table:table-cell table:style-name="ce6" office:value-type="string" calcext:value-type="string">
            <text:p>tMRR (ns)</text:p>
          </table:table-cell>
          <table:table-cell table:style-name="ce6" office:value-type="string" calcext:value-type="string">
            <text:p>tXSR (ns)</text:p>
          </table:table-cell>
        </table:table-row>
        <table:table-row table:style-name="ro1">
          <table:table-cell table:formula="of:=ROW()-ROW([SYSTEM.$B$22])" office:value-type="float" office:value="1" calcext:value-type="float">
            <text:p>1</text:p>
          </table:table-cell>
          <table:table-cell table:style-name="ce2" office:value-type="string" calcext:value-type="string">
            <text:p>IS43/46LD16128B</text:p>
          </table:table-cell>
          <table:table-cell table:style-name="ce7" office:value-type="string" calcext:value-type="string">
            <text:p>LPDDR2</text:p>
          </table:table-cell>
          <table:table-cell table:style-name="ce11" office:value-type="string" calcext:value-type="string">
            <text:p>ISSI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.5" calcext:value-type="float">
            <text:p>2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N23]+[.L23]" office:value-type="float" office:value="63" calcext:value-type="float">
            <text:p>6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4" table:style-name="ce11" office:value-type="float" office:value="130" calcext:value-type="float">
            <text:p>1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2*[.J23]" office:value-type="float" office:value="5" calcext:value-type="float">
            <text:p>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3" table:style-name="ce11" office:value-type="float" office:value="7.5" calcext:value-type="float">
            <text:p>7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900" calcext:value-type="float">
            <text:p>3900</text:p>
          </table:table-cell>
          <table:table-cell table:style-name="ce11" table:formula="of:=0.5*[.J23]" office:value-type="float" office:value="1.25" calcext:value-type="float">
            <text:p>1.25</text:p>
          </table:table-cell>
          <table:table-cell table:style-name="ce11" table:formula="of:=0.5*[.J23]" office:value-type="float" office:value="1.25" calcext:value-type="float">
            <text:p>1.2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table:formula="of:=5*[.J23]" office:value-type="float" office:value="12.5" calcext:value-type="float">
            <text:p>12.5</text:p>
          </table:table-cell>
          <table:table-cell table:style-name="ce11" table:formula="of:=2*[.J23]" office:value-type="float" office:value="5" calcext:value-type="float">
            <text:p>5</text:p>
          </table:table-cell>
          <table:table-cell table:style-name="ce11" table:formula="of:=[.T23]+10" office:value-type="float" office:value="140" calcext:value-type="float">
            <text:p>140</text:p>
          </table:table-cell>
        </table:table-row>
        <table:table-row table:style-name="ro1">
          <table:table-cell table:formula="of:=ROW()-ROW([SYSTEM.$B$22])" office:value-type="float" office:value="2" calcext:value-type="float">
            <text:p>2</text:p>
          </table:table-cell>
          <table:table-cell table:formula="of:=IF(ROW()-ROW([SYSTEM.$B$22])&gt;COUNT([$DRAM.$AQ$2:.$AQ$10001]);&quot;&quot;;INDEX([DRAM.A4:.AE208];SMALL([$DRAM.$AQ$2:.$AQ$10001];ROW()-ROW([SYSTEM.$B$22]))-[SYSTEM.A24];1))">
            <text:p/>
          </table:table-cell>
          <table:table-cell table:formula="of:=IF(ROW()-ROW([SYSTEM.$B$22])&gt;COUNT([$DRAM.$AQ$2:.$AQ$10001]);&quot;&quot;;INDEX([DRAM.A4:.AE208];SMALL([$DRAM.$AQ$2:.$AQ$10001];ROW()-ROW([SYSTEM.$B$22]))-[SYSTEM.A24];2))">
            <text:p/>
          </table:table-cell>
          <table:table-cell table:formula="of:=IF(ROW()-ROW([SYSTEM.$B$22])&gt;COUNT([$DRAM.$AQ$2:.$AQ$10001]);&quot;&quot;;INDEX([DRAM.A4:.AE208];SMALL([$DRAM.$AQ$2:.$AQ$10001];ROW()-ROW([SYSTEM.$B$22]))-[SYSTEM.A24];3))">
            <text:p/>
          </table:table-cell>
          <table:table-cell table:formula="of:=IF(ROW()-ROW([SYSTEM.$B$22])&gt;COUNT([$DRAM.$AQ$2:.$AQ$10001]);&quot;&quot;;INDEX([DRAM.A4:.AE208];SMALL([$DRAM.$AQ$2:.$AQ$10001];ROW()-ROW([SYSTEM.$B$22]))-[SYSTEM.A24];4))">
            <text:p/>
          </table:table-cell>
          <table:table-cell table:formula="of:=IF(ROW()-ROW([SYSTEM.$B$22])&gt;COUNT([$DRAM.$AQ$2:.$AQ$10001]);&quot;&quot;;INDEX([DRAM.A4:.AE208];SMALL([$DRAM.$AQ$2:.$AQ$10001];ROW()-ROW([SYSTEM.$B$22]))-[SYSTEM.A24];5))">
            <text:p/>
          </table:table-cell>
          <table:table-cell table:formula="of:=IF(ROW()-ROW([SYSTEM.$B$22])&gt;COUNT([$DRAM.$AQ$2:.$AQ$10001]);&quot;&quot;;INDEX([DRAM.A4:.AE208];SMALL([$DRAM.$AQ$2:.$AQ$10001];ROW()-ROW([SYSTEM.$B$22]))-[SYSTEM.A24];6))">
            <text:p/>
          </table:table-cell>
          <table:table-cell table:formula="of:=IF(ROW()-ROW([SYSTEM.$B$22])&gt;COUNT([$DRAM.$AQ$2:.$AQ$10001]);&quot;&quot;;INDEX([DRAM.A4:.AE208];SMALL([$DRAM.$AQ$2:.$AQ$10001];ROW()-ROW([SYSTEM.$B$22]))-[SYSTEM.A24];7))">
            <text:p/>
          </table:table-cell>
          <table:table-cell table:formula="of:=IF(ROW()-ROW([SYSTEM.$B$22])&gt;COUNT([$DRAM.$AQ$2:.$AQ$10001]);&quot;&quot;;INDEX([DRAM.A4:.AE208];SMALL([$DRAM.$AQ$2:.$AQ$10001];ROW()-ROW([SYSTEM.$B$22]))-[SYSTEM.A24];8))">
            <text:p/>
          </table:table-cell>
          <table:table-cell table:formula="of:=IF(ROW()-ROW([SYSTEM.$B$22])&gt;COUNT([$DRAM.$AQ$2:.$AQ$10001]);&quot;&quot;;INDEX([DRAM.A4:.AE208];SMALL([$DRAM.$AQ$2:.$AQ$10001];ROW()-ROW([SYSTEM.$B$22]))-[SYSTEM.A24];9))">
            <text:p/>
          </table:table-cell>
          <table:table-cell table:formula="of:=IF(ROW()-ROW([SYSTEM.$B$22])&gt;COUNT([$DRAM.$AQ$2:.$AQ$10001]);&quot;&quot;;INDEX([DRAM.A4:.AE208];SMALL([$DRAM.$AQ$2:.$AQ$10001];ROW()-ROW([SYSTEM.$B$22]))-[SYSTEM.A24];10))">
            <text:p/>
          </table:table-cell>
          <table:table-cell table:formula="of:=IF(ROW()-ROW([SYSTEM.$B$22])&gt;COUNT([$DRAM.$AQ$2:.$AQ$10001]);&quot;&quot;;INDEX([DRAM.A4:.AE208];SMALL([$DRAM.$AQ$2:.$AQ$10001];ROW()-ROW([SYSTEM.$B$22]))-[SYSTEM.A24];11))">
            <text:p/>
          </table:table-cell>
          <table:table-cell table:formula="of:=IF(ROW()-ROW([SYSTEM.$B$22])&gt;COUNT([$DRAM.$AQ$2:.$AQ$10001]);&quot;&quot;;INDEX([DRAM.A4:.AE208];SMALL([$DRAM.$AQ$2:.$AQ$10001];ROW()-ROW([SYSTEM.$B$22]))-[SYSTEM.A24];12))">
            <text:p/>
          </table:table-cell>
          <table:table-cell table:formula="of:=IF(ROW()-ROW([SYSTEM.$B$22])&gt;COUNT([$DRAM.$AQ$2:.$AQ$10001]);&quot;&quot;;INDEX([DRAM.A4:.AE208];SMALL([$DRAM.$AQ$2:.$AQ$10001];ROW()-ROW([SYSTEM.$B$22]))-[SYSTEM.A24];13))">
            <text:p/>
          </table:table-cell>
          <table:table-cell table:formula="of:=IF(ROW()-ROW([SYSTEM.$B$22])&gt;COUNT([$DRAM.$AQ$2:.$AQ$10001]);&quot;&quot;;INDEX([DRAM.B4:.AF208];SMALL([$DRAM.$AQ$2:.$AQ$10001];ROW()-ROW([SYSTEM.$B$22]))-[SYSTEM.B24];13))">
            <text:p/>
          </table:table-cell>
          <table:table-cell table:formula="of:=IF(ROW()-ROW([SYSTEM.$B$22])&gt;COUNT([$DRAM.$AQ$2:.$AQ$10001]);&quot;&quot;;INDEX([DRAM.A4:.AE208];SMALL([$DRAM.$AQ$2:.$AQ$10001];ROW()-ROW([SYSTEM.$B$22]))-[SYSTEM.A24];14))">
            <text:p/>
          </table:table-cell>
          <table:table-cell table:formula="of:=IF(ROW()-ROW([SYSTEM.$B$22])&gt;COUNT([$DRAM.$AQ$2:.$AQ$10001]);&quot;&quot;;INDEX([DRAM.A4:.AE208];SMALL([$DRAM.$AQ$2:.$AQ$10001];ROW()-ROW([SYSTEM.$B$22]))-[SYSTEM.A24];16))">
            <text:p/>
          </table:table-cell>
          <table:table-cell table:formula="of:=IF(ROW()-ROW([SYSTEM.$B$22])&gt;COUNT([$DRAM.$AQ$2:.$AQ$10001]);&quot;&quot;;INDEX([DRAM.A4:.AE208];SMALL([$DRAM.$AQ$2:.$AQ$10001];ROW()-ROW([SYSTEM.$B$22]))-[SYSTEM.A24];17))">
            <text:p/>
          </table:table-cell>
          <table:table-cell table:formula="of:=IF(ROW()-ROW([SYSTEM.$B$22])&gt;COUNT([$DRAM.$AQ$2:.$AQ$10001]);&quot;&quot;;INDEX([DRAM.A4:.AE208];SMALL([$DRAM.$AQ$2:.$AQ$10001];ROW()-ROW([SYSTEM.$B$22]))-[SYSTEM.A24];19))">
            <text:p/>
          </table:table-cell>
          <table:table-cell table:formula="of:=IF(ROW()-ROW([SYSTEM.$B$22])&gt;COUNT([$DRAM.$AQ$2:.$AQ$10001]);&quot;&quot;;INDEX([DRAM.A4:.AE208];SMALL([$DRAM.$AQ$2:.$AQ$10001];ROW()-ROW([SYSTEM.$B$22]))-[SYSTEM.A24];20))">
            <text:p/>
          </table:table-cell>
          <table:table-cell table:formula="of:=IF(ROW()-ROW([SYSTEM.$B$22])&gt;COUNT([$DRAM.$AQ$2:.$AQ$10001]);&quot;&quot;;INDEX([DRAM.A4:.AE208];SMALL([$DRAM.$AQ$2:.$AQ$10001];ROW()-ROW([SYSTEM.$B$22]))-[SYSTEM.A24];21))">
            <text:p/>
          </table:table-cell>
          <table:table-cell table:formula="of:=IF(ROW()-ROW([SYSTEM.$B$22])&gt;COUNT([$DRAM.$AQ$2:.$AQ$10001]);&quot;&quot;;INDEX([DRAM.A4:.AE208];SMALL([$DRAM.$AQ$2:.$AQ$10001];ROW()-ROW([SYSTEM.$B$22]))-[SYSTEM.A24];22))">
            <text:p/>
          </table:table-cell>
          <table:table-cell table:formula="of:=IF(ROW()-ROW([SYSTEM.$B$22])&gt;COUNT([$DRAM.$AQ$2:.$AQ$10001]);&quot;&quot;;INDEX([DRAM.A4:.AE208];SMALL([$DRAM.$AQ$2:.$AQ$10001];ROW()-ROW([SYSTEM.$B$22]))-[SYSTEM.A24];23))">
            <text:p/>
          </table:table-cell>
          <table:table-cell table:formula="of:=IF(ROW()-ROW([SYSTEM.$B$22])&gt;COUNT([$DRAM.$AQ$2:.$AQ$10001]);&quot;&quot;;INDEX([DRAM.A4:.AE208];SMALL([$DRAM.$AQ$2:.$AQ$10001];ROW()-ROW([SYSTEM.$B$22]))-[SYSTEM.A24];26))">
            <text:p/>
          </table:table-cell>
          <table:table-cell table:formula="of:=IF(ROW()-ROW([SYSTEM.$B$22])&gt;COUNT([$DRAM.$AQ$2:.$AQ$10001]);&quot;&quot;;INDEX([DRAM.A4:.AE208];SMALL([$DRAM.$AQ$2:.$AQ$10001];ROW()-ROW([SYSTEM.$B$22]))-[SYSTEM.A24];27))">
            <text:p/>
          </table:table-cell>
          <table:table-cell table:formula="of:=IF(ROW()-ROW([SYSTEM.$B$22])&gt;COUNT([$DRAM.$AQ$2:.$AQ$10001]);&quot;&quot;;INDEX([DRAM.A4:.AE208];SMALL([$DRAM.$AQ$2:.$AQ$10001];ROW()-ROW([SYSTEM.$B$22]))-[SYSTEM.A24];30))">
            <text:p/>
          </table:table-cell>
          <table:table-cell table:formula="of:=IF(ROW()-ROW([SYSTEM.$B$22])&gt;COUNT([$DRAM.$AQ$2:.$AQ$10001]);&quot;&quot;;INDEX([DRAM.A4:.AE208];SMALL([$DRAM.$AQ$2:.$AQ$10001];ROW()-ROW([SYSTEM.$B$22]))-[SYSTEM.A24];32))">
            <text:p/>
          </table:table-cell>
          <table:table-cell table:formula="of:=IF(ROW()-ROW([SYSTEM.$B$22])&gt;COUNT([$DRAM.$AQ$2:.$AQ$10001]);&quot;&quot;;INDEX([DRAM.A4:.AE208];SMALL([$DRAM.$AQ$2:.$AQ$10001];ROW()-ROW([SYSTEM.$B$22]))-[SYSTEM.A24];41))">
            <text:p/>
          </table:table-cell>
          <table:table-cell table:formula="of:=IF(ROW()-ROW([SYSTEM.$B$22])&gt;COUNT([$DRAM.$AQ$2:.$AQ$10001]);&quot;&quot;;INDEX([DRAM.A4:.AE208];SMALL([$DRAM.$AQ$2:.$AQ$10001];ROW()-ROW([SYSTEM.$B$22]))-[SYSTEM.A24];42))">
            <text:p/>
          </table:table-cell>
          <table:table-cell table:formula="of:=IF(ROW()-ROW([SYSTEM.$B$22])&gt;COUNT([$DRAM.$AQ$2:.$AQ$10001]);&quot;&quot;;INDEX([DRAM.A4:.AE208];SMALL([$DRAM.$AQ$2:.$AQ$10001];ROW()-ROW([SYSTEM.$B$22]))-[SYSTEM.A24];45))">
            <text:p/>
          </table:table-cell>
          <table:table-cell table:formula="of:=IF(ROW()-ROW([SYSTEM.$B$22])&gt;COUNT([$DRAM.$AQ$2:.$AQ$10001]);&quot;&quot;;INDEX([DRAM.A4:.AE208];SMALL([$DRAM.$AQ$2:.$AQ$10001];ROW()-ROW([SYSTEM.$B$22]))-[SYSTEM.A24];46))">
            <text:p/>
          </table:table-cell>
          <table:table-cell table:formula="of:=IF(ROW()-ROW([SYSTEM.$B$22])&gt;COUNT([$DRAM.$AQ$2:.$AQ$10001]);&quot;&quot;;INDEX([DRAM.A4:.AE208];SMALL([$DRAM.$AQ$2:.$AQ$10001];ROW()-ROW([SYSTEM.$B$22]))-[SYSTEM.A24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3" calcext:value-type="float">
            <text:p>3</text:p>
          </table:table-cell>
          <table:table-cell table:formula="of:=IF(ROW()-ROW([SYSTEM.$B$22])&gt;COUNT([$DRAM.$AQ$2:.$AQ$10001]);&quot;&quot;;INDEX([DRAM.A5:.AE209];SMALL([$DRAM.$AQ$2:.$AQ$10001];ROW()-ROW([SYSTEM.$B$22]))-[SYSTEM.A25];1))">
            <text:p/>
          </table:table-cell>
          <table:table-cell table:formula="of:=IF(ROW()-ROW([SYSTEM.$B$22])&gt;COUNT([$DRAM.$AQ$2:.$AQ$10001]);&quot;&quot;;INDEX([DRAM.A5:.AE209];SMALL([$DRAM.$AQ$2:.$AQ$10001];ROW()-ROW([SYSTEM.$B$22]))-[SYSTEM.A25];2))">
            <text:p/>
          </table:table-cell>
          <table:table-cell table:formula="of:=IF(ROW()-ROW([SYSTEM.$B$22])&gt;COUNT([$DRAM.$AQ$2:.$AQ$10001]);&quot;&quot;;INDEX([DRAM.A5:.AE209];SMALL([$DRAM.$AQ$2:.$AQ$10001];ROW()-ROW([SYSTEM.$B$22]))-[SYSTEM.A25];3))">
            <text:p/>
          </table:table-cell>
          <table:table-cell table:formula="of:=IF(ROW()-ROW([SYSTEM.$B$22])&gt;COUNT([$DRAM.$AQ$2:.$AQ$10001]);&quot;&quot;;INDEX([DRAM.A5:.AE209];SMALL([$DRAM.$AQ$2:.$AQ$10001];ROW()-ROW([SYSTEM.$B$22]))-[SYSTEM.A25];4))">
            <text:p/>
          </table:table-cell>
          <table:table-cell table:formula="of:=IF(ROW()-ROW([SYSTEM.$B$22])&gt;COUNT([$DRAM.$AQ$2:.$AQ$10001]);&quot;&quot;;INDEX([DRAM.A5:.AE209];SMALL([$DRAM.$AQ$2:.$AQ$10001];ROW()-ROW([SYSTEM.$B$22]))-[SYSTEM.A25];5))">
            <text:p/>
          </table:table-cell>
          <table:table-cell table:formula="of:=IF(ROW()-ROW([SYSTEM.$B$22])&gt;COUNT([$DRAM.$AQ$2:.$AQ$10001]);&quot;&quot;;INDEX([DRAM.A5:.AE209];SMALL([$DRAM.$AQ$2:.$AQ$10001];ROW()-ROW([SYSTEM.$B$22]))-[SYSTEM.A25];6))">
            <text:p/>
          </table:table-cell>
          <table:table-cell table:formula="of:=IF(ROW()-ROW([SYSTEM.$B$22])&gt;COUNT([$DRAM.$AQ$2:.$AQ$10001]);&quot;&quot;;INDEX([DRAM.A5:.AE209];SMALL([$DRAM.$AQ$2:.$AQ$10001];ROW()-ROW([SYSTEM.$B$22]))-[SYSTEM.A25];7))">
            <text:p/>
          </table:table-cell>
          <table:table-cell table:formula="of:=IF(ROW()-ROW([SYSTEM.$B$22])&gt;COUNT([$DRAM.$AQ$2:.$AQ$10001]);&quot;&quot;;INDEX([DRAM.A5:.AE209];SMALL([$DRAM.$AQ$2:.$AQ$10001];ROW()-ROW([SYSTEM.$B$22]))-[SYSTEM.A25];8))">
            <text:p/>
          </table:table-cell>
          <table:table-cell table:formula="of:=IF(ROW()-ROW([SYSTEM.$B$22])&gt;COUNT([$DRAM.$AQ$2:.$AQ$10001]);&quot;&quot;;INDEX([DRAM.A5:.AE209];SMALL([$DRAM.$AQ$2:.$AQ$10001];ROW()-ROW([SYSTEM.$B$22]))-[SYSTEM.A25];9))">
            <text:p/>
          </table:table-cell>
          <table:table-cell table:formula="of:=IF(ROW()-ROW([SYSTEM.$B$22])&gt;COUNT([$DRAM.$AQ$2:.$AQ$10001]);&quot;&quot;;INDEX([DRAM.A5:.AE209];SMALL([$DRAM.$AQ$2:.$AQ$10001];ROW()-ROW([SYSTEM.$B$22]))-[SYSTEM.A25];10))">
            <text:p/>
          </table:table-cell>
          <table:table-cell table:formula="of:=IF(ROW()-ROW([SYSTEM.$B$22])&gt;COUNT([$DRAM.$AQ$2:.$AQ$10001]);&quot;&quot;;INDEX([DRAM.A5:.AE209];SMALL([$DRAM.$AQ$2:.$AQ$10001];ROW()-ROW([SYSTEM.$B$22]))-[SYSTEM.A25];11))">
            <text:p/>
          </table:table-cell>
          <table:table-cell table:formula="of:=IF(ROW()-ROW([SYSTEM.$B$22])&gt;COUNT([$DRAM.$AQ$2:.$AQ$10001]);&quot;&quot;;INDEX([DRAM.A5:.AE209];SMALL([$DRAM.$AQ$2:.$AQ$10001];ROW()-ROW([SYSTEM.$B$22]))-[SYSTEM.A25];12))">
            <text:p/>
          </table:table-cell>
          <table:table-cell table:formula="of:=IF(ROW()-ROW([SYSTEM.$B$22])&gt;COUNT([$DRAM.$AQ$2:.$AQ$10001]);&quot;&quot;;INDEX([DRAM.A5:.AE209];SMALL([$DRAM.$AQ$2:.$AQ$10001];ROW()-ROW([SYSTEM.$B$22]))-[SYSTEM.A25];13))">
            <text:p/>
          </table:table-cell>
          <table:table-cell table:formula="of:=IF(ROW()-ROW([SYSTEM.$B$22])&gt;COUNT([$DRAM.$AQ$2:.$AQ$10001]);&quot;&quot;;INDEX([DRAM.B5:.AF209];SMALL([$DRAM.$AQ$2:.$AQ$10001];ROW()-ROW([SYSTEM.$B$22]))-[SYSTEM.B25];13))">
            <text:p/>
          </table:table-cell>
          <table:table-cell table:formula="of:=IF(ROW()-ROW([SYSTEM.$B$22])&gt;COUNT([$DRAM.$AQ$2:.$AQ$10001]);&quot;&quot;;INDEX([DRAM.A5:.AE209];SMALL([$DRAM.$AQ$2:.$AQ$10001];ROW()-ROW([SYSTEM.$B$22]))-[SYSTEM.A25];14))">
            <text:p/>
          </table:table-cell>
          <table:table-cell table:formula="of:=IF(ROW()-ROW([SYSTEM.$B$22])&gt;COUNT([$DRAM.$AQ$2:.$AQ$10001]);&quot;&quot;;INDEX([DRAM.A5:.AE209];SMALL([$DRAM.$AQ$2:.$AQ$10001];ROW()-ROW([SYSTEM.$B$22]))-[SYSTEM.A25];16))">
            <text:p/>
          </table:table-cell>
          <table:table-cell table:formula="of:=IF(ROW()-ROW([SYSTEM.$B$22])&gt;COUNT([$DRAM.$AQ$2:.$AQ$10001]);&quot;&quot;;INDEX([DRAM.A5:.AE209];SMALL([$DRAM.$AQ$2:.$AQ$10001];ROW()-ROW([SYSTEM.$B$22]))-[SYSTEM.A25];17))">
            <text:p/>
          </table:table-cell>
          <table:table-cell table:formula="of:=IF(ROW()-ROW([SYSTEM.$B$22])&gt;COUNT([$DRAM.$AQ$2:.$AQ$10001]);&quot;&quot;;INDEX([DRAM.A5:.AE209];SMALL([$DRAM.$AQ$2:.$AQ$10001];ROW()-ROW([SYSTEM.$B$22]))-[SYSTEM.A25];19))">
            <text:p/>
          </table:table-cell>
          <table:table-cell table:formula="of:=IF(ROW()-ROW([SYSTEM.$B$22])&gt;COUNT([$DRAM.$AQ$2:.$AQ$10001]);&quot;&quot;;INDEX([DRAM.A5:.AE209];SMALL([$DRAM.$AQ$2:.$AQ$10001];ROW()-ROW([SYSTEM.$B$22]))-[SYSTEM.A25];20))">
            <text:p/>
          </table:table-cell>
          <table:table-cell table:formula="of:=IF(ROW()-ROW([SYSTEM.$B$22])&gt;COUNT([$DRAM.$AQ$2:.$AQ$10001]);&quot;&quot;;INDEX([DRAM.A5:.AE209];SMALL([$DRAM.$AQ$2:.$AQ$10001];ROW()-ROW([SYSTEM.$B$22]))-[SYSTEM.A25];21))">
            <text:p/>
          </table:table-cell>
          <table:table-cell table:formula="of:=IF(ROW()-ROW([SYSTEM.$B$22])&gt;COUNT([$DRAM.$AQ$2:.$AQ$10001]);&quot;&quot;;INDEX([DRAM.A5:.AE209];SMALL([$DRAM.$AQ$2:.$AQ$10001];ROW()-ROW([SYSTEM.$B$22]))-[SYSTEM.A25];22))">
            <text:p/>
          </table:table-cell>
          <table:table-cell table:formula="of:=IF(ROW()-ROW([SYSTEM.$B$22])&gt;COUNT([$DRAM.$AQ$2:.$AQ$10001]);&quot;&quot;;INDEX([DRAM.A5:.AE209];SMALL([$DRAM.$AQ$2:.$AQ$10001];ROW()-ROW([SYSTEM.$B$22]))-[SYSTEM.A25];23))">
            <text:p/>
          </table:table-cell>
          <table:table-cell table:formula="of:=IF(ROW()-ROW([SYSTEM.$B$22])&gt;COUNT([$DRAM.$AQ$2:.$AQ$10001]);&quot;&quot;;INDEX([DRAM.A5:.AE209];SMALL([$DRAM.$AQ$2:.$AQ$10001];ROW()-ROW([SYSTEM.$B$22]))-[SYSTEM.A25];26))">
            <text:p/>
          </table:table-cell>
          <table:table-cell table:formula="of:=IF(ROW()-ROW([SYSTEM.$B$22])&gt;COUNT([$DRAM.$AQ$2:.$AQ$10001]);&quot;&quot;;INDEX([DRAM.A5:.AE209];SMALL([$DRAM.$AQ$2:.$AQ$10001];ROW()-ROW([SYSTEM.$B$22]))-[SYSTEM.A25];27))">
            <text:p/>
          </table:table-cell>
          <table:table-cell table:formula="of:=IF(ROW()-ROW([SYSTEM.$B$22])&gt;COUNT([$DRAM.$AQ$2:.$AQ$10001]);&quot;&quot;;INDEX([DRAM.A5:.AE209];SMALL([$DRAM.$AQ$2:.$AQ$10001];ROW()-ROW([SYSTEM.$B$22]))-[SYSTEM.A25];30))">
            <text:p/>
          </table:table-cell>
          <table:table-cell table:formula="of:=IF(ROW()-ROW([SYSTEM.$B$22])&gt;COUNT([$DRAM.$AQ$2:.$AQ$10001]);&quot;&quot;;INDEX([DRAM.A5:.AE209];SMALL([$DRAM.$AQ$2:.$AQ$10001];ROW()-ROW([SYSTEM.$B$22]))-[SYSTEM.A25];32))">
            <text:p/>
          </table:table-cell>
          <table:table-cell table:formula="of:=IF(ROW()-ROW([SYSTEM.$B$22])&gt;COUNT([$DRAM.$AQ$2:.$AQ$10001]);&quot;&quot;;INDEX([DRAM.A5:.AE209];SMALL([$DRAM.$AQ$2:.$AQ$10001];ROW()-ROW([SYSTEM.$B$22]))-[SYSTEM.A25];41))">
            <text:p/>
          </table:table-cell>
          <table:table-cell table:formula="of:=IF(ROW()-ROW([SYSTEM.$B$22])&gt;COUNT([$DRAM.$AQ$2:.$AQ$10001]);&quot;&quot;;INDEX([DRAM.A5:.AE209];SMALL([$DRAM.$AQ$2:.$AQ$10001];ROW()-ROW([SYSTEM.$B$22]))-[SYSTEM.A25];42))">
            <text:p/>
          </table:table-cell>
          <table:table-cell table:formula="of:=IF(ROW()-ROW([SYSTEM.$B$22])&gt;COUNT([$DRAM.$AQ$2:.$AQ$10001]);&quot;&quot;;INDEX([DRAM.A5:.AE209];SMALL([$DRAM.$AQ$2:.$AQ$10001];ROW()-ROW([SYSTEM.$B$22]))-[SYSTEM.A25];45))">
            <text:p/>
          </table:table-cell>
          <table:table-cell table:formula="of:=IF(ROW()-ROW([SYSTEM.$B$22])&gt;COUNT([$DRAM.$AQ$2:.$AQ$10001]);&quot;&quot;;INDEX([DRAM.A5:.AE209];SMALL([$DRAM.$AQ$2:.$AQ$10001];ROW()-ROW([SYSTEM.$B$22]))-[SYSTEM.A25];46))">
            <text:p/>
          </table:table-cell>
          <table:table-cell table:formula="of:=IF(ROW()-ROW([SYSTEM.$B$22])&gt;COUNT([$DRAM.$AQ$2:.$AQ$10001]);&quot;&quot;;INDEX([DRAM.A5:.AE209];SMALL([$DRAM.$AQ$2:.$AQ$10001];ROW()-ROW([SYSTEM.$B$22]))-[SYSTEM.A25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4" calcext:value-type="float">
            <text:p>4</text:p>
          </table:table-cell>
          <table:table-cell table:formula="of:=IF(ROW()-ROW([SYSTEM.$B$22])&gt;COUNT([$DRAM.$AQ$2:.$AQ$10001]);&quot;&quot;;INDEX([DRAM.A6:.AE210];SMALL([$DRAM.$AQ$2:.$AQ$10001];ROW()-ROW([SYSTEM.$B$22]))-[SYSTEM.A26];1))">
            <text:p/>
          </table:table-cell>
          <table:table-cell table:formula="of:=IF(ROW()-ROW([SYSTEM.$B$22])&gt;COUNT([$DRAM.$AQ$2:.$AQ$10001]);&quot;&quot;;INDEX([DRAM.A6:.AE210];SMALL([$DRAM.$AQ$2:.$AQ$10001];ROW()-ROW([SYSTEM.$B$22]))-[SYSTEM.A26];2))">
            <text:p/>
          </table:table-cell>
          <table:table-cell table:formula="of:=IF(ROW()-ROW([SYSTEM.$B$22])&gt;COUNT([$DRAM.$AQ$2:.$AQ$10001]);&quot;&quot;;INDEX([DRAM.A6:.AE210];SMALL([$DRAM.$AQ$2:.$AQ$10001];ROW()-ROW([SYSTEM.$B$22]))-[SYSTEM.A26];3))">
            <text:p/>
          </table:table-cell>
          <table:table-cell table:formula="of:=IF(ROW()-ROW([SYSTEM.$B$22])&gt;COUNT([$DRAM.$AQ$2:.$AQ$10001]);&quot;&quot;;INDEX([DRAM.A6:.AE210];SMALL([$DRAM.$AQ$2:.$AQ$10001];ROW()-ROW([SYSTEM.$B$22]))-[SYSTEM.A26];4))">
            <text:p/>
          </table:table-cell>
          <table:table-cell table:formula="of:=IF(ROW()-ROW([SYSTEM.$B$22])&gt;COUNT([$DRAM.$AQ$2:.$AQ$10001]);&quot;&quot;;INDEX([DRAM.A6:.AE210];SMALL([$DRAM.$AQ$2:.$AQ$10001];ROW()-ROW([SYSTEM.$B$22]))-[SYSTEM.A26];5))">
            <text:p/>
          </table:table-cell>
          <table:table-cell table:formula="of:=IF(ROW()-ROW([SYSTEM.$B$22])&gt;COUNT([$DRAM.$AQ$2:.$AQ$10001]);&quot;&quot;;INDEX([DRAM.A6:.AE210];SMALL([$DRAM.$AQ$2:.$AQ$10001];ROW()-ROW([SYSTEM.$B$22]))-[SYSTEM.A26];6))">
            <text:p/>
          </table:table-cell>
          <table:table-cell table:formula="of:=IF(ROW()-ROW([SYSTEM.$B$22])&gt;COUNT([$DRAM.$AQ$2:.$AQ$10001]);&quot;&quot;;INDEX([DRAM.A6:.AE210];SMALL([$DRAM.$AQ$2:.$AQ$10001];ROW()-ROW([SYSTEM.$B$22]))-[SYSTEM.A26];7))">
            <text:p/>
          </table:table-cell>
          <table:table-cell table:formula="of:=IF(ROW()-ROW([SYSTEM.$B$22])&gt;COUNT([$DRAM.$AQ$2:.$AQ$10001]);&quot;&quot;;INDEX([DRAM.A6:.AE210];SMALL([$DRAM.$AQ$2:.$AQ$10001];ROW()-ROW([SYSTEM.$B$22]))-[SYSTEM.A26];8))">
            <text:p/>
          </table:table-cell>
          <table:table-cell table:formula="of:=IF(ROW()-ROW([SYSTEM.$B$22])&gt;COUNT([$DRAM.$AQ$2:.$AQ$10001]);&quot;&quot;;INDEX([DRAM.A6:.AE210];SMALL([$DRAM.$AQ$2:.$AQ$10001];ROW()-ROW([SYSTEM.$B$22]))-[SYSTEM.A26];9))">
            <text:p/>
          </table:table-cell>
          <table:table-cell table:formula="of:=IF(ROW()-ROW([SYSTEM.$B$22])&gt;COUNT([$DRAM.$AQ$2:.$AQ$10001]);&quot;&quot;;INDEX([DRAM.A6:.AE210];SMALL([$DRAM.$AQ$2:.$AQ$10001];ROW()-ROW([SYSTEM.$B$22]))-[SYSTEM.A26];10))">
            <text:p/>
          </table:table-cell>
          <table:table-cell table:formula="of:=IF(ROW()-ROW([SYSTEM.$B$22])&gt;COUNT([$DRAM.$AQ$2:.$AQ$10001]);&quot;&quot;;INDEX([DRAM.A6:.AE210];SMALL([$DRAM.$AQ$2:.$AQ$10001];ROW()-ROW([SYSTEM.$B$22]))-[SYSTEM.A26];11))">
            <text:p/>
          </table:table-cell>
          <table:table-cell table:formula="of:=IF(ROW()-ROW([SYSTEM.$B$22])&gt;COUNT([$DRAM.$AQ$2:.$AQ$10001]);&quot;&quot;;INDEX([DRAM.A6:.AE210];SMALL([$DRAM.$AQ$2:.$AQ$10001];ROW()-ROW([SYSTEM.$B$22]))-[SYSTEM.A26];12))">
            <text:p/>
          </table:table-cell>
          <table:table-cell table:formula="of:=IF(ROW()-ROW([SYSTEM.$B$22])&gt;COUNT([$DRAM.$AQ$2:.$AQ$10001]);&quot;&quot;;INDEX([DRAM.A6:.AE210];SMALL([$DRAM.$AQ$2:.$AQ$10001];ROW()-ROW([SYSTEM.$B$22]))-[SYSTEM.A26];13))">
            <text:p/>
          </table:table-cell>
          <table:table-cell table:formula="of:=IF(ROW()-ROW([SYSTEM.$B$22])&gt;COUNT([$DRAM.$AQ$2:.$AQ$10001]);&quot;&quot;;INDEX([DRAM.B6:.AF210];SMALL([$DRAM.$AQ$2:.$AQ$10001];ROW()-ROW([SYSTEM.$B$22]))-[SYSTEM.B26];13))">
            <text:p/>
          </table:table-cell>
          <table:table-cell table:formula="of:=IF(ROW()-ROW([SYSTEM.$B$22])&gt;COUNT([$DRAM.$AQ$2:.$AQ$10001]);&quot;&quot;;INDEX([DRAM.A6:.AE210];SMALL([$DRAM.$AQ$2:.$AQ$10001];ROW()-ROW([SYSTEM.$B$22]))-[SYSTEM.A26];14))">
            <text:p/>
          </table:table-cell>
          <table:table-cell table:formula="of:=IF(ROW()-ROW([SYSTEM.$B$22])&gt;COUNT([$DRAM.$AQ$2:.$AQ$10001]);&quot;&quot;;INDEX([DRAM.A6:.AE210];SMALL([$DRAM.$AQ$2:.$AQ$10001];ROW()-ROW([SYSTEM.$B$22]))-[SYSTEM.A26];16))">
            <text:p/>
          </table:table-cell>
          <table:table-cell table:formula="of:=IF(ROW()-ROW([SYSTEM.$B$22])&gt;COUNT([$DRAM.$AQ$2:.$AQ$10001]);&quot;&quot;;INDEX([DRAM.A6:.AE210];SMALL([$DRAM.$AQ$2:.$AQ$10001];ROW()-ROW([SYSTEM.$B$22]))-[SYSTEM.A26];17))">
            <text:p/>
          </table:table-cell>
          <table:table-cell table:formula="of:=IF(ROW()-ROW([SYSTEM.$B$22])&gt;COUNT([$DRAM.$AQ$2:.$AQ$10001]);&quot;&quot;;INDEX([DRAM.A6:.AE210];SMALL([$DRAM.$AQ$2:.$AQ$10001];ROW()-ROW([SYSTEM.$B$22]))-[SYSTEM.A26];19))">
            <text:p/>
          </table:table-cell>
          <table:table-cell table:formula="of:=IF(ROW()-ROW([SYSTEM.$B$22])&gt;COUNT([$DRAM.$AQ$2:.$AQ$10001]);&quot;&quot;;INDEX([DRAM.A6:.AE210];SMALL([$DRAM.$AQ$2:.$AQ$10001];ROW()-ROW([SYSTEM.$B$22]))-[SYSTEM.A26];20))">
            <text:p/>
          </table:table-cell>
          <table:table-cell table:formula="of:=IF(ROW()-ROW([SYSTEM.$B$22])&gt;COUNT([$DRAM.$AQ$2:.$AQ$10001]);&quot;&quot;;INDEX([DRAM.A6:.AE210];SMALL([$DRAM.$AQ$2:.$AQ$10001];ROW()-ROW([SYSTEM.$B$22]))-[SYSTEM.A26];21))">
            <text:p/>
          </table:table-cell>
          <table:table-cell table:formula="of:=IF(ROW()-ROW([SYSTEM.$B$22])&gt;COUNT([$DRAM.$AQ$2:.$AQ$10001]);&quot;&quot;;INDEX([DRAM.A6:.AE210];SMALL([$DRAM.$AQ$2:.$AQ$10001];ROW()-ROW([SYSTEM.$B$22]))-[SYSTEM.A26];22))">
            <text:p/>
          </table:table-cell>
          <table:table-cell table:formula="of:=IF(ROW()-ROW([SYSTEM.$B$22])&gt;COUNT([$DRAM.$AQ$2:.$AQ$10001]);&quot;&quot;;INDEX([DRAM.A6:.AE210];SMALL([$DRAM.$AQ$2:.$AQ$10001];ROW()-ROW([SYSTEM.$B$22]))-[SYSTEM.A26];23))">
            <text:p/>
          </table:table-cell>
          <table:table-cell table:formula="of:=IF(ROW()-ROW([SYSTEM.$B$22])&gt;COUNT([$DRAM.$AQ$2:.$AQ$10001]);&quot;&quot;;INDEX([DRAM.A6:.AE210];SMALL([$DRAM.$AQ$2:.$AQ$10001];ROW()-ROW([SYSTEM.$B$22]))-[SYSTEM.A26];26))">
            <text:p/>
          </table:table-cell>
          <table:table-cell table:formula="of:=IF(ROW()-ROW([SYSTEM.$B$22])&gt;COUNT([$DRAM.$AQ$2:.$AQ$10001]);&quot;&quot;;INDEX([DRAM.A6:.AE210];SMALL([$DRAM.$AQ$2:.$AQ$10001];ROW()-ROW([SYSTEM.$B$22]))-[SYSTEM.A26];27))">
            <text:p/>
          </table:table-cell>
          <table:table-cell table:formula="of:=IF(ROW()-ROW([SYSTEM.$B$22])&gt;COUNT([$DRAM.$AQ$2:.$AQ$10001]);&quot;&quot;;INDEX([DRAM.A6:.AE210];SMALL([$DRAM.$AQ$2:.$AQ$10001];ROW()-ROW([SYSTEM.$B$22]))-[SYSTEM.A26];30))">
            <text:p/>
          </table:table-cell>
          <table:table-cell table:formula="of:=IF(ROW()-ROW([SYSTEM.$B$22])&gt;COUNT([$DRAM.$AQ$2:.$AQ$10001]);&quot;&quot;;INDEX([DRAM.A6:.AE210];SMALL([$DRAM.$AQ$2:.$AQ$10001];ROW()-ROW([SYSTEM.$B$22]))-[SYSTEM.A26];32))">
            <text:p/>
          </table:table-cell>
          <table:table-cell table:formula="of:=IF(ROW()-ROW([SYSTEM.$B$22])&gt;COUNT([$DRAM.$AQ$2:.$AQ$10001]);&quot;&quot;;INDEX([DRAM.A6:.AE210];SMALL([$DRAM.$AQ$2:.$AQ$10001];ROW()-ROW([SYSTEM.$B$22]))-[SYSTEM.A26];41))">
            <text:p/>
          </table:table-cell>
          <table:table-cell table:formula="of:=IF(ROW()-ROW([SYSTEM.$B$22])&gt;COUNT([$DRAM.$AQ$2:.$AQ$10001]);&quot;&quot;;INDEX([DRAM.A6:.AE210];SMALL([$DRAM.$AQ$2:.$AQ$10001];ROW()-ROW([SYSTEM.$B$22]))-[SYSTEM.A26];42))">
            <text:p/>
          </table:table-cell>
          <table:table-cell table:formula="of:=IF(ROW()-ROW([SYSTEM.$B$22])&gt;COUNT([$DRAM.$AQ$2:.$AQ$10001]);&quot;&quot;;INDEX([DRAM.A6:.AE210];SMALL([$DRAM.$AQ$2:.$AQ$10001];ROW()-ROW([SYSTEM.$B$22]))-[SYSTEM.A26];45))">
            <text:p/>
          </table:table-cell>
          <table:table-cell table:formula="of:=IF(ROW()-ROW([SYSTEM.$B$22])&gt;COUNT([$DRAM.$AQ$2:.$AQ$10001]);&quot;&quot;;INDEX([DRAM.A6:.AE210];SMALL([$DRAM.$AQ$2:.$AQ$10001];ROW()-ROW([SYSTEM.$B$22]))-[SYSTEM.A26];46))">
            <text:p/>
          </table:table-cell>
          <table:table-cell table:formula="of:=IF(ROW()-ROW([SYSTEM.$B$22])&gt;COUNT([$DRAM.$AQ$2:.$AQ$10001]);&quot;&quot;;INDEX([DRAM.A6:.AE210];SMALL([$DRAM.$AQ$2:.$AQ$10001];ROW()-ROW([SYSTEM.$B$22]))-[SYSTEM.A26];47))">
            <text:p/>
          </table:table-cell>
          <table:table-cell table:number-columns-repeated="10"/>
        </table:table-row>
        <table:table-row table:style-name="ro1">
          <table:table-cell table:formula="of:=ROW()-ROW([SYSTEM.$B$22])" office:value-type="float" office:value="5" calcext:value-type="float">
            <text:p>5</text:p>
          </table:table-cell>
          <table:table-cell table:formula="of:=IF(ROW()-ROW([SYSTEM.$B$22])&gt;COUNT([$DRAM.$AQ$2:.$AQ$10001]);&quot;&quot;;INDEX([DRAM.A7:.AE211];SMALL([$DRAM.$AQ$2:.$AQ$10001];ROW()-ROW([SYSTEM.$B$22]))-[SYSTEM.A27];1))">
            <text:p/>
          </table:table-cell>
          <table:table-cell table:formula="of:=IF(ROW()-ROW([SYSTEM.$B$22])&gt;COUNT([$DRAM.$AQ$2:.$AQ$10001]);&quot;&quot;;INDEX([DRAM.A7:.AE211];SMALL([$DRAM.$AQ$2:.$AQ$10001];ROW()-ROW([SYSTEM.$B$22]))-[SYSTEM.A27];2))">
            <text:p/>
          </table:table-cell>
          <table:table-cell table:formula="of:=IF(ROW()-ROW([SYSTEM.$B$22])&gt;COUNT([$DRAM.$AQ$2:.$AQ$10001]);&quot;&quot;;INDEX([DRAM.A7:.AE211];SMALL([$DRAM.$AQ$2:.$AQ$10001];ROW()-ROW([SYSTEM.$B$22]))-[SYSTEM.A27];3))">
            <text:p/>
          </table:table-cell>
          <table:table-cell table:formula="of:=IF(ROW()-ROW([SYSTEM.$B$22])&gt;COUNT([$DRAM.$AQ$2:.$AQ$10001]);&quot;&quot;;INDEX([DRAM.A7:.AE211];SMALL([$DRAM.$AQ$2:.$AQ$10001];ROW()-ROW([SYSTEM.$B$22]))-[SYSTEM.A27];4))">
            <text:p/>
          </table:table-cell>
          <table:table-cell table:formula="of:=IF(ROW()-ROW([SYSTEM.$B$22])&gt;COUNT([$DRAM.$AQ$2:.$AQ$10001]);&quot;&quot;;INDEX([DRAM.A7:.AE211];SMALL([$DRAM.$AQ$2:.$AQ$10001];ROW()-ROW([SYSTEM.$B$22]))-[SYSTEM.A27];5))">
            <text:p/>
          </table:table-cell>
          <table:table-cell table:formula="of:=IF(ROW()-ROW([SYSTEM.$B$22])&gt;COUNT([$DRAM.$AQ$2:.$AQ$10001]);&quot;&quot;;INDEX([DRAM.A7:.AE211];SMALL([$DRAM.$AQ$2:.$AQ$10001];ROW()-ROW([SYSTEM.$B$22]))-[SYSTEM.A27];6))">
            <text:p/>
          </table:table-cell>
          <table:table-cell table:formula="of:=IF(ROW()-ROW([SYSTEM.$B$22])&gt;COUNT([$DRAM.$AQ$2:.$AQ$10001]);&quot;&quot;;INDEX([DRAM.A7:.AE211];SMALL([$DRAM.$AQ$2:.$AQ$10001];ROW()-ROW([SYSTEM.$B$22]))-[SYSTEM.A27];7))">
            <text:p/>
          </table:table-cell>
          <table:table-cell table:formula="of:=IF(ROW()-ROW([SYSTEM.$B$22])&gt;COUNT([$DRAM.$AQ$2:.$AQ$10001]);&quot;&quot;;INDEX([DRAM.A7:.AE211];SMALL([$DRAM.$AQ$2:.$AQ$10001];ROW()-ROW([SYSTEM.$B$22]))-[SYSTEM.A27];8))">
            <text:p/>
          </table:table-cell>
          <table:table-cell table:formula="of:=IF(ROW()-ROW([SYSTEM.$B$22])&gt;COUNT([$DRAM.$AQ$2:.$AQ$10001]);&quot;&quot;;INDEX([DRAM.A7:.AE211];SMALL([$DRAM.$AQ$2:.$AQ$10001];ROW()-ROW([SYSTEM.$B$22]))-[SYSTEM.A27];9))">
            <text:p/>
          </table:table-cell>
          <table:table-cell table:formula="of:=IF(ROW()-ROW([SYSTEM.$B$22])&gt;COUNT([$DRAM.$AQ$2:.$AQ$10001]);&quot;&quot;;INDEX([DRAM.A7:.AE211];SMALL([$DRAM.$AQ$2:.$AQ$10001];ROW()-ROW([SYSTEM.$B$22]))-[SYSTEM.A27];10))">
            <text:p/>
          </table:table-cell>
          <table:table-cell table:formula="of:=IF(ROW()-ROW([SYSTEM.$B$22])&gt;COUNT([$DRAM.$AQ$2:.$AQ$10001]);&quot;&quot;;INDEX([DRAM.A7:.AE211];SMALL([$DRAM.$AQ$2:.$AQ$10001];ROW()-ROW([SYSTEM.$B$22]))-[SYSTEM.A27];11))">
            <text:p/>
          </table:table-cell>
          <table:table-cell table:formula="of:=IF(ROW()-ROW([SYSTEM.$B$22])&gt;COUNT([$DRAM.$AQ$2:.$AQ$10001]);&quot;&quot;;INDEX([DRAM.A7:.AE211];SMALL([$DRAM.$AQ$2:.$AQ$10001];ROW()-ROW([SYSTEM.$B$22]))-[SYSTEM.A27];12))">
            <text:p/>
          </table:table-cell>
          <table:table-cell table:formula="of:=IF(ROW()-ROW([SYSTEM.$B$22])&gt;COUNT([$DRAM.$AQ$2:.$AQ$10001]);&quot;&quot;;INDEX([DRAM.A7:.AE211];SMALL([$DRAM.$AQ$2:.$AQ$10001];ROW()-ROW([SYSTEM.$B$22]))-[SYSTEM.A27];13))">
            <text:p/>
          </table:table-cell>
          <table:table-cell table:formula="of:=IF(ROW()-ROW([SYSTEM.$B$22])&gt;COUNT([$DRAM.$AQ$2:.$AQ$10001]);&quot;&quot;;INDEX([DRAM.B7:.AF211];SMALL([$DRAM.$AQ$2:.$AQ$10001];ROW()-ROW([SYSTEM.$B$22]))-[SYSTEM.B27];13))">
            <text:p/>
          </table:table-cell>
          <table:table-cell table:formula="of:=IF(ROW()-ROW([SYSTEM.$B$22])&gt;COUNT([$DRAM.$AQ$2:.$AQ$10001]);&quot;&quot;;INDEX([DRAM.A7:.AE211];SMALL([$DRAM.$AQ$2:.$AQ$10001];ROW()-ROW([SYSTEM.$B$22]))-[SYSTEM.A27];14))">
            <text:p/>
          </table:table-cell>
          <table:table-cell table:formula="of:=IF(ROW()-ROW([SYSTEM.$B$22])&gt;COUNT([$DRAM.$AQ$2:.$AQ$10001]);&quot;&quot;;INDEX([DRAM.A7:.AE211];SMALL([$DRAM.$AQ$2:.$AQ$10001];ROW()-ROW([SYSTEM.$B$22]))-[SYSTEM.A27];16))">
            <text:p/>
          </table:table-cell>
          <table:table-cell table:formula="of:=IF(ROW()-ROW([SYSTEM.$B$22])&gt;COUNT([$DRAM.$AQ$2:.$AQ$10001]);&quot;&quot;;INDEX([DRAM.A7:.AE211];SMALL([$DRAM.$AQ$2:.$AQ$10001];ROW()-ROW([SYSTEM.$B$22]))-[SYSTEM.A27];17))">
            <text:p/>
          </table:table-cell>
          <table:table-cell table:formula="of:=IF(ROW()-ROW([SYSTEM.$B$22])&gt;COUNT([$DRAM.$AQ$2:.$AQ$10001]);&quot;&quot;;INDEX([DRAM.A7:.AE211];SMALL([$DRAM.$AQ$2:.$AQ$10001];ROW()-ROW([SYSTEM.$B$22]))-[SYSTEM.A27];19))">
            <text:p/>
          </table:table-cell>
          <table:table-cell table:formula="of:=IF(ROW()-ROW([SYSTEM.$B$22])&gt;COUNT([$DRAM.$AQ$2:.$AQ$10001]);&quot;&quot;;INDEX([DRAM.A7:.AE211];SMALL([$DRAM.$AQ$2:.$AQ$10001];ROW()-ROW([SYSTEM.$B$22]))-[SYSTEM.A27];20))">
            <text:p/>
          </table:table-cell>
          <table:table-cell table:formula="of:=IF(ROW()-ROW([SYSTEM.$B$22])&gt;COUNT([$DRAM.$AQ$2:.$AQ$10001]);&quot;&quot;;INDEX([DRAM.A7:.AE211];SMALL([$DRAM.$AQ$2:.$AQ$10001];ROW()-ROW([SYSTEM.$B$22]))-[SYSTEM.A27];21))">
            <text:p/>
          </table:table-cell>
          <table:table-cell table:formula="of:=IF(ROW()-ROW([SYSTEM.$B$22])&gt;COUNT([$DRAM.$AQ$2:.$AQ$10001]);&quot;&quot;;INDEX([DRAM.A7:.AE211];SMALL([$DRAM.$AQ$2:.$AQ$10001];ROW()-ROW([SYSTEM.$B$22]))-[SYSTEM.A27];22))">
            <text:p/>
          </table:table-cell>
          <table:table-cell table:formula="of:=IF(ROW()-ROW([SYSTEM.$B$22])&gt;COUNT([$DRAM.$AQ$2:.$AQ$10001]);&quot;&quot;;INDEX([DRAM.A7:.AE211];SMALL([$DRAM.$AQ$2:.$AQ$10001];ROW()-ROW([SYSTEM.$B$22]))-[SYSTEM.A27];23))">
            <text:p/>
          </table:table-cell>
          <table:table-cell table:formula="of:=IF(ROW()-ROW([SYSTEM.$B$22])&gt;COUNT([$DRAM.$AQ$2:.$AQ$10001]);&quot;&quot;;INDEX([DRAM.A7:.AE211];SMALL([$DRAM.$AQ$2:.$AQ$10001];ROW()-ROW([SYSTEM.$B$22]))-[SYSTEM.A27];26))">
            <text:p/>
          </table:table-cell>
          <table:table-cell table:formula="of:=IF(ROW()-ROW([SYSTEM.$B$22])&gt;COUNT([$DRAM.$AQ$2:.$AQ$10001]);&quot;&quot;;INDEX([DRAM.A7:.AE211];SMALL([$DRAM.$AQ$2:.$AQ$10001];ROW()-ROW([SYSTEM.$B$22]))-[SYSTEM.A27];27))">
            <text:p/>
          </table:table-cell>
          <table:table-cell table:formula="of:=IF(ROW()-ROW([SYSTEM.$B$22])&gt;COUNT([$DRAM.$AQ$2:.$AQ$10001]);&quot;&quot;;INDEX([DRAM.A7:.AE211];SMALL([$DRAM.$AQ$2:.$AQ$10001];ROW()-ROW([SYSTEM.$B$22]))-[SYSTEM.A27];30))">
            <text:p/>
          </table:table-cell>
          <table:table-cell table:formula="of:=IF(ROW()-ROW([SYSTEM.$B$22])&gt;COUNT([$DRAM.$AQ$2:.$AQ$10001]);&quot;&quot;;INDEX([DRAM.A7:.AE211];SMALL([$DRAM.$AQ$2:.$AQ$10001];ROW()-ROW([SYSTEM.$B$22]))-[SYSTEM.A27];32))">
            <text:p/>
          </table:table-cell>
          <table:table-cell table:formula="of:=IF(ROW()-ROW([SYSTEM.$B$22])&gt;COUNT([$DRAM.$AQ$2:.$AQ$10001]);&quot;&quot;;INDEX([DRAM.A7:.AE211];SMALL([$DRAM.$AQ$2:.$AQ$10001];ROW()-ROW([SYSTEM.$B$22]))-[SYSTEM.A27];41))">
            <text:p/>
          </table:table-cell>
          <table:table-cell table:formula="of:=IF(ROW()-ROW([SYSTEM.$B$22])&gt;COUNT([$DRAM.$AQ$2:.$AQ$10001]);&quot;&quot;;INDEX([DRAM.A7:.AE211];SMALL([$DRAM.$AQ$2:.$AQ$10001];ROW()-ROW([SYSTEM.$B$22]))-[SYSTEM.A27];42))">
            <text:p/>
          </table:table-cell>
          <table:table-cell table:formula="of:=IF(ROW()-ROW([SYSTEM.$B$22])&gt;COUNT([$DRAM.$AQ$2:.$AQ$10001]);&quot;&quot;;INDEX([DRAM.A7:.AE211];SMALL([$DRAM.$AQ$2:.$AQ$10001];ROW()-ROW([SYSTEM.$B$22]))-[SYSTEM.A27];45))">
            <text:p/>
          </table:table-cell>
          <table:table-cell table:formula="of:=IF(ROW()-ROW([SYSTEM.$B$22])&gt;COUNT([$DRAM.$AQ$2:.$AQ$10001]);&quot;&quot;;INDEX([DRAM.A7:.AE211];SMALL([$DRAM.$AQ$2:.$AQ$10001];ROW()-ROW([SYSTEM.$B$22]))-[SYSTEM.A27];46))">
            <text:p/>
          </table:table-cell>
          <table:table-cell table:formula="of:=IF(ROW()-ROW([SYSTEM.$B$22])&gt;COUNT([$DRAM.$AQ$2:.$AQ$10001]);&quot;&quot;;INDEX([DRAM.A7:.AE211];SMALL([$DRAM.$AQ$2:.$AQ$10001];ROW()-ROW([SYSTEM.$B$22]))-[SYSTEM.A27];47))">
            <text:p/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table:formula="of:=ROW()-ROW([SYSTEM.$B$22])" office:value-type="float" office:value="6" calcext:value-type="float">
              <text:p>6</text:p>
            </table:table-cell>
            <table:table-cell table:formula="of:=IF(ROW()-ROW([SYSTEM.$B$22])&gt;COUNT([$DRAM.$AQ$2:.$AQ$10001]);&quot;&quot;;INDEX([DRAM.A8:.AE212];SMALL([$DRAM.$AQ$2:.$AQ$10001];ROW()-ROW([SYSTEM.$B$22]))-[SYSTEM.A28];1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3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5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6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7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8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9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0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1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2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3))">
              <text:p/>
            </table:table-cell>
            <table:table-cell table:formula="of:=IF(ROW()-ROW([SYSTEM.$B$22])&gt;COUNT([$DRAM.$AQ$2:.$AQ$10001]);&quot;&quot;;INDEX([DRAM.B8:.AF212];SMALL([$DRAM.$AQ$2:.$AQ$10001];ROW()-ROW([SYSTEM.$B$22]))-[SYSTEM.B28];13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4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6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7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19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0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1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2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3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6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27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30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32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1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2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5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6))">
              <text:p/>
            </table:table-cell>
            <table:table-cell table:formula="of:=IF(ROW()-ROW([SYSTEM.$B$22])&gt;COUNT([$DRAM.$AQ$2:.$AQ$10001]);&quot;&quot;;INDEX([DRAM.A8:.AE212];SMALL([$DRAM.$AQ$2:.$AQ$10001];ROW()-ROW([SYSTEM.$B$22]))-[SYSTEM.A2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" calcext:value-type="float">
              <text:p>7</text:p>
            </table:table-cell>
            <table:table-cell table:formula="of:=IF(ROW()-ROW([SYSTEM.$B$22])&gt;COUNT([$DRAM.$AQ$2:.$AQ$10001]);&quot;&quot;;INDEX([DRAM.A9:.AE213];SMALL([$DRAM.$AQ$2:.$AQ$10001];ROW()-ROW([SYSTEM.$B$22]))-[SYSTEM.A29];1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3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5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6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7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8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9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0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1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2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3))">
              <text:p/>
            </table:table-cell>
            <table:table-cell table:formula="of:=IF(ROW()-ROW([SYSTEM.$B$22])&gt;COUNT([$DRAM.$AQ$2:.$AQ$10001]);&quot;&quot;;INDEX([DRAM.B9:.AF213];SMALL([$DRAM.$AQ$2:.$AQ$10001];ROW()-ROW([SYSTEM.$B$22]))-[SYSTEM.B29];13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4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6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7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19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0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1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2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3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6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27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30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32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1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2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5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6))">
              <text:p/>
            </table:table-cell>
            <table:table-cell table:formula="of:=IF(ROW()-ROW([SYSTEM.$B$22])&gt;COUNT([$DRAM.$AQ$2:.$AQ$10001]);&quot;&quot;;INDEX([DRAM.A9:.AE213];SMALL([$DRAM.$AQ$2:.$AQ$10001];ROW()-ROW([SYSTEM.$B$22]))-[SYSTEM.A29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8" calcext:value-type="float">
              <text:p>8</text:p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3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4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5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6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7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8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9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0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1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2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3))">
              <text:p/>
            </table:table-cell>
            <table:table-cell table:content-validation-name="val1" table:formula="of:=IF(ROW()-ROW([SYSTEM.$B$22])&gt;COUNT([$DRAM.$AQ$2:.$AQ$10001]);&quot;&quot;;INDEX([DRAM.B10:.AF214];SMALL([$DRAM.$AQ$2:.$AQ$10001];ROW()-ROW([SYSTEM.$B$22]))-[SYSTEM.B30];13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4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6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7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19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0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1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2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3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6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27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30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32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41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42))">
              <text:p/>
            </table:table-cell>
            <table:table-cell table:content-validation-name="val1" table:formula="of:=IF(ROW()-ROW([SYSTEM.$B$22])&gt;COUNT([$DRAM.$AQ$2:.$AQ$10001]);&quot;&quot;;INDEX([DRAM.A10:.AE214];SMALL([$DRAM.$AQ$2:.$AQ$10001];ROW()-ROW([SYSTEM.$B$22]))-[SYSTEM.A30];45))">
              <text:p/>
            </table:table-cell>
            <table:table-cell table:formula="of:=IF(ROW()-ROW([SYSTEM.$B$22])&gt;COUNT([$DRAM.$AQ$2:.$AQ$10001]);&quot;&quot;;INDEX([DRAM.A10:.AE214];SMALL([$DRAM.$AQ$2:.$AQ$10001];ROW()-ROW([SYSTEM.$B$22]))-[SYSTEM.A30];46))">
              <text:p/>
            </table:table-cell>
            <table:table-cell table:formula="of:=IF(ROW()-ROW([SYSTEM.$B$22])&gt;COUNT([$DRAM.$AQ$2:.$AQ$10001]);&quot;&quot;;INDEX([DRAM.A10:.AE214];SMALL([$DRAM.$AQ$2:.$AQ$10001];ROW()-ROW([SYSTEM.$B$22]))-[SYSTEM.A30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9" calcext:value-type="float">
              <text:p>9</text:p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3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4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5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6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7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8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9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0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1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2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3))">
              <text:p/>
            </table:table-cell>
            <table:table-cell table:content-validation-name="val1" table:formula="of:=IF(ROW()-ROW([SYSTEM.$B$22])&gt;COUNT([$DRAM.$AQ$2:.$AQ$10001]);&quot;&quot;;INDEX([DRAM.B11:.AF215];SMALL([$DRAM.$AQ$2:.$AQ$10001];ROW()-ROW([SYSTEM.$B$22]))-[SYSTEM.B31];13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4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6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7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19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0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1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2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3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6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27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30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32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41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42))">
              <text:p/>
            </table:table-cell>
            <table:table-cell table:content-validation-name="val1" table:formula="of:=IF(ROW()-ROW([SYSTEM.$B$22])&gt;COUNT([$DRAM.$AQ$2:.$AQ$10001]);&quot;&quot;;INDEX([DRAM.A11:.AE215];SMALL([$DRAM.$AQ$2:.$AQ$10001];ROW()-ROW([SYSTEM.$B$22]))-[SYSTEM.A31];45))">
              <text:p/>
            </table:table-cell>
            <table:table-cell table:formula="of:=IF(ROW()-ROW([SYSTEM.$B$22])&gt;COUNT([$DRAM.$AQ$2:.$AQ$10001]);&quot;&quot;;INDEX([DRAM.A11:.AE215];SMALL([$DRAM.$AQ$2:.$AQ$10001];ROW()-ROW([SYSTEM.$B$22]))-[SYSTEM.A31];46))">
              <text:p/>
            </table:table-cell>
            <table:table-cell table:formula="of:=IF(ROW()-ROW([SYSTEM.$B$22])&gt;COUNT([$DRAM.$AQ$2:.$AQ$10001]);&quot;&quot;;INDEX([DRAM.A11:.AE215];SMALL([$DRAM.$AQ$2:.$AQ$10001];ROW()-ROW([SYSTEM.$B$22]))-[SYSTEM.A31];47))">
              <text:p/>
            </table:table-cell>
            <table:table-cell table:number-columns-repeated="10"/>
          </table:table-row>
          <table:table-row table:style-name="ro1" table:visibility="collapse">
            <table:table-cell table:content-validation-name="val1" table:formula="of:=ROW()-ROW([SYSTEM.$B$22])" office:value-type="float" office:value="10" calcext:value-type="float">
              <text:p>10</text:p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3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4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5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6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7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8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9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0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1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2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3))">
              <text:p/>
            </table:table-cell>
            <table:table-cell table:content-validation-name="val1" table:formula="of:=IF(ROW()-ROW([SYSTEM.$B$22])&gt;COUNT([$DRAM.$AQ$2:.$AQ$10001]);&quot;&quot;;INDEX([DRAM.B12:.AF216];SMALL([$DRAM.$AQ$2:.$AQ$10001];ROW()-ROW([SYSTEM.$B$22]))-[SYSTEM.B32];13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4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6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7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19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0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1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2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3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6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27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30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32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41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42))">
              <text:p/>
            </table:table-cell>
            <table:table-cell table:content-validation-name="val1" table:formula="of:=IF(ROW()-ROW([SYSTEM.$B$22])&gt;COUNT([$DRAM.$AQ$2:.$AQ$10001]);&quot;&quot;;INDEX([DRAM.A12:.AE216];SMALL([$DRAM.$AQ$2:.$AQ$10001];ROW()-ROW([SYSTEM.$B$22]))-[SYSTEM.A32];45))">
              <text:p/>
            </table:table-cell>
            <table:table-cell table:formula="of:=IF(ROW()-ROW([SYSTEM.$B$22])&gt;COUNT([$DRAM.$AQ$2:.$AQ$10001]);&quot;&quot;;INDEX([DRAM.A12:.AE216];SMALL([$DRAM.$AQ$2:.$AQ$10001];ROW()-ROW([SYSTEM.$B$22]))-[SYSTEM.A32];46))">
              <text:p/>
            </table:table-cell>
            <table:table-cell table:formula="of:=IF(ROW()-ROW([SYSTEM.$B$22])&gt;COUNT([$DRAM.$AQ$2:.$AQ$10001]);&quot;&quot;;INDEX([DRAM.A12:.AE216];SMALL([$DRAM.$AQ$2:.$AQ$10001];ROW()-ROW([SYSTEM.$B$22]))-[SYSTEM.A3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1" calcext:value-type="float">
              <text:p>11</text:p>
            </table:table-cell>
            <table:table-cell table:formula="of:=IF(ROW()-ROW([SYSTEM.$B$22])&gt;COUNT([$DRAM.$AQ$2:.$AQ$10001]);&quot;&quot;;INDEX([DRAM.A13:.AE217];SMALL([$DRAM.$AQ$2:.$AQ$10001];ROW()-ROW([SYSTEM.$B$22]))-[SYSTEM.A33];1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3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5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6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7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8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9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0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1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2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3))">
              <text:p/>
            </table:table-cell>
            <table:table-cell table:formula="of:=IF(ROW()-ROW([SYSTEM.$B$22])&gt;COUNT([$DRAM.$AQ$2:.$AQ$10001]);&quot;&quot;;INDEX([DRAM.B13:.AF217];SMALL([$DRAM.$AQ$2:.$AQ$10001];ROW()-ROW([SYSTEM.$B$22]))-[SYSTEM.B33];13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4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6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7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19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0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1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2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3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6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27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30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32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1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2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5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6))">
              <text:p/>
            </table:table-cell>
            <table:table-cell table:formula="of:=IF(ROW()-ROW([SYSTEM.$B$22])&gt;COUNT([$DRAM.$AQ$2:.$AQ$10001]);&quot;&quot;;INDEX([DRAM.A13:.AE217];SMALL([$DRAM.$AQ$2:.$AQ$10001];ROW()-ROW([SYSTEM.$B$22]))-[SYSTEM.A3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2" calcext:value-type="float">
              <text:p>12</text:p>
            </table:table-cell>
            <table:table-cell table:formula="of:=IF(ROW()-ROW([SYSTEM.$B$22])&gt;COUNT([$DRAM.$AQ$2:.$AQ$10001]);&quot;&quot;;INDEX([DRAM.A14:.AE218];SMALL([$DRAM.$AQ$2:.$AQ$10001];ROW()-ROW([SYSTEM.$B$22]))-[SYSTEM.A34];1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3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5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6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7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8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9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0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1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2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3))">
              <text:p/>
            </table:table-cell>
            <table:table-cell table:formula="of:=IF(ROW()-ROW([SYSTEM.$B$22])&gt;COUNT([$DRAM.$AQ$2:.$AQ$10001]);&quot;&quot;;INDEX([DRAM.B14:.AF218];SMALL([$DRAM.$AQ$2:.$AQ$10001];ROW()-ROW([SYSTEM.$B$22]))-[SYSTEM.B34];13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4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6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7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19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0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1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2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3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6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27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30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32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1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2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5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6))">
              <text:p/>
            </table:table-cell>
            <table:table-cell table:formula="of:=IF(ROW()-ROW([SYSTEM.$B$22])&gt;COUNT([$DRAM.$AQ$2:.$AQ$10001]);&quot;&quot;;INDEX([DRAM.A14:.AE218];SMALL([$DRAM.$AQ$2:.$AQ$10001];ROW()-ROW([SYSTEM.$B$22]))-[SYSTEM.A3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3" calcext:value-type="float">
              <text:p>13</text:p>
            </table:table-cell>
            <table:table-cell table:formula="of:=IF(ROW()-ROW([SYSTEM.$B$22])&gt;COUNT([$DRAM.$AQ$2:.$AQ$10001]);&quot;&quot;;INDEX([DRAM.A15:.AE219];SMALL([$DRAM.$AQ$2:.$AQ$10001];ROW()-ROW([SYSTEM.$B$22]))-[SYSTEM.A35];1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3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5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6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7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8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9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0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1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2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3))">
              <text:p/>
            </table:table-cell>
            <table:table-cell table:formula="of:=IF(ROW()-ROW([SYSTEM.$B$22])&gt;COUNT([$DRAM.$AQ$2:.$AQ$10001]);&quot;&quot;;INDEX([DRAM.B15:.AF219];SMALL([$DRAM.$AQ$2:.$AQ$10001];ROW()-ROW([SYSTEM.$B$22]))-[SYSTEM.B35];13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4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6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7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19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0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1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2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3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6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27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30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32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1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2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5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6))">
              <text:p/>
            </table:table-cell>
            <table:table-cell table:formula="of:=IF(ROW()-ROW([SYSTEM.$B$22])&gt;COUNT([$DRAM.$AQ$2:.$AQ$10001]);&quot;&quot;;INDEX([DRAM.A15:.AE219];SMALL([$DRAM.$AQ$2:.$AQ$10001];ROW()-ROW([SYSTEM.$B$22]))-[SYSTEM.A3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4" calcext:value-type="float">
              <text:p>14</text:p>
            </table:table-cell>
            <table:table-cell table:formula="of:=IF(ROW()-ROW([SYSTEM.$B$22])&gt;COUNT([$DRAM.$AQ$2:.$AQ$10001]);&quot;&quot;;INDEX([DRAM.A16:.AE220];SMALL([$DRAM.$AQ$2:.$AQ$10001];ROW()-ROW([SYSTEM.$B$22]))-[SYSTEM.A36];1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3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5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6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7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8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9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0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1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2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3))">
              <text:p/>
            </table:table-cell>
            <table:table-cell table:formula="of:=IF(ROW()-ROW([SYSTEM.$B$22])&gt;COUNT([$DRAM.$AQ$2:.$AQ$10001]);&quot;&quot;;INDEX([DRAM.B16:.AF220];SMALL([$DRAM.$AQ$2:.$AQ$10001];ROW()-ROW([SYSTEM.$B$22]))-[SYSTEM.B36];13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4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6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7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19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0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1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2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3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6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27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30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32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1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2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5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6))">
              <text:p/>
            </table:table-cell>
            <table:table-cell table:formula="of:=IF(ROW()-ROW([SYSTEM.$B$22])&gt;COUNT([$DRAM.$AQ$2:.$AQ$10001]);&quot;&quot;;INDEX([DRAM.A16:.AE220];SMALL([$DRAM.$AQ$2:.$AQ$10001];ROW()-ROW([SYSTEM.$B$22]))-[SYSTEM.A3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5" calcext:value-type="float">
              <text:p>15</text:p>
            </table:table-cell>
            <table:table-cell table:formula="of:=IF(ROW()-ROW([SYSTEM.$B$22])&gt;COUNT([$DRAM.$AQ$2:.$AQ$10001]);&quot;&quot;;INDEX([DRAM.A17:.AE221];SMALL([$DRAM.$AQ$2:.$AQ$10001];ROW()-ROW([SYSTEM.$B$22]))-[SYSTEM.A37];1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3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5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6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7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8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9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0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1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2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3))">
              <text:p/>
            </table:table-cell>
            <table:table-cell table:formula="of:=IF(ROW()-ROW([SYSTEM.$B$22])&gt;COUNT([$DRAM.$AQ$2:.$AQ$10001]);&quot;&quot;;INDEX([DRAM.B17:.AF221];SMALL([$DRAM.$AQ$2:.$AQ$10001];ROW()-ROW([SYSTEM.$B$22]))-[SYSTEM.B37];13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4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6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7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19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0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1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2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3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6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27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30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32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1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2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5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6))">
              <text:p/>
            </table:table-cell>
            <table:table-cell table:formula="of:=IF(ROW()-ROW([SYSTEM.$B$22])&gt;COUNT([$DRAM.$AQ$2:.$AQ$10001]);&quot;&quot;;INDEX([DRAM.A17:.AE221];SMALL([$DRAM.$AQ$2:.$AQ$10001];ROW()-ROW([SYSTEM.$B$22]))-[SYSTEM.A3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6" calcext:value-type="float">
              <text:p>16</text:p>
            </table:table-cell>
            <table:table-cell table:formula="of:=IF(ROW()-ROW([SYSTEM.$B$22])&gt;COUNT([$DRAM.$AQ$2:.$AQ$10001]);&quot;&quot;;INDEX([DRAM.A18:.AE222];SMALL([$DRAM.$AQ$2:.$AQ$10001];ROW()-ROW([SYSTEM.$B$22]))-[SYSTEM.A38];1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3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5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6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7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8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9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0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1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2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3))">
              <text:p/>
            </table:table-cell>
            <table:table-cell table:formula="of:=IF(ROW()-ROW([SYSTEM.$B$22])&gt;COUNT([$DRAM.$AQ$2:.$AQ$10001]);&quot;&quot;;INDEX([DRAM.B18:.AF222];SMALL([$DRAM.$AQ$2:.$AQ$10001];ROW()-ROW([SYSTEM.$B$22]))-[SYSTEM.B38];13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4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6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7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19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0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1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2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3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6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27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30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32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1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2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5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6))">
              <text:p/>
            </table:table-cell>
            <table:table-cell table:formula="of:=IF(ROW()-ROW([SYSTEM.$B$22])&gt;COUNT([$DRAM.$AQ$2:.$AQ$10001]);&quot;&quot;;INDEX([DRAM.A18:.AE222];SMALL([$DRAM.$AQ$2:.$AQ$10001];ROW()-ROW([SYSTEM.$B$22]))-[SYSTEM.A3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7" calcext:value-type="float">
              <text:p>17</text:p>
            </table:table-cell>
            <table:table-cell table:formula="of:=IF(ROW()-ROW([SYSTEM.$B$22])&gt;COUNT([$DRAM.$AQ$2:.$AQ$10001]);&quot;&quot;;INDEX([DRAM.A19:.AE223];SMALL([$DRAM.$AQ$2:.$AQ$10001];ROW()-ROW([SYSTEM.$B$22]))-[SYSTEM.A39];1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3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5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6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7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8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9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0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1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2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3))">
              <text:p/>
            </table:table-cell>
            <table:table-cell table:formula="of:=IF(ROW()-ROW([SYSTEM.$B$22])&gt;COUNT([$DRAM.$AQ$2:.$AQ$10001]);&quot;&quot;;INDEX([DRAM.B19:.AF223];SMALL([$DRAM.$AQ$2:.$AQ$10001];ROW()-ROW([SYSTEM.$B$22]))-[SYSTEM.B39];13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4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6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7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19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0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1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2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3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6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27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30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32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1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2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5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6))">
              <text:p/>
            </table:table-cell>
            <table:table-cell table:formula="of:=IF(ROW()-ROW([SYSTEM.$B$22])&gt;COUNT([$DRAM.$AQ$2:.$AQ$10001]);&quot;&quot;;INDEX([DRAM.A19:.AE223];SMALL([$DRAM.$AQ$2:.$AQ$10001];ROW()-ROW([SYSTEM.$B$22]))-[SYSTEM.A3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8" calcext:value-type="float">
              <text:p>18</text:p>
            </table:table-cell>
            <table:table-cell table:formula="of:=IF(ROW()-ROW([SYSTEM.$B$22])&gt;COUNT([$DRAM.$AQ$2:.$AQ$10001]);&quot;&quot;;INDEX([DRAM.A20:.AE224];SMALL([$DRAM.$AQ$2:.$AQ$10001];ROW()-ROW([SYSTEM.$B$22]))-[SYSTEM.A40];1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3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5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6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7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8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9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0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1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2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3))">
              <text:p/>
            </table:table-cell>
            <table:table-cell table:formula="of:=IF(ROW()-ROW([SYSTEM.$B$22])&gt;COUNT([$DRAM.$AQ$2:.$AQ$10001]);&quot;&quot;;INDEX([DRAM.B20:.AF224];SMALL([$DRAM.$AQ$2:.$AQ$10001];ROW()-ROW([SYSTEM.$B$22]))-[SYSTEM.B40];13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4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6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7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19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0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1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2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3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6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27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30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32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1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2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5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6))">
              <text:p/>
            </table:table-cell>
            <table:table-cell table:formula="of:=IF(ROW()-ROW([SYSTEM.$B$22])&gt;COUNT([$DRAM.$AQ$2:.$AQ$10001]);&quot;&quot;;INDEX([DRAM.A20:.AE224];SMALL([$DRAM.$AQ$2:.$AQ$10001];ROW()-ROW([SYSTEM.$B$22]))-[SYSTEM.A4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19" calcext:value-type="float">
              <text:p>19</text:p>
            </table:table-cell>
            <table:table-cell table:formula="of:=IF(ROW()-ROW([SYSTEM.$B$22])&gt;COUNT([$DRAM.$AQ$2:.$AQ$10001]);&quot;&quot;;INDEX([DRAM.A21:.AE225];SMALL([$DRAM.$AQ$2:.$AQ$10001];ROW()-ROW([SYSTEM.$B$22]))-[SYSTEM.A41];1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3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5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6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7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8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9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0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1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2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3))">
              <text:p/>
            </table:table-cell>
            <table:table-cell table:formula="of:=IF(ROW()-ROW([SYSTEM.$B$22])&gt;COUNT([$DRAM.$AQ$2:.$AQ$10001]);&quot;&quot;;INDEX([DRAM.B21:.AF225];SMALL([$DRAM.$AQ$2:.$AQ$10001];ROW()-ROW([SYSTEM.$B$22]))-[SYSTEM.B41];13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4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6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7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19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0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1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2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3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6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27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30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32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1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2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5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6))">
              <text:p/>
            </table:table-cell>
            <table:table-cell table:formula="of:=IF(ROW()-ROW([SYSTEM.$B$22])&gt;COUNT([$DRAM.$AQ$2:.$AQ$10001]);&quot;&quot;;INDEX([DRAM.A21:.AE225];SMALL([$DRAM.$AQ$2:.$AQ$10001];ROW()-ROW([SYSTEM.$B$22]))-[SYSTEM.A4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0" calcext:value-type="float">
              <text:p>20</text:p>
            </table:table-cell>
            <table:table-cell table:formula="of:=IF(ROW()-ROW([SYSTEM.$B$22])&gt;COUNT([$DRAM.$AQ$2:.$AQ$10001]);&quot;&quot;;INDEX([DRAM.A22:.AE226];SMALL([$DRAM.$AQ$2:.$AQ$10001];ROW()-ROW([SYSTEM.$B$22]))-[SYSTEM.A42];1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3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5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6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7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8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9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0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1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2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3))">
              <text:p/>
            </table:table-cell>
            <table:table-cell table:formula="of:=IF(ROW()-ROW([SYSTEM.$B$22])&gt;COUNT([$DRAM.$AQ$2:.$AQ$10001]);&quot;&quot;;INDEX([DRAM.B22:.AF226];SMALL([$DRAM.$AQ$2:.$AQ$10001];ROW()-ROW([SYSTEM.$B$22]))-[SYSTEM.B42];13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4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6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7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19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0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1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2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3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6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27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30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32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1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2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5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6))">
              <text:p/>
            </table:table-cell>
            <table:table-cell table:formula="of:=IF(ROW()-ROW([SYSTEM.$B$22])&gt;COUNT([$DRAM.$AQ$2:.$AQ$10001]);&quot;&quot;;INDEX([DRAM.A22:.AE226];SMALL([$DRAM.$AQ$2:.$AQ$10001];ROW()-ROW([SYSTEM.$B$22]))-[SYSTEM.A4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1" calcext:value-type="float">
              <text:p>21</text:p>
            </table:table-cell>
            <table:table-cell table:formula="of:=IF(ROW()-ROW([SYSTEM.$B$22])&gt;COUNT([$DRAM.$AQ$2:.$AQ$10001]);&quot;&quot;;INDEX([DRAM.A23:.AE227];SMALL([$DRAM.$AQ$2:.$AQ$10001];ROW()-ROW([SYSTEM.$B$22]))-[SYSTEM.A43];1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3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5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6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7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8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9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0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1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2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3))">
              <text:p/>
            </table:table-cell>
            <table:table-cell table:formula="of:=IF(ROW()-ROW([SYSTEM.$B$22])&gt;COUNT([$DRAM.$AQ$2:.$AQ$10001]);&quot;&quot;;INDEX([DRAM.B23:.AF227];SMALL([$DRAM.$AQ$2:.$AQ$10001];ROW()-ROW([SYSTEM.$B$22]))-[SYSTEM.B43];13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4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6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7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19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0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1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2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3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6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27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30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32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1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2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5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6))">
              <text:p/>
            </table:table-cell>
            <table:table-cell table:formula="of:=IF(ROW()-ROW([SYSTEM.$B$22])&gt;COUNT([$DRAM.$AQ$2:.$AQ$10001]);&quot;&quot;;INDEX([DRAM.A23:.AE227];SMALL([$DRAM.$AQ$2:.$AQ$10001];ROW()-ROW([SYSTEM.$B$22]))-[SYSTEM.A4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2" calcext:value-type="float">
              <text:p>22</text:p>
            </table:table-cell>
            <table:table-cell table:formula="of:=IF(ROW()-ROW([SYSTEM.$B$22])&gt;COUNT([$DRAM.$AQ$2:.$AQ$10001]);&quot;&quot;;INDEX([DRAM.A24:.AE228];SMALL([$DRAM.$AQ$2:.$AQ$10001];ROW()-ROW([SYSTEM.$B$22]))-[SYSTEM.A44];1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3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5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6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7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8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9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0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1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2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3))">
              <text:p/>
            </table:table-cell>
            <table:table-cell table:formula="of:=IF(ROW()-ROW([SYSTEM.$B$22])&gt;COUNT([$DRAM.$AQ$2:.$AQ$10001]);&quot;&quot;;INDEX([DRAM.B24:.AF228];SMALL([$DRAM.$AQ$2:.$AQ$10001];ROW()-ROW([SYSTEM.$B$22]))-[SYSTEM.B44];13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4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6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7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19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0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1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2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3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6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27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30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32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1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2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5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6))">
              <text:p/>
            </table:table-cell>
            <table:table-cell table:formula="of:=IF(ROW()-ROW([SYSTEM.$B$22])&gt;COUNT([$DRAM.$AQ$2:.$AQ$10001]);&quot;&quot;;INDEX([DRAM.A24:.AE228];SMALL([$DRAM.$AQ$2:.$AQ$10001];ROW()-ROW([SYSTEM.$B$22]))-[SYSTEM.A4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3" calcext:value-type="float">
              <text:p>23</text:p>
            </table:table-cell>
            <table:table-cell table:formula="of:=IF(ROW()-ROW([SYSTEM.$B$22])&gt;COUNT([$DRAM.$AQ$2:.$AQ$10001]);&quot;&quot;;INDEX([DRAM.A25:.AE229];SMALL([$DRAM.$AQ$2:.$AQ$10001];ROW()-ROW([SYSTEM.$B$22]))-[SYSTEM.A45];1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3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5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6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7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8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9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0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1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2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3))">
              <text:p/>
            </table:table-cell>
            <table:table-cell table:formula="of:=IF(ROW()-ROW([SYSTEM.$B$22])&gt;COUNT([$DRAM.$AQ$2:.$AQ$10001]);&quot;&quot;;INDEX([DRAM.B25:.AF229];SMALL([$DRAM.$AQ$2:.$AQ$10001];ROW()-ROW([SYSTEM.$B$22]))-[SYSTEM.B45];13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4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6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7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19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0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1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2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3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6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27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30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32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1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2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5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6))">
              <text:p/>
            </table:table-cell>
            <table:table-cell table:formula="of:=IF(ROW()-ROW([SYSTEM.$B$22])&gt;COUNT([$DRAM.$AQ$2:.$AQ$10001]);&quot;&quot;;INDEX([DRAM.A25:.AE229];SMALL([$DRAM.$AQ$2:.$AQ$10001];ROW()-ROW([SYSTEM.$B$22]))-[SYSTEM.A4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4" calcext:value-type="float">
              <text:p>24</text:p>
            </table:table-cell>
            <table:table-cell table:formula="of:=IF(ROW()-ROW([SYSTEM.$B$22])&gt;COUNT([$DRAM.$AQ$2:.$AQ$10001]);&quot;&quot;;INDEX([DRAM.A26:.AE230];SMALL([$DRAM.$AQ$2:.$AQ$10001];ROW()-ROW([SYSTEM.$B$22]))-[SYSTEM.A46];1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3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5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6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7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8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9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0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1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2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3))">
              <text:p/>
            </table:table-cell>
            <table:table-cell table:formula="of:=IF(ROW()-ROW([SYSTEM.$B$22])&gt;COUNT([$DRAM.$AQ$2:.$AQ$10001]);&quot;&quot;;INDEX([DRAM.B26:.AF230];SMALL([$DRAM.$AQ$2:.$AQ$10001];ROW()-ROW([SYSTEM.$B$22]))-[SYSTEM.B46];13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4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6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7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19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0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1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2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3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6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27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30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32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1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2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5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6))">
              <text:p/>
            </table:table-cell>
            <table:table-cell table:formula="of:=IF(ROW()-ROW([SYSTEM.$B$22])&gt;COUNT([$DRAM.$AQ$2:.$AQ$10001]);&quot;&quot;;INDEX([DRAM.A26:.AE230];SMALL([$DRAM.$AQ$2:.$AQ$10001];ROW()-ROW([SYSTEM.$B$22]))-[SYSTEM.A4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5" calcext:value-type="float">
              <text:p>25</text:p>
            </table:table-cell>
            <table:table-cell table:formula="of:=IF(ROW()-ROW([SYSTEM.$B$22])&gt;COUNT([$DRAM.$AQ$2:.$AQ$10001]);&quot;&quot;;INDEX([DRAM.A27:.AE231];SMALL([$DRAM.$AQ$2:.$AQ$10001];ROW()-ROW([SYSTEM.$B$22]))-[SYSTEM.A47];1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3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5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6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7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8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9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0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1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2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3))">
              <text:p/>
            </table:table-cell>
            <table:table-cell table:formula="of:=IF(ROW()-ROW([SYSTEM.$B$22])&gt;COUNT([$DRAM.$AQ$2:.$AQ$10001]);&quot;&quot;;INDEX([DRAM.B27:.AF231];SMALL([$DRAM.$AQ$2:.$AQ$10001];ROW()-ROW([SYSTEM.$B$22]))-[SYSTEM.B47];13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4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6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7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19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0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1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2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3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6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27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30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32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1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2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5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6))">
              <text:p/>
            </table:table-cell>
            <table:table-cell table:formula="of:=IF(ROW()-ROW([SYSTEM.$B$22])&gt;COUNT([$DRAM.$AQ$2:.$AQ$10001]);&quot;&quot;;INDEX([DRAM.A27:.AE231];SMALL([$DRAM.$AQ$2:.$AQ$10001];ROW()-ROW([SYSTEM.$B$22]))-[SYSTEM.A4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6" calcext:value-type="float">
              <text:p>26</text:p>
            </table:table-cell>
            <table:table-cell table:formula="of:=IF(ROW()-ROW([SYSTEM.$B$22])&gt;COUNT([$DRAM.$AQ$2:.$AQ$10001]);&quot;&quot;;INDEX([DRAM.A28:.AE232];SMALL([$DRAM.$AQ$2:.$AQ$10001];ROW()-ROW([SYSTEM.$B$22]))-[SYSTEM.A48];1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3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5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6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7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8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9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0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1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2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3))">
              <text:p/>
            </table:table-cell>
            <table:table-cell table:formula="of:=IF(ROW()-ROW([SYSTEM.$B$22])&gt;COUNT([$DRAM.$AQ$2:.$AQ$10001]);&quot;&quot;;INDEX([DRAM.B28:.AF232];SMALL([$DRAM.$AQ$2:.$AQ$10001];ROW()-ROW([SYSTEM.$B$22]))-[SYSTEM.B48];13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4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6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7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19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0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1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2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3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6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27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30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32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1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2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5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6))">
              <text:p/>
            </table:table-cell>
            <table:table-cell table:formula="of:=IF(ROW()-ROW([SYSTEM.$B$22])&gt;COUNT([$DRAM.$AQ$2:.$AQ$10001]);&quot;&quot;;INDEX([DRAM.A28:.AE232];SMALL([$DRAM.$AQ$2:.$AQ$10001];ROW()-ROW([SYSTEM.$B$22]))-[SYSTEM.A4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7" calcext:value-type="float">
              <text:p>27</text:p>
            </table:table-cell>
            <table:table-cell table:formula="of:=IF(ROW()-ROW([SYSTEM.$B$22])&gt;COUNT([$DRAM.$AQ$2:.$AQ$10001]);&quot;&quot;;INDEX([DRAM.A29:.AE233];SMALL([$DRAM.$AQ$2:.$AQ$10001];ROW()-ROW([SYSTEM.$B$22]))-[SYSTEM.A49];1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3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5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6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7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8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9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0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1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2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3))">
              <text:p/>
            </table:table-cell>
            <table:table-cell table:formula="of:=IF(ROW()-ROW([SYSTEM.$B$22])&gt;COUNT([$DRAM.$AQ$2:.$AQ$10001]);&quot;&quot;;INDEX([DRAM.B29:.AF233];SMALL([$DRAM.$AQ$2:.$AQ$10001];ROW()-ROW([SYSTEM.$B$22]))-[SYSTEM.B49];13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4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6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7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19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0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1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2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3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6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27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30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32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1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2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5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6))">
              <text:p/>
            </table:table-cell>
            <table:table-cell table:formula="of:=IF(ROW()-ROW([SYSTEM.$B$22])&gt;COUNT([$DRAM.$AQ$2:.$AQ$10001]);&quot;&quot;;INDEX([DRAM.A29:.AE233];SMALL([$DRAM.$AQ$2:.$AQ$10001];ROW()-ROW([SYSTEM.$B$22]))-[SYSTEM.A4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8" calcext:value-type="float">
              <text:p>28</text:p>
            </table:table-cell>
            <table:table-cell table:formula="of:=IF(ROW()-ROW([SYSTEM.$B$22])&gt;COUNT([$DRAM.$AQ$2:.$AQ$10001]);&quot;&quot;;INDEX([DRAM.A30:.AE234];SMALL([$DRAM.$AQ$2:.$AQ$10001];ROW()-ROW([SYSTEM.$B$22]))-[SYSTEM.A50];1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3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5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6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7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8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9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0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1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2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3))">
              <text:p/>
            </table:table-cell>
            <table:table-cell table:formula="of:=IF(ROW()-ROW([SYSTEM.$B$22])&gt;COUNT([$DRAM.$AQ$2:.$AQ$10001]);&quot;&quot;;INDEX([DRAM.B30:.AF234];SMALL([$DRAM.$AQ$2:.$AQ$10001];ROW()-ROW([SYSTEM.$B$22]))-[SYSTEM.B50];13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4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6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7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19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0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1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2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3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6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27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30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32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1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2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5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6))">
              <text:p/>
            </table:table-cell>
            <table:table-cell table:formula="of:=IF(ROW()-ROW([SYSTEM.$B$22])&gt;COUNT([$DRAM.$AQ$2:.$AQ$10001]);&quot;&quot;;INDEX([DRAM.A30:.AE234];SMALL([$DRAM.$AQ$2:.$AQ$10001];ROW()-ROW([SYSTEM.$B$22]))-[SYSTEM.A5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29" calcext:value-type="float">
              <text:p>29</text:p>
            </table:table-cell>
            <table:table-cell table:formula="of:=IF(ROW()-ROW([SYSTEM.$B$22])&gt;COUNT([$DRAM.$AQ$2:.$AQ$10001]);&quot;&quot;;INDEX([DRAM.A31:.AE235];SMALL([$DRAM.$AQ$2:.$AQ$10001];ROW()-ROW([SYSTEM.$B$22]))-[SYSTEM.A51];1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3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5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6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7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8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9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0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1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2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3))">
              <text:p/>
            </table:table-cell>
            <table:table-cell table:formula="of:=IF(ROW()-ROW([SYSTEM.$B$22])&gt;COUNT([$DRAM.$AQ$2:.$AQ$10001]);&quot;&quot;;INDEX([DRAM.B31:.AF235];SMALL([$DRAM.$AQ$2:.$AQ$10001];ROW()-ROW([SYSTEM.$B$22]))-[SYSTEM.B51];13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4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6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7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19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0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1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2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3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6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27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30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32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1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2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5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6))">
              <text:p/>
            </table:table-cell>
            <table:table-cell table:formula="of:=IF(ROW()-ROW([SYSTEM.$B$22])&gt;COUNT([$DRAM.$AQ$2:.$AQ$10001]);&quot;&quot;;INDEX([DRAM.A31:.AE235];SMALL([$DRAM.$AQ$2:.$AQ$10001];ROW()-ROW([SYSTEM.$B$22]))-[SYSTEM.A5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0" calcext:value-type="float">
              <text:p>30</text:p>
            </table:table-cell>
            <table:table-cell table:formula="of:=IF(ROW()-ROW([SYSTEM.$B$22])&gt;COUNT([$DRAM.$AQ$2:.$AQ$10001]);&quot;&quot;;INDEX([DRAM.A32:.AE236];SMALL([$DRAM.$AQ$2:.$AQ$10001];ROW()-ROW([SYSTEM.$B$22]))-[SYSTEM.A52];1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3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5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6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7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8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9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0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1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2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3))">
              <text:p/>
            </table:table-cell>
            <table:table-cell table:formula="of:=IF(ROW()-ROW([SYSTEM.$B$22])&gt;COUNT([$DRAM.$AQ$2:.$AQ$10001]);&quot;&quot;;INDEX([DRAM.B32:.AF236];SMALL([$DRAM.$AQ$2:.$AQ$10001];ROW()-ROW([SYSTEM.$B$22]))-[SYSTEM.B52];13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4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6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7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19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0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1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2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3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6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27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30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32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1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2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5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6))">
              <text:p/>
            </table:table-cell>
            <table:table-cell table:formula="of:=IF(ROW()-ROW([SYSTEM.$B$22])&gt;COUNT([$DRAM.$AQ$2:.$AQ$10001]);&quot;&quot;;INDEX([DRAM.A32:.AE236];SMALL([$DRAM.$AQ$2:.$AQ$10001];ROW()-ROW([SYSTEM.$B$22]))-[SYSTEM.A5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1" calcext:value-type="float">
              <text:p>31</text:p>
            </table:table-cell>
            <table:table-cell table:formula="of:=IF(ROW()-ROW([SYSTEM.$B$22])&gt;COUNT([$DRAM.$AQ$2:.$AQ$10001]);&quot;&quot;;INDEX([DRAM.A33:.AE237];SMALL([$DRAM.$AQ$2:.$AQ$10001];ROW()-ROW([SYSTEM.$B$22]))-[SYSTEM.A53];1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3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5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6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7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8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9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0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1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2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3))">
              <text:p/>
            </table:table-cell>
            <table:table-cell table:formula="of:=IF(ROW()-ROW([SYSTEM.$B$22])&gt;COUNT([$DRAM.$AQ$2:.$AQ$10001]);&quot;&quot;;INDEX([DRAM.B33:.AF237];SMALL([$DRAM.$AQ$2:.$AQ$10001];ROW()-ROW([SYSTEM.$B$22]))-[SYSTEM.B53];13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4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6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7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19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0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1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2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3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6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27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30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32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1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2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5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6))">
              <text:p/>
            </table:table-cell>
            <table:table-cell table:formula="of:=IF(ROW()-ROW([SYSTEM.$B$22])&gt;COUNT([$DRAM.$AQ$2:.$AQ$10001]);&quot;&quot;;INDEX([DRAM.A33:.AE237];SMALL([$DRAM.$AQ$2:.$AQ$10001];ROW()-ROW([SYSTEM.$B$22]))-[SYSTEM.A5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2" calcext:value-type="float">
              <text:p>32</text:p>
            </table:table-cell>
            <table:table-cell table:formula="of:=IF(ROW()-ROW([SYSTEM.$B$22])&gt;COUNT([$DRAM.$AQ$2:.$AQ$10001]);&quot;&quot;;INDEX([DRAM.A34:.AE238];SMALL([$DRAM.$AQ$2:.$AQ$10001];ROW()-ROW([SYSTEM.$B$22]))-[SYSTEM.A54];1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3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5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6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7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8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9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0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1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2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3))">
              <text:p/>
            </table:table-cell>
            <table:table-cell table:formula="of:=IF(ROW()-ROW([SYSTEM.$B$22])&gt;COUNT([$DRAM.$AQ$2:.$AQ$10001]);&quot;&quot;;INDEX([DRAM.B34:.AF238];SMALL([$DRAM.$AQ$2:.$AQ$10001];ROW()-ROW([SYSTEM.$B$22]))-[SYSTEM.B54];13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4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6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7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19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0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1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2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3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6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27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30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32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1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2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5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6))">
              <text:p/>
            </table:table-cell>
            <table:table-cell table:formula="of:=IF(ROW()-ROW([SYSTEM.$B$22])&gt;COUNT([$DRAM.$AQ$2:.$AQ$10001]);&quot;&quot;;INDEX([DRAM.A34:.AE238];SMALL([$DRAM.$AQ$2:.$AQ$10001];ROW()-ROW([SYSTEM.$B$22]))-[SYSTEM.A5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3" calcext:value-type="float">
              <text:p>33</text:p>
            </table:table-cell>
            <table:table-cell table:formula="of:=IF(ROW()-ROW([SYSTEM.$B$22])&gt;COUNT([$DRAM.$AQ$2:.$AQ$10001]);&quot;&quot;;INDEX([DRAM.A35:.AE239];SMALL([$DRAM.$AQ$2:.$AQ$10001];ROW()-ROW([SYSTEM.$B$22]))-[SYSTEM.A55];1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3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5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6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7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8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9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0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1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2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3))">
              <text:p/>
            </table:table-cell>
            <table:table-cell table:formula="of:=IF(ROW()-ROW([SYSTEM.$B$22])&gt;COUNT([$DRAM.$AQ$2:.$AQ$10001]);&quot;&quot;;INDEX([DRAM.B35:.AF239];SMALL([$DRAM.$AQ$2:.$AQ$10001];ROW()-ROW([SYSTEM.$B$22]))-[SYSTEM.B55];13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4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6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7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19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0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1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2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3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6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27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30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32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1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2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5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6))">
              <text:p/>
            </table:table-cell>
            <table:table-cell table:formula="of:=IF(ROW()-ROW([SYSTEM.$B$22])&gt;COUNT([$DRAM.$AQ$2:.$AQ$10001]);&quot;&quot;;INDEX([DRAM.A35:.AE239];SMALL([$DRAM.$AQ$2:.$AQ$10001];ROW()-ROW([SYSTEM.$B$22]))-[SYSTEM.A5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4" calcext:value-type="float">
              <text:p>34</text:p>
            </table:table-cell>
            <table:table-cell table:formula="of:=IF(ROW()-ROW([SYSTEM.$B$22])&gt;COUNT([$DRAM.$AQ$2:.$AQ$10001]);&quot;&quot;;INDEX([DRAM.A36:.AE240];SMALL([$DRAM.$AQ$2:.$AQ$10001];ROW()-ROW([SYSTEM.$B$22]))-[SYSTEM.A56];1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3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5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6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7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8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9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0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1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2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3))">
              <text:p/>
            </table:table-cell>
            <table:table-cell table:formula="of:=IF(ROW()-ROW([SYSTEM.$B$22])&gt;COUNT([$DRAM.$AQ$2:.$AQ$10001]);&quot;&quot;;INDEX([DRAM.B36:.AF240];SMALL([$DRAM.$AQ$2:.$AQ$10001];ROW()-ROW([SYSTEM.$B$22]))-[SYSTEM.B56];13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4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6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7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19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0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1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2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3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6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27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30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32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1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2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5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6))">
              <text:p/>
            </table:table-cell>
            <table:table-cell table:formula="of:=IF(ROW()-ROW([SYSTEM.$B$22])&gt;COUNT([$DRAM.$AQ$2:.$AQ$10001]);&quot;&quot;;INDEX([DRAM.A36:.AE240];SMALL([$DRAM.$AQ$2:.$AQ$10001];ROW()-ROW([SYSTEM.$B$22]))-[SYSTEM.A5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5" calcext:value-type="float">
              <text:p>35</text:p>
            </table:table-cell>
            <table:table-cell table:formula="of:=IF(ROW()-ROW([SYSTEM.$B$22])&gt;COUNT([$DRAM.$AQ$2:.$AQ$10001]);&quot;&quot;;INDEX([DRAM.A37:.AE241];SMALL([$DRAM.$AQ$2:.$AQ$10001];ROW()-ROW([SYSTEM.$B$22]))-[SYSTEM.A57];1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3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5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6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7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8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9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0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1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2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3))">
              <text:p/>
            </table:table-cell>
            <table:table-cell table:formula="of:=IF(ROW()-ROW([SYSTEM.$B$22])&gt;COUNT([$DRAM.$AQ$2:.$AQ$10001]);&quot;&quot;;INDEX([DRAM.B37:.AF241];SMALL([$DRAM.$AQ$2:.$AQ$10001];ROW()-ROW([SYSTEM.$B$22]))-[SYSTEM.B57];13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4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6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7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19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0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1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2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3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6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27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30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32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1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2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5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6))">
              <text:p/>
            </table:table-cell>
            <table:table-cell table:formula="of:=IF(ROW()-ROW([SYSTEM.$B$22])&gt;COUNT([$DRAM.$AQ$2:.$AQ$10001]);&quot;&quot;;INDEX([DRAM.A37:.AE241];SMALL([$DRAM.$AQ$2:.$AQ$10001];ROW()-ROW([SYSTEM.$B$22]))-[SYSTEM.A5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6" calcext:value-type="float">
              <text:p>36</text:p>
            </table:table-cell>
            <table:table-cell table:formula="of:=IF(ROW()-ROW([SYSTEM.$B$22])&gt;COUNT([$DRAM.$AQ$2:.$AQ$10001]);&quot;&quot;;INDEX([DRAM.A38:.AE242];SMALL([$DRAM.$AQ$2:.$AQ$10001];ROW()-ROW([SYSTEM.$B$22]))-[SYSTEM.A58];1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3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5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6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7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8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9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0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1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2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3))">
              <text:p/>
            </table:table-cell>
            <table:table-cell table:formula="of:=IF(ROW()-ROW([SYSTEM.$B$22])&gt;COUNT([$DRAM.$AQ$2:.$AQ$10001]);&quot;&quot;;INDEX([DRAM.B38:.AF242];SMALL([$DRAM.$AQ$2:.$AQ$10001];ROW()-ROW([SYSTEM.$B$22]))-[SYSTEM.B58];13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4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6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7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19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0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1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2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3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6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27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30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32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1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2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5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6))">
              <text:p/>
            </table:table-cell>
            <table:table-cell table:formula="of:=IF(ROW()-ROW([SYSTEM.$B$22])&gt;COUNT([$DRAM.$AQ$2:.$AQ$10001]);&quot;&quot;;INDEX([DRAM.A38:.AE242];SMALL([$DRAM.$AQ$2:.$AQ$10001];ROW()-ROW([SYSTEM.$B$22]))-[SYSTEM.A5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7" calcext:value-type="float">
              <text:p>37</text:p>
            </table:table-cell>
            <table:table-cell table:formula="of:=IF(ROW()-ROW([SYSTEM.$B$22])&gt;COUNT([$DRAM.$AQ$2:.$AQ$10001]);&quot;&quot;;INDEX([DRAM.A39:.AE243];SMALL([$DRAM.$AQ$2:.$AQ$10001];ROW()-ROW([SYSTEM.$B$22]))-[SYSTEM.A59];1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3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5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6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7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8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9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0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1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2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3))">
              <text:p/>
            </table:table-cell>
            <table:table-cell table:formula="of:=IF(ROW()-ROW([SYSTEM.$B$22])&gt;COUNT([$DRAM.$AQ$2:.$AQ$10001]);&quot;&quot;;INDEX([DRAM.B39:.AF243];SMALL([$DRAM.$AQ$2:.$AQ$10001];ROW()-ROW([SYSTEM.$B$22]))-[SYSTEM.B59];13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4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6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7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19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0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1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2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3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6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27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30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32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1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2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5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6))">
              <text:p/>
            </table:table-cell>
            <table:table-cell table:formula="of:=IF(ROW()-ROW([SYSTEM.$B$22])&gt;COUNT([$DRAM.$AQ$2:.$AQ$10001]);&quot;&quot;;INDEX([DRAM.A39:.AE243];SMALL([$DRAM.$AQ$2:.$AQ$10001];ROW()-ROW([SYSTEM.$B$22]))-[SYSTEM.A5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8" calcext:value-type="float">
              <text:p>38</text:p>
            </table:table-cell>
            <table:table-cell table:formula="of:=IF(ROW()-ROW([SYSTEM.$B$22])&gt;COUNT([$DRAM.$AQ$2:.$AQ$10001]);&quot;&quot;;INDEX([DRAM.A40:.AE244];SMALL([$DRAM.$AQ$2:.$AQ$10001];ROW()-ROW([SYSTEM.$B$22]))-[SYSTEM.A60];1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3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5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6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7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8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9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0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1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2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3))">
              <text:p/>
            </table:table-cell>
            <table:table-cell table:formula="of:=IF(ROW()-ROW([SYSTEM.$B$22])&gt;COUNT([$DRAM.$AQ$2:.$AQ$10001]);&quot;&quot;;INDEX([DRAM.B40:.AF244];SMALL([$DRAM.$AQ$2:.$AQ$10001];ROW()-ROW([SYSTEM.$B$22]))-[SYSTEM.B60];13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4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6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7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19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0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1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2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3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6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27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30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32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1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2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5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6))">
              <text:p/>
            </table:table-cell>
            <table:table-cell table:formula="of:=IF(ROW()-ROW([SYSTEM.$B$22])&gt;COUNT([$DRAM.$AQ$2:.$AQ$10001]);&quot;&quot;;INDEX([DRAM.A40:.AE244];SMALL([$DRAM.$AQ$2:.$AQ$10001];ROW()-ROW([SYSTEM.$B$22]))-[SYSTEM.A6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39" calcext:value-type="float">
              <text:p>39</text:p>
            </table:table-cell>
            <table:table-cell table:formula="of:=IF(ROW()-ROW([SYSTEM.$B$22])&gt;COUNT([$DRAM.$AQ$2:.$AQ$10001]);&quot;&quot;;INDEX([DRAM.A41:.AE245];SMALL([$DRAM.$AQ$2:.$AQ$10001];ROW()-ROW([SYSTEM.$B$22]))-[SYSTEM.A61];1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3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5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6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7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8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9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0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1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2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3))">
              <text:p/>
            </table:table-cell>
            <table:table-cell table:formula="of:=IF(ROW()-ROW([SYSTEM.$B$22])&gt;COUNT([$DRAM.$AQ$2:.$AQ$10001]);&quot;&quot;;INDEX([DRAM.B41:.AF245];SMALL([$DRAM.$AQ$2:.$AQ$10001];ROW()-ROW([SYSTEM.$B$22]))-[SYSTEM.B61];13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4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6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7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19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0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1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2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3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6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27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30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32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1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2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5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6))">
              <text:p/>
            </table:table-cell>
            <table:table-cell table:formula="of:=IF(ROW()-ROW([SYSTEM.$B$22])&gt;COUNT([$DRAM.$AQ$2:.$AQ$10001]);&quot;&quot;;INDEX([DRAM.A41:.AE245];SMALL([$DRAM.$AQ$2:.$AQ$10001];ROW()-ROW([SYSTEM.$B$22]))-[SYSTEM.A6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0" calcext:value-type="float">
              <text:p>40</text:p>
            </table:table-cell>
            <table:table-cell table:formula="of:=IF(ROW()-ROW([SYSTEM.$B$22])&gt;COUNT([$DRAM.$AQ$2:.$AQ$10001]);&quot;&quot;;INDEX([DRAM.A42:.AE246];SMALL([$DRAM.$AQ$2:.$AQ$10001];ROW()-ROW([SYSTEM.$B$22]))-[SYSTEM.A62];1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3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5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6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7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8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9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0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1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2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3))">
              <text:p/>
            </table:table-cell>
            <table:table-cell table:formula="of:=IF(ROW()-ROW([SYSTEM.$B$22])&gt;COUNT([$DRAM.$AQ$2:.$AQ$10001]);&quot;&quot;;INDEX([DRAM.B42:.AF246];SMALL([$DRAM.$AQ$2:.$AQ$10001];ROW()-ROW([SYSTEM.$B$22]))-[SYSTEM.B62];13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4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6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7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19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0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1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2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3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6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27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30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32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1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2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5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6))">
              <text:p/>
            </table:table-cell>
            <table:table-cell table:formula="of:=IF(ROW()-ROW([SYSTEM.$B$22])&gt;COUNT([$DRAM.$AQ$2:.$AQ$10001]);&quot;&quot;;INDEX([DRAM.A42:.AE246];SMALL([$DRAM.$AQ$2:.$AQ$10001];ROW()-ROW([SYSTEM.$B$22]))-[SYSTEM.A6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1" calcext:value-type="float">
              <text:p>41</text:p>
            </table:table-cell>
            <table:table-cell table:formula="of:=IF(ROW()-ROW([SYSTEM.$B$22])&gt;COUNT([$DRAM.$AQ$2:.$AQ$10001]);&quot;&quot;;INDEX([DRAM.A43:.AE247];SMALL([$DRAM.$AQ$2:.$AQ$10001];ROW()-ROW([SYSTEM.$B$22]))-[SYSTEM.A63];1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3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5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6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7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8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9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0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1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2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3))">
              <text:p/>
            </table:table-cell>
            <table:table-cell table:formula="of:=IF(ROW()-ROW([SYSTEM.$B$22])&gt;COUNT([$DRAM.$AQ$2:.$AQ$10001]);&quot;&quot;;INDEX([DRAM.B43:.AF247];SMALL([$DRAM.$AQ$2:.$AQ$10001];ROW()-ROW([SYSTEM.$B$22]))-[SYSTEM.B63];13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4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6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7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19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0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1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2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3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6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27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30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32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1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2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5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6))">
              <text:p/>
            </table:table-cell>
            <table:table-cell table:formula="of:=IF(ROW()-ROW([SYSTEM.$B$22])&gt;COUNT([$DRAM.$AQ$2:.$AQ$10001]);&quot;&quot;;INDEX([DRAM.A43:.AE247];SMALL([$DRAM.$AQ$2:.$AQ$10001];ROW()-ROW([SYSTEM.$B$22]))-[SYSTEM.A6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2" calcext:value-type="float">
              <text:p>42</text:p>
            </table:table-cell>
            <table:table-cell table:formula="of:=IF(ROW()-ROW([SYSTEM.$B$22])&gt;COUNT([$DRAM.$AQ$2:.$AQ$10001]);&quot;&quot;;INDEX([DRAM.A44:.AE248];SMALL([$DRAM.$AQ$2:.$AQ$10001];ROW()-ROW([SYSTEM.$B$22]))-[SYSTEM.A64];1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3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5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6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7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8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9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0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1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2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3))">
              <text:p/>
            </table:table-cell>
            <table:table-cell table:formula="of:=IF(ROW()-ROW([SYSTEM.$B$22])&gt;COUNT([$DRAM.$AQ$2:.$AQ$10001]);&quot;&quot;;INDEX([DRAM.B44:.AF248];SMALL([$DRAM.$AQ$2:.$AQ$10001];ROW()-ROW([SYSTEM.$B$22]))-[SYSTEM.B64];13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4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6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7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19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0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1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2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3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6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27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30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32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1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2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5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6))">
              <text:p/>
            </table:table-cell>
            <table:table-cell table:formula="of:=IF(ROW()-ROW([SYSTEM.$B$22])&gt;COUNT([$DRAM.$AQ$2:.$AQ$10001]);&quot;&quot;;INDEX([DRAM.A44:.AE248];SMALL([$DRAM.$AQ$2:.$AQ$10001];ROW()-ROW([SYSTEM.$B$22]))-[SYSTEM.A6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3" calcext:value-type="float">
              <text:p>43</text:p>
            </table:table-cell>
            <table:table-cell table:formula="of:=IF(ROW()-ROW([SYSTEM.$B$22])&gt;COUNT([$DRAM.$AQ$2:.$AQ$10001]);&quot;&quot;;INDEX([DRAM.A45:.AE249];SMALL([$DRAM.$AQ$2:.$AQ$10001];ROW()-ROW([SYSTEM.$B$22]))-[SYSTEM.A65];1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3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5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6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7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8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9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0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1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2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3))">
              <text:p/>
            </table:table-cell>
            <table:table-cell table:formula="of:=IF(ROW()-ROW([SYSTEM.$B$22])&gt;COUNT([$DRAM.$AQ$2:.$AQ$10001]);&quot;&quot;;INDEX([DRAM.B45:.AF249];SMALL([$DRAM.$AQ$2:.$AQ$10001];ROW()-ROW([SYSTEM.$B$22]))-[SYSTEM.B65];13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4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6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7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19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0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1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2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3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6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27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30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32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1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2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5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6))">
              <text:p/>
            </table:table-cell>
            <table:table-cell table:formula="of:=IF(ROW()-ROW([SYSTEM.$B$22])&gt;COUNT([$DRAM.$AQ$2:.$AQ$10001]);&quot;&quot;;INDEX([DRAM.A45:.AE249];SMALL([$DRAM.$AQ$2:.$AQ$10001];ROW()-ROW([SYSTEM.$B$22]))-[SYSTEM.A6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4" calcext:value-type="float">
              <text:p>44</text:p>
            </table:table-cell>
            <table:table-cell table:formula="of:=IF(ROW()-ROW([SYSTEM.$B$22])&gt;COUNT([$DRAM.$AQ$2:.$AQ$10001]);&quot;&quot;;INDEX([DRAM.A46:.AE250];SMALL([$DRAM.$AQ$2:.$AQ$10001];ROW()-ROW([SYSTEM.$B$22]))-[SYSTEM.A66];1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3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5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6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7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8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9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0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1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2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3))">
              <text:p/>
            </table:table-cell>
            <table:table-cell table:formula="of:=IF(ROW()-ROW([SYSTEM.$B$22])&gt;COUNT([$DRAM.$AQ$2:.$AQ$10001]);&quot;&quot;;INDEX([DRAM.B46:.AF250];SMALL([$DRAM.$AQ$2:.$AQ$10001];ROW()-ROW([SYSTEM.$B$22]))-[SYSTEM.B66];13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4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6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7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19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0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1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2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3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6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27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30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32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1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2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5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6))">
              <text:p/>
            </table:table-cell>
            <table:table-cell table:formula="of:=IF(ROW()-ROW([SYSTEM.$B$22])&gt;COUNT([$DRAM.$AQ$2:.$AQ$10001]);&quot;&quot;;INDEX([DRAM.A46:.AE250];SMALL([$DRAM.$AQ$2:.$AQ$10001];ROW()-ROW([SYSTEM.$B$22]))-[SYSTEM.A6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5" calcext:value-type="float">
              <text:p>45</text:p>
            </table:table-cell>
            <table:table-cell table:formula="of:=IF(ROW()-ROW([SYSTEM.$B$22])&gt;COUNT([$DRAM.$AQ$2:.$AQ$10001]);&quot;&quot;;INDEX([DRAM.A47:.AE251];SMALL([$DRAM.$AQ$2:.$AQ$10001];ROW()-ROW([SYSTEM.$B$22]))-[SYSTEM.A67];1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3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5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6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7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8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9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0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1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2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3))">
              <text:p/>
            </table:table-cell>
            <table:table-cell table:formula="of:=IF(ROW()-ROW([SYSTEM.$B$22])&gt;COUNT([$DRAM.$AQ$2:.$AQ$10001]);&quot;&quot;;INDEX([DRAM.B47:.AF251];SMALL([$DRAM.$AQ$2:.$AQ$10001];ROW()-ROW([SYSTEM.$B$22]))-[SYSTEM.B67];13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4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6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7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19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0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1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2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3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6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27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30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32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1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2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5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6))">
              <text:p/>
            </table:table-cell>
            <table:table-cell table:formula="of:=IF(ROW()-ROW([SYSTEM.$B$22])&gt;COUNT([$DRAM.$AQ$2:.$AQ$10001]);&quot;&quot;;INDEX([DRAM.A47:.AE251];SMALL([$DRAM.$AQ$2:.$AQ$10001];ROW()-ROW([SYSTEM.$B$22]))-[SYSTEM.A6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6" calcext:value-type="float">
              <text:p>46</text:p>
            </table:table-cell>
            <table:table-cell table:formula="of:=IF(ROW()-ROW([SYSTEM.$B$22])&gt;COUNT([$DRAM.$AQ$2:.$AQ$10001]);&quot;&quot;;INDEX([DRAM.A48:.AE252];SMALL([$DRAM.$AQ$2:.$AQ$10001];ROW()-ROW([SYSTEM.$B$22]))-[SYSTEM.A68];1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3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5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6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7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8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9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0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1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2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3))">
              <text:p/>
            </table:table-cell>
            <table:table-cell table:formula="of:=IF(ROW()-ROW([SYSTEM.$B$22])&gt;COUNT([$DRAM.$AQ$2:.$AQ$10001]);&quot;&quot;;INDEX([DRAM.B48:.AF252];SMALL([$DRAM.$AQ$2:.$AQ$10001];ROW()-ROW([SYSTEM.$B$22]))-[SYSTEM.B68];13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4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6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7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19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0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1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2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3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6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27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30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32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1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2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5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6))">
              <text:p/>
            </table:table-cell>
            <table:table-cell table:formula="of:=IF(ROW()-ROW([SYSTEM.$B$22])&gt;COUNT([$DRAM.$AQ$2:.$AQ$10001]);&quot;&quot;;INDEX([DRAM.A48:.AE252];SMALL([$DRAM.$AQ$2:.$AQ$10001];ROW()-ROW([SYSTEM.$B$22]))-[SYSTEM.A6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7" calcext:value-type="float">
              <text:p>47</text:p>
            </table:table-cell>
            <table:table-cell table:formula="of:=IF(ROW()-ROW([SYSTEM.$B$22])&gt;COUNT([$DRAM.$AQ$2:.$AQ$10001]);&quot;&quot;;INDEX([DRAM.A49:.AE253];SMALL([$DRAM.$AQ$2:.$AQ$10001];ROW()-ROW([SYSTEM.$B$22]))-[SYSTEM.A69];1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3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5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6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7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8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9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0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1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2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3))">
              <text:p/>
            </table:table-cell>
            <table:table-cell table:formula="of:=IF(ROW()-ROW([SYSTEM.$B$22])&gt;COUNT([$DRAM.$AQ$2:.$AQ$10001]);&quot;&quot;;INDEX([DRAM.B49:.AF253];SMALL([$DRAM.$AQ$2:.$AQ$10001];ROW()-ROW([SYSTEM.$B$22]))-[SYSTEM.B69];13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4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6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7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19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0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1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2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3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6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27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30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32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1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2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5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6))">
              <text:p/>
            </table:table-cell>
            <table:table-cell table:formula="of:=IF(ROW()-ROW([SYSTEM.$B$22])&gt;COUNT([$DRAM.$AQ$2:.$AQ$10001]);&quot;&quot;;INDEX([DRAM.A49:.AE253];SMALL([$DRAM.$AQ$2:.$AQ$10001];ROW()-ROW([SYSTEM.$B$22]))-[SYSTEM.A6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8" calcext:value-type="float">
              <text:p>48</text:p>
            </table:table-cell>
            <table:table-cell table:formula="of:=IF(ROW()-ROW([SYSTEM.$B$22])&gt;COUNT([$DRAM.$AQ$2:.$AQ$10001]);&quot;&quot;;INDEX([DRAM.A50:.AE254];SMALL([$DRAM.$AQ$2:.$AQ$10001];ROW()-ROW([SYSTEM.$B$22]))-[SYSTEM.A70];1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3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5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6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7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8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9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0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1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2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3))">
              <text:p/>
            </table:table-cell>
            <table:table-cell table:formula="of:=IF(ROW()-ROW([SYSTEM.$B$22])&gt;COUNT([$DRAM.$AQ$2:.$AQ$10001]);&quot;&quot;;INDEX([DRAM.B50:.AF254];SMALL([$DRAM.$AQ$2:.$AQ$10001];ROW()-ROW([SYSTEM.$B$22]))-[SYSTEM.B70];13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4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6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7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19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0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1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2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3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6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27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30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32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1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2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5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6))">
              <text:p/>
            </table:table-cell>
            <table:table-cell table:formula="of:=IF(ROW()-ROW([SYSTEM.$B$22])&gt;COUNT([$DRAM.$AQ$2:.$AQ$10001]);&quot;&quot;;INDEX([DRAM.A50:.AE254];SMALL([$DRAM.$AQ$2:.$AQ$10001];ROW()-ROW([SYSTEM.$B$22]))-[SYSTEM.A7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49" calcext:value-type="float">
              <text:p>49</text:p>
            </table:table-cell>
            <table:table-cell table:formula="of:=IF(ROW()-ROW([SYSTEM.$B$22])&gt;COUNT([$DRAM.$AQ$2:.$AQ$10001]);&quot;&quot;;INDEX([DRAM.A51:.AE255];SMALL([$DRAM.$AQ$2:.$AQ$10001];ROW()-ROW([SYSTEM.$B$22]))-[SYSTEM.A71];1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3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5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6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7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8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9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0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1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2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3))">
              <text:p/>
            </table:table-cell>
            <table:table-cell table:formula="of:=IF(ROW()-ROW([SYSTEM.$B$22])&gt;COUNT([$DRAM.$AQ$2:.$AQ$10001]);&quot;&quot;;INDEX([DRAM.B51:.AF255];SMALL([$DRAM.$AQ$2:.$AQ$10001];ROW()-ROW([SYSTEM.$B$22]))-[SYSTEM.B71];13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4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6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7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19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0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1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2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3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6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27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30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32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1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2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5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6))">
              <text:p/>
            </table:table-cell>
            <table:table-cell table:formula="of:=IF(ROW()-ROW([SYSTEM.$B$22])&gt;COUNT([$DRAM.$AQ$2:.$AQ$10001]);&quot;&quot;;INDEX([DRAM.A51:.AE255];SMALL([$DRAM.$AQ$2:.$AQ$10001];ROW()-ROW([SYSTEM.$B$22]))-[SYSTEM.A7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0" calcext:value-type="float">
              <text:p>50</text:p>
            </table:table-cell>
            <table:table-cell table:formula="of:=IF(ROW()-ROW([SYSTEM.$B$22])&gt;COUNT([$DRAM.$AQ$2:.$AQ$10001]);&quot;&quot;;INDEX([DRAM.A52:.AE256];SMALL([$DRAM.$AQ$2:.$AQ$10001];ROW()-ROW([SYSTEM.$B$22]))-[SYSTEM.A72];1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3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5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6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7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8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9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0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1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2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3))">
              <text:p/>
            </table:table-cell>
            <table:table-cell table:formula="of:=IF(ROW()-ROW([SYSTEM.$B$22])&gt;COUNT([$DRAM.$AQ$2:.$AQ$10001]);&quot;&quot;;INDEX([DRAM.B52:.AF256];SMALL([$DRAM.$AQ$2:.$AQ$10001];ROW()-ROW([SYSTEM.$B$22]))-[SYSTEM.B72];13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4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6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7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19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0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1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2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3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6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27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30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32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1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2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5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6))">
              <text:p/>
            </table:table-cell>
            <table:table-cell table:formula="of:=IF(ROW()-ROW([SYSTEM.$B$22])&gt;COUNT([$DRAM.$AQ$2:.$AQ$10001]);&quot;&quot;;INDEX([DRAM.A52:.AE256];SMALL([$DRAM.$AQ$2:.$AQ$10001];ROW()-ROW([SYSTEM.$B$22]))-[SYSTEM.A7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1" calcext:value-type="float">
              <text:p>51</text:p>
            </table:table-cell>
            <table:table-cell table:formula="of:=IF(ROW()-ROW([SYSTEM.$B$22])&gt;COUNT([$DRAM.$AQ$2:.$AQ$10001]);&quot;&quot;;INDEX([DRAM.A53:.AE257];SMALL([$DRAM.$AQ$2:.$AQ$10001];ROW()-ROW([SYSTEM.$B$22]))-[SYSTEM.A73];1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3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5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6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7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8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9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0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1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2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3))">
              <text:p/>
            </table:table-cell>
            <table:table-cell table:formula="of:=IF(ROW()-ROW([SYSTEM.$B$22])&gt;COUNT([$DRAM.$AQ$2:.$AQ$10001]);&quot;&quot;;INDEX([DRAM.B53:.AF257];SMALL([$DRAM.$AQ$2:.$AQ$10001];ROW()-ROW([SYSTEM.$B$22]))-[SYSTEM.B73];13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4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6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7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19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0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1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2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3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6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27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30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32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1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2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5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6))">
              <text:p/>
            </table:table-cell>
            <table:table-cell table:formula="of:=IF(ROW()-ROW([SYSTEM.$B$22])&gt;COUNT([$DRAM.$AQ$2:.$AQ$10001]);&quot;&quot;;INDEX([DRAM.A53:.AE257];SMALL([$DRAM.$AQ$2:.$AQ$10001];ROW()-ROW([SYSTEM.$B$22]))-[SYSTEM.A7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2" calcext:value-type="float">
              <text:p>52</text:p>
            </table:table-cell>
            <table:table-cell table:formula="of:=IF(ROW()-ROW([SYSTEM.$B$22])&gt;COUNT([$DRAM.$AQ$2:.$AQ$10001]);&quot;&quot;;INDEX([DRAM.A54:.AE258];SMALL([$DRAM.$AQ$2:.$AQ$10001];ROW()-ROW([SYSTEM.$B$22]))-[SYSTEM.A74];1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3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5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6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7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8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9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0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1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2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3))">
              <text:p/>
            </table:table-cell>
            <table:table-cell table:formula="of:=IF(ROW()-ROW([SYSTEM.$B$22])&gt;COUNT([$DRAM.$AQ$2:.$AQ$10001]);&quot;&quot;;INDEX([DRAM.B54:.AF258];SMALL([$DRAM.$AQ$2:.$AQ$10001];ROW()-ROW([SYSTEM.$B$22]))-[SYSTEM.B74];13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4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6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7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19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0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1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2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3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6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27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30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32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1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2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5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6))">
              <text:p/>
            </table:table-cell>
            <table:table-cell table:formula="of:=IF(ROW()-ROW([SYSTEM.$B$22])&gt;COUNT([$DRAM.$AQ$2:.$AQ$10001]);&quot;&quot;;INDEX([DRAM.A54:.AE258];SMALL([$DRAM.$AQ$2:.$AQ$10001];ROW()-ROW([SYSTEM.$B$22]))-[SYSTEM.A7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3" calcext:value-type="float">
              <text:p>53</text:p>
            </table:table-cell>
            <table:table-cell table:formula="of:=IF(ROW()-ROW([SYSTEM.$B$22])&gt;COUNT([$DRAM.$AQ$2:.$AQ$10001]);&quot;&quot;;INDEX([DRAM.A55:.AE259];SMALL([$DRAM.$AQ$2:.$AQ$10001];ROW()-ROW([SYSTEM.$B$22]))-[SYSTEM.A75];1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3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5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6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7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8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9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0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1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2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3))">
              <text:p/>
            </table:table-cell>
            <table:table-cell table:formula="of:=IF(ROW()-ROW([SYSTEM.$B$22])&gt;COUNT([$DRAM.$AQ$2:.$AQ$10001]);&quot;&quot;;INDEX([DRAM.B55:.AF259];SMALL([$DRAM.$AQ$2:.$AQ$10001];ROW()-ROW([SYSTEM.$B$22]))-[SYSTEM.B75];13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4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6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7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19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0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1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2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3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6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27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30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32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1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2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5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6))">
              <text:p/>
            </table:table-cell>
            <table:table-cell table:formula="of:=IF(ROW()-ROW([SYSTEM.$B$22])&gt;COUNT([$DRAM.$AQ$2:.$AQ$10001]);&quot;&quot;;INDEX([DRAM.A55:.AE259];SMALL([$DRAM.$AQ$2:.$AQ$10001];ROW()-ROW([SYSTEM.$B$22]))-[SYSTEM.A7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4" calcext:value-type="float">
              <text:p>54</text:p>
            </table:table-cell>
            <table:table-cell table:formula="of:=IF(ROW()-ROW([SYSTEM.$B$22])&gt;COUNT([$DRAM.$AQ$2:.$AQ$10001]);&quot;&quot;;INDEX([DRAM.A56:.AE260];SMALL([$DRAM.$AQ$2:.$AQ$10001];ROW()-ROW([SYSTEM.$B$22]))-[SYSTEM.A76];1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3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5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6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7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8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9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0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1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2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3))">
              <text:p/>
            </table:table-cell>
            <table:table-cell table:formula="of:=IF(ROW()-ROW([SYSTEM.$B$22])&gt;COUNT([$DRAM.$AQ$2:.$AQ$10001]);&quot;&quot;;INDEX([DRAM.B56:.AF260];SMALL([$DRAM.$AQ$2:.$AQ$10001];ROW()-ROW([SYSTEM.$B$22]))-[SYSTEM.B76];13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4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6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7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19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0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1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2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3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6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27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30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32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1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2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5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6))">
              <text:p/>
            </table:table-cell>
            <table:table-cell table:formula="of:=IF(ROW()-ROW([SYSTEM.$B$22])&gt;COUNT([$DRAM.$AQ$2:.$AQ$10001]);&quot;&quot;;INDEX([DRAM.A56:.AE260];SMALL([$DRAM.$AQ$2:.$AQ$10001];ROW()-ROW([SYSTEM.$B$22]))-[SYSTEM.A7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5" calcext:value-type="float">
              <text:p>55</text:p>
            </table:table-cell>
            <table:table-cell table:formula="of:=IF(ROW()-ROW([SYSTEM.$B$22])&gt;COUNT([$DRAM.$AQ$2:.$AQ$10001]);&quot;&quot;;INDEX([DRAM.A57:.AE261];SMALL([$DRAM.$AQ$2:.$AQ$10001];ROW()-ROW([SYSTEM.$B$22]))-[SYSTEM.A77];1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3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5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6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7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8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9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0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1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2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3))">
              <text:p/>
            </table:table-cell>
            <table:table-cell table:formula="of:=IF(ROW()-ROW([SYSTEM.$B$22])&gt;COUNT([$DRAM.$AQ$2:.$AQ$10001]);&quot;&quot;;INDEX([DRAM.B57:.AF261];SMALL([$DRAM.$AQ$2:.$AQ$10001];ROW()-ROW([SYSTEM.$B$22]))-[SYSTEM.B77];13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4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6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7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19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0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1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2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3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6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27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30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32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1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2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5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6))">
              <text:p/>
            </table:table-cell>
            <table:table-cell table:formula="of:=IF(ROW()-ROW([SYSTEM.$B$22])&gt;COUNT([$DRAM.$AQ$2:.$AQ$10001]);&quot;&quot;;INDEX([DRAM.A57:.AE261];SMALL([$DRAM.$AQ$2:.$AQ$10001];ROW()-ROW([SYSTEM.$B$22]))-[SYSTEM.A7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6" calcext:value-type="float">
              <text:p>56</text:p>
            </table:table-cell>
            <table:table-cell table:formula="of:=IF(ROW()-ROW([SYSTEM.$B$22])&gt;COUNT([$DRAM.$AQ$2:.$AQ$10001]);&quot;&quot;;INDEX([DRAM.A58:.AE262];SMALL([$DRAM.$AQ$2:.$AQ$10001];ROW()-ROW([SYSTEM.$B$22]))-[SYSTEM.A78];1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3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5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6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7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8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9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0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1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2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3))">
              <text:p/>
            </table:table-cell>
            <table:table-cell table:formula="of:=IF(ROW()-ROW([SYSTEM.$B$22])&gt;COUNT([$DRAM.$AQ$2:.$AQ$10001]);&quot;&quot;;INDEX([DRAM.B58:.AF262];SMALL([$DRAM.$AQ$2:.$AQ$10001];ROW()-ROW([SYSTEM.$B$22]))-[SYSTEM.B78];13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4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6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7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19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0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1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2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3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6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27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30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32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1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2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5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6))">
              <text:p/>
            </table:table-cell>
            <table:table-cell table:formula="of:=IF(ROW()-ROW([SYSTEM.$B$22])&gt;COUNT([$DRAM.$AQ$2:.$AQ$10001]);&quot;&quot;;INDEX([DRAM.A58:.AE262];SMALL([$DRAM.$AQ$2:.$AQ$10001];ROW()-ROW([SYSTEM.$B$22]))-[SYSTEM.A7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7" calcext:value-type="float">
              <text:p>57</text:p>
            </table:table-cell>
            <table:table-cell table:formula="of:=IF(ROW()-ROW([SYSTEM.$B$22])&gt;COUNT([$DRAM.$AQ$2:.$AQ$10001]);&quot;&quot;;INDEX([DRAM.A59:.AE263];SMALL([$DRAM.$AQ$2:.$AQ$10001];ROW()-ROW([SYSTEM.$B$22]))-[SYSTEM.A79];1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3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5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6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7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8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9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0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1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2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3))">
              <text:p/>
            </table:table-cell>
            <table:table-cell table:formula="of:=IF(ROW()-ROW([SYSTEM.$B$22])&gt;COUNT([$DRAM.$AQ$2:.$AQ$10001]);&quot;&quot;;INDEX([DRAM.B59:.AF263];SMALL([$DRAM.$AQ$2:.$AQ$10001];ROW()-ROW([SYSTEM.$B$22]))-[SYSTEM.B79];13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4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6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7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19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0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1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2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3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6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27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30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32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1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2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5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6))">
              <text:p/>
            </table:table-cell>
            <table:table-cell table:formula="of:=IF(ROW()-ROW([SYSTEM.$B$22])&gt;COUNT([$DRAM.$AQ$2:.$AQ$10001]);&quot;&quot;;INDEX([DRAM.A59:.AE263];SMALL([$DRAM.$AQ$2:.$AQ$10001];ROW()-ROW([SYSTEM.$B$22]))-[SYSTEM.A7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8" calcext:value-type="float">
              <text:p>58</text:p>
            </table:table-cell>
            <table:table-cell table:formula="of:=IF(ROW()-ROW([SYSTEM.$B$22])&gt;COUNT([$DRAM.$AQ$2:.$AQ$10001]);&quot;&quot;;INDEX([DRAM.A60:.AE264];SMALL([$DRAM.$AQ$2:.$AQ$10001];ROW()-ROW([SYSTEM.$B$22]))-[SYSTEM.A80];1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3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5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6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7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8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9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0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1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2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3))">
              <text:p/>
            </table:table-cell>
            <table:table-cell table:formula="of:=IF(ROW()-ROW([SYSTEM.$B$22])&gt;COUNT([$DRAM.$AQ$2:.$AQ$10001]);&quot;&quot;;INDEX([DRAM.B60:.AF264];SMALL([$DRAM.$AQ$2:.$AQ$10001];ROW()-ROW([SYSTEM.$B$22]))-[SYSTEM.B80];13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4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6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7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19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0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1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2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3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6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27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30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32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1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2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5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6))">
              <text:p/>
            </table:table-cell>
            <table:table-cell table:formula="of:=IF(ROW()-ROW([SYSTEM.$B$22])&gt;COUNT([$DRAM.$AQ$2:.$AQ$10001]);&quot;&quot;;INDEX([DRAM.A60:.AE264];SMALL([$DRAM.$AQ$2:.$AQ$10001];ROW()-ROW([SYSTEM.$B$22]))-[SYSTEM.A8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59" calcext:value-type="float">
              <text:p>59</text:p>
            </table:table-cell>
            <table:table-cell table:formula="of:=IF(ROW()-ROW([SYSTEM.$B$22])&gt;COUNT([$DRAM.$AQ$2:.$AQ$10001]);&quot;&quot;;INDEX([DRAM.A61:.AE265];SMALL([$DRAM.$AQ$2:.$AQ$10001];ROW()-ROW([SYSTEM.$B$22]))-[SYSTEM.A81];1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3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5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6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7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8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9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0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1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2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3))">
              <text:p/>
            </table:table-cell>
            <table:table-cell table:formula="of:=IF(ROW()-ROW([SYSTEM.$B$22])&gt;COUNT([$DRAM.$AQ$2:.$AQ$10001]);&quot;&quot;;INDEX([DRAM.B61:.AF265];SMALL([$DRAM.$AQ$2:.$AQ$10001];ROW()-ROW([SYSTEM.$B$22]))-[SYSTEM.B81];13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4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6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7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19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0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1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2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3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6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27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30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32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1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2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5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6))">
              <text:p/>
            </table:table-cell>
            <table:table-cell table:formula="of:=IF(ROW()-ROW([SYSTEM.$B$22])&gt;COUNT([$DRAM.$AQ$2:.$AQ$10001]);&quot;&quot;;INDEX([DRAM.A61:.AE265];SMALL([$DRAM.$AQ$2:.$AQ$10001];ROW()-ROW([SYSTEM.$B$22]))-[SYSTEM.A8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0" calcext:value-type="float">
              <text:p>60</text:p>
            </table:table-cell>
            <table:table-cell table:formula="of:=IF(ROW()-ROW([SYSTEM.$B$22])&gt;COUNT([$DRAM.$AQ$2:.$AQ$10001]);&quot;&quot;;INDEX([DRAM.A62:.AE266];SMALL([$DRAM.$AQ$2:.$AQ$10001];ROW()-ROW([SYSTEM.$B$22]))-[SYSTEM.A82];1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3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5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6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7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8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9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0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1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2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3))">
              <text:p/>
            </table:table-cell>
            <table:table-cell table:formula="of:=IF(ROW()-ROW([SYSTEM.$B$22])&gt;COUNT([$DRAM.$AQ$2:.$AQ$10001]);&quot;&quot;;INDEX([DRAM.B62:.AF266];SMALL([$DRAM.$AQ$2:.$AQ$10001];ROW()-ROW([SYSTEM.$B$22]))-[SYSTEM.B82];13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4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6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7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19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0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1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2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3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6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27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30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32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1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2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5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6))">
              <text:p/>
            </table:table-cell>
            <table:table-cell table:formula="of:=IF(ROW()-ROW([SYSTEM.$B$22])&gt;COUNT([$DRAM.$AQ$2:.$AQ$10001]);&quot;&quot;;INDEX([DRAM.A62:.AE266];SMALL([$DRAM.$AQ$2:.$AQ$10001];ROW()-ROW([SYSTEM.$B$22]))-[SYSTEM.A8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1" calcext:value-type="float">
              <text:p>61</text:p>
            </table:table-cell>
            <table:table-cell table:formula="of:=IF(ROW()-ROW([SYSTEM.$B$22])&gt;COUNT([$DRAM.$AQ$2:.$AQ$10001]);&quot;&quot;;INDEX([DRAM.A63:.AE267];SMALL([$DRAM.$AQ$2:.$AQ$10001];ROW()-ROW([SYSTEM.$B$22]))-[SYSTEM.A83];1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3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5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6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7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8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9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0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1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2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3))">
              <text:p/>
            </table:table-cell>
            <table:table-cell table:formula="of:=IF(ROW()-ROW([SYSTEM.$B$22])&gt;COUNT([$DRAM.$AQ$2:.$AQ$10001]);&quot;&quot;;INDEX([DRAM.B63:.AF267];SMALL([$DRAM.$AQ$2:.$AQ$10001];ROW()-ROW([SYSTEM.$B$22]))-[SYSTEM.B83];13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4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6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7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19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0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1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2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3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6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27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30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32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1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2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5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6))">
              <text:p/>
            </table:table-cell>
            <table:table-cell table:formula="of:=IF(ROW()-ROW([SYSTEM.$B$22])&gt;COUNT([$DRAM.$AQ$2:.$AQ$10001]);&quot;&quot;;INDEX([DRAM.A63:.AE267];SMALL([$DRAM.$AQ$2:.$AQ$10001];ROW()-ROW([SYSTEM.$B$22]))-[SYSTEM.A8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2" calcext:value-type="float">
              <text:p>62</text:p>
            </table:table-cell>
            <table:table-cell table:formula="of:=IF(ROW()-ROW([SYSTEM.$B$22])&gt;COUNT([$DRAM.$AQ$2:.$AQ$10001]);&quot;&quot;;INDEX([DRAM.A64:.AE268];SMALL([$DRAM.$AQ$2:.$AQ$10001];ROW()-ROW([SYSTEM.$B$22]))-[SYSTEM.A84];1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3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5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6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7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8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9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0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1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2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3))">
              <text:p/>
            </table:table-cell>
            <table:table-cell table:formula="of:=IF(ROW()-ROW([SYSTEM.$B$22])&gt;COUNT([$DRAM.$AQ$2:.$AQ$10001]);&quot;&quot;;INDEX([DRAM.B64:.AF268];SMALL([$DRAM.$AQ$2:.$AQ$10001];ROW()-ROW([SYSTEM.$B$22]))-[SYSTEM.B84];13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4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6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7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19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0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1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2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3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6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27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30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32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1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2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5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6))">
              <text:p/>
            </table:table-cell>
            <table:table-cell table:formula="of:=IF(ROW()-ROW([SYSTEM.$B$22])&gt;COUNT([$DRAM.$AQ$2:.$AQ$10001]);&quot;&quot;;INDEX([DRAM.A64:.AE268];SMALL([$DRAM.$AQ$2:.$AQ$10001];ROW()-ROW([SYSTEM.$B$22]))-[SYSTEM.A8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3" calcext:value-type="float">
              <text:p>63</text:p>
            </table:table-cell>
            <table:table-cell table:formula="of:=IF(ROW()-ROW([SYSTEM.$B$22])&gt;COUNT([$DRAM.$AQ$2:.$AQ$10001]);&quot;&quot;;INDEX([DRAM.A65:.AE269];SMALL([$DRAM.$AQ$2:.$AQ$10001];ROW()-ROW([SYSTEM.$B$22]))-[SYSTEM.A85];1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3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5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6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7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8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9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0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1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2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3))">
              <text:p/>
            </table:table-cell>
            <table:table-cell table:formula="of:=IF(ROW()-ROW([SYSTEM.$B$22])&gt;COUNT([$DRAM.$AQ$2:.$AQ$10001]);&quot;&quot;;INDEX([DRAM.B65:.AF269];SMALL([$DRAM.$AQ$2:.$AQ$10001];ROW()-ROW([SYSTEM.$B$22]))-[SYSTEM.B85];13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4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6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7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19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0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1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2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3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6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27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30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32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1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2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5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6))">
              <text:p/>
            </table:table-cell>
            <table:table-cell table:formula="of:=IF(ROW()-ROW([SYSTEM.$B$22])&gt;COUNT([$DRAM.$AQ$2:.$AQ$10001]);&quot;&quot;;INDEX([DRAM.A65:.AE269];SMALL([$DRAM.$AQ$2:.$AQ$10001];ROW()-ROW([SYSTEM.$B$22]))-[SYSTEM.A8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4" calcext:value-type="float">
              <text:p>64</text:p>
            </table:table-cell>
            <table:table-cell table:formula="of:=IF(ROW()-ROW([SYSTEM.$B$22])&gt;COUNT([$DRAM.$AQ$2:.$AQ$10001]);&quot;&quot;;INDEX([DRAM.A66:.AE270];SMALL([$DRAM.$AQ$2:.$AQ$10001];ROW()-ROW([SYSTEM.$B$22]))-[SYSTEM.A86];1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3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5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6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7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8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9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0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1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2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3))">
              <text:p/>
            </table:table-cell>
            <table:table-cell table:formula="of:=IF(ROW()-ROW([SYSTEM.$B$22])&gt;COUNT([$DRAM.$AQ$2:.$AQ$10001]);&quot;&quot;;INDEX([DRAM.B66:.AF270];SMALL([$DRAM.$AQ$2:.$AQ$10001];ROW()-ROW([SYSTEM.$B$22]))-[SYSTEM.B86];13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4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6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7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19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0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1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2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3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6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27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30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32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1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2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5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6))">
              <text:p/>
            </table:table-cell>
            <table:table-cell table:formula="of:=IF(ROW()-ROW([SYSTEM.$B$22])&gt;COUNT([$DRAM.$AQ$2:.$AQ$10001]);&quot;&quot;;INDEX([DRAM.A66:.AE270];SMALL([$DRAM.$AQ$2:.$AQ$10001];ROW()-ROW([SYSTEM.$B$22]))-[SYSTEM.A8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5" calcext:value-type="float">
              <text:p>65</text:p>
            </table:table-cell>
            <table:table-cell table:formula="of:=IF(ROW()-ROW([SYSTEM.$B$22])&gt;COUNT([$DRAM.$AQ$2:.$AQ$10001]);&quot;&quot;;INDEX([DRAM.A67:.AE271];SMALL([$DRAM.$AQ$2:.$AQ$10001];ROW()-ROW([SYSTEM.$B$22]))-[SYSTEM.A87];1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3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5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6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7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8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9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0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1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2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3))">
              <text:p/>
            </table:table-cell>
            <table:table-cell table:formula="of:=IF(ROW()-ROW([SYSTEM.$B$22])&gt;COUNT([$DRAM.$AQ$2:.$AQ$10001]);&quot;&quot;;INDEX([DRAM.B67:.AF271];SMALL([$DRAM.$AQ$2:.$AQ$10001];ROW()-ROW([SYSTEM.$B$22]))-[SYSTEM.B87];13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4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6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7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19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0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1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2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3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6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27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30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32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1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2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5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6))">
              <text:p/>
            </table:table-cell>
            <table:table-cell table:formula="of:=IF(ROW()-ROW([SYSTEM.$B$22])&gt;COUNT([$DRAM.$AQ$2:.$AQ$10001]);&quot;&quot;;INDEX([DRAM.A67:.AE271];SMALL([$DRAM.$AQ$2:.$AQ$10001];ROW()-ROW([SYSTEM.$B$22]))-[SYSTEM.A8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6" calcext:value-type="float">
              <text:p>66</text:p>
            </table:table-cell>
            <table:table-cell table:formula="of:=IF(ROW()-ROW([SYSTEM.$B$22])&gt;COUNT([$DRAM.$AQ$2:.$AQ$10001]);&quot;&quot;;INDEX([DRAM.A68:.AE272];SMALL([$DRAM.$AQ$2:.$AQ$10001];ROW()-ROW([SYSTEM.$B$22]))-[SYSTEM.A88];1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3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5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6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7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8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9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0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1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2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3))">
              <text:p/>
            </table:table-cell>
            <table:table-cell table:formula="of:=IF(ROW()-ROW([SYSTEM.$B$22])&gt;COUNT([$DRAM.$AQ$2:.$AQ$10001]);&quot;&quot;;INDEX([DRAM.B68:.AF272];SMALL([$DRAM.$AQ$2:.$AQ$10001];ROW()-ROW([SYSTEM.$B$22]))-[SYSTEM.B88];13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4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6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7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19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0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1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2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3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6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27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30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32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1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2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5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6))">
              <text:p/>
            </table:table-cell>
            <table:table-cell table:formula="of:=IF(ROW()-ROW([SYSTEM.$B$22])&gt;COUNT([$DRAM.$AQ$2:.$AQ$10001]);&quot;&quot;;INDEX([DRAM.A68:.AE272];SMALL([$DRAM.$AQ$2:.$AQ$10001];ROW()-ROW([SYSTEM.$B$22]))-[SYSTEM.A8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7" calcext:value-type="float">
              <text:p>67</text:p>
            </table:table-cell>
            <table:table-cell table:formula="of:=IF(ROW()-ROW([SYSTEM.$B$22])&gt;COUNT([$DRAM.$AQ$2:.$AQ$10001]);&quot;&quot;;INDEX([DRAM.A69:.AE273];SMALL([$DRAM.$AQ$2:.$AQ$10001];ROW()-ROW([SYSTEM.$B$22]))-[SYSTEM.A89];1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3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5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6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7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8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9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0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1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2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3))">
              <text:p/>
            </table:table-cell>
            <table:table-cell table:formula="of:=IF(ROW()-ROW([SYSTEM.$B$22])&gt;COUNT([$DRAM.$AQ$2:.$AQ$10001]);&quot;&quot;;INDEX([DRAM.B69:.AF273];SMALL([$DRAM.$AQ$2:.$AQ$10001];ROW()-ROW([SYSTEM.$B$22]))-[SYSTEM.B89];13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4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6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7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19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0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1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2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3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6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27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30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32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1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2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5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6))">
              <text:p/>
            </table:table-cell>
            <table:table-cell table:formula="of:=IF(ROW()-ROW([SYSTEM.$B$22])&gt;COUNT([$DRAM.$AQ$2:.$AQ$10001]);&quot;&quot;;INDEX([DRAM.A69:.AE273];SMALL([$DRAM.$AQ$2:.$AQ$10001];ROW()-ROW([SYSTEM.$B$22]))-[SYSTEM.A8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8" calcext:value-type="float">
              <text:p>68</text:p>
            </table:table-cell>
            <table:table-cell table:formula="of:=IF(ROW()-ROW([SYSTEM.$B$22])&gt;COUNT([$DRAM.$AQ$2:.$AQ$10001]);&quot;&quot;;INDEX([DRAM.A70:.AE274];SMALL([$DRAM.$AQ$2:.$AQ$10001];ROW()-ROW([SYSTEM.$B$22]))-[SYSTEM.A90];1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3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5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6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7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8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9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0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1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2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3))">
              <text:p/>
            </table:table-cell>
            <table:table-cell table:formula="of:=IF(ROW()-ROW([SYSTEM.$B$22])&gt;COUNT([$DRAM.$AQ$2:.$AQ$10001]);&quot;&quot;;INDEX([DRAM.B70:.AF274];SMALL([$DRAM.$AQ$2:.$AQ$10001];ROW()-ROW([SYSTEM.$B$22]))-[SYSTEM.B90];13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4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6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7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19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0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1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2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3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6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27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30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32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1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2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5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6))">
              <text:p/>
            </table:table-cell>
            <table:table-cell table:formula="of:=IF(ROW()-ROW([SYSTEM.$B$22])&gt;COUNT([$DRAM.$AQ$2:.$AQ$10001]);&quot;&quot;;INDEX([DRAM.A70:.AE274];SMALL([$DRAM.$AQ$2:.$AQ$10001];ROW()-ROW([SYSTEM.$B$22]))-[SYSTEM.A9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69" calcext:value-type="float">
              <text:p>69</text:p>
            </table:table-cell>
            <table:table-cell table:formula="of:=IF(ROW()-ROW([SYSTEM.$B$22])&gt;COUNT([$DRAM.$AQ$2:.$AQ$10001]);&quot;&quot;;INDEX([DRAM.A71:.AE275];SMALL([$DRAM.$AQ$2:.$AQ$10001];ROW()-ROW([SYSTEM.$B$22]))-[SYSTEM.A91];1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3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5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6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7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8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9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0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1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2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3))">
              <text:p/>
            </table:table-cell>
            <table:table-cell table:formula="of:=IF(ROW()-ROW([SYSTEM.$B$22])&gt;COUNT([$DRAM.$AQ$2:.$AQ$10001]);&quot;&quot;;INDEX([DRAM.B71:.AF275];SMALL([$DRAM.$AQ$2:.$AQ$10001];ROW()-ROW([SYSTEM.$B$22]))-[SYSTEM.B91];13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4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6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7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19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0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1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2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3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6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27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30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32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1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2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5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6))">
              <text:p/>
            </table:table-cell>
            <table:table-cell table:formula="of:=IF(ROW()-ROW([SYSTEM.$B$22])&gt;COUNT([$DRAM.$AQ$2:.$AQ$10001]);&quot;&quot;;INDEX([DRAM.A71:.AE275];SMALL([$DRAM.$AQ$2:.$AQ$10001];ROW()-ROW([SYSTEM.$B$22]))-[SYSTEM.A9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0" calcext:value-type="float">
              <text:p>70</text:p>
            </table:table-cell>
            <table:table-cell table:formula="of:=IF(ROW()-ROW([SYSTEM.$B$22])&gt;COUNT([$DRAM.$AQ$2:.$AQ$10001]);&quot;&quot;;INDEX([DRAM.A72:.AE276];SMALL([$DRAM.$AQ$2:.$AQ$10001];ROW()-ROW([SYSTEM.$B$22]))-[SYSTEM.A92];1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3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5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6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7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8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9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0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1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2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3))">
              <text:p/>
            </table:table-cell>
            <table:table-cell table:formula="of:=IF(ROW()-ROW([SYSTEM.$B$22])&gt;COUNT([$DRAM.$AQ$2:.$AQ$10001]);&quot;&quot;;INDEX([DRAM.B72:.AF276];SMALL([$DRAM.$AQ$2:.$AQ$10001];ROW()-ROW([SYSTEM.$B$22]))-[SYSTEM.B92];13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4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6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7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19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0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1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2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3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6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27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30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32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1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2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5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6))">
              <text:p/>
            </table:table-cell>
            <table:table-cell table:formula="of:=IF(ROW()-ROW([SYSTEM.$B$22])&gt;COUNT([$DRAM.$AQ$2:.$AQ$10001]);&quot;&quot;;INDEX([DRAM.A72:.AE276];SMALL([$DRAM.$AQ$2:.$AQ$10001];ROW()-ROW([SYSTEM.$B$22]))-[SYSTEM.A92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1" calcext:value-type="float">
              <text:p>71</text:p>
            </table:table-cell>
            <table:table-cell table:formula="of:=IF(ROW()-ROW([SYSTEM.$B$22])&gt;COUNT([$DRAM.$AQ$2:.$AQ$10001]);&quot;&quot;;INDEX([DRAM.A73:.AE277];SMALL([$DRAM.$AQ$2:.$AQ$10001];ROW()-ROW([SYSTEM.$B$22]))-[SYSTEM.A93];1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3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5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6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7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8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9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0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1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2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3))">
              <text:p/>
            </table:table-cell>
            <table:table-cell table:formula="of:=IF(ROW()-ROW([SYSTEM.$B$22])&gt;COUNT([$DRAM.$AQ$2:.$AQ$10001]);&quot;&quot;;INDEX([DRAM.B73:.AF277];SMALL([$DRAM.$AQ$2:.$AQ$10001];ROW()-ROW([SYSTEM.$B$22]))-[SYSTEM.B93];13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4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6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7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19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0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1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2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3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6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27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30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32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1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2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5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6))">
              <text:p/>
            </table:table-cell>
            <table:table-cell table:formula="of:=IF(ROW()-ROW([SYSTEM.$B$22])&gt;COUNT([$DRAM.$AQ$2:.$AQ$10001]);&quot;&quot;;INDEX([DRAM.A73:.AE277];SMALL([$DRAM.$AQ$2:.$AQ$10001];ROW()-ROW([SYSTEM.$B$22]))-[SYSTEM.A93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2" calcext:value-type="float">
              <text:p>72</text:p>
            </table:table-cell>
            <table:table-cell table:formula="of:=IF(ROW()-ROW([SYSTEM.$B$22])&gt;COUNT([$DRAM.$AQ$2:.$AQ$10001]);&quot;&quot;;INDEX([DRAM.A74:.AE278];SMALL([$DRAM.$AQ$2:.$AQ$10001];ROW()-ROW([SYSTEM.$B$22]))-[SYSTEM.A94];1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3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5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6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7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8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9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0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1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2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3))">
              <text:p/>
            </table:table-cell>
            <table:table-cell table:formula="of:=IF(ROW()-ROW([SYSTEM.$B$22])&gt;COUNT([$DRAM.$AQ$2:.$AQ$10001]);&quot;&quot;;INDEX([DRAM.B74:.AF278];SMALL([$DRAM.$AQ$2:.$AQ$10001];ROW()-ROW([SYSTEM.$B$22]))-[SYSTEM.B94];13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4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6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7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19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0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1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2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3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6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27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30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32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1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2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5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6))">
              <text:p/>
            </table:table-cell>
            <table:table-cell table:formula="of:=IF(ROW()-ROW([SYSTEM.$B$22])&gt;COUNT([$DRAM.$AQ$2:.$AQ$10001]);&quot;&quot;;INDEX([DRAM.A74:.AE278];SMALL([$DRAM.$AQ$2:.$AQ$10001];ROW()-ROW([SYSTEM.$B$22]))-[SYSTEM.A94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3" calcext:value-type="float">
              <text:p>73</text:p>
            </table:table-cell>
            <table:table-cell table:formula="of:=IF(ROW()-ROW([SYSTEM.$B$22])&gt;COUNT([$DRAM.$AQ$2:.$AQ$10001]);&quot;&quot;;INDEX([DRAM.A75:.AE279];SMALL([$DRAM.$AQ$2:.$AQ$10001];ROW()-ROW([SYSTEM.$B$22]))-[SYSTEM.A95];1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3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5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6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7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8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9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0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1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2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3))">
              <text:p/>
            </table:table-cell>
            <table:table-cell table:formula="of:=IF(ROW()-ROW([SYSTEM.$B$22])&gt;COUNT([$DRAM.$AQ$2:.$AQ$10001]);&quot;&quot;;INDEX([DRAM.B75:.AF279];SMALL([$DRAM.$AQ$2:.$AQ$10001];ROW()-ROW([SYSTEM.$B$22]))-[SYSTEM.B95];13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4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6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7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19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0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1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2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3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6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27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30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32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1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2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5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6))">
              <text:p/>
            </table:table-cell>
            <table:table-cell table:formula="of:=IF(ROW()-ROW([SYSTEM.$B$22])&gt;COUNT([$DRAM.$AQ$2:.$AQ$10001]);&quot;&quot;;INDEX([DRAM.A75:.AE279];SMALL([$DRAM.$AQ$2:.$AQ$10001];ROW()-ROW([SYSTEM.$B$22]))-[SYSTEM.A95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4" calcext:value-type="float">
              <text:p>74</text:p>
            </table:table-cell>
            <table:table-cell table:formula="of:=IF(ROW()-ROW([SYSTEM.$B$22])&gt;COUNT([$DRAM.$AQ$2:.$AQ$10001]);&quot;&quot;;INDEX([DRAM.A76:.AE280];SMALL([$DRAM.$AQ$2:.$AQ$10001];ROW()-ROW([SYSTEM.$B$22]))-[SYSTEM.A96];1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3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5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6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7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8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9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0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1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2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3))">
              <text:p/>
            </table:table-cell>
            <table:table-cell table:formula="of:=IF(ROW()-ROW([SYSTEM.$B$22])&gt;COUNT([$DRAM.$AQ$2:.$AQ$10001]);&quot;&quot;;INDEX([DRAM.B76:.AF280];SMALL([$DRAM.$AQ$2:.$AQ$10001];ROW()-ROW([SYSTEM.$B$22]))-[SYSTEM.B96];13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4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6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7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19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0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1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2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3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6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27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30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32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1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2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5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6))">
              <text:p/>
            </table:table-cell>
            <table:table-cell table:formula="of:=IF(ROW()-ROW([SYSTEM.$B$22])&gt;COUNT([$DRAM.$AQ$2:.$AQ$10001]);&quot;&quot;;INDEX([DRAM.A76:.AE280];SMALL([$DRAM.$AQ$2:.$AQ$10001];ROW()-ROW([SYSTEM.$B$22]))-[SYSTEM.A96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5" calcext:value-type="float">
              <text:p>75</text:p>
            </table:table-cell>
            <table:table-cell table:formula="of:=IF(ROW()-ROW([SYSTEM.$B$22])&gt;COUNT([$DRAM.$AQ$2:.$AQ$10001]);&quot;&quot;;INDEX([DRAM.A77:.AE281];SMALL([$DRAM.$AQ$2:.$AQ$10001];ROW()-ROW([SYSTEM.$B$22]))-[SYSTEM.A97];1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3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5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6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7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8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9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0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1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2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3))">
              <text:p/>
            </table:table-cell>
            <table:table-cell table:formula="of:=IF(ROW()-ROW([SYSTEM.$B$22])&gt;COUNT([$DRAM.$AQ$2:.$AQ$10001]);&quot;&quot;;INDEX([DRAM.B77:.AF281];SMALL([$DRAM.$AQ$2:.$AQ$10001];ROW()-ROW([SYSTEM.$B$22]))-[SYSTEM.B97];13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4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6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7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19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0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1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2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3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6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27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30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32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1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2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5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6))">
              <text:p/>
            </table:table-cell>
            <table:table-cell table:formula="of:=IF(ROW()-ROW([SYSTEM.$B$22])&gt;COUNT([$DRAM.$AQ$2:.$AQ$10001]);&quot;&quot;;INDEX([DRAM.A77:.AE281];SMALL([$DRAM.$AQ$2:.$AQ$10001];ROW()-ROW([SYSTEM.$B$22]))-[SYSTEM.A97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6" calcext:value-type="float">
              <text:p>76</text:p>
            </table:table-cell>
            <table:table-cell table:formula="of:=IF(ROW()-ROW([SYSTEM.$B$22])&gt;COUNT([$DRAM.$AQ$2:.$AQ$10001]);&quot;&quot;;INDEX([DRAM.A78:.AE282];SMALL([$DRAM.$AQ$2:.$AQ$10001];ROW()-ROW([SYSTEM.$B$22]))-[SYSTEM.A98];1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3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5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6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7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8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9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0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1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2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3))">
              <text:p/>
            </table:table-cell>
            <table:table-cell table:formula="of:=IF(ROW()-ROW([SYSTEM.$B$22])&gt;COUNT([$DRAM.$AQ$2:.$AQ$10001]);&quot;&quot;;INDEX([DRAM.B78:.AF282];SMALL([$DRAM.$AQ$2:.$AQ$10001];ROW()-ROW([SYSTEM.$B$22]))-[SYSTEM.B98];13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4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6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7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19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0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1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2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3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6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27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30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32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1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2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5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6))">
              <text:p/>
            </table:table-cell>
            <table:table-cell table:formula="of:=IF(ROW()-ROW([SYSTEM.$B$22])&gt;COUNT([$DRAM.$AQ$2:.$AQ$10001]);&quot;&quot;;INDEX([DRAM.A78:.AE282];SMALL([$DRAM.$AQ$2:.$AQ$10001];ROW()-ROW([SYSTEM.$B$22]))-[SYSTEM.A98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7" calcext:value-type="float">
              <text:p>77</text:p>
            </table:table-cell>
            <table:table-cell table:formula="of:=IF(ROW()-ROW([SYSTEM.$B$22])&gt;COUNT([$DRAM.$AQ$2:.$AQ$10001]);&quot;&quot;;INDEX([DRAM.A79:.AE283];SMALL([$DRAM.$AQ$2:.$AQ$10001];ROW()-ROW([SYSTEM.$B$22]))-[SYSTEM.A99];1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3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5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6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7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8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9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0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1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2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3))">
              <text:p/>
            </table:table-cell>
            <table:table-cell table:formula="of:=IF(ROW()-ROW([SYSTEM.$B$22])&gt;COUNT([$DRAM.$AQ$2:.$AQ$10001]);&quot;&quot;;INDEX([DRAM.B79:.AF283];SMALL([$DRAM.$AQ$2:.$AQ$10001];ROW()-ROW([SYSTEM.$B$22]))-[SYSTEM.B99];13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4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6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7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19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0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1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2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3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6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27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30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32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1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2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5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6))">
              <text:p/>
            </table:table-cell>
            <table:table-cell table:formula="of:=IF(ROW()-ROW([SYSTEM.$B$22])&gt;COUNT([$DRAM.$AQ$2:.$AQ$10001]);&quot;&quot;;INDEX([DRAM.A79:.AE283];SMALL([$DRAM.$AQ$2:.$AQ$10001];ROW()-ROW([SYSTEM.$B$22]))-[SYSTEM.A99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8" calcext:value-type="float">
              <text:p>78</text:p>
            </table:table-cell>
            <table:table-cell table:formula="of:=IF(ROW()-ROW([SYSTEM.$B$22])&gt;COUNT([$DRAM.$AQ$2:.$AQ$10001]);&quot;&quot;;INDEX([DRAM.A80:.AE284];SMALL([$DRAM.$AQ$2:.$AQ$10001];ROW()-ROW([SYSTEM.$B$22]))-[SYSTEM.A100];1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3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5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6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7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8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9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0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1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2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3))">
              <text:p/>
            </table:table-cell>
            <table:table-cell table:formula="of:=IF(ROW()-ROW([SYSTEM.$B$22])&gt;COUNT([$DRAM.$AQ$2:.$AQ$10001]);&quot;&quot;;INDEX([DRAM.B80:.AF284];SMALL([$DRAM.$AQ$2:.$AQ$10001];ROW()-ROW([SYSTEM.$B$22]))-[SYSTEM.B100];13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4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6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7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19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0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1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2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3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6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27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30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32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1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2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5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6))">
              <text:p/>
            </table:table-cell>
            <table:table-cell table:formula="of:=IF(ROW()-ROW([SYSTEM.$B$22])&gt;COUNT([$DRAM.$AQ$2:.$AQ$10001]);&quot;&quot;;INDEX([DRAM.A80:.AE284];SMALL([$DRAM.$AQ$2:.$AQ$10001];ROW()-ROW([SYSTEM.$B$22]))-[SYSTEM.A100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79" calcext:value-type="float">
              <text:p>79</text:p>
            </table:table-cell>
            <table:table-cell table:formula="of:=IF(ROW()-ROW([SYSTEM.$B$22])&gt;COUNT([$DRAM.$AQ$2:.$AQ$10001]);&quot;&quot;;INDEX([DRAM.A81:.AE285];SMALL([$DRAM.$AQ$2:.$AQ$10001];ROW()-ROW([SYSTEM.$B$22]))-[SYSTEM.A101];1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3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5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6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7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8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9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0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1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2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3))">
              <text:p/>
            </table:table-cell>
            <table:table-cell table:formula="of:=IF(ROW()-ROW([SYSTEM.$B$22])&gt;COUNT([$DRAM.$AQ$2:.$AQ$10001]);&quot;&quot;;INDEX([DRAM.B81:.AF285];SMALL([$DRAM.$AQ$2:.$AQ$10001];ROW()-ROW([SYSTEM.$B$22]))-[SYSTEM.B101];13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4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6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7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19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0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1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2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3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6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27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30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32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1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2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5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6))">
              <text:p/>
            </table:table-cell>
            <table:table-cell table:formula="of:=IF(ROW()-ROW([SYSTEM.$B$22])&gt;COUNT([$DRAM.$AQ$2:.$AQ$10001]);&quot;&quot;;INDEX([DRAM.A81:.AE285];SMALL([$DRAM.$AQ$2:.$AQ$10001];ROW()-ROW([SYSTEM.$B$22]))-[SYSTEM.A101];47))">
              <text:p/>
            </table:table-cell>
            <table:table-cell table:number-columns-repeated="10"/>
          </table:table-row>
          <table:table-row table:style-name="ro1" table:visibility="collapse">
            <table:table-cell table:formula="of:=ROW()-ROW([SYSTEM.$B$22])" office:value-type="float" office:value="80" calcext:value-type="float">
              <text:p>80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1" calcext:value-type="float">
              <text:p>81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2" calcext:value-type="float">
              <text:p>82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3" calcext:value-type="float">
              <text:p>83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4" calcext:value-type="float">
              <text:p>84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5" calcext:value-type="float">
              <text:p>85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6" calcext:value-type="float">
              <text:p>86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7" calcext:value-type="float">
              <text:p>87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8" calcext:value-type="float">
              <text:p>88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89" calcext:value-type="float">
              <text:p>89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0" calcext:value-type="float">
              <text:p>90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1" calcext:value-type="float">
              <text:p>91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2" calcext:value-type="float">
              <text:p>92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3" calcext:value-type="float">
              <text:p>93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4" calcext:value-type="float">
              <text:p>94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5" calcext:value-type="float">
              <text:p>95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6" calcext:value-type="float">
              <text:p>96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7" calcext:value-type="float">
              <text:p>97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8" calcext:value-type="float">
              <text:p>98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99" calcext:value-type="float">
              <text:p>99</text:p>
            </table:table-cell>
            <table:table-cell table:number-columns-repeated="4"/>
            <table:table-cell table:style-name="Default"/>
            <table:table-cell table:number-columns-repeated="36"/>
          </table:table-row>
          <table:table-row table:style-name="ro1" table:visibility="collapse">
            <table:table-cell table:formula="of:=ROW()-ROW([SYSTEM.$B$22])" office:value-type="float" office:value="100" calcext:value-type="float">
              <text:p>100</text:p>
            </table:table-cell>
            <table:table-cell table:number-columns-repeated="4"/>
            <table:table-cell table:style-name="Default"/>
            <table:table-cell table:number-columns-repeated="36"/>
          </table:table-row>
        </table:table-row-group>
        <table:table-row table:style-name="ro1" table:number-rows-repeated="6">
          <table:table-cell table:number-columns-repeated="5"/>
          <table:table-cell table:style-name="Default"/>
          <table:table-cell table:number-columns-repeated="36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CODE GEN</text:p>
          </table:table-cell>
          <table:covered-table-cell table:style-name="ce41"/>
          <table:covered-table-cell table:style-name="ce45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ce32" office:value-type="string" calcext:value-type="string">
            <text:p>Macro name</text:p>
          </table:table-cell>
          <table:table-cell table:style-name="ce42" office:value-type="string" calcext:value-type="string" table:number-columns-spanned="2" table:number-rows-spanned="1">
            <text:p>write_reg</text:p>
          </table:table-cell>
          <table:covered-table-cell table:style-name="ce46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ce32" office:value-type="string" calcext:value-type="string">
            <text:p>uMCTL2 Base</text:p>
          </table:table-cell>
          <table:table-cell table:style-name="ce42" office:value-type="string" calcext:value-type="string" table:number-columns-spanned="2" table:number-rows-spanned="1">
            <text:p>0x50600000</text:p>
          </table:table-cell>
          <table:covered-table-cell table:style-name="ce46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ce33" office:value-type="string" calcext:value-type="string">
            <text:p>PUB Base</text:p>
          </table:table-cell>
          <table:table-cell table:style-name="ce43" office:value-type="string" calcext:value-type="string" table:number-columns-spanned="2" table:number-rows-spanned="1">
            <text:p>0x50900000</text:p>
          </table:table-cell>
          <table:covered-table-cell table:style-name="ce47"/>
          <table:table-cell/>
          <table:table-cell table:style-name="Default"/>
          <table:table-cell table:number-columns-repeated="36"/>
        </table:table-row>
      </table:table>
      <table:table table:name="PUBL" table:style-name="ta1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-group>
          <table:table-column table:style-name="co33" table:default-cell-style-name="Default"/>
          <table:table-column table:style-name="co10" table:default-cell-style-name="ce97"/>
          <table:table-column table:style-name="co34" table:default-cell-style-name="Default"/>
          <table:table-column table:style-name="co35" table:default-cell-style-name="Default"/>
          <table:table-column table:style-name="co36" table:default-cell-style-name="Default"/>
        </table:table-column-group>
        <table:table-column table:style-name="co37" table:default-cell-style-name="Default"/>
        <table:table-column table:style-name="co38" table:default-cell-style-name="Default"/>
        <table:table-column table:style-name="co3" table:default-cell-style-name="ce122"/>
        <table:table-column table:style-name="co3" table:default-cell-style-name="Default"/>
        <table:table-column table:style-name="co39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79" office:value-type="string" calcext:value-type="string" table:number-columns-spanned="7" table:number-rows-spanned="1">
            <text:p>Synopsys PUBL 2.00</text:p>
          </table:table-cell>
          <table:covered-table-cell table:number-columns-repeated="6" table:style-name="ce95"/>
          <table:table-cell/>
          <table:table-cell table:style-name="Default"/>
          <table:table-cell table:number-columns-repeated="2"/>
        </table:table-row>
        <table:table-row table:style-name="ro4">
          <table:table-cell table:style-name="ce77"/>
          <table:table-cell table:style-name="ce80" office:value-type="string" calcext:value-type="string" table:number-columns-spanned="7" table:number-rows-spanned="1">
            <text:p>PLATFORMS: STA1385</text:p>
          </table:table-cell>
          <table:covered-table-cell table:number-columns-repeated="6" table:style-name="ce9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Register</text:p>
          </table:table-cell>
          <table:table-cell table:style-name="ce81" office:value-type="string" calcext:value-type="string">
            <text:p>Field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string" calcext:value-type="string">
            <text:p>Stop</text:p>
          </table:table-cell>
          <table:table-cell table:style-name="ce81" office:value-type="string" calcext:value-type="string">
            <text:p>Reference</text:p>
          </table:table-cell>
          <table:table-cell table:style-name="ce81" office:value-type="string" calcext:value-type="string">
            <text:p>Value</text:p>
          </table:table-cell>
          <table:table-cell table:style-name="ce81" office:value-type="string" calcext:value-type="string">
            <text:p>Register value</text:p>
          </table:table-cell>
          <table:table-cell table:style-name="ce81" office:value-type="string" calcext:value-type="string">
            <text:p>Manual value</text:p>
          </table:table-cell>
          <table:table-cell table:style-name="ce81" office:value-type="string" calcext:value-type="string">
            <text:p>Old Value</text:p>
          </table:table-cell>
          <table:table-cell table:number-columns-repeated="2"/>
        </table:table-row>
        <table:table-row table:style-name="ro1">
          <table:table-cell/>
          <table:table-cell table:style-name="ce82" office:value-type="string" calcext:value-type="string" table:number-columns-spanned="1" table:number-rows-spanned="3">
            <text:p>PTR0</text:p>
          </table:table-cell>
          <table:table-cell table:style-name="ce96" office:value-type="string" calcext:value-type="string">
            <text:p>tDLLSRST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0" calcext:value-type="float">
            <text:p>50</text:p>
          </table:table-cell>
          <table:table-cell table:style-name="ce96" table:formula="of:=ROUNDUP([PUBL.F6]/tCK)" office:value-type="float" office:value="20" calcext:value-type="float">
            <text:p>20</text:p>
          </table:table-cell>
          <table:table-cell table:style-name="ce111" table:formula="of:=&quot;0x&quot;&amp;DEC2HEX([PUBL.G6]*POWER(2;[PUBL.D6])+[PUBL.G7]*POWER(2;[PUBL.D7])+[PUBL.G8]*POWER(2;[PUBL.D8]);8)" office:value-type="string" office:string-value="0x0021F354" calcext:value-type="string" table:number-columns-spanned="1" table:number-rows-spanned="3">
            <text:p>0x0021F354</text:p>
          </table:table-cell>
          <table:table-cell table:style-name="ce111" office:value-type="string" calcext:value-type="string" table:number-columns-spanned="1" table:number-rows-spanned="3">
            <text:p>21F354</text:p>
          </table:table-cell>
          <table:table-cell table:style-name="ce121" table:formula="of:=BITRSHIFT(BITAND (HEX2DEC([.$I$6]);(POWER(2;[PUBL.E6]+1)-1-(POWER(2;[PUBL.D6])-1)));[.D6])" office:value-type="float" office:value="20" calcext:value-type="float">
            <text:p>20</text:p>
          </table:table-cell>
          <table:table-cell table:formula="of:=IF([.G6]=[.J6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DLLLOCK</text:p>
          </table:table-cell>
          <table:table-cell table:style-name="ce96" table:formula="of:=[PUBL.E6]+1" office:value-type="float" office:value="6" calcext:value-type="float">
            <text:p>6</text:p>
          </table:table-cell>
          <table:table-cell table:style-name="ce96" office:value-type="float" office:value="17" calcext:value-type="float">
            <text:p>17</text:p>
          </table:table-cell>
          <table:table-cell table:style-name="ce96" table:formula="of:=5.12*1000" office:value-type="float" office:value="5120" calcext:value-type="float">
            <text:p>5120</text:p>
          </table:table-cell>
          <table:table-cell table:style-name="ce96" table:formula="of:=ROUNDUP([PUBL.F7]/tCK)" office:value-type="float" office:value="1997" calcext:value-type="float">
            <text:p>1997</text:p>
          </table:table-cell>
          <table:covered-table-cell table:style-name="ce111" table:formula="of:=DEC2HEX([PUBL.G7]*POWER(2;[PUBL.D7])+[PUBL.G8]*POWER(2;[PUBL.D8])+[PUBL.G9]*POWER(2;[PUBL.D9]))" office:value-type="string" office:string-value="2323F0" calcext:value-type="string">
            <text:p>2323F0</text:p>
          </table:covered-table-cell>
          <table:covered-table-cell table:style-name="ce111" table:formula="of:=DEC2HEX([PUBL.H7]*POWER(2;[PUBL.E7])+[PUBL.H8]*POWER(2;[PUBL.E8])+[PUBL.H9]*POWER(2;[PUBL.E9]))" office:value-type="string" office:string-value="" calcext:value-type="error">
            <text:p>#VALUE!</text:p>
          </table:covered-table-cell>
          <table:table-cell table:style-name="ce121" table:formula="of:=BITRSHIFT(BITAND (HEX2DEC([.$I$6]);(POWER(2;[PUBL.E7]+1)-1-(POWER(2;[PUBL.D7])-1)));[.D7])" office:value-type="float" office:value="1997" calcext:value-type="float">
            <text:p>1997</text:p>
          </table:table-cell>
          <table:table-cell table:formula="of:=IF([.G7]=[.J7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ITMSRST</text:p>
          </table:table-cell>
          <table:table-cell table:style-name="ce96" table:formula="of:=[PUBL.E7]+1" office:value-type="float" office:value="18" calcext:value-type="float">
            <text:p>18</text:p>
          </table:table-cell>
          <table:table-cell table:style-name="ce96" office:value-type="float" office:value="21" calcext:value-type="float">
            <text:p>21</text:p>
          </table:table-cell>
          <table:table-cell table:style-name="ce96"/>
          <table:table-cell table:style-name="ce96" office:value-type="float" office:value="8" calcext:value-type="float">
            <text:p>8</text:p>
          </table:table-cell>
          <table:covered-table-cell table:style-name="ce111" table:formula="of:=DEC2HEX([PUBL.G8]*POWER(2;[PUBL.D8])+[PUBL.G9]*POWER(2;[PUBL.D9])+[PUBL.G11]*POWER(2;[PUBL.D11]))" office:value-type="string" office:string-value="2130B0" calcext:value-type="string">
            <text:p>2130B0</text:p>
          </table:covered-table-cell>
          <table:covered-table-cell table:style-name="ce111" table:formula="of:=DEC2HEX([PUBL.H8]*POWER(2;[PUBL.E8])+[PUBL.H9]*POWER(2;[PUBL.E9])+[PUBL.H11]*POWER(2;[PUBL.E11]))" office:value-type="string" office:string-value="" calcext:value-type="error">
            <text:p>#VALUE!</text:p>
          </table:covered-table-cell>
          <table:table-cell table:style-name="ce121" table:formula="of:=BITRSHIFT(BITAND (HEX2DEC([.$I$6]);(POWER(2;[PUBL.E8]+1)-1-(POWER(2;[PUBL.D8])-1)));[.D8])" office:value-type="float" office:value="8" calcext:value-type="float">
            <text:p>8</text:p>
          </table:table-cell>
          <table:table-cell table:formula="of:=IF([.G8]=[.J8];&quot;&quot;;&quot;!=&quot;)">
            <text:p/>
          </table:table-cell>
          <table:table-cell/>
        </table:table-row>
        <table:table-row table:style-name="ro1">
          <table:table-cell/>
          <table:table-cell table:style-name="ce84" office:value-type="string" calcext:value-type="string" table:number-columns-spanned="1" table:number-rows-spanned="3">
            <text:p>PTR1</text:p>
          </table:table-cell>
          <table:table-cell table:style-name="ce97" office:value-type="string" calcext:value-type="string">
            <text:p>tDINIT0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18" calcext:value-type="float">
            <text:p>18</text:p>
          </table:table-cell>
          <table:table-cell table:style-name="ce97" table:formula="of:=200*1000" office:value-type="float" office:value="200000" calcext:value-type="float">
            <text:p>200000</text:p>
          </table:table-cell>
          <table:table-cell table:style-name="ce105" table:formula="of:=ROUNDUP([PUBL.F9]/tCK)" office:value-type="float" office:value="78000" calcext:value-type="float">
            <text:p>78000</text:p>
          </table:table-cell>
          <table:table-cell table:style-name="ce112" table:formula="of:=&quot;0x&quot;&amp;DEC2HEX([PUBL.G9]*POWER(2;[PUBL.D9])+[PUBL.G10]*POWER(2;[PUBL.D10])+[PUBL.G11]*POWER(2;[PUBL.D11]);8)" office:value-type="string" office:string-value="0x013930B0" calcext:value-type="string" table:number-columns-spanned="1" table:number-rows-spanned="3">
            <text:p>0x013930B0</text:p>
          </table:table-cell>
          <table:table-cell table:style-name="ce112" office:value-type="string" calcext:value-type="string" table:number-columns-spanned="1" table:number-rows-spanned="3">
            <text:p>13930B0</text:p>
          </table:table-cell>
          <table:table-cell table:formula="of:=BITRSHIFT(BITAND (HEX2DEC([.$I$9]);(POWER(2;[PUBL.E9]+1)-1-(POWER(2;[PUBL.D9])-1)));[.D9])" office:value-type="float" office:value="78000" calcext:value-type="float">
            <text:p>78000</text:p>
          </table:table-cell>
          <table:table-cell table:formula="of:=IF([.G9]=[.J9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tDINIT1</text:p>
          </table:table-cell>
          <table:table-cell table:style-name="ce98" table:formula="of:=[PUBL.E9]+1" office:value-type="float" office:value="19" calcext:value-type="float">
            <text:p>19</text:p>
          </table:table-cell>
          <table:table-cell table:style-name="ce98" office:value-type="float" office:value="26" calcext:value-type="float">
            <text:p>26</text:p>
          </table:table-cell>
          <table:table-cell table:style-name="ce103" table:formula="of:=100" office:value-type="float" office:value="100" calcext:value-type="float">
            <text:p>100</text:p>
          </table:table-cell>
          <table:table-cell table:style-name="ce103" table:formula="of:=ROUNDUP([PUBL.F10]/tCK)" office:value-type="float" office:value="39" calcext:value-type="float">
            <text:p>39</text:p>
          </table:table-cell>
          <table:covered-table-cell table:number-columns-repeated="2" table:style-name="ce113"/>
          <table:table-cell table:formula="of:=BITRSHIFT(BITAND (HEX2DEC([.$I$9]);(POWER(2;[PUBL.E10]+1)-1-(POWER(2;[PUBL.D10])-1)));[.D10])" office:value-type="float" office:value="39" calcext:value-type="float">
            <text:p>39</text:p>
          </table:table-cell>
          <table:table-cell table:formula="of:=IF([.G10]=[.J10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reserved</text:p>
          </table:table-cell>
          <table:table-cell table:style-name="ce98" table:formula="of:=[PUBL.E10]+1" office:value-type="float" office:value="27" calcext:value-type="float">
            <text:p>27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9]);(POWER(2;[PUBL.E11]+1)-1-(POWER(2;[PUBL.D11])-1)));[.D11])" office:value-type="float" office:value="0" calcext:value-type="float">
            <text:p>0</text:p>
          </table:table-cell>
          <table:table-cell table:formula="of:=IF([.G11]=[.J11];&quot;&quot;;&quot;!=&quot;)">
            <text:p/>
          </table:table-cell>
          <table:table-cell/>
        </table:table-row>
        <table:table-row table:style-name="ro1">
          <table:table-cell/>
          <table:table-cell table:style-name="ce82" office:value-type="string" calcext:value-type="string" table:number-columns-spanned="1" table:number-rows-spanned="3">
            <text:p>PTR2</text:p>
          </table:table-cell>
          <table:table-cell table:style-name="ce96" office:value-type="string" calcext:value-type="string">
            <text:p>tDINIT2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6" calcext:value-type="float">
            <text:p>16</text:p>
          </table:table-cell>
          <table:table-cell table:style-name="ce96" table:formula="of:=11*1000" office:value-type="float" office:value="11000" calcext:value-type="float">
            <text:p>11000</text:p>
          </table:table-cell>
          <table:table-cell table:style-name="ce106" table:formula="of:=ROUNDUP([PUBL.F12]/tCK)" office:value-type="float" office:value="4290" calcext:value-type="float">
            <text:p>4290</text:p>
          </table:table-cell>
          <table:table-cell table:style-name="ce114" table:formula="of:=&quot;0x&quot;&amp;DEC2HEX([PUBL.G12]*POWER(2;[PUBL.D12])+[PUBL.G13]*POWER(2;[PUBL.D13])+[PUBL.G14]*POWER(2;[PUBL.D14]);8)" office:value-type="string" office:string-value="0x030C10C2" calcext:value-type="string" table:number-columns-spanned="1" table:number-rows-spanned="3">
            <text:p>0x030C10C2</text:p>
          </table:table-cell>
          <table:table-cell table:style-name="ce114" office:value-type="string" calcext:value-type="string" table:number-columns-spanned="1" table:number-rows-spanned="3">
            <text:p>30C10C2</text:p>
          </table:table-cell>
          <table:table-cell table:style-name="ce121" table:formula="of:=BITRSHIFT(BITAND (HEX2DEC([.$I$12]);(POWER(2;[PUBL.E12]+1)-1-(POWER(2;[PUBL.D12])-1)));[.D12])" office:value-type="float" office:value="4290" calcext:value-type="float">
            <text:p>4290</text:p>
          </table:table-cell>
          <table:table-cell table:formula="of:=IF([.G12]=[.J12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tDINIT3</text:p>
          </table:table-cell>
          <table:table-cell table:style-name="ce96" table:formula="of:=[PUBL.E12]+1" office:value-type="float" office:value="17" calcext:value-type="float">
            <text:p>17</text:p>
          </table:table-cell>
          <table:table-cell table:style-name="ce96" office:value-type="float" office:value="26" calcext:value-type="float">
            <text:p>26</text:p>
          </table:table-cell>
          <table:table-cell table:style-name="ce96" table:formula="of:=1*1000" office:value-type="float" office:value="1000" calcext:value-type="float">
            <text:p>1000</text:p>
          </table:table-cell>
          <table:table-cell table:style-name="ce96" table:formula="of:=ROUNDUP([PUBL.F13]/tCK)" office:value-type="float" office:value="390" calcext:value-type="float">
            <text:p>390</text:p>
          </table:table-cell>
          <table:covered-table-cell table:number-columns-repeated="2" table:style-name="ce111"/>
          <table:table-cell table:style-name="ce121" table:formula="of:=BITRSHIFT(BITAND (HEX2DEC([.$I$12]);(POWER(2;[PUBL.E13]+1)-1-(POWER(2;[PUBL.D13])-1)));[.D13])" office:value-type="float" office:value="390" calcext:value-type="float">
            <text:p>390</text:p>
          </table:table-cell>
          <table:table-cell table:formula="of:=IF([.G13]=[.J13];&quot;&quot;;&quot;!=&quot;)">
            <text:p/>
          </table:table-cell>
          <table:table-cell/>
        </table:table-row>
        <table:table-row table:style-name="ro1">
          <table:table-cell/>
          <table:covered-table-cell table:style-name="ce83"/>
          <table:table-cell table:style-name="ce96" office:value-type="string" calcext:value-type="string">
            <text:p>reserved</text:p>
          </table:table-cell>
          <table:table-cell table:style-name="ce96" table:formula="of:=[PUBL.E13]+1" office:value-type="float" office:value="27" calcext:value-type="float">
            <text:p>27</text:p>
          </table:table-cell>
          <table:table-cell table:style-name="ce96" office:value-type="float" office:value="31" calcext:value-type="float">
            <text:p>31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12]);(POWER(2;[PUBL.E14]+1)-1-(POWER(2;[PUBL.D14])-1)));[.D14])" office:value-type="float" office:value="0" calcext:value-type="float">
            <text:p>0</text:p>
          </table:table-cell>
          <table:table-cell table:formula="of:=IF([.G14]=[.J14];&quot;&quot;;&quot;!=&quot;)">
            <text:p/>
          </table:table-cell>
          <table:table-cell/>
        </table:table-row>
        <table:table-row table:style-name="ro6">
          <table:table-cell/>
          <table:table-cell table:style-name="ce84" office:value-type="string" calcext:value-type="string" table:number-columns-spanned="1" table:number-rows-spanned="9">
            <text:p>DTPR0</text:p>
          </table:table-cell>
          <table:table-cell table:style-name="ce97" office:value-type="string" calcext:value-type="string">
            <text:p>tMRD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112" table:formula="of:=&quot;0x&quot;&amp;DEC2HEX([PUBL.G15]*POWER(2;[PUBL.D15])+[PUBL.G16]*POWER(2;[PUBL.D16])+[PUBL.G17]*POWER(2;[PUBL.D17])+[PUBL.G18]*POWER(2;[PUBL.D18])+[PUBL.G19]*POWER(2;[PUBL.D19])+[PUBL.G20]*POWER(2;[PUBL.D20])+[PUBL.G21]*POWER(2;[PUBL.D21])+[PUBL.G22]*POWER(2;[PUBL.D22])+[PUBL.G23]*POWER(2;[PUBL.D23]);8)" office:value-type="string" office:string-value="0xB291896E" calcext:value-type="string" table:number-columns-spanned="1" table:number-rows-spanned="9">
            <text:p>0xB291896E</text:p>
          </table:table-cell>
          <table:table-cell table:style-name="ce112" office:value-type="string" calcext:value-type="string" table:number-columns-spanned="1" table:number-rows-spanned="9">
            <text:p>B291896E</text:p>
          </table:table-cell>
          <table:table-cell table:formula="of:=BITRSHIFT(BITAND (HEX2DEC([.$I$15]);(POWER(2;[PUBL.E15]+1)-1-(POWER(2;[PUBL.D15])-1)));[.D15])" office:value-type="float" office:value="2" calcext:value-type="float">
            <text:p>2</text:p>
          </table:table-cell>
          <table:table-cell table:formula="of:=IF([.G15]=[.J15];&quot;&quot;;&quot;!=&quot;)">
            <text:p/>
          </table:table-cell>
          <table:table-cell table:style-name="ce123" office:value-type="string" calcext:value-type="string">
            <text:p>I think tMRD &amp; tMOD are not relevant for LPDDR2, but synopsys can suggest better</text:p>
          </table:table-cell>
        </table:table-row>
        <table:table-row table:style-name="ro7">
          <table:table-cell/>
          <table:covered-table-cell table:style-name="ce86"/>
          <table:table-cell table:style-name="ce97" office:value-type="string" calcext:value-type="string">
            <text:p>tRTP</text:p>
          </table:table-cell>
          <table:table-cell table:formula="of:=[PUBL.E15]+1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/>
          <table:table-cell table:style-name="ce107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15]);(POWER(2;[PUBL.E16]+1)-1-(POWER(2;[PUBL.D16])-1)));[.D16])" office:value-type="float" office:value="3" calcext:value-type="float">
            <text:p>3</text:p>
          </table:table-cell>
          <table:table-cell table:formula="of:=IF([.G16]=[.J16];&quot;&quot;;&quot;!=&quot;)">
            <text:p/>
          </table:table-cell>
          <table:table-cell table:style-name="ce124" office:value-type="string" calcext:value-type="string">
            <text:p>TRTP/tCK <text:s/>TRTP=7.5ns why?</text:p>
          </table:table-cell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WTR</text:p>
          </table:table-cell>
          <table:table-cell table:formula="of:=[PUBL.E16]+1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97"/>
          <table:table-cell table:style-name="ce107" table:formula="of:=ROUNDUP(tWTR/tCK)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15]);(POWER(2;[PUBL.E17]+1)-1-(POWER(2;[PUBL.D17])-1)));[.D17])" office:value-type="float" office:value="3" calcext:value-type="float">
            <text:p>3</text:p>
          </table:table-cell>
          <table:table-cell table:formula="of:=IF([.G17]=[.J17];&quot;&quot;;&quot;!=&quot;)">
            <text:p/>
          </table:table-cell>
          <table:table-cell/>
        </table:table-row>
        <table:table-row table:style-name="ro7">
          <table:table-cell/>
          <table:covered-table-cell table:style-name="ce86"/>
          <table:table-cell table:style-name="ce97" office:value-type="string" calcext:value-type="string">
            <text:p>tRP</text:p>
          </table:table-cell>
          <table:table-cell table:formula="of:=[PUBL.E17]+1" office:value-type="float" office:value="8" calcext:value-type="float">
            <text:p>8</text:p>
          </table:table-cell>
          <table:table-cell table:style-name="ce97" office:value-type="float" office:value="11" calcext:value-type="float">
            <text:p>11</text:p>
          </table:table-cell>
          <table:table-cell table:style-name="ce97"/>
          <table:table-cell table:style-name="ce107" table:formula="of:=ROUNDUP(tRP/tCK)" office:value-type="float" office:value="9" calcext:value-type="float">
            <text:p>9</text:p>
          </table:table-cell>
          <table:covered-table-cell table:number-columns-repeated="2" table:style-name="ce112"/>
          <table:table-cell table:formula="of:=BITRSHIFT(BITAND (HEX2DEC([.$I$15]);(POWER(2;[PUBL.E18]+1)-1-(POWER(2;[PUBL.D18])-1)));[.D18])" office:value-type="float" office:value="9" calcext:value-type="float">
            <text:p>9</text:p>
          </table:table-cell>
          <table:table-cell table:formula="of:=IF([.G18]=[.J18];&quot;&quot;;&quot;!=&quot;)">
            <text:p/>
          </table:table-cell>
          <table:table-cell table:style-name="ce125" office:value-type="string" calcext:value-type="string">
            <text:p>synopsys to suggest if tRPab, tRPpb</text:p>
          </table:table-cell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CD</text:p>
          </table:table-cell>
          <table:table-cell table:formula="of:=[PUBL.E18]+1" office:value-type="float" office:value="12" calcext:value-type="float">
            <text:p>12</text:p>
          </table:table-cell>
          <table:table-cell table:style-name="ce97" office:value-type="float" office:value="15" calcext:value-type="float">
            <text:p>15</text:p>
          </table:table-cell>
          <table:table-cell table:style-name="ce97"/>
          <table:table-cell table:style-name="ce107" table:formula="of:=ROUNDUP(tRCD/tCK)" office:value-type="float" office:value="8" calcext:value-type="float">
            <text:p>8</text:p>
          </table:table-cell>
          <table:covered-table-cell table:number-columns-repeated="2" table:style-name="ce112"/>
          <table:table-cell table:formula="of:=BITRSHIFT(BITAND (HEX2DEC([.$I$15]);(POWER(2;[PUBL.E19]+1)-1-(POWER(2;[PUBL.D19])-1)));[.D19])" office:value-type="float" office:value="8" calcext:value-type="float">
            <text:p>8</text:p>
          </table:table-cell>
          <table:table-cell table:formula="of:=IF([.G19]=[.J19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AS</text:p>
          </table:table-cell>
          <table:table-cell table:formula="of:=[PUBL.E19]+1" office:value-type="float" office:value="16" calcext:value-type="float">
            <text:p>16</text:p>
          </table:table-cell>
          <table:table-cell table:style-name="ce97" office:value-type="float" office:value="20" calcext:value-type="float">
            <text:p>20</text:p>
          </table:table-cell>
          <table:table-cell table:style-name="ce97"/>
          <table:table-cell table:style-name="ce97" table:formula="of:=ROUNDUP(tRAS/tCK)" office:value-type="float" office:value="17" calcext:value-type="float">
            <text:p>17</text:p>
          </table:table-cell>
          <table:covered-table-cell table:number-columns-repeated="2" table:style-name="ce112"/>
          <table:table-cell table:formula="of:=BITRSHIFT(BITAND (HEX2DEC([.$I$15]);(POWER(2;[PUBL.E20]+1)-1-(POWER(2;[PUBL.D20])-1)));[.D20])" office:value-type="float" office:value="17" calcext:value-type="float">
            <text:p>17</text:p>
          </table:table-cell>
          <table:table-cell table:formula="of:=IF([.G20]=[.J20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RRD</text:p>
          </table:table-cell>
          <table:table-cell table:formula="of:=[PUBL.E20]+1" office:value-type="float" office:value="21" calcext:value-type="float">
            <text:p>21</text:p>
          </table:table-cell>
          <table:table-cell table:style-name="ce97" office:value-type="float" office:value="24" calcext:value-type="float">
            <text:p>24</text:p>
          </table:table-cell>
          <table:table-cell table:style-name="ce97"/>
          <table:table-cell table:style-name="ce108" table:formula="of:=IF(PAGE_SIZE=&quot;1KB&quot;;ROUNDUP(tRRD1KB/tCK);ROUNDUP(tRRD2KB/tCK))" office:value-type="float" office:value="4" calcext:value-type="float">
            <text:p>4</text:p>
          </table:table-cell>
          <table:covered-table-cell table:number-columns-repeated="2" table:style-name="ce112"/>
          <table:table-cell table:formula="of:=BITRSHIFT(BITAND (HEX2DEC([.$I$15]);(POWER(2;[PUBL.E21]+1)-1-(POWER(2;[PUBL.D21])-1)));[.D21])" office:value-type="float" office:value="4" calcext:value-type="float">
            <text:p>4</text:p>
          </table:table-cell>
          <table:table-cell table:formula="of:=IF([.G21]=[.J21];&quot;&quot;;&quot;!=&quot;)">
            <text:p/>
          </table:table-cell>
          <table:table-cell/>
        </table:table-row>
        <table:table-row table:style-name="ro1">
          <table:table-cell/>
          <table:covered-table-cell table:style-name="ce84"/>
          <table:table-cell table:style-name="ce97" office:value-type="string" calcext:value-type="string">
            <text:p>tRC</text:p>
          </table:table-cell>
          <table:table-cell table:formula="of:=[PUBL.E21]+1" office:value-type="float" office:value="25" calcext:value-type="float">
            <text:p>25</text:p>
          </table:table-cell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table:formula="of:=ROUND((tRP+tRAS)/tCK)" office:value-type="float" office:value="25" calcext:value-type="float">
            <text:p>25</text:p>
          </table:table-cell>
          <table:covered-table-cell table:number-columns-repeated="2" table:style-name="ce115"/>
          <table:table-cell table:formula="of:=BITRSHIFT(BITAND (HEX2DEC([.$I$15]);(POWER(2;[PUBL.E22]+1)-1-(POWER(2;[PUBL.D22])-1)));[.D22])" office:value-type="float" office:value="25" calcext:value-type="float">
            <text:p>25</text:p>
          </table:table-cell>
          <table:table-cell table:formula="of:=IF([.G22]=[.J22];&quot;&quot;;&quot;!=&quot;)">
            <text:p/>
          </table:table-cell>
          <table:table-cell/>
        </table:table-row>
        <table:table-row table:style-name="ro8">
          <table:table-cell/>
          <table:covered-table-cell table:style-name="ce86"/>
          <table:table-cell table:style-name="ce97" office:value-type="string" calcext:value-type="string">
            <text:p>tCCD</text:p>
          </table:table-cell>
          <table:table-cell table:formula="of:=[PUBL.E22]+1" office:value-type="float" office:value="31" calcext:value-type="float">
            <text:p>31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table:formula="of:=1" office:value-type="float" office:value="1" calcext:value-type="float">
            <text:p>1</text:p>
          </table:table-cell>
          <table:covered-table-cell table:number-columns-repeated="2" table:style-name="ce112"/>
          <table:table-cell table:formula="of:=BITRSHIFT(BITAND (HEX2DEC([.$I$15]);(POWER(2;[PUBL.E23]+1)-1-(POWER(2;[PUBL.D23])-1)));[.D23])" office:value-type="float" office:value="1" calcext:value-type="float">
            <text:p>1</text:p>
          </table:table-cell>
          <table:table-cell table:formula="of:=IF([.G23]=[.J23];&quot;&quot;;&quot;!=&quot;)">
            <text:p/>
          </table:table-cell>
          <table:table-cell table:style-name="ce126" office:value-type="string" calcext:value-type="string">
            <text:p>synopsys to suggest, JEDEC tCCD (min)=2tck, even if we program this bit to 0, it will be BL/2 =4tck</text:p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10">
            <text:p>DTPR1</text:p>
          </table:table-cell>
          <table:table-cell table:style-name="ce99" office:value-type="string" calcext:value-type="string">
            <text:p>tAOND/tAOFD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table-cell table:style-name="ce116" table:formula="of:=&quot;0x&quot;&amp;DEC2HEX([PUBL.G24]*POWER(2;[PUBL.D24])+[PUBL.G25]*POWER(2;[PUBL.D25])+[PUBL.G26]*POWER(2;[PUBL.D26])+[PUBL.G27]*POWER(2;[PUBL.D27])+[PUBL.G28]*POWER(2;[PUBL.D28])+[PUBL.G29]*POWER(2;[PUBL.D29])+[PUBL.G30]*POWER(2;[PUBL.D30])+[PUBL.G31]*POWER(2;[PUBL.D31])+[PUBL.G32]*POWER(2;[PUBL.D32])+[PUBL.G33]*POWER(2;[PUBL.D33]);8)" office:value-type="string" office:string-value="0x193300A0" calcext:value-type="string" table:number-columns-spanned="1" table:number-rows-spanned="10">
            <text:p>0x193300A0</text:p>
          </table:table-cell>
          <table:table-cell table:style-name="ce116" office:value-type="string" calcext:value-type="string" table:number-columns-spanned="1" table:number-rows-spanned="10">
            <text:p>193300A0</text:p>
          </table:table-cell>
          <table:table-cell table:style-name="ce121" table:formula="of:=BITRSHIFT(BITAND (HEX2DEC([.$I$24]);(POWER(2;[PUBL.E24]+1)-1-(POWER(2;[PUBL.D24])-1)));[.D24])" office:value-type="float" office:value="0" calcext:value-type="float">
            <text:p>0</text:p>
          </table:table-cell>
          <table:table-cell table:formula="of:=IF([.G24]=[.J24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TW</text:p>
          </table:table-cell>
          <table:table-cell table:style-name="ce99" table:formula="of:=[PUBL.E24]+1" office:value-type="float" office:value="2" calcext:value-type="float">
            <text:p>2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5]+1)-1-(POWER(2;[PUBL.D25])-1)));[.D25])" office:value-type="float" office:value="0" calcext:value-type="float">
            <text:p>0</text:p>
          </table:table-cell>
          <table:table-cell table:formula="of:=IF([.G25]=[.J25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FAW</text:p>
          </table:table-cell>
          <table:table-cell table:style-name="ce99" table:formula="of:=[PUBL.E25]+1" office:value-type="float" office:value="3" calcext:value-type="float">
            <text:p>3</text:p>
          </table:table-cell>
          <table:table-cell table:style-name="ce99" office:value-type="float" office:value="8" calcext:value-type="float">
            <text:p>8</text:p>
          </table:table-cell>
          <table:table-cell table:style-name="ce99"/>
          <table:table-cell table:style-name="ce99" table:formula="of:=IF (PAGE_SIZE=&quot;1KB&quot;; ROUNDUP(tFAW1KB/tCK); ROUNDUP(tFAW2KB/tCK))" office:value-type="float" office:value="20" calcext:value-type="float">
            <text:p>20</text:p>
          </table:table-cell>
          <table:covered-table-cell table:number-columns-repeated="2" table:style-name="ce116"/>
          <table:table-cell table:style-name="ce121" table:formula="of:=BITRSHIFT(BITAND (HEX2DEC([.$I$24]);(POWER(2;[PUBL.E26]+1)-1-(POWER(2;[PUBL.D26])-1)));[.D26])" office:value-type="float" office:value="20" calcext:value-type="float">
            <text:p>20</text:p>
          </table:table-cell>
          <table:table-cell table:formula="of:=IF([.G26]=[.J26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MOD</text:p>
          </table:table-cell>
          <table:table-cell table:style-name="ce99" table:formula="of:=[PUBL.E26]+1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7]+1)-1-(POWER(2;[PUBL.D27])-1)));[.D27])" office:value-type="float" office:value="0" calcext:value-type="float">
            <text:p>0</text:p>
          </table:table-cell>
          <table:table-cell table:formula="of:=IF([.G27]=[.J27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TODT</text:p>
          </table:table-cell>
          <table:table-cell table:style-name="ce99" table:formula="of:=[PUBL.E27]+1" office:value-type="float" office:value="11" calcext:value-type="float">
            <text:p>11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8]+1)-1-(POWER(2;[PUBL.D28])-1)));[.D28])" office:value-type="float" office:value="0" calcext:value-type="float">
            <text:p>0</text:p>
          </table:table-cell>
          <table:table-cell table:formula="of:=IF([.G28]=[.J28];&quot;&quot;;&quot;!=&quot;)">
            <text:p/>
          </table:table-cell>
          <table:table-cell/>
        </table:table-row>
        <table:table-row table:style-name="ro1">
          <table:table-cell/>
          <table:covered-table-cell table:style-name="ce87"/>
          <table:table-cell table:style-name="ce99" office:value-type="string" calcext:value-type="string">
            <text:p>reserved</text:p>
          </table:table-cell>
          <table:table-cell table:style-name="ce99" table:formula="of:=[PUBL.E28]+1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29]+1)-1-(POWER(2;[PUBL.D29])-1)));[.D29])" office:value-type="float" office:value="0" calcext:value-type="float">
            <text:p>0</text:p>
          </table:table-cell>
          <table:table-cell table:formula="of:=IF([.G29]=[.J29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RFC</text:p>
          </table:table-cell>
          <table:table-cell table:style-name="ce99" table:formula="of:=[PUBL.E29]+1" office:value-type="float" office:value="16" calcext:value-type="float">
            <text:p>16</text:p>
          </table:table-cell>
          <table:table-cell table:style-name="ce99" office:value-type="float" office:value="23" calcext:value-type="float">
            <text:p>23</text:p>
          </table:table-cell>
          <table:table-cell table:style-name="ce99"/>
          <table:table-cell table:style-name="ce109" table:formula="of:=ROUNDUP(tRFC1Gb/tCK)" office:value-type="float" office:value="51" calcext:value-type="float">
            <text:p>51</text:p>
          </table:table-cell>
          <table:covered-table-cell table:number-columns-repeated="2" table:style-name="ce116"/>
          <table:table-cell table:style-name="ce121" table:formula="of:=BITRSHIFT(BITAND (HEX2DEC([.$I$24]);(POWER(2;[PUBL.E30]+1)-1-(POWER(2;[PUBL.D30])-1)));[.D30])" office:value-type="float" office:value="51" calcext:value-type="float">
            <text:p>51</text:p>
          </table:table-cell>
          <table:table-cell table:formula="of:=IF([.G30]=[.J30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DQSCKmin</text:p>
          </table:table-cell>
          <table:table-cell table:style-name="ce99" table:formula="of:=[PUBL.E30]+1" office:value-type="float" office:value="24" calcext:value-type="float">
            <text:p>24</text:p>
          </table:table-cell>
          <table:table-cell table:style-name="ce99" office:value-type="float" office:value="26" calcext:value-type="float">
            <text:p>26</text:p>
          </table:table-cell>
          <table:table-cell table:style-name="ce99"/>
          <table:table-cell table:style-name="ce99" table:formula="of:=ROUND(tDQSCKmin/tCK)" office:value-type="float" office:value="1" calcext:value-type="float">
            <text:p>1</text:p>
          </table:table-cell>
          <table:covered-table-cell table:number-columns-repeated="2" table:style-name="ce116"/>
          <table:table-cell table:style-name="ce121" table:formula="of:=BITRSHIFT(BITAND (HEX2DEC([.$I$24]);(POWER(2;[PUBL.E31]+1)-1-(POWER(2;[PUBL.D31])-1)));[.D31])" office:value-type="float" office:value="1" calcext:value-type="float">
            <text:p>1</text:p>
          </table:table-cell>
          <table:table-cell table:formula="of:=IF([.G31]=[.J31];&quot;&quot;;&quot;!=&quot;)">
            <text:p/>
          </table:table-cell>
          <table:table-cell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tDQSCKmax</text:p>
          </table:table-cell>
          <table:table-cell table:style-name="ce99" table:formula="of:=[PUBL.E31]+1" office:value-type="float" office:value="27" calcext:value-type="float">
            <text:p>27</text:p>
          </table:table-cell>
          <table:table-cell table:style-name="ce99" office:value-type="float" office:value="29" calcext:value-type="float">
            <text:p>29</text:p>
          </table:table-cell>
          <table:table-cell table:style-name="ce99"/>
          <table:table-cell table:style-name="ce99" table:formula="of:=ROUNDUP(tDQSCKmax/tCK)" office:value-type="float" office:value="3" calcext:value-type="float">
            <text:p>3</text:p>
          </table:table-cell>
          <table:covered-table-cell table:number-columns-repeated="2" table:style-name="ce116"/>
          <table:table-cell table:style-name="ce121" table:formula="of:=BITRSHIFT(BITAND (HEX2DEC([.$I$24]);(POWER(2;[PUBL.E32]+1)-1-(POWER(2;[PUBL.D32])-1)));[.D32])" office:value-type="float" office:value="3" calcext:value-type="float">
            <text:p>3</text:p>
          </table:table-cell>
          <table:table-cell table:formula="of:=IF([.G32]=[.J32];&quot;&quot;;&quot;!=&quot;)">
            <text:p/>
          </table:table-cell>
          <table:table-cell/>
        </table:table-row>
        <table:table-row table:style-name="ro1">
          <table:table-cell/>
          <table:covered-table-cell table:style-name="ce87"/>
          <table:table-cell table:style-name="ce99" office:value-type="string" calcext:value-type="string">
            <text:p>reserved</text:p>
          </table:table-cell>
          <table:table-cell table:style-name="ce99" table:formula="of:=[PUBL.E32]+1" office:value-type="float" office:value="30" calcext:value-type="float">
            <text:p>30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 table:style-name="ce116"/>
          <table:table-cell table:style-name="ce121" table:formula="of:=BITRSHIFT(BITAND (HEX2DEC([.$I$24]);(POWER(2;[PUBL.E33]+1)-1-(POWER(2;[PUBL.D33])-1)));[.D33])" office:value-type="float" office:value="0" calcext:value-type="float">
            <text:p>0</text:p>
          </table:table-cell>
          <table:table-cell table:formula="of:=IF([.G33]=[.J33];&quot;&quot;;&quot;!=&quot;)">
            <text:p/>
          </table:table-cell>
          <table:table-cell/>
        </table:table-row>
        <table:table-row table:style-name="ro1">
          <table:table-cell/>
          <table:table-cell table:style-name="ce84" office:value-type="string" calcext:value-type="string" table:number-columns-spanned="1" table:number-rows-spanned="5">
            <text:p>DTPR2</text:p>
          </table:table-cell>
          <table:table-cell table:style-name="ce97" office:value-type="string" calcext:value-type="string">
            <text:p>tXS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105" table:formula="of:=ROUNDUP(tXSR/tCK)" office:value-type="float" office:value="55" calcext:value-type="float">
            <text:p>55</text:p>
          </table:table-cell>
          <table:table-cell table:style-name="ce112" table:formula="of:=&quot;0x&quot;&amp;DEC2HEX([PUBL.G34]*POWER(2;[PUBL.D34])+[PUBL.G35]*POWER(2;[PUBL.D35])+[PUBL.G36]*POWER(2;[PUBL.D36])+[PUBL.G37]*POWER(2;[PUBL.D37])+[PUBL.G38]*POWER(2;[PUBL.D38]);8)" office:value-type="string" office:string-value="0x00018C37" calcext:value-type="string" table:number-columns-spanned="1" table:number-rows-spanned="5">
            <text:p>0x00018C37</text:p>
          </table:table-cell>
          <table:table-cell table:style-name="ce112" office:value-type="string" calcext:value-type="string" table:number-columns-spanned="1" table:number-rows-spanned="5">
            <text:p>00018c37</text:p>
          </table:table-cell>
          <table:table-cell table:formula="of:=BITRSHIFT(BITAND (HEX2DEC([.$I$34]);(POWER(2;[PUBL.E34]+1)-1-(POWER(2;[PUBL.D34])-1)));[.D34])" office:value-type="float" office:value="55" calcext:value-type="float">
            <text:p>55</text:p>
          </table:table-cell>
          <table:table-cell table:formula="of:=IF([.G34]=[.J34];&quot;&quot;;&quot;!=&quot;)">
            <text:p/>
          </table:table-cell>
          <table:table-cell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XP</text:p>
          </table:table-cell>
          <table:table-cell table:formula="of:=[PUBL.E34]+1" office:value-type="float" office:value="10" calcext:value-type="float">
            <text:p>10</text:p>
          </table:table-cell>
          <table:table-cell table:style-name="ce97" office:value-type="float" office:value="14" calcext:value-type="float">
            <text:p>14</text:p>
          </table:table-cell>
          <table:table-cell table:style-name="ce97"/>
          <table:table-cell table:style-name="ce105" table:formula="of:=ROUNDUP(tXP/tCK)" office:value-type="float" office:value="3" calcext:value-type="float">
            <text:p>3</text:p>
          </table:table-cell>
          <table:covered-table-cell table:number-columns-repeated="2" table:style-name="ce112"/>
          <table:table-cell table:formula="of:=BITRSHIFT(BITAND (HEX2DEC([.$I$34]);(POWER(2;[PUBL.E35]+1)-1-(POWER(2;[PUBL.D35])-1)));[.D35])" office:value-type="float" office:value="3" calcext:value-type="float">
            <text:p>3</text:p>
          </table:table-cell>
          <table:table-cell table:formula="of:=IF([.G35]=[.J35];&quot;&quot;;&quot;!=&quot;)">
            <text:p/>
          </table:table-cell>
          <table:table-cell/>
        </table:table-row>
        <table:table-row table:style-name="ro1">
          <table:table-cell/>
          <table:covered-table-cell table:style-name="ce89"/>
          <table:table-cell table:style-name="ce97" office:value-type="string" calcext:value-type="string">
            <text:p>tCKE</text:p>
          </table:table-cell>
          <table:table-cell table:formula="of:=[PUBL.E35]+1" office:value-type="float" office:value="15" calcext:value-type="float">
            <text:p>15</text:p>
          </table:table-cell>
          <table:table-cell table:style-name="ce97" office:value-type="float" office:value="18" calcext:value-type="float">
            <text:p>18</text:p>
          </table:table-cell>
          <table:table-cell table:style-name="ce97"/>
          <table:table-cell table:style-name="ce105" table:formula="of:=tCKE" office:value-type="float" office:value="3" calcext:value-type="float">
            <text:p>3</text:p>
          </table:table-cell>
          <table:covered-table-cell table:number-columns-repeated="2" table:style-name="ce117"/>
          <table:table-cell table:formula="of:=BITRSHIFT(BITAND (HEX2DEC([.$I$34]);(POWER(2;[PUBL.E36]+1)-1-(POWER(2;[PUBL.D36])-1)));[.D36])" office:value-type="float" office:value="3" calcext:value-type="float">
            <text:p>3</text:p>
          </table:table-cell>
          <table:table-cell table:formula="of:=IF([.G36]=[.J36];&quot;&quot;;&quot;!=&quot;)">
            <text:p/>
          </table:table-cell>
          <table:table-cell/>
        </table:table-row>
        <table:table-row table:style-name="ro7">
          <table:table-cell/>
          <table:covered-table-cell table:style-name="ce90"/>
          <table:table-cell table:style-name="ce98" office:value-type="string" calcext:value-type="string">
            <text:p>tDLLK</text:p>
          </table:table-cell>
          <table:table-cell table:formula="of:=[PUBL.E36]+1" office:value-type="float" office:value="19" calcext:value-type="float">
            <text:p>19</text:p>
          </table:table-cell>
          <table:table-cell table:style-name="ce98" office:value-type="float" office:value="28" calcext:value-type="float">
            <text:p>28</text:p>
          </table:table-cell>
          <table:table-cell table:style-name="ce98"/>
          <table:table-cell table:style-name="ce103" office:value-type="float" office:value="0" calcext:value-type="float">
            <text:p>0</text:p>
          </table:table-cell>
          <table:covered-table-cell table:number-columns-repeated="2" table:style-name="ce118"/>
          <table:table-cell table:formula="of:=BITRSHIFT(BITAND (HEX2DEC([.$I$34]);(POWER(2;[PUBL.E37]+1)-1-(POWER(2;[PUBL.D37])-1)));[.D37])" office:value-type="float" office:value="0" calcext:value-type="float">
            <text:p>0</text:p>
          </table:table-cell>
          <table:table-cell table:formula="of:=IF([.G37]=[.J37];&quot;&quot;;&quot;!=&quot;)">
            <text:p/>
          </table:table-cell>
          <table:table-cell table:style-name="ce125" office:value-type="string" calcext:value-type="string">
            <text:p>synopsys to suggest</text:p>
          </table:table-cell>
        </table:table-row>
        <table:table-row table:style-name="ro1">
          <table:table-cell/>
          <table:covered-table-cell table:style-name="ce90"/>
          <table:table-cell table:style-name="ce98" office:value-type="string" calcext:value-type="string">
            <text:p>reserved</text:p>
          </table:table-cell>
          <table:table-cell table:formula="of:=[PUBL.E37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9"/>
          <table:table-cell table:formula="of:=BITRSHIFT(BITAND (HEX2DEC([.$I$34]);(POWER(2;[PUBL.E38]+1)-1-(POWER(2;[PUBL.D38])-1)));[.D38])" office:value-type="float" office:value="0" calcext:value-type="float">
            <text:p>0</text:p>
          </table:table-cell>
          <table:table-cell table:formula="of:=IF([.G38]=[.J38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5">
            <text:p>MR1</text:p>
          </table:table-cell>
          <table:table-cell table:style-name="ce98" office:value-type="string" calcext:value-type="string">
            <text:p>BL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120" table:formula="of:=&quot;0x&quot;&amp;DEC2HEX([PUBL.G39]*POWER(2;[PUBL.D39])+[PUBL.G40]*POWER(2;[PUBL.D40])+[PUBL.G41]*POWER(2;[PUBL.D41])+[PUBL.G42]*POWER(2;[PUBL.D42])+[PUBL.G43]*POWER(2;[PUBL.D43]);8)" office:value-type="string" office:string-value="0x00000083" calcext:value-type="string" table:number-columns-spanned="1" table:number-rows-spanned="5">
            <text:p>0x00000083</text:p>
          </table:table-cell>
          <table:table-cell table:style-name="ce120" office:value-type="float" office:value="83" calcext:value-type="float" table:number-columns-spanned="1" table:number-rows-spanned="5">
            <text:p>83</text:p>
          </table:table-cell>
          <table:table-cell table:formula="of:=BITRSHIFT(BITAND (HEX2DEC([.$I$39]);(POWER(2;[PUBL.E39]+1)-1-(POWER(2;[PUBL.D39])-1)));[.D39])" office:value-type="float" office:value="3" calcext:value-type="float">
            <text:p>3</text:p>
          </table:table-cell>
          <table:table-cell table:formula="of:=IF([.G39]=[.J3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100" office:value-type="string" calcext:value-type="string">
            <text:p>BT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103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0]+1)-1-(POWER(2;[PUBL.D40])-1)));[.D40])" office:value-type="float" office:value="0" calcext:value-type="float">
            <text:p>0</text:p>
          </table:table-cell>
          <table:table-cell table:formula="of:=IF([.G40]=[.J40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101" office:value-type="string" calcext:value-type="string">
            <text:p>WC</text:p>
          </table:table-cell>
          <table:table-cell table:style-name="ce98" table:formula="of:=[PUBL.E40]+1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1]+1)-1-(POWER(2;[PUBL.D41])-1)));[.D41])" office:value-type="float" office:value="0" calcext:value-type="float">
            <text:p>0</text:p>
          </table:table-cell>
          <table:table-cell table:formula="of:=IF([.G41]=[.J4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nWR</text:p>
          </table:table-cell>
          <table:table-cell table:style-name="ce98" table:formula="of:=[PUBL.E41]+1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/>
          <table:table-cell table:style-name="ce110" table:formula="of:=ROUNDUP(tWR/tCK)-2" office:value-type="float" office:value="4" calcext:value-type="float">
            <text:p>4</text:p>
          </table:table-cell>
          <table:covered-table-cell table:number-columns-repeated="2" table:style-name="ce112"/>
          <table:table-cell table:formula="of:=BITRSHIFT(BITAND (HEX2DEC([.$I$39]);(POWER(2;[PUBL.E42]+1)-1-(POWER(2;[PUBL.D42])-1)));[.D42])" office:value-type="float" office:value="4" calcext:value-type="float">
            <text:p>4</text:p>
          </table:table-cell>
          <table:table-cell table:formula="of:=IF([.G42]=[.J4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covered-table-cell table:number-columns-repeated="2" table:style-name="ce112"/>
          <table:table-cell table:formula="of:=BITRSHIFT(BITAND (HEX2DEC([.$I$39]);(POWER(2;[PUBL.E43]+1)-1-(POWER(2;[PUBL.D43])-1)));[.D43])" office:value-type="float" office:value="0" calcext:value-type="float">
            <text:p>0</text:p>
          </table:table-cell>
          <table:table-cell table:formula="of:=IF([.G43]=[.J43];&quot;&quot;;&quot;!=&quot;)">
            <text:p/>
          </table:table-cell>
          <table:table-cell/>
        </table:table-row>
        <table:table-row table:style-name="ro1">
          <table:table-cell/>
          <table:table-cell table:style-name="ce93" office:value-type="string" calcext:value-type="string" table:number-columns-spanned="1" table:number-rows-spanned="3">
            <text:p>MR2</text:p>
          </table:table-cell>
          <table:table-cell table:style-name="ce102" office:value-type="string" calcext:value-type="string">
            <text:p>RL/WL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/>
          <table:table-cell table:style-name="ce102" table:formula="of:=RL-2" office:value-type="float" office:value="4" calcext:value-type="float">
            <text:p>4</text:p>
          </table:table-cell>
          <table:table-cell table:style-name="ce116" table:formula="of:=&quot;0x&quot;&amp;DEC2HEX([PUBL.G44]*POWER(2;[PUBL.D44])+[PUBL.G45]*POWER(2;[PUBL.D45])+[PUBL.G46]*POWER(2;[PUBL.D46]);8)" office:value-type="string" office:string-value="0x00000004" calcext:value-type="string" table:number-columns-spanned="1" table:number-rows-spanned="3">
            <text:p>0x00000004</text:p>
          </table:table-cell>
          <table:table-cell table:style-name="ce116" office:value-type="float" office:value="4" calcext:value-type="float" table:number-columns-spanned="1" table:number-rows-spanned="3">
            <text:p>4</text:p>
          </table:table-cell>
          <table:table-cell table:style-name="ce121" table:formula="of:=BITRSHIFT(BITAND (HEX2DEC([.$I$44]);(POWER(2;[PUBL.E44]+1)-1-(POWER(2;[PUBL.D44])-1)));[.D44])" office:value-type="float" office:value="4" calcext:value-type="float">
            <text:p>4</text:p>
          </table:table-cell>
          <table:table-cell table:formula="of:=IF([.G44]=[.J44];&quot;&quot;;&quot;!=&quot;)">
            <text:p/>
          </table:table-cell>
          <table:table-cell/>
        </table:table-row>
        <table:table-row table:style-name="ro1">
          <table:table-cell/>
          <table:covered-table-cell table:style-name="ce94"/>
          <table:table-cell table:style-name="ce102" office:value-type="string" calcext:value-type="string">
            <text:p>reserved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7" calcext:value-type="float">
            <text:p>7</text:p>
          </table:table-cell>
          <table:table-cell table:style-name="ce104"/>
          <table:table-cell table:style-name="ce102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44]);(POWER(2;[PUBL.E45]+1)-1-(POWER(2;[PUBL.D45])-1)));[.D45])" office:value-type="float" office:value="0" calcext:value-type="float">
            <text:p>0</text:p>
          </table:table-cell>
          <table:table-cell table:formula="of:=IF([.G45]=[.J45];&quot;&quot;;&quot;!=&quot;)">
            <text:p/>
          </table:table-cell>
          <table:table-cell/>
        </table:table-row>
        <table:table-row table:style-name="ro1">
          <table:table-cell/>
          <table:covered-table-cell table:style-name="ce94"/>
          <table:table-cell table:style-name="ce102" office:value-type="string" calcext:value-type="string">
            <text:p>reserved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31" calcext:value-type="float">
            <text:p>31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covered-table-cell table:number-columns-repeated="2" table:style-name="ce111"/>
          <table:table-cell table:style-name="ce121" table:formula="of:=BITRSHIFT(BITAND (HEX2DEC([.$I$44]);(POWER(2;[PUBL.E46]+1)-1-(POWER(2;[PUBL.D46])-1)));[.D46])" office:value-type="float" office:value="0" calcext:value-type="float">
            <text:p>0</text:p>
          </table:table-cell>
          <table:table-cell table:formula="of:=IF([.G46]=[.J46];&quot;&quot;;&quot;!=&quot;)">
            <text:p/>
          </table:table-cell>
          <table:table-cell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</table:table-row>
      </table:table>
      <table:table table:name="UMCTL2" table:style-name="ta1">
        <office:forms form:automatic-focus="false" form:apply-design-mode="false"/>
        <table:table-column table:style-name="co3" table:default-cell-style-name="Default"/>
        <table:table-column table:style-name="co40" table:default-cell-style-name="Default"/>
        <table:table-column-group>
          <table:table-column table:style-name="co41" table:default-cell-style-name="Default"/>
          <table:table-column table:style-name="co3" table:number-columns-repeated="2" table:default-cell-style-name="Default"/>
          <table:table-column table:style-name="co42" table:default-cell-style-name="Default"/>
        </table:table-column-group>
        <table:table-column table:style-name="co3" table:default-cell-style-name="Default"/>
        <table:table-column table:style-name="co43" table:default-cell-style-name="Default"/>
        <table:table-column table:style-name="co3" table:number-columns-repeated="2" table:default-cell-style-name="Default"/>
        <table:table-column table:style-name="co3" table:default-cell-style-name="ce172"/>
        <table:table-column table:style-name="co3" table:number-columns-repeated="2" table:default-cell-style-name="Default"/>
        <table:table-row table:style-name="ro1">
          <table:table-cell table:style-name="ce127"/>
          <table:table-cell table:number-columns-repeated="9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28" office:value-type="string" calcext:value-type="string" table:number-columns-spanned="7" table:number-rows-spanned="1">
            <text:p>Synopsys uMCTL2 2.50</text:p>
          </table:table-cell>
          <table:covered-table-cell table:number-columns-repeated="3" table:style-name="ce150"/>
          <table:covered-table-cell table:number-columns-repeated="2" table:style-name="ce168"/>
          <table:covered-table-cell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29" office:value-type="string" calcext:value-type="string" table:number-columns-spanned="7" table:number-rows-spanned="1">
            <text:p>PLATFORMS: STA1195, STA1295, STA1385</text:p>
          </table:table-cell>
          <table:covered-table-cell table:number-columns-repeated="3" table:style-name="ce150"/>
          <table:covered-table-cell table:number-columns-repeated="2" table:style-name="ce168"/>
          <table:covered-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0" office:value-type="string" calcext:value-type="string" table:number-columns-spanned="7" table:number-rows-spanned="1">
            <text:p>uMCTL2 settings</text:p>
          </table:table-cell>
          <table:covered-table-cell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1" office:value-type="string" calcext:value-type="string">
            <text:p>Select PHY being used</text:p>
          </table:table-cell>
          <table:table-cell table:style-name="ce131"/>
          <table:table-cell/>
          <table:table-cell table:style-name="ce166" table:content-validation-name="val2" table:formula="of:=IF(SOC=&quot;sta1385&quot;; &quot;PUBL 2.00&quot;; &quot;PUB 3.15&quot;)" office:value-type="string" office:string-value="PUBL 2.00" calcext:value-type="string" table:number-columns-spanned="4" table:number-rows-spanned="1">
            <text:p>PUBL 2.00</text:p>
          </table:table-cell>
          <table:covered-table-cell table:number-columns-repeated="3" table:style-name="ce134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2"/>
          <table:table-cell table:number-columns-repeated="2"/>
          <table:table-cell table:style-name="ce167" table:content-validation-name="val1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Register</text:p>
          </table:table-cell>
          <table:table-cell table:style-name="ce81" office:value-type="string" calcext:value-type="string">
            <text:p>Field</text:p>
          </table:table-cell>
          <table:table-cell table:style-name="ce81" office:value-type="string" calcext:value-type="string">
            <text:p>Start</text:p>
          </table:table-cell>
          <table:table-cell table:style-name="ce81" office:value-type="string" calcext:value-type="string">
            <text:p>Stop</text:p>
          </table:table-cell>
          <table:table-cell table:style-name="ce81" office:value-type="string" calcext:value-type="string">
            <text:p>Value</text:p>
          </table:table-cell>
          <table:table-cell table:style-name="ce130" office:value-type="string" calcext:value-type="string" table:number-columns-spanned="2" table:number-rows-spanned="1">
            <text:p>Register value</text:p>
          </table:table-cell>
          <table:covered-table-cell table:style-name="ce81"/>
          <table:table-cell table:style-name="ce130" office:value-type="string" calcext:value-type="string" table:number-columns-spanned="2" table:number-rows-spanned="1">
            <text:p>Manual Value</text:p>
          </table:table-cell>
          <table:covered-table-cell/>
          <table:table-cell table:style-name="ce81" office:value-type="string" calcext:value-type="string">
            <text:p>Old Value</text:p>
          </table:table-cell>
          <table:table-cell table:number-columns-repeated="2"/>
        </table:table-row>
        <table:table-row table:style-name="ro1">
          <table:table-cell/>
          <table:table-cell table:style-name="ce133" office:value-type="string" calcext:value-type="string" table:number-columns-spanned="1" table:number-rows-spanned="5">
            <text:p>INIT0</text:p>
          </table:table-cell>
          <table:table-cell table:style-name="ce151" office:value-type="string" calcext:value-type="string">
            <text:p>pre_cke_x1024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1" calcext:value-type="float">
            <text:p>11</text:p>
          </table:table-cell>
          <table:table-cell table:style-name="ce169" table:formula="of:=ROUNDUP(100/(1024*2*tCK))" office:value-type="float" office:value="1" calcext:value-type="float">
            <text:p>1</text:p>
          </table:table-cell>
          <table:table-cell table:style-name="ce185" table:formula="of:=&quot;0x&quot;&amp;DEC2HEX([UMCTL2.F12]*POWER(2;[UMCTL2.D12])+[UMCTL2.F13]*POWER(2;[UMCTL2.D13])+[UMCTL2.F14]*POWER(2;[UMCTL2.D14])+[UMCTL2.F15]*POWER(2;[UMCTL2.D15])+[UMCTL2.F16]*POWER(2;[UMCTL2.D16]))" office:value-type="string" office:string-value="0x40270001" calcext:value-type="string" table:number-columns-spanned="2" table:number-rows-spanned="5">
            <text:p>0x40270001</text:p>
          </table:table-cell>
          <table:covered-table-cell table:style-name="ce208"/>
          <table:table-cell table:style-name="ce185" office:value-type="float" office:value="40140001" calcext:value-type="float" table:number-columns-spanned="2" table:number-rows-spanned="5">
            <text:p>40140001</text:p>
          </table:table-cell>
          <table:covered-table-cell table:style-name="ce208"/>
          <table:table-cell table:formula="of:=BITRSHIFT(BITAND (HEX2DEC([.$I$12]);(POWER(2;[UMCTL2.E12]+1)-1-(POWER(2;[UMCTL2.D12])-1)));[.D12])" office:value-type="float" office:value="1" calcext:value-type="float">
            <text:p>1</text:p>
          </table:table-cell>
          <table:table-cell table:formula="of:=IF([.F12]=[.K1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6"/>
          <table:covered-table-cell table:style-name="ce208"/>
          <table:covered-table-cell table:style-name="ce186"/>
          <table:covered-table-cell table:style-name="ce208"/>
          <table:table-cell table:formula="of:=BITRSHIFT(BITAND (HEX2DEC([.$I$12]);(POWER(2;[UMCTL2.E13]+1)-1-(POWER(2;[UMCTL2.D13])-1)));[.D13])" office:value-type="float" office:value="0" calcext:value-type="float">
            <text:p>0</text:p>
          </table:table-cell>
          <table:table-cell table:formula="of:=IF([.F13]=[.K13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post_cke_x1024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25" calcext:value-type="float">
            <text:p>25</text:p>
          </table:table-cell>
          <table:table-cell table:style-name="ce170" table:formula="of:=ROUNDUP(200000/(1024*tCK*2))" office:value-type="float" office:value="39" calcext:value-type="float">
            <text:p>39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4]+1)-1-(POWER(2;[UMCTL2.D14])-1)));[.D14])" office:value-type="float" office:value="20" calcext:value-type="float">
            <text:p>20</text:p>
          </table:table-cell>
          <table:table-cell table:formula="of:=IF([.F14]=[.K14];&quot;&quot;;&quot;!=&quot;)" office:value-type="string" office:string-value="!=" calcext:value-type="string">
            <text:p>!=</text:p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9" calcext:value-type="float">
            <text:p>29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5]+1)-1-(POWER(2;[UMCTL2.D15])-1)));[.D15])" office:value-type="float" office:value="0" calcext:value-type="float">
            <text:p>0</text:p>
          </table:table-cell>
          <table:table-cell table:formula="of:=IF([.F15]=[.K1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skip_dram_init</text:p>
          </table:table-cell>
          <table:table-cell table:style-name="ce15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12]);(POWER(2;[UMCTL2.E16]+1)-1-(POWER(2;[UMCTL2.D16])-1)));[.D16])" office:value-type="float" office:value="1" calcext:value-type="float">
            <text:p>1</text:p>
          </table:table-cell>
          <table:table-cell table:formula="of:=IF([.F16]=[.K16];&quot;&quot;;&quot;!=&quot;)">
            <text:p/>
          </table:table-cell>
          <table:table-cell/>
        </table:table-row>
        <table:table-row table:style-name="ro7">
          <table:table-cell/>
          <table:table-cell table:style-name="ce135" office:value-type="string" calcext:value-type="string" table:number-columns-spanned="1" table:number-rows-spanned="4">
            <text:p>INIT1</text:p>
          </table:table-cell>
          <table:table-cell table:style-name="ce122" office:value-type="string" calcext:value-type="string">
            <text:p>pre_ocd_x3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71" table:formula="of:=ROUNDUP(10000/(1024*tCK)/2)" office:value-type="float" office:value="2" calcext:value-type="float">
            <text:p>2</text:p>
          </table:table-cell>
          <table:table-cell table:style-name="ce188" table:formula="of:=&quot;0x&quot;&amp;DEC2HEX([UMCTL2.F17]*POWER(2;[UMCTL2.D17])+[UMCTL2.F18]*POWER(2;[UMCTL2.D18])+[UMCTL2.F19]*POWER(2;[UMCTL2.D19])+[UMCTL2.F20]*POWER(2;[UMCTL2.D20]);8)" office:value-type="string" office:string-value="0x00070002" calcext:value-type="string" table:number-columns-spanned="2" table:number-rows-spanned="4">
            <text:p>0x00070002</text:p>
          </table:table-cell>
          <table:covered-table-cell table:style-name="ce208"/>
          <table:table-cell table:style-name="ce188" office:value-type="string" calcext:value-type="string" table:number-columns-spanned="2" table:number-rows-spanned="4">
            <text:p>a</text:p>
          </table:table-cell>
          <table:covered-table-cell table:style-name="ce208"/>
          <table:table-cell table:formula="of:=BITRSHIFT(BITAND (HEX2DEC([.$I$17]);(POWER(2;[UMCTL2.E17]+1)-1-(POWER(2;[UMCTL2.D17])-1)));[.D17])" office:value-type="float" office:value="10" calcext:value-type="float">
            <text:p>10</text:p>
          </table:table-cell>
          <table:table-cell table:formula="of:=IF([.F17]=[.K17];&quot;&quot;;&quot;!=&quot;)" office:value-type="string" office:string-value="!=" calcext:value-type="string">
            <text:p>!=</text:p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17]+1" office:value-type="float" office:value="4" calcext:value-type="float">
            <text:p>4</text:p>
          </table:table-cell>
          <table:table-cell table:style-name="ce151"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18]+1)-1-(POWER(2;[UMCTL2.D18])-1)));[.D18])" office:value-type="float" office:value="0" calcext:value-type="float">
            <text:p>0</text:p>
          </table:table-cell>
          <table:table-cell table:formula="of:=IF([.F18]=[.K18];&quot;&quot;;&quot;!=&quot;)">
            <text:p/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dram_rstn_x1024</text:p>
          </table:table-cell>
          <table:table-cell table:style-name="ce151" table:formula="of:=[UMCTL2.E18]+1" office:value-type="float" office:value="16" calcext:value-type="float">
            <text:p>16</text:p>
          </table:table-cell>
          <table:table-cell table:style-name="ce122" office:value-type="float" office:value="24" calcext:value-type="float">
            <text:p>24</text:p>
          </table:table-cell>
          <table:table-cell table:style-name="ce171" table:formula="of:=ROUNDUP((tZQINIT/(tCK*32)/2))" office:value-type="float" office:value="7" calcext:value-type="float">
            <text:p>7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19]+1)-1-(POWER(2;[UMCTL2.D19])-1)));[.D19])" office:value-type="float" office:value="0" calcext:value-type="float">
            <text:p>0</text:p>
          </table:table-cell>
          <table:table-cell table:formula="of:=IF([.F19]=[.K19];&quot;&quot;;&quot;!=&quot;)" office:value-type="string" office:string-value="!=" calcext:value-type="string">
            <text:p>!=</text:p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19]+1" office:value-type="float" office:value="25" calcext:value-type="float">
            <text:p>25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17]);(POWER(2;[UMCTL2.E20]+1)-1-(POWER(2;[UMCTL2.D20])-1)));[.D20])" office:value-type="float" office:value="0" calcext:value-type="float">
            <text:p>0</text:p>
          </table:table-cell>
          <table:table-cell table:formula="of:=IF([.F20]=[.K20];&quot;&quot;;&quot;!=&quot;)">
            <text:p/>
          </table:table-cell>
          <table:table-cell/>
        </table:table-row>
        <table:table-row table:style-name="ro7">
          <table:table-cell/>
          <table:table-cell table:style-name="ce135" office:value-type="string" calcext:value-type="string" table:number-columns-spanned="1" table:number-rows-spanned="4">
            <text:p>INIT2</text:p>
          </table:table-cell>
          <table:table-cell table:style-name="ce122" office:value-type="string" calcext:value-type="string">
            <text:p>min_stable_clock_x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3" calcext:value-type="float">
            <text:p>3</text:p>
          </table:table-cell>
          <table:table-cell table:style-name="ce171" table:formula="of:=ROUNDUP(10000/(1024*tCK)/2)" office:value-type="float" office:value="2" calcext:value-type="float">
            <text:p>2</text:p>
          </table:table-cell>
          <table:table-cell table:style-name="ce188" table:formula="of:=&quot;0x&quot;&amp;DEC2HEX([UMCTL2.F21]*POWER(2;[UMCTL2.D21])+[UMCTL2.F22]*POWER(2;[UMCTL2.D22])+[UMCTL2.F23]*POWER(2;[UMCTL2.D23])+[UMCTL2.F24]*POWER(2;[UMCTL2.D24]);8)" office:value-type="string" office:string-value="0x00000702" calcext:value-type="string" table:number-columns-spanned="2" table:number-rows-spanned="4">
            <text:p>0x00000702</text:p>
          </table:table-cell>
          <table:covered-table-cell table:style-name="ce208"/>
          <table:table-cell table:style-name="ce188" office:value-type="float" office:value="406" calcext:value-type="float" table:number-columns-spanned="2" table:number-rows-spanned="4">
            <text:p>406</text:p>
          </table:table-cell>
          <table:covered-table-cell table:style-name="ce208"/>
          <table:table-cell table:formula="of:=BITRSHIFT(BITAND (HEX2DEC([.$I$21]);(POWER(2;[UMCTL2.E21]+1)-1-(POWER(2;[UMCTL2.D21])-1)));[.D21])" office:value-type="float" office:value="6" calcext:value-type="float">
            <text:p>6</text:p>
          </table:table-cell>
          <table:table-cell table:formula="of:=IF([.F21]=[.K21];&quot;&quot;;&quot;!=&quot;)" office:value-type="string" office:string-value="!=" calcext:value-type="string">
            <text:p>!=</text:p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21]+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2]+1)-1-(POWER(2;[UMCTL2.D22])-1)));[.D22])" office:value-type="float" office:value="0" calcext:value-type="float">
            <text:p>0</text:p>
          </table:table-cell>
          <table:table-cell table:formula="of:=IF([.F22]=[.K22];&quot;&quot;;&quot;!=&quot;)">
            <text:p/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idle_after_reset_x32</text:p>
          </table:table-cell>
          <table:table-cell table:style-name="ce151" table:formula="of:=[UMCTL2.E22]+1" office:value-type="float" office:value="8" calcext:value-type="float">
            <text:p>8</text:p>
          </table:table-cell>
          <table:table-cell table:style-name="ce122" office:value-type="float" office:value="15" calcext:value-type="float">
            <text:p>15</text:p>
          </table:table-cell>
          <table:table-cell table:style-name="ce171" table:formula="of:=ROUNDUP((tZQINIT/(tCK*32)/2))" office:value-type="float" office:value="7" calcext:value-type="float">
            <text:p>7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3]+1)-1-(POWER(2;[UMCTL2.D23])-1)));[.D23])" office:value-type="float" office:value="4" calcext:value-type="float">
            <text:p>4</text:p>
          </table:table-cell>
          <table:table-cell table:formula="of:=IF([.F23]=[.K23];&quot;&quot;;&quot;!=&quot;)" office:value-type="string" office:string-value="!=" calcext:value-type="string">
            <text:p>!=</text:p>
          </table:table-cell>
          <table:table-cell/>
        </table:table-row>
        <table:table-row table:style-name="ro7">
          <table:table-cell/>
          <table:covered-table-cell table:style-name="ce134"/>
          <table:table-cell table:style-name="ce122" office:value-type="string" calcext:value-type="string">
            <text:p>reserved</text:p>
          </table:table-cell>
          <table:table-cell table:style-name="ce151" table:formula="of:=[UMCTL2.E23]+1" office:value-type="float" office:value="16" calcext:value-type="float">
            <text:p>16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1]);(POWER(2;[UMCTL2.E24]+1)-1-(POWER(2;[UMCTL2.D24])-1)));[.D24])" office:value-type="float" office:value="0" calcext:value-type="float">
            <text:p>0</text:p>
          </table:table-cell>
          <table:table-cell table:formula="of:=IF([.F24]=[.K24];&quot;&quot;;&quot;!=&quot;)">
            <text:p/>
          </table:table-cell>
          <table:table-cell/>
        </table:table-row>
        <table:table-row table:style-name="ro7">
          <table:table-cell/>
          <table:table-cell table:style-name="ce133" office:value-type="string" calcext:value-type="string" table:number-columns-spanned="1" table:number-rows-spanned="2">
            <text:p>INIT3</text:p>
          </table:table-cell>
          <table:table-cell table:style-name="ce151" office:value-type="string" calcext:value-type="string">
            <text:p>emr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5" calcext:value-type="float">
            <text:p>15</text:p>
          </table:table-cell>
          <table:table-cell table:style-name="ce172" table:formula="of:=HEX2DEC(SUBSTITUTE([PUBL.H44]; &quot;0x&quot;;&quot;&quot;;1))" office:value-type="float" office:value="4" calcext:value-type="float">
            <text:p>4</text:p>
          </table:table-cell>
          <table:table-cell table:style-name="ce188" table:formula="of:=&quot;0x&quot;&amp;DEC2HEX([UMCTL2.F25]*POWER(2;[UMCTL2.D25])+[UMCTL2.F26]*POWER(2;[UMCTL2.D26]);8)" office:value-type="string" office:string-value="0x00830004" calcext:value-type="string" table:number-columns-spanned="2" table:number-rows-spanned="2">
            <text:p>0x00830004</text:p>
          </table:table-cell>
          <table:covered-table-cell table:style-name="ce208"/>
          <table:table-cell table:style-name="ce188" office:value-type="float" office:value="830004" calcext:value-type="float" table:number-columns-spanned="2" table:number-rows-spanned="2">
            <text:p>830004</text:p>
          </table:table-cell>
          <table:covered-table-cell table:style-name="ce208"/>
          <table:table-cell table:formula="of:=BITRSHIFT(BITAND (HEX2DEC([.$I$25]);(POWER(2;[UMCTL2.E25]+1)-1-(POWER(2;[UMCTL2.D25])-1)));[.D25])" office:value-type="float" office:value="4" calcext:value-type="float">
            <text:p>4</text:p>
          </table:table-cell>
          <table:table-cell table:formula="of:=IF([.F25]=[.K25];&quot;&quot;;&quot;!=&quot;)">
            <text:p/>
          </table:table-cell>
          <table:table-cell/>
        </table:table-row>
        <table:table-row table:style-name="ro7">
          <table:table-cell/>
          <table:covered-table-cell table:style-name="ce136"/>
          <table:table-cell table:style-name="ce151" office:value-type="string" calcext:value-type="string">
            <text:p>mr</text:p>
          </table:table-cell>
          <table:table-cell table:style-name="ce151" table:formula="of:=[UMCTL2.E25]+1" office:value-type="float" office:value="16" calcext:value-type="float">
            <text:p>16</text:p>
          </table:table-cell>
          <table:table-cell table:style-name="ce151" office:value-type="float" office:value="31" calcext:value-type="float">
            <text:p>31</text:p>
          </table:table-cell>
          <table:table-cell table:style-name="ce171" table:formula="of:=HEX2DEC(SUBSTITUTE([PUBL.H39];&quot;0x&quot;;&quot;&quot;;1))" office:value-type="float" office:value="131" calcext:value-type="float">
            <text:p>131</text:p>
          </table:table-cell>
          <table:covered-table-cell table:style-name="ce188"/>
          <table:covered-table-cell table:style-name="ce208"/>
          <table:covered-table-cell table:style-name="ce188"/>
          <table:covered-table-cell table:style-name="ce208"/>
          <table:table-cell table:formula="of:=BITRSHIFT(BITAND (HEX2DEC([.$I$25]);(POWER(2;[UMCTL2.E26]+1)-1-(POWER(2;[UMCTL2.D26])-1)));[.D26])" office:value-type="float" office:value="131" calcext:value-type="float">
            <text:p>131</text:p>
          </table:table-cell>
          <table:table-cell table:number-columns-repeated="2"/>
        </table:table-row>
        <table:table-row table:style-name="ro7">
          <table:table-cell/>
          <table:table-cell table:style-name="ce135" office:value-type="string" calcext:value-type="string" table:number-columns-spanned="1" table:number-rows-spanned="4">
            <text:p>INIT5</text:p>
          </table:table-cell>
          <table:table-cell table:style-name="ce122" office:value-type="string" calcext:value-type="string">
            <text:p>max_auto_init_x1024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9" calcext:value-type="float">
            <text:p>9</text:p>
          </table:table-cell>
          <table:table-cell table:style-name="ce171" table:formula="of:=ROUNDUP(10000/(1024*tCK)/2)" office:value-type="float" office:value="2" calcext:value-type="float">
            <text:p>2</text:p>
          </table:table-cell>
          <table:table-cell table:style-name="ce188" table:formula="of:=&quot;0x&quot;&amp;DEC2HEX([UMCTL2.F27]*POWER(2;[UMCTL2.D27])+[UMCTL2.F28]*POWER(2;[UMCTL2.D28])+[UMCTL2.F29]*POWER(2;[UMCTL2.D29])+[UMCTL2.F30]*POWER(2;[UMCTL2.D30]);8)" office:value-type="string" office:string-value="0x00070002" calcext:value-type="string" table:number-columns-spanned="2" table:number-rows-spanned="4">
            <text:p>0x00070002</text:p>
          </table:table-cell>
          <table:covered-table-cell table:style-name="ce208"/>
          <table:table-cell table:style-name="ce188" office:value-type="float" office:value="70002" calcext:value-type="float" table:number-columns-spanned="2" table:number-rows-spanned="4">
            <text:p>70002</text:p>
          </table:table-cell>
          <table:covered-table-cell table:style-name="ce208"/>
          <table:table-cell table:formula="of:=BITRSHIFT(BITAND (HEX2DEC([.$I$27]);(POWER(2;[UMCTL2.E27]+1)-1-(POWER(2;[UMCTL2.D27])-1)));[.D27])"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reserved</text:p>
          </table:table-cell>
          <table:table-cell table:style-name="ce151" table:formula="of:=[UMCTL2.E27]+1" office:value-type="float" office:value="10" calcext:value-type="float">
            <text:p>10</text:p>
          </table:table-cell>
          <table:table-cell table:style-name="ce151"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28]+1)-1-(POWER(2;[UMCTL2.D28])-1)));[.D28])" office:value-type="float" office:value="0" calcext:value-type="float">
            <text:p>0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dev_zqinit_x32</text:p>
          </table:table-cell>
          <table:table-cell table:style-name="ce151" table:formula="of:=[UMCTL2.E28]+1" office:value-type="float" office:value="16" calcext:value-type="float">
            <text:p>16</text:p>
          </table:table-cell>
          <table:table-cell table:style-name="ce122" office:value-type="float" office:value="23" calcext:value-type="float">
            <text:p>23</text:p>
          </table:table-cell>
          <table:table-cell table:style-name="ce171" table:formula="of:=ROUNDUP((tZQINIT/(tCK*32)/2))" office:value-type="float" office:value="7" calcext:value-type="float">
            <text:p>7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29]+1)-1-(POWER(2;[UMCTL2.D29])-1)));[.D29])" office:value-type="float" office:value="7" calcext:value-type="float">
            <text:p>7</text:p>
          </table:table-cell>
          <table:table-cell table:number-columns-repeated="2"/>
        </table:table-row>
        <table:table-row table:style-name="ro7">
          <table:table-cell/>
          <table:covered-table-cell table:style-name="ce137"/>
          <table:table-cell table:style-name="ce122" office:value-type="string" calcext:value-type="string">
            <text:p>reserved</text:p>
          </table:table-cell>
          <table:table-cell table:style-name="ce151" table:formula="of:=[UMCTL2.E29]+1" office:value-type="float" office:value="24" calcext:value-type="float">
            <text:p>24</text:p>
          </table:table-cell>
          <table:table-cell table:style-name="ce122" office:value-type="float" office:value="31" calcext:value-type="float">
            <text:p>31</text:p>
          </table:table-cell>
          <table:table-cell table:style-name="ce171" office:value-type="float" office:value="0" calcext:value-type="float">
            <text:p>0</text:p>
          </table:table-cell>
          <table:covered-table-cell table:style-name="ce189"/>
          <table:covered-table-cell table:style-name="ce208"/>
          <table:covered-table-cell table:style-name="ce189"/>
          <table:covered-table-cell table:style-name="ce208"/>
          <table:table-cell table:formula="of:=BITRSHIFT(BITAND (HEX2DEC([.$I$27]);(POWER(2;[UMCTL2.E30]+1)-1-(POWER(2;[UMCTL2.D30])-1)));[.D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38" office:value-type="string" calcext:value-type="string">
            <text:p>INIT6</text:p>
          </table:table-cell>
          <table:table-cell table:style-name="ce152" office:value-type="string" calcext:value-type="string" table:number-columns-spanned="4" table:number-rows-spanned="1">
            <text:p>DDR4 ONLY</text:p>
          </table:table-cell>
          <table:covered-table-cell table:style-name="ce160" office:value-type="float" office:value="0" calcext:value-type="float">
            <text:p>0</text:p>
          </table:covered-table-cell>
          <table:covered-table-cell table:style-name="ce160" office:value-type="float" office:value="15" calcext:value-type="float">
            <text:p>15</text:p>
          </table:covered-table-cell>
          <table:covered-table-cell table:style-name="ce173" table:formula="of:=DEC2HEX(#REF!)" office:value-type="string" office:string-value="" calcext:value-type="error">
            <text:p>#REF!</text:p>
          </table:covered-table-cell>
          <table:table-cell table:style-name="ce190" office:value-type="string" calcext:value-type="string" table:number-columns-spanned="2" table:number-rows-spanned="1">
            <text:p>N/A</text:p>
          </table:table-cell>
          <table:covered-table-cell table:style-name="ce194"/>
          <table:table-cell table:style-name="ce190" office:value-type="string" calcext:value-type="string" table:number-columns-spanned="2" table:number-rows-spanned="1">
            <text:p>N/A</text:p>
          </table:table-cell>
          <table:covered-table-cell table:style-name="ce19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9" office:value-type="string" calcext:value-type="string">
            <text:p>INIT7</text:p>
          </table:table-cell>
          <table:table-cell table:style-name="ce153" office:value-type="string" calcext:value-type="string" table:number-columns-spanned="4" table:number-rows-spanned="1">
            <text:p>DDR4 ONLY</text:p>
          </table:table-cell>
          <table:covered-table-cell table:number-columns-repeated="2" table:style-name="ce161"/>
          <table:covered-table-cell table:style-name="ce174"/>
          <table:table-cell table:style-name="ce19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19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4" office:value-type="string" calcext:value-type="string" table:number-columns-spanned="1" table:number-rows-spanned="8">
            <text:p>DRAMTMG0</text:p>
          </table:table-cell>
          <table:table-cell table:style-name="ce97" office:value-type="string" calcext:value-type="string">
            <text:p>t_ras_min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75" table:formula="of:= ROUNDUP(tRAS/(2*tCK);0)" office:value-type="float" office:value="9" calcext:value-type="float">
            <text:p>9</text:p>
          </table:table-cell>
          <table:table-cell table:style-name="ce192" table:formula="of:=&quot;0x&quot;&amp;DEC2HEX([UMCTL2.F33]*POWER(2;[UMCTL2.D33])+[UMCTL2.F34]*POWER(2;[UMCTL2.D34])+[UMCTL2.F35]*POWER(2;[UMCTL2.D35])+[UMCTL2.F36]*POWER(2;[UMCTL2.D36])+[UMCTL2.F37]*POWER(2;[UMCTL2.D37])+[UMCTL2.F38]*POWER(2;[UMCTL2.D38])+[UMCTL2.F39]*POWER(2;[UMCTL2.D39])+[UMCTL2.F40]*POWER(2;[UMCTL2.D40]);8)" office:value-type="string" office:string-value="0x070A0D09" calcext:value-type="string" table:number-columns-spanned="2" table:number-rows-spanned="8">
            <text:p>0x070A0D09</text:p>
          </table:table-cell>
          <table:covered-table-cell table:style-name="ce208"/>
          <table:table-cell table:style-name="ce192" office:value-type="string" calcext:value-type="string" table:number-columns-spanned="2" table:number-rows-spanned="8">
            <text:p>070a0D09</text:p>
          </table:table-cell>
          <table:covered-table-cell table:style-name="ce208"/>
          <table:table-cell table:formula="of:=BITRSHIFT(BITAND (HEX2DEC([.$I$33]);(POWER(2;[UMCTL2.E33]+1)-1-(POWER(2;[UMCTL2.D33])-1)));[.D3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reserved</text:p>
          </table:table-cell>
          <table:table-cell table:style-name="ce97" table:formula="of:=[UMCTL2.E33]+1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3"/>
          <table:covered-table-cell table:style-name="ce208"/>
          <table:covered-table-cell table:style-name="ce193"/>
          <table:covered-table-cell table:style-name="ce208"/>
          <table:table-cell table:formula="of:=BITRSHIFT(BITAND (HEX2DEC([.$I$33]);(POWER(2;[UMCTL2.E34]+1)-1-(POWER(2;[UMCTL2.D34])-1)));[.D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86"/>
          <table:table-cell table:style-name="ce97" office:value-type="string" calcext:value-type="string">
            <text:p>t_ras_max</text:p>
          </table:table-cell>
          <table:table-cell table:style-name="ce97" table:formula="of:=[UMCTL2.E34]+1" office:value-type="float" office:value="8" calcext:value-type="float">
            <text:p>8</text:p>
          </table:table-cell>
          <table:table-cell table:style-name="ce97" office:value-type="float" office:value="14" calcext:value-type="float">
            <text:p>14</text:p>
          </table:table-cell>
          <table:table-cell table:style-name="ce176" table:formula="of:= TRUNC(tRASmax/(2*tCK);0)" office:value-type="float" office:value="13" calcext:value-type="float">
            <text:p>13</text:p>
          </table:table-cell>
          <table:covered-table-cell table:style-name="ce193"/>
          <table:covered-table-cell table:style-name="ce208"/>
          <table:covered-table-cell table:style-name="ce193"/>
          <table:covered-table-cell table:style-name="ce208"/>
          <table:table-cell table:formula="of:=BITRSHIFT(BITAND (HEX2DEC([.$I$33]);(POWER(2;[UMCTL2.E35]+1)-1-(POWER(2;[UMCTL2.D35])-1)));[.D35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covered-table-cell table:style-name="ce85"/>
          <table:table-cell table:style-name="ce97" office:value-type="string" calcext:value-type="string">
            <text:p>reserved</text:p>
          </table:table-cell>
          <table:table-cell table:style-name="ce97" table:formula="of:=[UMCTL2.E35]+1" office:value-type="float" office:value="15" calcext:value-type="float">
            <text:p>15</text:p>
          </table:table-cell>
          <table:table-cell table:style-name="ce97" office:value-type="float" office:value="15" calcext:value-type="float">
            <text:p>15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4"/>
          <table:covered-table-cell table:style-name="ce208"/>
          <table:covered-table-cell table:style-name="ce194"/>
          <table:covered-table-cell table:style-name="ce208"/>
          <table:table-cell table:formula="of:=BITRSHIFT(BITAND (HEX2DEC([.$I$33]);(POWER(2;[UMCTL2.E36]+1)-1-(POWER(2;[UMCTL2.D36])-1)));[.D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t_faw</text:p>
          </table:table-cell>
          <table:table-cell table:style-name="ce97" table:formula="of:=[UMCTL2.E36]+1" office:value-type="float" office:value="16" calcext:value-type="float">
            <text:p>16</text:p>
          </table:table-cell>
          <table:table-cell table:style-name="ce98" office:value-type="float" office:value="21" calcext:value-type="float">
            <text:p>21</text:p>
          </table:table-cell>
          <table:table-cell table:style-name="ce175" table:formula="of:=ROUNDUP(IF(PAGE_SIZE=&quot;1KB&quot;;tFAW1KB/tCK; tFAW2KB/tCK)/2)" office:value-type="float" office:value="10" calcext:value-type="float">
            <text:p>1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7]+1)-1-(POWER(2;[UMCTL2.D37])-1)));[.D37])" office:value-type="float" office:value="10" calcext:value-type="float">
            <text:p>10</text:p>
          </table:table-cell>
          <table:table-cell table:formula="of:=IF([.F37]=[.K37];&quot;&quot;;&quot;!=&quot;)">
            <text:p/>
          </table:table-cell>
          <table:table-cell/>
        </table:table-row>
        <table:table-row table:style-name="ro1">
          <table:table-cell/>
          <table:covered-table-cell table:style-name="ce140"/>
          <table:table-cell table:style-name="ce98" office:value-type="string" calcext:value-type="string">
            <text:p>reserved</text:p>
          </table:table-cell>
          <table:table-cell table:style-name="ce97" table:formula="of:=[UMCTL2.E37]+1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8]+1)-1-(POWER(2;[UMCTL2.D38])-1)));[.D38])" office:value-type="float" office:value="0" calcext:value-type="float">
            <text:p>0</text:p>
          </table:table-cell>
          <table:table-cell table:formula="of:=IF([.F38]=[.K38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wr2pre</text:p>
          </table:table-cell>
          <table:table-cell table:style-name="ce97" table:formula="of:=[UMCTL2.E38]+1" office:value-type="float" office:value="24" calcext:value-type="float">
            <text:p>24</text:p>
          </table:table-cell>
          <table:table-cell table:style-name="ce98" office:value-type="float" office:value="30" calcext:value-type="float">
            <text:p>30</text:p>
          </table:table-cell>
          <table:table-cell table:style-name="ce176" table:formula="of:=ROUNDUP((WL+BL/2+tWR/tCK+1)/2)" office:value-type="float" office:value="7" calcext:value-type="float">
            <text:p>7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39]+1)-1-(POWER(2;[UMCTL2.D39])-1)));[.D39])" office:value-type="float" office:value="7" calcext:value-type="float">
            <text:p>7</text:p>
          </table:table-cell>
          <table:table-cell table:formula="of:=IF([.F39]=[.K39];&quot;&quot;;&quot;!=&quot;)">
            <text:p/>
          </table:table-cell>
          <table:table-cell/>
        </table:table-row>
        <table:table-row table:style-name="ro1">
          <table:table-cell/>
          <table:covered-table-cell table:style-name="ce85"/>
          <table:table-cell table:style-name="ce98" office:value-type="string" calcext:value-type="string">
            <text:p>reserved</text:p>
          </table:table-cell>
          <table:table-cell table:style-name="ce97" table:formula="of:=[UMCTL2.E39]+1" office:value-type="float" office:value="31" calcext:value-type="float">
            <text:p>31</text:p>
          </table:table-cell>
          <table:table-cell table:style-name="ce98" office:value-type="float" office:value="31" calcext:value-type="float">
            <text:p>31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33]);(POWER(2;[UMCTL2.E40]+1)-1-(POWER(2;[UMCTL2.D40])-1)));[.D40])" office:value-type="float" office:value="0" calcext:value-type="float">
            <text:p>0</text:p>
          </table:table-cell>
          <table:table-cell table:formula="of:=IF([.F40]=[.K40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6">
            <text:p>DRAMTMG1</text:p>
          </table:table-cell>
          <table:table-cell table:style-name="ce151" office:value-type="string" calcext:value-type="string">
            <text:p>t_rc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6" calcext:value-type="float">
            <text:p>6</text:p>
          </table:table-cell>
          <table:table-cell table:style-name="ce169" table:formula="of:=ROUNDUP(tRC/(2*tCK))" office:value-type="float" office:value="13" calcext:value-type="float">
            <text:p>13</text:p>
          </table:table-cell>
          <table:table-cell table:style-name="ce185" table:formula="of:=&quot;0x&quot;&amp;DEC2HEX([UMCTL2.F41]*POWER(2;[UMCTL2.D41])+[UMCTL2.F42]*POWER(2;[UMCTL2.D42])+[UMCTL2.F43]*POWER(2;[UMCTL2.D43])+[UMCTL2.F44]*POWER(2;[UMCTL2.D44])+[UMCTL2.F45]*POWER(2;[UMCTL2.D45])+[UMCTL2.F46]*POWER(2;[UMCTL2.D46]);8)" office:value-type="string" office:string-value="0x0002030D" calcext:value-type="string" table:number-columns-spanned="2" table:number-rows-spanned="6">
            <text:p>0x0002030D</text:p>
          </table:table-cell>
          <table:covered-table-cell table:style-name="ce208"/>
          <table:table-cell table:style-name="ce185" office:value-type="string" calcext:value-type="string" table:number-columns-spanned="2" table:number-rows-spanned="6">
            <text:p>0002030c</text:p>
          </table:table-cell>
          <table:covered-table-cell table:style-name="ce208"/>
          <table:table-cell table:formula="of:=BITRSHIFT(BITAND (HEX2DEC([.$I$41]);(POWER(2;[UMCTL2.E41]+1)-1-(POWER(2;[UMCTL2.D41])-1)));[.D41])" office:value-type="float" office:value="12" calcext:value-type="float">
            <text:p>12</text:p>
          </table:table-cell>
          <table:table-cell table:formula="of:=IF([.F41]=[.K41];&quot;&quot;;&quot;!=&quot;)" office:value-type="string" office:string-value="!=" calcext:value-type="string">
            <text:p>!=</text:p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1]+1" office:value-type="float" office:value="7" calcext:value-type="float">
            <text:p>7</text:p>
          </table:table-cell>
          <table:table-cell table:style-name="ce151" office:value-type="float" office:value="7" calcext:value-type="float">
            <text:p>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6"/>
          <table:covered-table-cell table:style-name="ce208"/>
          <table:covered-table-cell table:style-name="ce186"/>
          <table:covered-table-cell table:style-name="ce208"/>
          <table:table-cell table:formula="of:=BITRSHIFT(BITAND (HEX2DEC([.$I$41]);(POWER(2;[UMCTL2.E42]+1)-1-(POWER(2;[UMCTL2.D42])-1)));[.D42])" office:value-type="float" office:value="0" calcext:value-type="float">
            <text:p>0</text:p>
          </table:table-cell>
          <table:table-cell table:formula="of:=IF([.F42]=[.K4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d2pre</text:p>
          </table:table-cell>
          <table:table-cell table:style-name="ce151" table:formula="of:=[UMCTL2.E42]+1" office:value-type="float" office:value="8" calcext:value-type="float">
            <text:p>8</text:p>
          </table:table-cell>
          <table:table-cell table:style-name="ce151" office:value-type="float" office:value="12" calcext:value-type="float">
            <text:p>12</text:p>
          </table:table-cell>
          <table:table-cell table:style-name="ce169" table:formula="of:=ROUNDUP((BL/2+MAX(tRTP/tCK;2)-2)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3]+1)-1-(POWER(2;[UMCTL2.D43])-1)));[.D43])" office:value-type="float" office:value="3" calcext:value-type="float">
            <text:p>3</text:p>
          </table:table-cell>
          <table:table-cell table:formula="of:=IF([.F43]=[.K43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3]+1" office:value-type="float" office:value="13" calcext:value-type="float">
            <text:p>13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4]+1)-1-(POWER(2;[UMCTL2.D44])-1)));[.D44])" office:value-type="float" office:value="0" calcext:value-type="float">
            <text:p>0</text:p>
          </table:table-cell>
          <table:table-cell table:formula="of:=IF([.F44]=[.K44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t_xp</text:p>
          </table:table-cell>
          <table:table-cell table:style-name="ce151" table:formula="of:=[UMCTL2.E44]+1" office:value-type="float" office:value="16" calcext:value-type="float">
            <text:p>16</text:p>
          </table:table-cell>
          <table:table-cell table:style-name="ce151" office:value-type="float" office:value="20" calcext:value-type="float">
            <text:p>20</text:p>
          </table:table-cell>
          <table:table-cell table:style-name="ce169" table:formula="of:=ROUNDUP(tXP/(2*tCK))" office:value-type="float" office:value="2" calcext:value-type="float">
            <text:p>2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5]+1)-1-(POWER(2;[UMCTL2.D45])-1)));[.D45])" office:value-type="float" office:value="2" calcext:value-type="float">
            <text:p>2</text:p>
          </table:table-cell>
          <table:table-cell table:formula="of:=IF([.F45]=[.K4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4"/>
          <table:table-cell table:style-name="ce151" office:value-type="string" calcext:value-type="string">
            <text:p>reserved</text:p>
          </table:table-cell>
          <table:table-cell table:style-name="ce151" table:formula="of:=[UMCTL2.E45]+1" office:value-type="float" office:value="21" calcext:value-type="float">
            <text:p>21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41]);(POWER(2;[UMCTL2.E46]+1)-1-(POWER(2;[UMCTL2.D46])-1)));[.D46])" office:value-type="float" office:value="0" calcext:value-type="float">
            <text:p>0</text:p>
          </table:table-cell>
          <table:table-cell table:formula="of:=IF([.F46]=[.K46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8">
            <text:p>DRAMTMG2</text:p>
          </table:table-cell>
          <table:table-cell table:style-name="ce98" office:value-type="string" calcext:value-type="string">
            <text:p>wr2rd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77" table:formula="of:=ROUNDUP((WL+BL/2+ROUNDUP(tWTR/tCK)+1)/2)" office:value-type="float" office:value="6" calcext:value-type="float">
            <text:p>6</text:p>
          </table:table-cell>
          <table:table-cell table:style-name="ce192" table:formula="of:=&quot;0x&quot;&amp;DEC2HEX([UMCTL2.F47]*POWER(2;[UMCTL2.D47])+[UMCTL2.F48]*POWER(2;[UMCTL2.D48])+[UMCTL2.F49]*POWER(2;[UMCTL2.D49])+[UMCTL2.F50]*POWER(2;[UMCTL2.D50])+[UMCTL2.F51]*POWER(2;[UMCTL2.D51])+[UMCTL2.F52]*POWER(2;[UMCTL2.D52])+[UMCTL2.F53]*POWER(2;[UMCTL2.D53])+[UMCTL2.F54]*POWER(2;[UMCTL2.D54]);8)" office:value-type="string" office:string-value="0x02030606" calcext:value-type="string" table:number-columns-spanned="2" table:number-rows-spanned="8">
            <text:p>0x02030606</text:p>
          </table:table-cell>
          <table:covered-table-cell table:style-name="ce208"/>
          <table:table-cell table:style-name="ce192" office:value-type="float" office:value="2030606" calcext:value-type="float" table:number-columns-spanned="2" table:number-rows-spanned="8">
            <text:p>2030606</text:p>
          </table:table-cell>
          <table:covered-table-cell table:style-name="ce208"/>
          <table:table-cell table:formula="of:=BITRSHIFT(BITAND (HEX2DEC([.$I$47]);(POWER(2;[UMCTL2.E47]+1)-1-(POWER(2;[UMCTL2.D47])-1)));[.D47])" office:value-type="float" office:value="6" calcext:value-type="float">
            <text:p>6</text:p>
          </table:table-cell>
          <table:table-cell table:formula="of:=IF([.F47]=[.K4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47]+1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48]+1)-1-(POWER(2;[UMCTL2.D48])-1)));[.D48])" office:value-type="float" office:value="0" calcext:value-type="float">
            <text:p>0</text:p>
          </table:table-cell>
          <table:table-cell table:formula="of:=IF([.F48]=[.K48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d2wr</text:p>
          </table:table-cell>
          <table:table-cell table:style-name="ce97" table:formula="of:=[UMCTL2.E48]+1" office:value-type="float" office:value="8" calcext:value-type="float">
            <text:p>8</text:p>
          </table:table-cell>
          <table:table-cell table:style-name="ce97" office:value-type="float" office:value="13" calcext:value-type="float">
            <text:p>13</text:p>
          </table:table-cell>
          <table:table-cell table:style-name="ce178" table:formula="of:=ROUNDUP((RL+BL/2+ROUNDUP(tDQSCKmax/tCK)+1-WL)/2)" office:value-type="float" office:value="6" calcext:value-type="float">
            <text:p>6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49]+1)-1-(POWER(2;[UMCTL2.D49])-1)));[.D49])" office:value-type="float" office:value="6" calcext:value-type="float">
            <text:p>6</text:p>
          </table:table-cell>
          <table:table-cell table:formula="of:=IF([.F49]=[.K4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49]+1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0]+1)-1-(POWER(2;[UMCTL2.D50])-1)));[.D50])" office:value-type="float" office:value="0" calcext:value-type="float">
            <text:p>0</text:p>
          </table:table-cell>
          <table:table-cell table:formula="of:=IF([.F50]=[.K50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ad_latency</text:p>
          </table:table-cell>
          <table:table-cell table:style-name="ce97" table:formula="of:=[UMCTL2.E50]+1" office:value-type="float" office:value="16" calcext:value-type="float">
            <text:p>16</text:p>
          </table:table-cell>
          <table:table-cell table:style-name="ce98" office:value-type="float" office:value="21" calcext:value-type="float">
            <text:p>21</text:p>
          </table:table-cell>
          <table:table-cell table:style-name="ce177" table:formula="of:=ROUNDUP((RL)/2)" office:value-type="float" office:value="3" calcext:value-type="float">
            <text:p>3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1]+1)-1-(POWER(2;[UMCTL2.D51])-1)));[.D51])" office:value-type="float" office:value="3" calcext:value-type="float">
            <text:p>3</text:p>
          </table:table-cell>
          <table:table-cell table:formula="of:=IF([.F51]=[.K5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51]+1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2]+1)-1-(POWER(2;[UMCTL2.D52])-1)));[.D52])" office:value-type="float" office:value="0" calcext:value-type="float">
            <text:p>0</text:p>
          </table:table-cell>
          <table:table-cell table:formula="of:=IF([.F52]=[.K5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write_latency</text:p>
          </table:table-cell>
          <table:table-cell table:style-name="ce97" table:formula="of:=[UMCTL2.E52]+1" office:value-type="float" office:value="24" calcext:value-type="float">
            <text:p>24</text:p>
          </table:table-cell>
          <table:table-cell table:style-name="ce98" office:value-type="float" office:value="29" calcext:value-type="float">
            <text:p>29</text:p>
          </table:table-cell>
          <table:table-cell table:style-name="ce177" table:formula="of:=ROUNDUP(WL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3]+1)-1-(POWER(2;[UMCTL2.D53])-1)));[.D53])" office:value-type="float" office:value="2" calcext:value-type="float">
            <text:p>2</text:p>
          </table:table-cell>
          <table:table-cell table:formula="of:=IF([.F53]=[.K5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53]+1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47]);(POWER(2;[UMCTL2.E54]+1)-1-(POWER(2;[UMCTL2.D54])-1)));[.D54])" office:value-type="float" office:value="0" calcext:value-type="float">
            <text:p>0</text:p>
          </table:table-cell>
          <table:table-cell table:formula="of:=IF([.F54]=[.K54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6">
            <text:p>DRAMTMG3</text:p>
          </table:table-cell>
          <table:table-cell table:style-name="ce151" office:value-type="string" calcext:value-type="string">
            <text:p>t_mod</text:p>
          </table:table-cell>
          <table:table-cell table:style-name="ce122" office:value-type="float" office:value="0" calcext:value-type="float">
            <text:p>0</text:p>
          </table:table-cell>
          <table:table-cell table:style-name="ce151" office:value-type="float" office:value="9" calcext:value-type="float">
            <text:p>9</text:p>
          </table:table-cell>
          <table:table-cell table:style-name="ce169" office:value-type="float" office:value="0" calcext:value-type="float">
            <text:p>0</text:p>
          </table:table-cell>
          <table:table-cell table:style-name="ce185" table:formula="of:=&quot;0x&quot;&amp;DEC2HEX([UMCTL2.F55]*POWER(2;[UMCTL2.D55])+[UMCTL2.F56]*POWER(2;[UMCTL2.D56])+[UMCTL2.F57]*POWER(2;[UMCTL2.D57])+[UMCTL2.F58]*POWER(2;[UMCTL2.D58])+[UMCTL2.F59]*POWER(2;[UMCTL2.D59])+[UMCTL2.F60]*POWER(2;[UMCTL2.D60]);8)" office:value-type="string" office:string-value="0x00300000" calcext:value-type="string" table:number-columns-spanned="2" table:number-rows-spanned="6">
            <text:p>0x00300000</text:p>
          </table:table-cell>
          <table:covered-table-cell table:style-name="ce208"/>
          <table:table-cell table:style-name="ce185" office:value-type="float" office:value="300000" calcext:value-type="float" table:number-columns-spanned="2" table:number-rows-spanned="6">
            <text:p>300000</text:p>
          </table:table-cell>
          <table:covered-table-cell table:style-name="ce208"/>
          <table:table-cell table:formula="of:=BITRSHIFT(BITAND (HEX2DEC([.$I$55]);(POWER(2;[UMCTL2.E55]+1)-1-(POWER(2;[UMCTL2.D55])-1)));[.D55])" office:value-type="float" office:value="0" calcext:value-type="float">
            <text:p>0</text:p>
          </table:table-cell>
          <table:table-cell table:formula="of:=IF([.F55]=[.K5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5]+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6]+1)-1-(POWER(2;[UMCTL2.D56])-1)));[.D56])" office:value-type="float" office:value="0" calcext:value-type="float">
            <text:p>0</text:p>
          </table:table-cell>
          <table:table-cell table:formula="of:=IF([.F56]=[.K56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mrd</text:p>
          </table:table-cell>
          <table:table-cell table:style-name="ce122" table:formula="of:=[UMCTL2.E56]+1" office:value-type="float" office:value="12" calcext:value-type="float">
            <text:p>12</text:p>
          </table:table-cell>
          <table:table-cell table:style-name="ce151" office:value-type="float" office:value="17" calcext:value-type="float">
            <text:p>1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7]+1)-1-(POWER(2;[UMCTL2.D57])-1)));[.D57])" office:value-type="float" office:value="0" calcext:value-type="float">
            <text:p>0</text:p>
          </table:table-cell>
          <table:table-cell table:formula="of:=IF([.F57]=[.K57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7]+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8]+1)-1-(POWER(2;[UMCTL2.D58])-1)));[.D58])" office:value-type="float" office:value="0" calcext:value-type="float">
            <text:p>0</text:p>
          </table:table-cell>
          <table:table-cell table:formula="of:=IF([.F58]=[.K58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mrw</text:p>
          </table:table-cell>
          <table:table-cell table:style-name="ce122" table:formula="of:=[UMCTL2.E58]+1" office:value-type="float" office:value="20" calcext:value-type="float">
            <text:p>20</text:p>
          </table:table-cell>
          <table:table-cell table:style-name="ce151" office:value-type="float" office:value="29" calcext:value-type="float">
            <text:p>29</text:p>
          </table:table-cell>
          <table:table-cell table:style-name="ce169" table:formula="of:=ROUNDUP(5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59]+1)-1-(POWER(2;[UMCTL2.D59])-1)));[.D59])" office:value-type="float" office:value="3" calcext:value-type="float">
            <text:p>3</text:p>
          </table:table-cell>
          <table:table-cell table:formula="of:=IF([.F59]=[.K59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59]+1" office:value-type="float" office:value="30" calcext:value-type="float">
            <text:p>30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55]);(POWER(2;[UMCTL2.E60]+1)-1-(POWER(2;[UMCTL2.D60])-1)));[.D60])" office:value-type="float" office:value="0" calcext:value-type="float">
            <text:p>0</text:p>
          </table:table-cell>
          <table:table-cell table:formula="of:=IF([.F60]=[.K60];&quot;&quot;;&quot;!=&quot;)">
            <text:p/>
          </table:table-cell>
          <table:table-cell/>
        </table:table-row>
        <table:table-row table:style-name="ro1">
          <table:table-cell/>
          <table:table-cell table:style-name="ce91" office:value-type="string" calcext:value-type="string" table:number-columns-spanned="1" table:number-rows-spanned="8">
            <text:p>DRAMTMG4</text:p>
          </table:table-cell>
          <table:table-cell table:style-name="ce98" office:value-type="string" calcext:value-type="string">
            <text:p>t_rp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177" table:formula="of:=ROUNDDOWN(ROUNDUP(tRP/tCK)/2+1)" office:value-type="float" office:value="5" calcext:value-type="float">
            <text:p>5</text:p>
          </table:table-cell>
          <table:table-cell table:style-name="ce192" table:formula="of:=&quot;0x&quot;&amp;DEC2HEX([UMCTL2.F61]*POWER(2;[UMCTL2.D61])+[UMCTL2.F62]*POWER(2;[UMCTL2.D62])+[UMCTL2.F63]*POWER(2;[UMCTL2.D63])+[UMCTL2.F64]*POWER(2;[UMCTL2.D64])+[UMCTL2.F65]*POWER(2;[UMCTL2.D65])+[UMCTL2.F66]*POWER(2;[UMCTL2.D66])+[UMCTL2.F67]*POWER(2;[UMCTL2.D67])+[UMCTL2.F68]*POWER(2;[UMCTL2.D68]);8)" office:value-type="string" office:string-value="0x04010205" calcext:value-type="string" table:number-columns-spanned="2" table:number-rows-spanned="8">
            <text:p>0x04010205</text:p>
          </table:table-cell>
          <table:covered-table-cell table:style-name="ce208"/>
          <table:table-cell table:style-name="ce192" office:value-type="float" office:value="4010205" calcext:value-type="float" table:number-columns-spanned="2" table:number-rows-spanned="8">
            <text:p>4010205</text:p>
          </table:table-cell>
          <table:covered-table-cell table:style-name="ce208"/>
          <table:table-cell table:formula="of:=BITRSHIFT(BITAND (HEX2DEC([.$I$61]);(POWER(2;[UMCTL2.E61]+1)-1-(POWER(2;[UMCTL2.D61])-1)));[.D61])" office:value-type="float" office:value="5" calcext:value-type="float">
            <text:p>5</text:p>
          </table:table-cell>
          <table:table-cell table:formula="of:=IF([.F61]=[.K61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1]+1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2]+1)-1-(POWER(2;[UMCTL2.D62])-1)));[.D62])" office:value-type="float" office:value="0" calcext:value-type="float">
            <text:p>0</text:p>
          </table:table-cell>
          <table:table-cell table:formula="of:=IF([.F62]=[.K6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rrd</text:p>
          </table:table-cell>
          <table:table-cell table:style-name="ce97" table:formula="of:=[UMCTL2.E62]+1" office:value-type="float" office:value="8" calcext:value-type="float">
            <text:p>8</text:p>
          </table:table-cell>
          <table:table-cell table:style-name="ce98" office:value-type="float" office:value="11" calcext:value-type="float">
            <text:p>11</text:p>
          </table:table-cell>
          <table:table-cell table:style-name="ce177" table:formula="of:=ROUNDUP((tRRD1KB/tCK)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3]+1)-1-(POWER(2;[UMCTL2.D63])-1)));[.D63])" office:value-type="float" office:value="2" calcext:value-type="float">
            <text:p>2</text:p>
          </table:table-cell>
          <table:table-cell table:formula="of:=IF([.F63]=[.K6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3]+1" office:value-type="float" office:value="12" calcext:value-type="float">
            <text:p>12</text:p>
          </table:table-cell>
          <table:table-cell table:style-name="ce98" office:value-type="float" office:value="15" calcext:value-type="float">
            <text:p>15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4]+1)-1-(POWER(2;[UMCTL2.D64])-1)));[.D64])" office:value-type="float" office:value="0" calcext:value-type="float">
            <text:p>0</text:p>
          </table:table-cell>
          <table:table-cell table:formula="of:=IF([.F64]=[.K64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ccd</text:p>
          </table:table-cell>
          <table:table-cell table:style-name="ce97" table:formula="of:=[UMCTL2.E64]+1" office:value-type="float" office:value="16" calcext:value-type="float">
            <text:p>16</text:p>
          </table:table-cell>
          <table:table-cell table:style-name="ce98" office:value-type="float" office:value="19" calcext:value-type="float">
            <text:p>19</text:p>
          </table:table-cell>
          <table:table-cell table:style-name="ce177" table:formula="of:=ROUNDUP((tCCD/tCK)/2)" office:value-type="float" office:value="1" calcext:value-type="float">
            <text:p>1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5]+1)-1-(POWER(2;[UMCTL2.D65])-1)));[.D65])" office:value-type="float" office:value="1" calcext:value-type="float">
            <text:p>1</text:p>
          </table:table-cell>
          <table:table-cell table:formula="of:=IF([.F65]=[.K65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5]+1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6]+1)-1-(POWER(2;[UMCTL2.D66])-1)));[.D66])" office:value-type="float" office:value="0" calcext:value-type="float">
            <text:p>0</text:p>
          </table:table-cell>
          <table:table-cell table:formula="of:=IF([.F66]=[.K66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t_rcd</text:p>
          </table:table-cell>
          <table:table-cell table:style-name="ce97" table:formula="of:=[UMCTL2.E66]+1" office:value-type="float" office:value="24" calcext:value-type="float">
            <text:p>24</text:p>
          </table:table-cell>
          <table:table-cell table:style-name="ce98" office:value-type="float" office:value="28" calcext:value-type="float">
            <text:p>28</text:p>
          </table:table-cell>
          <table:table-cell table:style-name="ce177" table:formula="of:=ROUNDUP((tRCD/tCK)/2)" office:value-type="float" office:value="4" calcext:value-type="float">
            <text:p>4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7]+1)-1-(POWER(2;[UMCTL2.D67])-1)));[.D67])" office:value-type="float" office:value="4" calcext:value-type="float">
            <text:p>4</text:p>
          </table:table-cell>
          <table:table-cell table:formula="of:=IF([.F67]=[.K6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67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177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61]);(POWER(2;[UMCTL2.E68]+1)-1-(POWER(2;[UMCTL2.D68])-1)));[.D68])" office:value-type="float" office:value="0" calcext:value-type="float">
            <text:p>0</text:p>
          </table:table-cell>
          <table:table-cell table:formula="of:=IF([.F68]=[.K68];&quot;&quot;;&quot;!=&quot;)">
            <text:p/>
          </table:table-cell>
          <table:table-cell/>
        </table:table-row>
        <table:table-row table:style-name="ro1">
          <table:table-cell/>
          <table:table-cell table:style-name="ce133" office:value-type="string" calcext:value-type="string" table:number-columns-spanned="1" table:number-rows-spanned="8">
            <text:p>DRAMTMG5</text:p>
          </table:table-cell>
          <table:table-cell table:style-name="ce151" office:value-type="string" calcext:value-type="string">
            <text:p>t_cke</text:p>
          </table:table-cell>
          <table:table-cell table:style-name="ce122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79" table:formula="of:=ROUNDUP(MAX(tCKESR;tCKE)/(2*tCK))" office:value-type="float" office:value="3" calcext:value-type="float">
            <text:p>3</text:p>
          </table:table-cell>
          <table:table-cell table:style-name="ce185" table:formula="of:=&quot;0x&quot;&amp;DEC2HEX([UMCTL2.F69]*POWER(2;[UMCTL2.D69])+[UMCTL2.F70]*POWER(2;[UMCTL2.D70])+[UMCTL2.F71]*POWER(2;[UMCTL2.D71])+[UMCTL2.F72]*POWER(2;[UMCTL2.D72])+[UMCTL2.F73]*POWER(2;[UMCTL2.D73])+[UMCTL2.F74]*POWER(2;[UMCTL2.D74])+[UMCTL2.F75]*POWER(2;[UMCTL2.D75])+[UMCTL2.F76]*POWER(2;[UMCTL2.D76]);8)" office:value-type="string" office:string-value="0x01010303" calcext:value-type="string" table:number-columns-spanned="2" table:number-rows-spanned="8">
            <text:p>0x01010303</text:p>
          </table:table-cell>
          <table:covered-table-cell table:style-name="ce208"/>
          <table:table-cell table:style-name="ce185" office:value-type="float" office:value="1010303" calcext:value-type="float" table:number-columns-spanned="2" table:number-rows-spanned="8">
            <text:p>1010303</text:p>
          </table:table-cell>
          <table:covered-table-cell table:style-name="ce208"/>
          <table:table-cell table:formula="of:=BITRSHIFT(BITAND (HEX2DEC([.$I$69]);(POWER(2;[UMCTL2.E69]+1)-1-(POWER(2;[UMCTL2.D69])-1)));[.D69])" office:value-type="float" office:value="3" calcext:value-type="float">
            <text:p>3</text:p>
          </table:table-cell>
          <table:table-cell table:formula="of:=IF([.F69]=[.K69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69]+1" office:value-type="float" office:value="5" calcext:value-type="float">
            <text:p>5</text:p>
          </table:table-cell>
          <table:table-cell table:style-name="ce151" office:value-type="float" office:value="7" calcext:value-type="float">
            <text:p>7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0]+1)-1-(POWER(2;[UMCTL2.D70])-1)));[.D70])" office:value-type="float" office:value="0" calcext:value-type="float">
            <text:p>0</text:p>
          </table:table-cell>
          <table:table-cell table:formula="of:=IF([.F70]=[.K70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esr</text:p>
          </table:table-cell>
          <table:table-cell table:style-name="ce122" table:formula="of:=[UMCTL2.E70]+1" office:value-type="float" office:value="8" calcext:value-type="float">
            <text:p>8</text:p>
          </table:table-cell>
          <table:table-cell table:style-name="ce151" office:value-type="float" office:value="13" calcext:value-type="float">
            <text:p>13</text:p>
          </table:table-cell>
          <table:table-cell table:style-name="ce169" table:formula="of:=ROUNDUP((tCKESR/tCK)/2)" office:value-type="float" office:value="3" calcext:value-type="float">
            <text:p>3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1]+1)-1-(POWER(2;[UMCTL2.D71])-1)));[.D71])" office:value-type="float" office:value="3" calcext:value-type="float">
            <text:p>3</text:p>
          </table:table-cell>
          <table:table-cell table:formula="of:=IF([.F71]=[.K71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1]+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2]+1)-1-(POWER(2;[UMCTL2.D72])-1)));[.D72])" office:value-type="float" office:value="0" calcext:value-type="float">
            <text:p>0</text:p>
          </table:table-cell>
          <table:table-cell table:formula="of:=IF([.F72]=[.K72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sre</text:p>
          </table:table-cell>
          <table:table-cell table:style-name="ce122" table:formula="of:=[UMCTL2.E72]+1" office:value-type="float" office:value="16" calcext:value-type="float">
            <text:p>16</text:p>
          </table:table-cell>
          <table:table-cell table:style-name="ce151" office:value-type="float" office:value="19" calcext:value-type="float">
            <text:p>19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3]+1)-1-(POWER(2;[UMCTL2.D73])-1)));[.D73])" office:value-type="float" office:value="1" calcext:value-type="float">
            <text:p>1</text:p>
          </table:table-cell>
          <table:table-cell table:formula="of:=IF([.F73]=[.K73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3]+1" office:value-type="float" office:value="20" calcext:value-type="float">
            <text:p>20</text:p>
          </table:table-cell>
          <table:table-cell table:style-name="ce151" office:value-type="float" office:value="23" calcext:value-type="float">
            <text:p>23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4]+1)-1-(POWER(2;[UMCTL2.D74])-1)));[.D74])" office:value-type="float" office:value="0" calcext:value-type="float">
            <text:p>0</text:p>
          </table:table-cell>
          <table:table-cell table:formula="of:=IF([.F74]=[.K74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t_cksrx</text:p>
          </table:table-cell>
          <table:table-cell table:style-name="ce122" table:formula="of:=[UMCTL2.E74]+1" office:value-type="float" office:value="24" calcext:value-type="float">
            <text:p>24</text:p>
          </table:table-cell>
          <table:table-cell table:style-name="ce151" office:value-type="float" office:value="27" calcext:value-type="float">
            <text:p>27</text:p>
          </table:table-cell>
          <table:table-cell table:style-name="ce169" office:value-type="float" office:value="1" calcext:value-type="float">
            <text:p>1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5]+1)-1-(POWER(2;[UMCTL2.D75])-1)));[.D75])" office:value-type="float" office:value="1" calcext:value-type="float">
            <text:p>1</text:p>
          </table:table-cell>
          <table:table-cell table:formula="of:=IF([.F75]=[.K75];&quot;&quot;;&quot;!=&quot;)">
            <text:p/>
          </table:table-cell>
          <table:table-cell/>
        </table:table-row>
        <table:table-row table:style-name="ro1">
          <table:table-cell/>
          <table:covered-table-cell table:style-name="ce136"/>
          <table:table-cell table:style-name="ce151" office:value-type="string" calcext:value-type="string">
            <text:p>reserved</text:p>
          </table:table-cell>
          <table:table-cell table:style-name="ce122" table:formula="of:=[UMCTL2.E75]+1" office:value-type="float" office:value="28" calcext:value-type="float">
            <text:p>28</text:p>
          </table:table-cell>
          <table:table-cell table:style-name="ce151" office:value-type="float" office:value="31" calcext:value-type="float">
            <text:p>31</text:p>
          </table:table-cell>
          <table:table-cell table:style-name="ce169" office:value-type="float" office:value="0" calcext:value-type="float">
            <text:p>0</text:p>
          </table:table-cell>
          <table:covered-table-cell table:style-name="ce187"/>
          <table:covered-table-cell table:style-name="ce208"/>
          <table:covered-table-cell table:style-name="ce187"/>
          <table:covered-table-cell table:style-name="ce208"/>
          <table:table-cell table:formula="of:=BITRSHIFT(BITAND (HEX2DEC([.$I$69]);(POWER(2;[UMCTL2.E76]+1)-1-(POWER(2;[UMCTL2.D76])-1)));[.D76])" office:value-type="float" office:value="0" calcext:value-type="float">
            <text:p>0</text:p>
          </table:table-cell>
          <table:table-cell table:formula="of:=IF([.F76]=[.K76];&quot;&quot;;&quot;!=&quot;)">
            <text:p/>
          </table:table-cell>
          <table:table-cell/>
        </table:table-row>
        <table:table-row table:style-name="ro1">
          <table:table-cell/>
          <table:table-cell table:style-name="ce141" office:value-type="string" calcext:value-type="string" table:number-columns-spanned="1" table:number-rows-spanned="6">
            <text:p>DRAMTMG6</text:p>
          </table:table-cell>
          <table:table-cell table:style-name="ce154" office:value-type="string" calcext:value-type="string">
            <text:p>t_ckcsx</text:p>
          </table:table-cell>
          <table:table-cell table:style-name="ce162" office:value-type="float" office:value="0" calcext:value-type="float">
            <text:p>0</text:p>
          </table:table-cell>
          <table:table-cell table:style-name="ce110" office:value-type="float" office:value="3" calcext:value-type="float">
            <text:p>3</text:p>
          </table:table-cell>
          <table:table-cell table:style-name="ce180" table:formula="of:=ROUNDUP((tXP/tCK+2)/(2))" office:value-type="float" office:value="3" calcext:value-type="float">
            <text:p>3</text:p>
          </table:table-cell>
          <table:table-cell table:style-name="ce196" table:formula="of:=&quot;0x&quot;&amp;DEC2HEX([UMCTL2.F77]*POWER(2;[UMCTL2.D77])+[UMCTL2.F78]*POWER(2;[UMCTL2.D78])+[UMCTL2.F79]*POWER(2;[UMCTL2.D79])+[UMCTL2.F80]*POWER(2;[UMCTL2.D80])+[UMCTL2.F81]*POWER(2;[UMCTL2.D81])+[UMCTL2.F82]*POWER(2;[UMCTL2.D82]);8)" office:value-type="string" office:string-value="0x01010003" calcext:value-type="string" table:number-columns-spanned="2" table:number-rows-spanned="6">
            <text:p>0x01010003</text:p>
          </table:table-cell>
          <table:covered-table-cell table:style-name="ce209"/>
          <table:table-cell table:style-name="ce196" office:value-type="float" office:value="1010003" calcext:value-type="float" table:number-columns-spanned="2" table:number-rows-spanned="6">
            <text:p>1010003</text:p>
          </table:table-cell>
          <table:covered-table-cell table:style-name="ce209"/>
          <table:table-cell table:formula="of:=BITRSHIFT(BITAND (HEX2DEC([.$I$77]);(POWER(2;[UMCTL2.E77]+1)-1-(POWER(2;[UMCTL2.D77])-1)));[.D77])" office:value-type="float" office:value="3" calcext:value-type="float">
            <text:p>3</text:p>
          </table:table-cell>
          <table:table-cell table:formula="of:=IF([.F77]=[.K77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77]+1" office:value-type="float" office:value="4" calcext:value-type="float">
            <text:p>4</text:p>
          </table:table-cell>
          <table:table-cell table:style-name="ce110" office:value-type="float" office:value="15" calcext:value-type="float">
            <text:p>15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78]+1)-1-(POWER(2;[UMCTL2.D78])-1)));[.D78])" office:value-type="float" office:value="0" calcext:value-type="float">
            <text:p>0</text:p>
          </table:table-cell>
          <table:table-cell table:formula="of:=IF([.F78]=[.K78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54" office:value-type="string" calcext:value-type="string">
            <text:p>t_ckdpdx</text:p>
          </table:table-cell>
          <table:table-cell table:style-name="ce162" office:value-type="float" office:value="16" calcext:value-type="float">
            <text:p>16</text:p>
          </table:table-cell>
          <table:table-cell table:style-name="ce110" office:value-type="float" office:value="19" calcext:value-type="float">
            <text:p>19</text:p>
          </table:table-cell>
          <table:table-cell table:style-name="ce181" table:formula="of:=ROUNDUP(2/2)" office:value-type="float" office:value="1" calcext:value-type="float">
            <text:p>1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79]+1)-1-(POWER(2;[UMCTL2.D79])-1)));[.D79])" office:value-type="float" office:value="1" calcext:value-type="float">
            <text:p>1</text:p>
          </table:table-cell>
          <table:table-cell table:formula="of:=IF([.F79]=[.K79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79]+1" office:value-type="float" office:value="20" calcext:value-type="float">
            <text:p>20</text:p>
          </table:table-cell>
          <table:table-cell table:style-name="ce110" office:value-type="float" office:value="23" calcext:value-type="float">
            <text:p>23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0]+1)-1-(POWER(2;[UMCTL2.D80])-1)));[.D80])" office:value-type="float" office:value="0" calcext:value-type="float">
            <text:p>0</text:p>
          </table:table-cell>
          <table:table-cell table:formula="of:=IF([.F80]=[.K8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54" office:value-type="string" calcext:value-type="string">
            <text:p>t_ckdpde</text:p>
          </table:table-cell>
          <table:table-cell table:style-name="ce162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181" table:formula="of:=ROUNDUP(2/2)" office:value-type="float" office:value="1" calcext:value-type="float">
            <text:p>1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1]+1)-1-(POWER(2;[UMCTL2.D81])-1)));[.D81])" office:value-type="float" office:value="1" calcext:value-type="float">
            <text:p>1</text:p>
          </table:table-cell>
          <table:table-cell table:formula="of:=IF([.F81]=[.K81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1]+1" office:value-type="float" office:value="28" calcext:value-type="float">
            <text:p>28</text:p>
          </table:table-cell>
          <table:table-cell table:style-name="ce110" office:value-type="float" office:value="31" calcext:value-type="float">
            <text:p>31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197"/>
          <table:covered-table-cell table:style-name="ce209"/>
          <table:covered-table-cell table:style-name="ce197"/>
          <table:covered-table-cell table:style-name="ce209"/>
          <table:table-cell table:formula="of:=BITRSHIFT(BITAND (HEX2DEC([.$I$77]);(POWER(2;[UMCTL2.E82]+1)-1-(POWER(2;[UMCTL2.D82])-1)));[.D82])" office:value-type="float" office:value="0" calcext:value-type="float">
            <text:p>0</text:p>
          </table:table-cell>
          <table:table-cell table:formula="of:=IF([.F82]=[.K82];&quot;&quot;;&quot;!=&quot;)">
            <text:p/>
          </table:table-cell>
          <table:table-cell/>
        </table:table-row>
        <table:table-row table:style-name="ro1">
          <table:table-cell/>
          <table:table-cell table:style-name="ce143" office:value-type="string" calcext:value-type="string" table:number-columns-spanned="1" table:number-rows-spanned="4">
            <text:p>DRAMTMG7</text:p>
          </table:table-cell>
          <table:table-cell table:style-name="ce155" office:value-type="string" calcext:value-type="string">
            <text:p>t_ckpsx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3" calcext:value-type="float">
            <text:p>3</text:p>
          </table:table-cell>
          <table:table-cell table:style-name="ce182" table:formula="of:=ROUNDUP(2/2)" office:value-type="float" office:value="1" calcext:value-type="float">
            <text:p>1</text:p>
          </table:table-cell>
          <table:table-cell table:style-name="ce198" table:formula="of:=&quot;0x&quot;&amp;DEC2HEX([UMCTL2.F83]*POWER(2;[UMCTL2.D83])+[UMCTL2.F84]*POWER(2;[UMCTL2.D84])+[UMCTL2.F85]*POWER(2;[UMCTL2.D85])+[UMCTL2.F86]*POWER(2;[UMCTL2.D86]);8)" office:value-type="string" office:string-value="0x00000101" calcext:value-type="string" table:number-columns-spanned="2" table:number-rows-spanned="4">
            <text:p>0x00000101</text:p>
          </table:table-cell>
          <table:covered-table-cell table:style-name="ce210"/>
          <table:table-cell table:style-name="ce198" office:value-type="float" office:value="101" calcext:value-type="float" table:number-columns-spanned="2" table:number-rows-spanned="4">
            <text:p>101</text:p>
          </table:table-cell>
          <table:covered-table-cell table:style-name="ce210"/>
          <table:table-cell table:formula="of:=BITRSHIFT(BITAND (HEX2DEC([.$I$83]);(POWER(2;[UMCTL2.E83]+1)-1-(POWER(2;[UMCTL2.D83])-1)));[.D83])" office:value-type="float" office:value="1" calcext:value-type="float">
            <text:p>1</text:p>
          </table:table-cell>
          <table:table-cell table:formula="of:=IF([.F83]=[.K83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83]+1" office:value-type="float" office:value="4" calcext:value-type="float">
            <text:p>4</text:p>
          </table:table-cell>
          <table:table-cell table:style-name="ce156" office:value-type="float" office:value="7" calcext:value-type="float">
            <text:p>7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4]+1)-1-(POWER(2;[UMCTL2.D84])-1)));[.D84])" office:value-type="float" office:value="0" calcext:value-type="float">
            <text:p>0</text:p>
          </table:table-cell>
          <table:table-cell table:formula="of:=IF([.F84]=[.K84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5" office:value-type="string" calcext:value-type="string">
            <text:p>t_ckpde</text:p>
          </table:table-cell>
          <table:table-cell table:style-name="ce163" office:value-type="float" office:value="8" calcext:value-type="float">
            <text:p>8</text:p>
          </table:table-cell>
          <table:table-cell table:style-name="ce156" office:value-type="float" office:value="11" calcext:value-type="float">
            <text:p>11</text:p>
          </table:table-cell>
          <table:table-cell table:style-name="ce182" table:formula="of:=ROUNDUP(2/2)" office:value-type="float" office:value="1" calcext:value-type="float">
            <text:p>1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5]+1)-1-(POWER(2;[UMCTL2.D85])-1)));[.D85])" office:value-type="float" office:value="1" calcext:value-type="float">
            <text:p>1</text:p>
          </table:table-cell>
          <table:table-cell table:formula="of:=IF([.F85]=[.K85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85]+1" office:value-type="float" office:value="12" calcext:value-type="float">
            <text:p>12</text:p>
          </table:table-cell>
          <table:table-cell table:style-name="ce156" office:value-type="float" office:value="31" calcext:value-type="float">
            <text:p>31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199"/>
          <table:covered-table-cell table:style-name="ce210"/>
          <table:covered-table-cell table:style-name="ce199"/>
          <table:covered-table-cell table:style-name="ce210"/>
          <table:table-cell table:formula="of:=BITRSHIFT(BITAND (HEX2DEC([.$I$83]);(POWER(2;[UMCTL2.E86]+1)-1-(POWER(2;[UMCTL2.D86])-1)));[.D86])" office:value-type="float" office:value="0" calcext:value-type="float">
            <text:p>0</text:p>
          </table:table-cell>
          <table:table-cell table:formula="of:=IF([.F86]=[.K86];&quot;&quot;;&quot;!=&quot;)">
            <text:p/>
          </table:table-cell>
          <table:table-cell/>
        </table:table-row>
        <table:table-row table:style-name="ro1">
          <table:table-cell/>
          <table:table-cell table:style-name="ce141" office:value-type="string" calcext:value-type="string" table:number-columns-spanned="1" table:number-rows-spanned="8">
            <text:p>DRAMTMG8</text:p>
          </table:table-cell>
          <table:table-cell table:style-name="ce110" office:value-type="string" calcext:value-type="string">
            <text:p>t_xs_x32</text:p>
          </table:table-cell>
          <table:table-cell table:style-name="ce162" office:value-type="float" office:value="0" calcext:value-type="float">
            <text:p>0</text:p>
          </table:table-cell>
          <table:table-cell table:style-name="ce110" office:value-type="float" office:value="6" calcext:value-type="float">
            <text:p>6</text:p>
          </table:table-cell>
          <table:table-cell table:style-name="ce181" office:value-type="float" office:value="0" calcext:value-type="float">
            <text:p>0</text:p>
          </table:table-cell>
          <table:table-cell table:style-name="ce196" table:formula="of:=&quot;0x&quot;&amp;DEC2HEX([UMCTL2.F87]*POWER(2;[UMCTL2.D87])+[UMCTL2.F88]*POWER(2;[UMCTL2.D88])+[UMCTL2.F89]*POWER(2;[UMCTL2.D89])+[UMCTL2.F90]*POWER(2;[UMCTL2.D90])+[UMCTL2.F91]*POWER(2;[UMCTL2.D91])+[UMCTL2.F92]*POWER(2;[UMCTL2.D92])+[UMCTL2.F93]*POWER(2;[UMCTL2.D93])+[UMCTL2.F94]*POWER(2;[UMCTL2.D94]);8)" office:value-type="string" office:string-value="0x00000000" calcext:value-type="string" table:number-columns-spanned="2" table:number-rows-spanned="8">
            <text:p>0x00000000</text:p>
          </table:table-cell>
          <table:covered-table-cell table:style-name="ce209"/>
          <table:table-cell table:style-name="ce196" office:value-type="float" office:value="0" calcext:value-type="float" table:number-columns-spanned="2" table:number-rows-spanned="8">
            <text:p>0</text:p>
          </table:table-cell>
          <table:covered-table-cell table:style-name="ce209"/>
          <table:table-cell table:formula="of:=BITRSHIFT(BITAND (HEX2DEC([.$I$87]);(POWER(2;[UMCTL2.E87]+1)-1-(POWER(2;[UMCTL2.D87])-1)));[.D87])" office:value-type="float" office:value="0" calcext:value-type="float">
            <text:p>0</text:p>
          </table:table-cell>
          <table:table-cell table:formula="of:=IF([.F87]=[.K87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7]+1" office:value-type="float" office:value="7" calcext:value-type="float">
            <text:p>7</text:p>
          </table:table-cell>
          <table:table-cell table:style-name="ce110" office:value-type="float" office:value="7" calcext:value-type="float">
            <text:p>7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88]+1)-1-(POWER(2;[UMCTL2.D88])-1)));[.D88])" office:value-type="float" office:value="0" calcext:value-type="float">
            <text:p>0</text:p>
          </table:table-cell>
          <table:table-cell table:formula="of:=IF([.F88]=[.K88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dll_x32</text:p>
          </table:table-cell>
          <table:table-cell table:style-name="ce162" table:formula="of:=[UMCTL2.E88]+1" office:value-type="float" office:value="8" calcext:value-type="float">
            <text:p>8</text:p>
          </table:table-cell>
          <table:table-cell table:style-name="ce110" office:value-type="float" office:value="14" calcext:value-type="float">
            <text:p>14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89]+1)-1-(POWER(2;[UMCTL2.D89])-1)));[.D89])" office:value-type="float" office:value="0" calcext:value-type="float">
            <text:p>0</text:p>
          </table:table-cell>
          <table:table-cell table:formula="of:=IF([.F89]=[.K89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89]+1" office:value-type="float" office:value="15" calcext:value-type="float">
            <text:p>15</text:p>
          </table:table-cell>
          <table:table-cell table:style-name="ce110" office:value-type="float" office:value="15" calcext:value-type="float">
            <text:p>15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0]+1)-1-(POWER(2;[UMCTL2.D90])-1)));[.D90])" office:value-type="float" office:value="0" calcext:value-type="float">
            <text:p>0</text:p>
          </table:table-cell>
          <table:table-cell table:formula="of:=IF([.F90]=[.K9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abort_x32</text:p>
          </table:table-cell>
          <table:table-cell table:style-name="ce162" table:formula="of:=[UMCTL2.E90]+1" office:value-type="float" office:value="16" calcext:value-type="float">
            <text:p>16</text:p>
          </table:table-cell>
          <table:table-cell table:style-name="ce110" office:value-type="float" office:value="22" calcext:value-type="float">
            <text:p>22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1]+1)-1-(POWER(2;[UMCTL2.D91])-1)));[.D91])" office:value-type="float" office:value="0" calcext:value-type="float">
            <text:p>0</text:p>
          </table:table-cell>
          <table:table-cell table:formula="of:=IF([.F91]=[.K91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91]+1" office:value-type="float" office:value="23" calcext:value-type="float">
            <text:p>23</text:p>
          </table:table-cell>
          <table:table-cell table:style-name="ce110" office:value-type="float" office:value="23" calcext:value-type="float">
            <text:p>23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2]+1)-1-(POWER(2;[UMCTL2.D92])-1)));[.D92])" office:value-type="float" office:value="0" calcext:value-type="float">
            <text:p>0</text:p>
          </table:table-cell>
          <table:table-cell table:formula="of:=IF([.F92]=[.K92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t_xs_fast_x32</text:p>
          </table:table-cell>
          <table:table-cell table:style-name="ce162" table:formula="of:=[UMCTL2.E92]+1" office:value-type="float" office:value="24" calcext:value-type="float">
            <text:p>24</text:p>
          </table:table-cell>
          <table:table-cell table:style-name="ce110" office:value-type="float" office:value="30" calcext:value-type="float">
            <text:p>30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3]+1)-1-(POWER(2;[UMCTL2.D93])-1)));[.D93])" office:value-type="float" office:value="0" calcext:value-type="float">
            <text:p>0</text:p>
          </table:table-cell>
          <table:table-cell table:formula="of:=IF([.F93]=[.K93];&quot;&quot;;&quot;!=&quot;)">
            <text:p/>
          </table:table-cell>
          <table:table-cell/>
        </table:table-row>
        <table:table-row table:style-name="ro7">
          <table:table-cell/>
          <table:covered-table-cell table:style-name="ce142"/>
          <table:table-cell table:style-name="ce110" office:value-type="string" calcext:value-type="string">
            <text:p>reserved</text:p>
          </table:table-cell>
          <table:table-cell table:style-name="ce162" table:formula="of:=[UMCTL2.E93]+1" office:value-type="float" office:value="31" calcext:value-type="float">
            <text:p>31</text:p>
          </table:table-cell>
          <table:table-cell table:style-name="ce110" office:value-type="float" office:value="31" calcext:value-type="float">
            <text:p>31</text:p>
          </table:table-cell>
          <table:table-cell table:style-name="ce181" office:value-type="float" office:value="0" calcext:value-type="float">
            <text:p>0</text:p>
          </table:table-cell>
          <table:covered-table-cell table:style-name="ce200"/>
          <table:covered-table-cell table:style-name="ce209"/>
          <table:covered-table-cell table:style-name="ce200"/>
          <table:covered-table-cell table:style-name="ce209"/>
          <table:table-cell table:formula="of:=BITRSHIFT(BITAND (HEX2DEC([.$I$87]);(POWER(2;[UMCTL2.E94]+1)-1-(POWER(2;[UMCTL2.D94])-1)));[.D94])" office:value-type="float" office:value="0" calcext:value-type="float">
            <text:p>0</text:p>
          </table:table-cell>
          <table:table-cell table:formula="of:=IF([.F94]=[.K94];&quot;&quot;;&quot;!=&quot;)">
            <text:p/>
          </table:table-cell>
          <table:table-cell/>
        </table:table-row>
        <table:table-row table:style-name="ro1">
          <table:table-cell/>
          <table:table-cell table:style-name="ce145" office:value-type="string" calcext:value-type="string">
            <text:p>DRAMTMG9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1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13"/>
          <table:table-cell table:number-columns-repeated="2"/>
        </table:table-row>
        <table:table-row table:style-name="ro1">
          <table:table-cell/>
          <table:table-cell table:style-name="ce146" office:value-type="string" calcext:value-type="string">
            <text:p>DRAMTMG10</text:p>
          </table:table-cell>
          <table:table-cell table:style-name="ce158" office:value-type="string" calcext:value-type="string" table:number-columns-spanned="4" table:number-rows-spanned="1">
            <text:p>DDR4 ONLY</text:p>
          </table:table-cell>
          <table:covered-table-cell table:style-name="ce122" table:formula="of:=[UMCTL2.E95]+1" office:value-type="float" office:value="1" calcext:value-type="float">
            <text:p>1</text:p>
          </table:covered-table-cell>
          <table:covered-table-cell table:style-name="ce151"/>
          <table:covered-table-cell table:style-name="ce169" table:formula="of:=DEC2HEX(#REF!)" office:value-type="string" office:string-value="" calcext:value-type="error">
            <text:p>#REF!</text:p>
          </table:covered-table-cell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5" office:value-type="string" calcext:value-type="string">
            <text:p>DRAMTMG11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string" calcext:value-type="string">
            <text:p>DRAMTMG12</text:p>
          </table:table-cell>
          <table:table-cell table:style-name="ce158" office:value-type="string" calcext:value-type="string" table:number-columns-spanned="4" table:number-rows-spanned="1">
            <text:p>DDR4 ONLY</text:p>
          </table:table-cell>
          <table:covered-table-cell table:style-name="ce122" table:formula="of:=[UMCTL2.E97]+1" office:value-type="float" office:value="1" calcext:value-type="float">
            <text:p>1</text:p>
          </table:covered-table-cell>
          <table:covered-table-cell table:style-name="ce151"/>
          <table:covered-table-cell table:style-name="ce169" table:formula="of:=DEC2HEX(#REF!)" office:value-type="string" office:string-value="" calcext:value-type="error">
            <text:p>#REF!</text:p>
          </table:covered-table-cell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2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5" office:value-type="string" calcext:value-type="string">
            <text:p>DRAMTMG13</text:p>
          </table:table-cell>
          <table:table-cell table:style-name="ce157" office:value-type="string" calcext:value-type="string" table:number-columns-spanned="4" table:number-rows-spanned="1">
            <text:p>DDR4 ONLY</text:p>
          </table:table-cell>
          <table:covered-table-cell table:style-name="ce97"/>
          <table:covered-table-cell table:style-name="ce98"/>
          <table:covered-table-cell table:style-name="ce177" table:formula="of:=DEC2HEX(#REF!)" office:value-type="string" office:string-value="" calcext:value-type="error">
            <text:p>#REF!</text:p>
          </table:covered-table-cell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ce203" office:value-type="string" calcext:value-type="string" table:number-columns-spanned="2" table:number-rows-spanned="1">
            <text:p>N/A</text:p>
          </table:table-cell>
          <table:covered-table-cell table:style-name="ce20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DRAMTMG14</text:p>
          </table:table-cell>
          <table:table-cell table:style-name="ce156" office:value-type="string" calcext:value-type="string">
            <text:p>t_xsr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11" calcext:value-type="float">
            <text:p>11</text:p>
          </table:table-cell>
          <table:table-cell table:style-name="ce183" table:formula="of:=ROUNDUP((tXSR/tCK)/2)" office:value-type="float" office:value="28" calcext:value-type="float">
            <text:p>28</text:p>
          </table:table-cell>
          <table:table-cell table:style-name="ce198" table:formula="of:=&quot;0x&quot;&amp;DEC2HEX([UMCTL2.F100]*POWER(2;[UMCTL2.D100])+[UMCTL2.F101]*POWER(2;[UMCTL2.D101]);8)" office:value-type="string" office:string-value="0x0000001C" calcext:value-type="string" table:number-columns-spanned="2" table:number-rows-spanned="2">
            <text:p>0x0000001C</text:p>
          </table:table-cell>
          <table:covered-table-cell table:style-name="ce210"/>
          <table:table-cell table:style-name="ce204" office:value-type="string" calcext:value-type="string" table:number-columns-spanned="2" table:number-rows-spanned="2">
            <text:p>0000001C</text:p>
          </table:table-cell>
          <table:covered-table-cell table:style-name="ce210"/>
          <table:table-cell table:formula="of:=BITRSHIFT(BITAND (HEX2DEC([.$I$100]);(POWER(2;[UMCTL2.E100]+1)-1-(POWER(2;[UMCTL2.D100])-1)));[.D100])" office:value-type="float" office:value="28" calcext:value-type="float">
            <text:p>28</text:p>
          </table:table-cell>
          <table:table-cell table:formula="of:=IF([.F100]=[.K100];&quot;&quot;;&quot;!=&quot;)">
            <text:p/>
          </table:table-cell>
          <table:table-cell/>
        </table:table-row>
        <table:table-row table:style-name="ro7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table:formula="of:=[UMCTL2.E100]+1" office:value-type="float" office:value="12" calcext:value-type="float">
            <text:p>12</text:p>
          </table:table-cell>
          <table:table-cell table:style-name="ce156" office:value-type="float" office:value="31" calcext:value-type="float">
            <text:p>31</text:p>
          </table:table-cell>
          <table:table-cell table:style-name="ce182" office:value-type="float" office:value="0" calcext:value-type="float">
            <text:p>0</text:p>
          </table:table-cell>
          <table:covered-table-cell table:style-name="ce204"/>
          <table:covered-table-cell table:style-name="ce210"/>
          <table:covered-table-cell table:style-name="ce204"/>
          <table:covered-table-cell table:style-name="ce210"/>
          <table:table-cell table:formula="of:=BITRSHIFT(BITAND (HEX2DEC([.$I$100]);(POWER(2;[UMCTL2.E101]+1)-1-(POWER(2;[UMCTL2.D101])-1)));[.D101])" office:value-type="float" office:value="0" calcext:value-type="float">
            <text:p>0</text:p>
          </table:table-cell>
          <table:table-cell table:formula="of:=IF([.F101]=[.K101];&quot;&quot;;&quot;!=&quot;)">
            <text:p/>
          </table:table-cell>
          <table:table-cell/>
        </table:table-row>
        <table:table-row table:style-name="ro1">
          <table:table-cell/>
          <table:table-cell table:style-name="ce147" office:value-type="string" calcext:value-type="string" table:number-columns-spanned="1" table:number-rows-spanned="9">
            <text:p>DFITMG0</text:p>
          </table:table-cell>
          <table:table-cell table:style-name="ce98" office:value-type="string" calcext:value-type="string">
            <text:p>dfi_tphy_wrlat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103" table:formula="of:=IF(ISODD(WL+1); WL/2; (WL-1)/2)" office:value-type="float" office:value="1" calcext:value-type="float">
            <text:p>1</text:p>
          </table:table-cell>
          <table:table-cell table:style-name="ce192" table:formula="of:=&quot;0x&quot;&amp;DEC2HEX([UMCTL2.F102]*POWER(2;[UMCTL2.D102])+[UMCTL2.F103]*POWER(2;[UMCTL2.D103])+[UMCTL2.F104]*POWER(2;[UMCTL2.D104])+[UMCTL2.F105]*POWER(2;[UMCTL2.D105])+[UMCTL2.F106]*POWER(2;[UMCTL2.D106])+[UMCTL2.F107]*POWER(2;[UMCTL2.D107])+[UMCTL2.F108]*POWER(2;[UMCTL2.D108])+[UMCTL2.F109]*POWER(2;[UMCTL2.D109])+[UMCTL2.F110]*POWER(2;[UMCTL2.D110]))" office:value-type="string" office:string-value="0x2020001" calcext:value-type="string" table:number-columns-spanned="2" table:number-rows-spanned="9">
            <text:p>0x2020001</text:p>
          </table:table-cell>
          <table:covered-table-cell table:style-name="ce208"/>
          <table:table-cell table:style-name="ce192" office:value-type="float" office:value="2020001" calcext:value-type="float" table:number-columns-spanned="2" table:number-rows-spanned="9">
            <text:p>2020001</text:p>
          </table:table-cell>
          <table:covered-table-cell table:style-name="ce208"/>
          <table:table-cell table:formula="of:=BITRSHIFT(BITAND (HEX2DEC([.$I$102]);(POWER(2;[UMCTL2.E102]+1)-1-(POWER(2;[UMCTL2.D102])-1)));[.D102])" office:value-type="float" office:value="1" calcext:value-type="float">
            <text:p>1</text:p>
          </table:table-cell>
          <table:table-cell table:formula="of:=IF([.F102]=[.K102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2]+1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3]+1)-1-(POWER(2;[UMCTL2.D103])-1)));[.D103])" office:value-type="float" office:value="0" calcext:value-type="float">
            <text:p>0</text:p>
          </table:table-cell>
          <table:table-cell table:formula="of:=IF([.F103]=[.K103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phy_wrdata</text:p>
          </table:table-cell>
          <table:table-cell table:style-name="ce97" table:formula="of:=[UMCTL2.E103]+1" office:value-type="float" office:value="8" calcext:value-type="float">
            <text:p>8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4]+1)-1-(POWER(2;[UMCTL2.D104])-1)));[.D104])" office:value-type="float" office:value="0" calcext:value-type="float">
            <text:p>0</text:p>
          </table:table-cell>
          <table:table-cell table:formula="of:=IF([.F104]=[.K104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4]+1" office:value-type="float" office:value="14" calcext:value-type="float">
            <text:p>14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5]+1)-1-(POWER(2;[UMCTL2.D105])-1)));[.D105])" office:value-type="float" office:value="0" calcext:value-type="float">
            <text:p>0</text:p>
          </table:table-cell>
          <table:table-cell table:formula="of:=IF([.F105]=[.K105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wrdata_use_dfi_phy_clk</text:p>
          </table:table-cell>
          <table:table-cell table:style-name="ce97" table:formula="of:=[UMCTL2.E105]+1" office:value-type="float" office:value="15" calcext:value-type="float">
            <text:p>15</text:p>
          </table:table-cell>
          <table:table-cell table:style-name="ce98" office:value-type="float" office:value="15" calcext:value-type="float">
            <text:p>15</text:p>
          </table:table-cell>
          <table:table-cell table:style-name="ce103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6]+1)-1-(POWER(2;[UMCTL2.D106])-1)));[.D106])" office:value-type="float" office:value="0" calcext:value-type="float">
            <text:p>0</text:p>
          </table:table-cell>
          <table:table-cell table:formula="of:=IF([.F106]=[.K106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_rddata_en</text:p>
          </table:table-cell>
          <table:table-cell table:style-name="ce97" table:formula="of:=[UMCTL2.E106]+1" office:value-type="float" office:value="16" calcext:value-type="float">
            <text:p>16</text:p>
          </table:table-cell>
          <table:table-cell table:style-name="ce98" office:value-type="float" office:value="22" calcext:value-type="float">
            <text:p>22</text:p>
          </table:table-cell>
          <table:table-cell table:style-name="ce103" table:formula="of:=IF(ISODD(RL+ROUND(tDQSCKmin/tCK)); (RL+ROUND(tDQSCKmin/tCK)-3)/2;  (RL+ROUND(tDQSCKmin/tCK)-2)/2)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7]+1)-1-(POWER(2;[UMCTL2.D107])-1)));[.D107])" office:value-type="float" office:value="2" calcext:value-type="float">
            <text:p>2</text:p>
          </table:table-cell>
          <table:table-cell table:formula="of:=IF([.F107]=[.K107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rddata_use_dfi_phy_clk</text:p>
          </table:table-cell>
          <table:table-cell table:style-name="ce97" office:value-type="float" office:value="23" calcext:value-type="float">
            <text:p>2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8]+1)-1-(POWER(2;[UMCTL2.D108])-1)));[.D108])" office:value-type="float" office:value="0" calcext:value-type="float">
            <text:p>0</text:p>
          </table:table-cell>
          <table:table-cell table:formula="of:=IF([.F108]=[.K108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dfi_t_ctrl_delay</text:p>
          </table:table-cell>
          <table:table-cell table:style-name="ce97" table:formula="of:=[UMCTL2.E108]+1" office:value-type="float" office:value="24" calcext:value-type="float">
            <text:p>24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09]+1)-1-(POWER(2;[UMCTL2.D109])-1)));[.D109])" office:value-type="float" office:value="2" calcext:value-type="float">
            <text:p>2</text:p>
          </table:table-cell>
          <table:table-cell table:formula="of:=IF([.F109]=[.K109];&quot;&quot;;&quot;!=&quot;)">
            <text:p/>
          </table:table-cell>
          <table:table-cell/>
        </table:table-row>
        <table:table-row table:style-name="ro1">
          <table:table-cell/>
          <table:covered-table-cell table:style-name="ce92"/>
          <table:table-cell table:style-name="ce98" office:value-type="string" calcext:value-type="string">
            <text:p>reserved</text:p>
          </table:table-cell>
          <table:table-cell table:style-name="ce97" table:formula="of:=[UMCTL2.E109]+1" office:value-type="float" office:value="29" calcext:value-type="float">
            <text:p>29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195"/>
          <table:covered-table-cell table:style-name="ce208"/>
          <table:covered-table-cell table:style-name="ce195"/>
          <table:covered-table-cell table:style-name="ce208"/>
          <table:table-cell table:formula="of:=BITRSHIFT(BITAND (HEX2DEC([.$I$102]);(POWER(2;[UMCTL2.E110]+1)-1-(POWER(2;[UMCTL2.D110])-1)));[.D110])" office:value-type="float" office:value="0" calcext:value-type="float">
            <text:p>0</text:p>
          </table:table-cell>
          <table:table-cell table:formula="of:=IF([.F110]=[.K110];&quot;&quot;;&quot;!=&quot;)">
            <text:p/>
          </table:table-cell>
          <table:table-cell/>
        </table:table-row>
        <table:table-row table:style-name="ro1">
          <table:table-cell/>
          <table:table-cell table:style-name="ce143" office:value-type="string" calcext:value-type="string" table:number-columns-spanned="1" table:number-rows-spanned="9">
            <text:p>DFITMG1</text:p>
          </table:table-cell>
          <table:table-cell table:style-name="ce156" office:value-type="string" calcext:value-type="string">
            <text:p>dfi_t_dram_clk_enable</text:p>
          </table:table-cell>
          <table:table-cell table:style-name="ce163" office:value-type="float" office:value="0" calcext:value-type="float">
            <text:p>0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92" table:formula="of:=&quot;0x&quot;&amp;DEC2HEX([UMCTL2.F111]*POWER(2;[UMCTL2.D111])+[UMCTL2.F112]*POWER(2;[UMCTL2.D112])+[UMCTL2.F113]*POWER(2;[UMCTL2.D113])+[UMCTL2.F114]*POWER(2;[UMCTL2.D114])+[UMCTL2.F115]*POWER(2;[UMCTL2.D115])+[UMCTL2.F116]*POWER(2;[UMCTL2.D116])+[UMCTL2.F117]*POWER(2;[UMCTL2.D117])+[UMCTL2.F118]*POWER(2;[UMCTL2.D118])+[UMCTL2.F119]*POWER(2;[UMCTL2.D119]))" office:value-type="string" office:string-value="0x10202" calcext:value-type="string" table:number-columns-spanned="2" table:number-rows-spanned="9">
            <text:p>0x10202</text:p>
          </table:table-cell>
          <table:covered-table-cell table:style-name="ce210"/>
          <table:table-cell table:style-name="ce212" office:value-type="float" office:value="10202" calcext:value-type="float" table:number-columns-spanned="2" table:number-rows-spanned="9">
            <text:p>10202</text:p>
          </table:table-cell>
          <table:covered-table-cell table:style-name="ce210"/>
          <table:table-cell table:formula="of:=BITRSHIFT(BITAND (HEX2DEC([.$I$111]);(POWER(2;[UMCTL2.E111]+1)-1-(POWER(2;[UMCTL2.D111])-1)));[.D111])" office:value-type="float" office:value="2" calcext:value-type="float">
            <text:p>2</text:p>
          </table:table-cell>
          <table:table-cell table:formula="of:=IF([.F111]=[.K111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5" calcext:value-type="float">
            <text:p>5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2]+1)-1-(POWER(2;[UMCTL2.D112])-1)));[.D112])" office:value-type="float" office:value="0" calcext:value-type="float">
            <text:p>0</text:p>
          </table:table-cell>
          <table:table-cell table:formula="of:=IF([.F112]=[.K112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sdfi_t_dram_clk_disable</text:p>
          </table:table-cell>
          <table:table-cell table:style-name="ce163" office:value-type="float" office:value="8" calcext:value-type="float">
            <text:p>8</text:p>
          </table:table-cell>
          <table:table-cell table:style-name="ce156" office:value-type="float" office:value="12" calcext:value-type="float">
            <text:p>12</text:p>
          </table:table-cell>
          <table:table-cell table:style-name="ce156" office:value-type="float" office:value="2" calcext:value-type="float">
            <text:p>2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3]+1)-1-(POWER(2;[UMCTL2.D113])-1)));[.D113])" office:value-type="float" office:value="2" calcext:value-type="float">
            <text:p>2</text:p>
          </table:table-cell>
          <table:table-cell table:formula="of:=IF([.F113]=[.K113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13" calcext:value-type="float">
            <text:p>13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4]+1)-1-(POWER(2;[UMCTL2.D114])-1)));[.D114])" office:value-type="float" office:value="0" calcext:value-type="float">
            <text:p>0</text:p>
          </table:table-cell>
          <table:table-cell table:formula="of:=IF([.F114]=[.K114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wrdata_delay</text:p>
          </table:table-cell>
          <table:table-cell table:style-name="ce163" office:value-type="float" office:value="16" calcext:value-type="float">
            <text:p>16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table:formula="of:=([.F104]+2)/2" office:value-type="float" office:value="1" calcext:value-type="float">
            <text:p>1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5]+1)-1-(POWER(2;[UMCTL2.D115])-1)));[.D115])" office:value-type="float" office:value="1" calcext:value-type="float">
            <text:p>1</text:p>
          </table:table-cell>
          <table:table-cell table:formula="of:=IF([.F115]=[.K115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21" calcext:value-type="float">
            <text:p>21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6]+1)-1-(POWER(2;[UMCTL2.D116])-1)));[.D116])" office:value-type="float" office:value="0" calcext:value-type="float">
            <text:p>0</text:p>
          </table:table-cell>
          <table:table-cell table:formula="of:=IF([.F116]=[.K116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parin_lat</text:p>
          </table:table-cell>
          <table:table-cell table:style-name="ce163" office:value-type="float" office:value="24" calcext:value-type="float">
            <text:p>24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7]+1)-1-(POWER(2;[UMCTL2.D117])-1)));[.D117])" office:value-type="float" office:value="0" calcext:value-type="float">
            <text:p>0</text:p>
          </table:table-cell>
          <table:table-cell table:formula="of:=IF([.F117]=[.K117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reserved</text:p>
          </table:table-cell>
          <table:table-cell table:style-name="ce163" office:value-type="float" office:value="26" calcext:value-type="float">
            <text:p>26</text:p>
          </table:table-cell>
          <table:table-cell table:style-name="ce156" office:value-type="float" office:value="27" calcext:value-type="float">
            <text:p>27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8]+1)-1-(POWER(2;[UMCTL2.D118])-1)));[.D118])" office:value-type="float" office:value="0" calcext:value-type="float">
            <text:p>0</text:p>
          </table:table-cell>
          <table:table-cell table:formula="of:=IF([.F118]=[.K118];&quot;&quot;;&quot;!=&quot;)">
            <text:p/>
          </table:table-cell>
          <table:table-cell/>
        </table:table-row>
        <table:table-row table:style-name="ro1">
          <table:table-cell/>
          <table:covered-table-cell table:style-name="ce144"/>
          <table:table-cell table:style-name="ce156" office:value-type="string" calcext:value-type="string">
            <text:p>dfi_t_cmd_lat</text:p>
          </table:table-cell>
          <table:table-cell table:style-name="ce163" office:value-type="float" office:value="28" calcext:value-type="float">
            <text:p>28</text:p>
          </table:table-cell>
          <table:table-cell table:style-name="ce156" office:value-type="float" office:value="31" calcext:value-type="float">
            <text:p>31</text:p>
          </table:table-cell>
          <table:table-cell table:style-name="ce156" office:value-type="float" office:value="0" calcext:value-type="float">
            <text:p>0</text:p>
          </table:table-cell>
          <table:covered-table-cell table:style-name="ce205"/>
          <table:covered-table-cell table:style-name="ce210"/>
          <table:covered-table-cell table:style-name="ce205"/>
          <table:covered-table-cell table:style-name="ce210"/>
          <table:table-cell table:formula="of:=BITRSHIFT(BITAND (HEX2DEC([.$I$111]);(POWER(2;[UMCTL2.E119]+1)-1-(POWER(2;[UMCTL2.D119])-1)));[.D119])" office:value-type="float" office:value="0" calcext:value-type="float">
            <text:p>0</text:p>
          </table:table-cell>
          <table:table-cell table:formula="of:=IF([.F119]=[.K119];&quot;&quot;;&quot;!=&quot;)">
            <text:p/>
          </table:table-cell>
          <table:table-cell/>
        </table:table-row>
        <table:table-row table:style-name="ro1">
          <table:table-cell/>
          <table:table-cell table:style-name="ce148" office:value-type="string" calcext:value-type="string" table:number-columns-spanned="1" table:number-rows-spanned="8">
            <text:p>ZQCTL0</text:p>
          </table:table-cell>
          <table:table-cell table:style-name="ce159" office:value-type="string" calcext:value-type="string">
            <text:p>t_zq_short_nop</text:p>
          </table:table-cell>
          <table:table-cell table:style-name="ce164" office:value-type="float" office:value="0" calcext:value-type="float">
            <text:p>0</text:p>
          </table:table-cell>
          <table:table-cell table:style-name="ce159" office:value-type="float" office:value="9" calcext:value-type="float">
            <text:p>9</text:p>
          </table:table-cell>
          <table:table-cell table:style-name="ce159" table:formula="of:=ROUNDUP(tZQCS/(2*tCK))" office:value-type="float" office:value="18" calcext:value-type="float">
            <text:p>18</text:p>
          </table:table-cell>
          <table:table-cell table:style-name="ce206" table:formula="of:=&quot;0x&quot;&amp;DEC2HEX([UMCTL2.F120]*POWER(2;[UMCTL2.D120])+[UMCTL2.F121]*POWER(2;[UMCTL2.D121])+[UMCTL2.F122]*POWER(2;[UMCTL2.D122])+[UMCTL2.F123]*POWER(2;[UMCTL2.D123])+[UMCTL2.F124]*POWER(2;[UMCTL2.D124])+[UMCTL2.F125]*POWER(2;[UMCTL2.D125])+[UMCTL2.F126]*POWER(2;[UMCTL2.D126])+[UMCTL2.F127]*POWER(2;[UMCTL2.D127]);8)" office:value-type="string" office:string-value="0x40470012" calcext:value-type="string" table:number-columns-spanned="2" table:number-rows-spanned="8">
            <text:p>0x40470012</text:p>
          </table:table-cell>
          <table:covered-table-cell table:style-name="ce211"/>
          <table:table-cell table:style-name="ce206" office:value-type="float" office:value="470012" calcext:value-type="float" table:number-columns-spanned="2" table:number-rows-spanned="8">
            <text:p>470012</text:p>
          </table:table-cell>
          <table:covered-table-cell table:style-name="ce211"/>
          <table:table-cell table:formula="of:=BITRSHIFT(BITAND (HEX2DEC([.$I$120]);(POWER(2;[UMCTL2.E120]+1)-1-(POWER(2;[UMCTL2.D120])-1)));[.D120])" office:value-type="float" office:value="18" calcext:value-type="float">
            <text:p>18</text:p>
          </table:table-cell>
          <table:table-cell table:formula="of:=IF([.F120]=[.K120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reserved</text:p>
          </table:table-cell>
          <table:table-cell table:style-name="ce164" office:value-type="float" office:value="10" calcext:value-type="float">
            <text:p>10</text:p>
          </table:table-cell>
          <table:table-cell table:style-name="ce159" office:value-type="float" office:value="15" calcext:value-type="float">
            <text:p>15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1]+1)-1-(POWER(2;[UMCTL2.D121])-1)));[.D121])" office:value-type="float" office:value="0" calcext:value-type="float">
            <text:p>0</text:p>
          </table:table-cell>
          <table:table-cell table:formula="of:=IF([.F121]=[.K121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t_zq_long_nop</text:p>
          </table:table-cell>
          <table:table-cell table:style-name="ce164" office:value-type="float" office:value="16" calcext:value-type="float">
            <text:p>16</text:p>
          </table:table-cell>
          <table:table-cell table:style-name="ce159" office:value-type="float" office:value="26" calcext:value-type="float">
            <text:p>26</text:p>
          </table:table-cell>
          <table:table-cell table:style-name="ce184" table:formula="of:=ROUNDUP(tZQCL/(2*tCK))" office:value-type="float" office:value="71" calcext:value-type="float">
            <text:p>71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2]+1)-1-(POWER(2;[UMCTL2.D122])-1)));[.D122])" office:value-type="float" office:value="71" calcext:value-type="float">
            <text:p>71</text:p>
          </table:table-cell>
          <table:table-cell table:formula="of:=IF([.F122]=[.K122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reserved</text:p>
          </table:table-cell>
          <table:table-cell table:style-name="ce164" office:value-type="float" office:value="27" calcext:value-type="float">
            <text:p>27</text:p>
          </table:table-cell>
          <table:table-cell table:style-name="ce159" office:value-type="float" office:value="27" calcext:value-type="float">
            <text:p>27</text:p>
          </table:table-cell>
          <table:table-cell table:style-name="ce184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3]+1)-1-(POWER(2;[UMCTL2.D123])-1)));[.D123])" office:value-type="float" office:value="0" calcext:value-type="float">
            <text:p>0</text:p>
          </table:table-cell>
          <table:table-cell table:formula="of:=IF([.F123]=[.K123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dis_mpsmx_zqcl</text:p>
          </table:table-cell>
          <table:table-cell table:style-name="ce164" office:value-type="float" office:value="28" calcext:value-type="float">
            <text:p>28</text:p>
          </table:table-cell>
          <table:table-cell table:style-name="ce159" office:value-type="float" office:value="28" calcext:value-type="float">
            <text:p>28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4]+1)-1-(POWER(2;[UMCTL2.D124])-1)));[.D124])" office:value-type="float" office:value="0" calcext:value-type="float">
            <text:p>0</text:p>
          </table:table-cell>
          <table:table-cell table:formula="of:=IF([.F124]=[.K124];&quot;&quot;;&quot;!=&quot;)">
            <text:p/>
          </table:table-cell>
          <table:table-cell/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zq_resistor_shared</text:p>
          </table:table-cell>
          <table:table-cell table:style-name="ce164" office:value-type="float" office:value="29" calcext:value-type="float">
            <text:p>29</text:p>
          </table:table-cell>
          <table:table-cell table:style-name="ce159" office:value-type="float" office:value="29" calcext:value-type="float">
            <text:p>29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5]+1)-1-(POWER(2;[UMCTL2.D125])-1)));[.D125])" office:value-type="float" office:value="0" calcext:value-type="float">
            <text:p>0</text:p>
          </table:table-cell>
          <table:table-cell table:formula="of:=IF([.F125]=[.K125];&quot;&quot;;&quot;!=&quot;)">
            <text:p/>
          </table:table-cell>
          <table:table-cell/>
        </table:table-row>
        <table:table-row table:style-name="ro8">
          <table:table-cell/>
          <table:covered-table-cell table:style-name="ce149"/>
          <table:table-cell table:style-name="ce159" office:value-type="string" calcext:value-type="string">
            <text:p>dis_srx_zqcl</text:p>
          </table:table-cell>
          <table:table-cell table:style-name="ce164" office:value-type="float" office:value="30" calcext:value-type="float">
            <text:p>3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1" calcext:value-type="float">
            <text:p>1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6]+1)-1-(POWER(2;[UMCTL2.D126])-1)));[.D126])" office:value-type="float" office:value="0" calcext:value-type="float">
            <text:p>0</text:p>
          </table:table-cell>
          <table:table-cell table:formula="of:=IF([.F126]=[.K126];&quot;&quot;;&quot;!=&quot;)" office:value-type="string" office:string-value="!=" calcext:value-type="string">
            <text:p>!=</text:p>
          </table:table-cell>
          <table:table-cell table:style-name="ce214" office:value-type="string" calcext:value-type="string">
            <text:p>not sure about this parameter</text:p>
          </table:table-cell>
        </table:table-row>
        <table:table-row table:style-name="ro1">
          <table:table-cell/>
          <table:covered-table-cell table:style-name="ce149"/>
          <table:table-cell table:style-name="ce159" office:value-type="string" calcext:value-type="string">
            <text:p>dis_auto_zq</text:p>
          </table:table-cell>
          <table:table-cell table:style-name="ce164" office:value-type="float" office:value="31" calcext:value-type="float">
            <text:p>31</text:p>
          </table:table-cell>
          <table:table-cell table:style-name="ce159" office:value-type="float" office:value="31" calcext:value-type="float">
            <text:p>31</text:p>
          </table:table-cell>
          <table:table-cell table:style-name="ce159" office:value-type="float" office:value="0" calcext:value-type="float">
            <text:p>0</text:p>
          </table:table-cell>
          <table:covered-table-cell table:style-name="ce207"/>
          <table:covered-table-cell table:style-name="ce211"/>
          <table:covered-table-cell table:style-name="ce207"/>
          <table:covered-table-cell table:style-name="ce211"/>
          <table:table-cell table:formula="of:=BITRSHIFT(BITAND (HEX2DEC([.$I$120]);(POWER(2;[UMCTL2.E127]+1)-1-(POWER(2;[UMCTL2.D127])-1)));[.D127])" office:value-type="float" office:value="0" calcext:value-type="float">
            <text:p>0</text:p>
          </table:table-cell>
          <table:table-cell table:formula="of:=IF([.F127]=[.K127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28]=[.K128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29]=[.K129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0]=[.K130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1]=[.K131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2]=[.K132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3]=[.K133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4]=[.K134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5]=[.K135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6]=[.K136];&quot;&quot;;&quot;!=&quot;)">
            <text:p/>
          </table:table-cell>
          <table:table-cell/>
        </table:table-row>
        <table:table-row table:style-name="ro1">
          <table:table-cell table:number-columns-repeated="3"/>
          <table:table-cell table:style-name="ce165"/>
          <table:table-cell table:number-columns-repeated="6"/>
          <table:table-cell table:style-name="Default"/>
          <table:table-cell table:formula="of:=IF([.F137]=[.K13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38]=[.K13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39]=[.K13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0]=[.K14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1]=[.K14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2]=[.K14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3]=[.K14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4]=[.K14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5]=[.K14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6]=[.K14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7]=[.K14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8]=[.K14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49]=[.K14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0]=[.K15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1]=[.K15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2]=[.K15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3]=[.K15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4]=[.K15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5]=[.K15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6]=[.K15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7]=[.K15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8]=[.K15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59]=[.K15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0]=[.K16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1]=[.K16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2]=[.K16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3]=[.K16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4]=[.K16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5]=[.K16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6]=[.K16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7]=[.K16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8]=[.K16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69]=[.K16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0]=[.K17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1]=[.K17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2]=[.K17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3]=[.K17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4]=[.K17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5]=[.K17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6]=[.K17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7]=[.K17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8]=[.K17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79]=[.K17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0]=[.K18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1]=[.K181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2]=[.K182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3]=[.K183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4]=[.K184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5]=[.K185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6]=[.K186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7]=[.K187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8]=[.K188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89]=[.K189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90]=[.K190];&quot;&quot;;&quot;!=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formula="of:=IF([.F191]=[.K191];&quot;&quot;;&quot;!=&quot;)">
            <text:p/>
          </table:table-cell>
          <table:table-cell/>
        </table:table-row>
      </table:table>
      <table:named-expressions>
        <table:named-range table:name="AL" table:base-cell-address="$SYSTEM.$G$7" table:cell-range-address="$SYSTEM.$L$8"/>
        <table:named-range table:name="BL" table:base-cell-address="$SYSTEM.$L$12" table:cell-range-address="$SYSTEM.$L$12"/>
        <table:named-range table:name="bus_width" table:base-cell-address="$SYSTEM.$L$10" table:cell-range-address="$SYSTEM.$L$10"/>
        <table:named-range table:name="DDRCLKOUT" table:base-cell-address="$SYSTEM.$G$7" table:cell-range-address="$SYSTEM.$G$7"/>
        <table:named-range table:name="DDRModel" table:base-cell-address="$SYSTEM.$L$7" table:cell-range-address="$SYSTEM.$D$14"/>
        <table:named-range table:name="DDRType" table:base-cell-address="$SYSTEM.$C$13" table:cell-range-address="$SYSTEM.$L$3"/>
        <table:named-range table:name="DIC" table:base-cell-address="$SYSTEM.$C$10" table:cell-range-address="$SYSTEM.$C$10"/>
        <table:named-range table:name="freq_ratio" table:base-cell-address="$UMCTL2.$E$7" table:cell-range-address="$UMCTL2.$E$8"/>
        <table:named-range table:name="PAGE_SIZE" table:base-cell-address="$SYSTEM.$L$9" table:cell-range-address="$SYSTEM.$L$9"/>
        <table:named-range table:name="PHI" table:base-cell-address="$SYSTEM.$G$7" table:cell-range-address="$SYSTEM.$G$6"/>
        <table:named-range table:name="ranks" table:base-cell-address="$SYSTEM.$C$11" table:cell-range-address="$SYSTEM.$C$11"/>
        <table:named-range table:name="RL" table:base-cell-address="$SYSTEM.$G$23" table:cell-range-address="$SYSTEM.$G$23"/>
        <table:named-range table:name="RTT" table:base-cell-address="$SYSTEM.$C$9" table:cell-range-address="$SYSTEM.$C$9"/>
        <table:named-range table:name="RZQ" table:base-cell-address="$SYSTEM.$C$8" table:cell-range-address="$SYSTEM.$C$8"/>
        <table:named-range table:name="size" table:base-cell-address="$SYSTEM.$L$9" table:cell-range-address="$SYSTEM.$L$11"/>
        <table:named-range table:name="SOC" table:base-cell-address="$SYSTEM.$G$7" table:cell-range-address="$SYSTEM.$C$5"/>
        <table:named-range table:name="SpeedGrade" table:base-cell-address="$SYSTEM.$L$5" table:cell-range-address="$SYSTEM.$L$5"/>
        <table:named-range table:name="tCCD" table:base-cell-address="$SYSTEM.$AB$22" table:cell-range-address="$SYSTEM.$Y$23"/>
        <table:named-range table:name="tCH" table:base-cell-address="$SYSTEM.$AG$23" table:cell-range-address="$SYSTEM.$AH$23"/>
        <table:named-range table:name="tCK" table:base-cell-address="$SYSTEM.$C$13" table:cell-range-address="$SYSTEM.$L$4"/>
        <table:named-range table:name="tCKE" table:base-cell-address="$SYSTEM.$AU$22" table:cell-range-address="$SYSTEM.$AE$23"/>
        <table:named-range table:name="tCKESR" table:base-cell-address="$SYSTEM.$AV$22" table:cell-range-address="$SYSTEM.$AF$23"/>
        <table:named-range table:name="tCKESRX" table:base-cell-address="$SYSTEM.$AX$22" table:cell-range-address="$SYSTEM.$AH$23"/>
        <table:named-range table:name="tCL" table:base-cell-address="$SYSTEM.$AH$23" table:cell-range-address="$SYSTEM.$AI$23"/>
        <table:named-range table:name="tDQSCKmax" table:base-cell-address="$SYSTEM.$AL$23" table:cell-range-address="$SYSTEM.$AM$23"/>
        <table:named-range table:name="tDQSCKmin" table:base-cell-address="$SYSTEM.$AL$23" table:cell-range-address="$SYSTEM.$AL$23"/>
        <table:named-range table:name="tFAW1KB" table:base-cell-address="$SYSTEM.$O$22" table:cell-range-address="$SYSTEM.$P$23"/>
        <table:named-range table:name="tFAW2KB" table:base-cell-address="$SYSTEM.$O$22" table:cell-range-address="$SYSTEM.$Q$23"/>
        <table:named-range table:name="tMRR" table:base-cell-address="$SYSTEM.$AN$23" table:cell-range-address="$SYSTEM.$AO$23"/>
        <table:named-range table:name="tMRW" table:base-cell-address="$SYSTEM.$AM$23" table:cell-range-address="$SYSTEM.$AN$23"/>
        <table:named-range table:name="tRAS" table:base-cell-address="$SYSTEM.$AC$21" table:cell-range-address="$SYSTEM.$N$23"/>
        <table:named-range table:name="tRASmax" table:base-cell-address="$SYSTEM.$O$23" table:cell-range-address="$SYSTEM.$O$23"/>
        <table:named-range table:name="tRC" table:base-cell-address="$SYSTEM.$AC$21" table:cell-range-address="$SYSTEM.$M$23"/>
        <table:named-range table:name="tRCD" table:base-cell-address="$SYSTEM.$AC$21" table:cell-range-address="$SYSTEM.$K$23"/>
        <table:named-range table:name="tREFI" table:base-cell-address="$SYSTEM.$AY$22" table:cell-range-address="$SYSTEM.$AG$23"/>
        <table:named-range table:name="tRFC1Gb" table:base-cell-address="$SYSTEM.$U$22" table:cell-range-address="$SYSTEM.$T$23"/>
        <table:named-range table:name="tRFC2Gb" table:base-cell-address="$SYSTEM.$U$22" table:cell-range-address="$SYSTEM.$U$23"/>
        <table:named-range table:name="tRFC4Gb" table:base-cell-address="$SYSTEM.$U$22" table:cell-range-address="$SYSTEM.$V$23"/>
        <table:named-range table:name="tRFC8Gb" table:base-cell-address="$SYSTEM.$U$22" table:cell-range-address="$SYSTEM.$W$23"/>
        <table:named-range table:name="tRP" table:base-cell-address="$SYSTEM.$AC$21" table:cell-range-address="$SYSTEM.$L$23"/>
        <table:named-range table:name="tRRD1KB" table:base-cell-address="$SYSTEM.$O$22" table:cell-range-address="$SYSTEM.$R$23"/>
        <table:named-range table:name="tRRD2KB" table:base-cell-address="$SYSTEM.$O$22" table:cell-range-address="$SYSTEM.$S$23"/>
        <table:named-range table:name="tRTP" table:base-cell-address="$SYSTEM.$AP$22" table:cell-range-address="$SYSTEM.$AB$23"/>
        <table:named-range table:name="tWLOmax" table:base-cell-address="$SYSTEM.$AO$22" table:cell-range-address="$SYSTEM.$AG$23"/>
        <table:named-range table:name="tWR" table:base-cell-address="$SYSTEM.$AA$22" table:cell-range-address="$SYSTEM.$X$23"/>
        <table:named-range table:name="tWTR" table:base-cell-address="$SYSTEM.$AQ$22" table:cell-range-address="$SYSTEM.$AC$23"/>
        <table:named-range table:name="tXP" table:base-cell-address="$SYSTEM.$AT$22" table:cell-range-address="$SYSTEM.$AD$23"/>
        <table:named-range table:name="tXSDLL" table:base-cell-address="$SYSTEM.$Z$22" table:cell-range-address="$SYSTEM.$Y$23"/>
        <table:named-range table:name="tXSR" table:base-cell-address="$SYSTEM.$AO$23" table:cell-range-address="$SYSTEM.$AP$23"/>
        <table:named-range table:name="tZQCL" table:base-cell-address="$SYSTEM.$AI$23" table:cell-range-address="$SYSTEM.$AJ$23"/>
        <table:named-range table:name="tZQCS" table:base-cell-address="$SYSTEM.$AG$22" table:cell-range-address="$SYSTEM.$AA$23"/>
        <table:named-range table:name="tZQINIT" table:base-cell-address="$SYSTEM.$AE$22" table:cell-range-address="$SYSTEM.$Z$23"/>
        <table:named-range table:name="tZQOPER" table:base-cell-address="$SYSTEM.$AF$22" table:cell-range-address="$SYSTEM.$AA$23"/>
        <table:named-range table:name="tZQRESET" table:base-cell-address="$SYSTEM.$AK$23" table:cell-range-address="$SYSTEM.$AK$23"/>
        <table:named-range table:name="VCO" table:base-cell-address="$SYSTEM.$G$7" table:cell-range-address="$SYSTEM.$G$5"/>
        <table:named-range table:name="WL" table:base-cell-address="$SYSTEM.$H$23" table:cell-range-address="$SYSTEM.$H$23"/>
      </table:named-expressions>
      <table:database-ranges>
        <table:database-range table:name="__Anonymous_Sheet_DB__1" table:target-range-address="DRAM.AT1:DRAM.AT46" table:orientation="column">
          <table:filter table:display-duplicates="false">
            <table:filter-and>
              <table:filter-condition table:field-number="45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9">
        <number:embedded-text number:position="8">x</number:embedded-text>
      </number:number>
    </number:number-style>
    <number:number-style style:name="N123">
      <number:number number:decimal-places="3" loext:min-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P0" style:volatile="true">
      <number:day/>
      <number:text>-</number:text>
      <number:month number:textual="true"/>
      <number:text>-</number:text>
      <number:year/>
    </number:date-style>
    <number:text-style style:name="N129">
      <number:text-content/>
      <style:map style:condition="value()&lt;=1.79769313486232E+308" style:apply-style-name="N129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60" number:language="en" number:country="US">
      <number:text-content/>
      <style:map style:condition="value()&lt;=1.79769313486232E+308" style:apply-style-name="N10160P0"/>
    </number:text-style>
    <number:currency-style style:name="N1016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10 10" svg:d="M0 0h10v10h-1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7:01:30.107806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FRQ08628</meta:initial-creator>
    <meta:creation-date>2017-04-07T16:08:52</meta:creation-date>
    <dc:date>2018-07-19T17:05:27.661277929</dc:date>
    <meta:editing-duration>P9DT1H32M44S</meta:editing-duration>
    <meta:editing-cycles>272</meta:editing-cycles>
    <meta:generator>LibreOffice/5.1.6.2$Linux_X86_64 LibreOffice_project/10m0$Build-2</meta:generator>
    <meta:document-statistic meta:table-count="5" meta:cell-count="4015" meta:object-count="1"/>
  </office:meta>
</office:document-meta>
</file>

<file path=Basic/Standard/CodeGen.xml><?xml version="1.0" encoding="utf-8"?>
<!DOCTYPE module  PUBLIC '-//OpenOffice.org//DTD OfficeDocument 1.0//EN'  'module.dtd'>
<script:module xmlns:script="http://openoffice.org/2000/script" script:name="CodeGen" script:language="StarBasic">REM  *****  BASIC  *****

Sub Main
	Dim i As Integer
	Dim Doc As Object
	Dim Sheet As Object
	Dim Cell As Object   
	Dim User As String
	Dim FileName As String
	Dim m As String
	Dim umctl2 As Object
	Dim pub As Object
	Dim vers As String
	Dim j As Integer

	User = environ("USER")

	i = FreeFile()

	stm = ThisComponent.sheets.getByName("SYSTEM")
	
	' FileName = "../../drivers/sta_fwlib/inc/Desktop/sta_ddr_" &amp; stm.getcellrangebyname("C5").String &amp; "_timing.h"
	sUrl = ThisComponent.getURL()
	Length = InStr (sUrl, "ADG_LPDDR2")
	FileName = Mid(sUrl, 8,Length-Len("ADG_DDR")-1)

	
	FileName = FileName &amp; "../../drivers/sta_fwlib/inc/sta_lpddr2_" &amp; stm.getcellrangebyname("C5").String &amp; "_timing.h"
	Open FileName For Output As i

	umctl2 = ThisComponent.sheets.getByName("UMCTL2")
	pub = ThisComponent.sheets.getByName("PUBL")

	
	m = stm.getcellrangebyname("C129").String


	Print #i, "/**"
	Print #i, " * Code generated"
	Print #i, " * Selected PUBL: " &amp; vers
	Print #i, " * LPDDR2 Model: " &amp; stm.getcellrangebyname("B23").String
	For j = 2 To 48     
          Print #i, " * 	" &amp; stm.getCellByPosition(j,21).String &amp; ":" &amp; stm.getCellByPosition(j,22).String
    Next j
	
	Print #i, " * tCK: " &amp; stm.getcellrangebyname("L4").String
	Print #i, " * SoC: " &amp;stm.getcellrangebyname("C5").String
	Print #i, " * FXTAL: " &amp;stm.getcellrangebyname("C4").String
	Print #i, " * NDIV: " &amp;stm.getcellrangebyname("G3").String
	Print #i, " * ODF: " &amp;stm.getcellrangebyname("G4").String
	Print #i, " * Burst Length: " &amp;stm.getcellrangebyname("L12").String
	Print #i,  "*/"
	
		Print #i, "/* PUBL */"
		Print #i, "#define TIMING_" &amp; pub.getCellRangeByName("B6").String &amp; " " &amp; pub.getCellRangeByName("H6").String
		Print #i, "		/*" &amp; pub.getCellRangeByName("C6").String &amp; " " &amp; pub.getCellRangeByName("G6").String &amp; "*/"
		Print #i, "		/*" &amp; pub.getCellRangeByName("C7").String &amp; " " &amp; pub.getCellRangeByName("G7").String &amp; "*/"		
		Print #i, "		/*" &amp; pub.getCellRangeByName("C8").String &amp; " " &amp; pub.getCellRangeByName("G8").String &amp; "*/"				
		Print #i, "#define TIMING_" &amp; pub.getCellRangeByName("B9").String &amp; " " &amp; pub.getCellRangeByName("H9").String
		Print #i, "		/*" &amp; pub.getCellRangeByName("C9").String &amp; " " &amp; pub.getCellRangeByName("G9").String &amp; "*/"
		Print #i, "		/*" &amp; pub.getCellRangeByName("C10").String &amp; " " &amp; pub.getCellRangeByName("G10").String &amp; "*/"
		Print #i, "#define TIMING_" &amp; pub.getCellRangeByName("B12").String &amp; " " &amp; pub.getCellRangeByName("H12").String
		Print #i, "		/*" &amp; pub.getCellRangeByName("C12").String &amp; " " &amp; pub.getCellRangeByName("G12").String &amp; "*/"
		Print #i, "		/*" &amp; pub.getCellRangeByName("C13").String &amp; " " &amp; pub.getCellRangeByName("G13").String &amp; "*/"
		Print #i, "#define TIMING_" &amp; pub.getCellRangeByName("B15").String &amp; " " &amp; pub.getCellRangeByName("H15").String
		Print #i, "		/*" &amp; pub.getCellRangeByName("C15").String &amp; " " &amp; pub.getCellRangeByName("G15").String &amp; "*/"
		Print #i, "		/*" &amp; pub.getCellRangeByName("C16").String &amp; " " &amp; pub.getCellRangeByName("G16").String &amp; "*/"
		Print #i, "		/*" &amp; pub.getCellRangeByName("C17").String &amp; " " &amp; pub.getCellRangeByName("G17").String &amp; "*/"
		Print #i, "		/*" &amp; pub.getCellRangeByName("C18").String &amp; " " &amp; pub.getCellRangeByName("G18").String &amp; "*/"
		Print #i, "		/*" &amp; pub.getCellRangeByName("C19").String &amp; " " &amp; pub.getCellRangeByName("G19").String &amp; "*/"
		Print #i, "		/*" &amp; pub.getCellRangeByName("C20").String &amp; " " &amp; pub.getCellRangeByName("G20").String &amp; "*/"
		Print #i, "		/*" &amp; pub.getCellRangeByName("C21").String &amp; " " &amp; pub.getCellRangeByName("G21").String &amp; "*/"
		Print #i, "		/*" &amp; pub.getCellRangeByName("C22").String &amp; " " &amp; pub.getCellRangeByName("G22").String &amp; "*/"
		Print #i, "		/*" &amp; pub.getCellRangeByName("C23").String &amp; " " &amp; pub.getCellRangeByName("G23").String &amp; "*/"
		Print #i, "#define TIMING_" &amp; pub.getCellRangeByName("B24").String &amp; " " &amp; pub.getCellRangeByName("H24").String
		Print #i, "		/*" &amp; pub.getCellRangeByName("C24").String &amp; " " &amp; pub.getCellRangeByName("G24").String &amp; "*/"
		Print #i, "		/*" &amp; pub.getCellRangeByName("C25").String &amp; " " &amp; pub.getCellRangeByName("G25").String &amp; "*/"
		Print #i, "		/*" &amp; pub.getCellRangeByName("C26").String &amp; " " &amp; pub.getCellRangeByName("G26").String &amp; "*/"
		Print #i, "		/*" &amp; pub.getCellRangeByName("C27").String &amp; " " &amp; pub.getCellRangeByName("G27").String &amp; "*/"
		Print #i, "		/*" &amp; pub.getCellRangeByName("C28").String &amp; " " &amp; pub.getCellRangeByName("G28").String &amp; "*/"
		Print #i, "		/*" &amp; pub.getCellRangeByName("C30").String &amp; " " &amp; pub.getCellRangeByName("G30").String &amp; "*/"
		Print #i, "		/*" &amp; pub.getCellRangeByName("C31").String &amp; " " &amp; pub.getCellRangeByName("G31").String &amp; "*/"
		Print #i, "		/*" &amp; pub.getCellRangeByName("C32").String &amp; " " &amp; pub.getCellRangeByName("G32").String &amp; "*/"
		Print #i, "#define TIMING_" &amp; pub.getCellRangeByName("B34").String &amp; " " &amp; pub.getCellRangeByName("H34").String
		Print #i, "		/*" &amp; pub.getCellRangeByName("C34").String &amp; " " &amp; pub.getCellRangeByName("G34").String &amp; "*/"
		Print #i, "		/*" &amp; pub.getCellRangeByName("C35").String &amp; " " &amp; pub.getCellRangeByName("G35").String &amp; "*/"
		Print #i, "		/*" &amp; pub.getCellRangeByName("C36").String &amp; " " &amp; pub.getCellRangeByName("G36").String &amp; "*/"
		Print #i, "		/*" &amp; pub.getCellRangeByName("C37").String &amp; " " &amp; pub.getCellRangeByName("G37").String &amp; "*/"
		Print #i, "#define TIMING_" &amp; pub.getCellRangeByName("B39").String &amp; " " &amp; pub.getCellRangeByName("H39").String
		Print #i, "		/*" &amp; pub.getCellRangeByName("C39").String &amp; " " &amp; pub.getCellRangeByName("G39").String &amp; "*/"
		Print #i, "		/*" &amp; pub.getCellRangeByName("C40").String &amp; " " &amp; pub.getCellRangeByName("G40").String &amp; "*/"
		Print #i, "		/*" &amp; pub.getCellRangeByName("C41").String &amp; " " &amp; pub.getCellRangeByName("G41").String &amp; "*/"
		Print #i, "		/*" &amp; pub.getCellRangeByName("C42").String &amp; " " &amp; pub.getCellRangeByName("G42").String &amp; "*/"
		Print #i, "		/*" &amp; pub.getCellRangeByName("C43").String &amp; " " &amp; pub.getCellRangeByName("G43").String &amp; "*/"
		Print #i, "#define TIMING_" &amp; pub.getCellRangeByName("B44").String &amp; " " &amp; pub.getCellRangeByName("H44").String
		Print #i, "		/*" &amp; pub.getCellRangeByName("C44").String &amp; " " &amp; pub.getCellRangeByName("G44").String &amp; "*/"

	Print #i, "/* uMCTL2 */"
	Print #i, "#define TIMING_" &amp; umctl2.getCellRangeByName("B12").String &amp; " " &amp;  umctl2.getCellRangeByName("G12").String
	Print #i, "		/*" &amp; umctl2.getCellRangeByName("C12").String &amp; " " &amp; umctl2.getCellRangeByName("F12").String &amp; "*/"	
	Print #i, "		/*" &amp; umctl2.getCellRangeByName("C14").String &amp; " " &amp; umctl2.getCellRangeByName("F14").String &amp; "*/"	
	Print #i, "		/*" &amp; umctl2.getCellRangeByName("C16").String &amp; " " &amp; umctl2.getCellRangeByName("F16").String &amp; "*/"	
	Print #i, "#define TIMING_" &amp; umctl2.getCellRangeByName("B17").String &amp; " " &amp;  umctl2.getCellRangeByName("G17").String
	Print #i, "		/*" &amp; umctl2.getCellRangeByName("C17").String &amp; " " &amp; umctl2.getCellRangeByName("F17").String &amp; "*/"	
	Print #i, "		/*" &amp; umctl2.getCellRangeByName("C19").String &amp; " " &amp; umctl2.getCellRangeByName("F19").String &amp; "*/"	
	Print #i, "#define TIMING_" &amp; umctl2.getCellRangeByName("B21").String &amp; " " &amp;  umctl2.getCellRangeByName("G21").String
	Print #i, "		/*" &amp; umctl2.getCellRangeByName("C21").String &amp; " " &amp; umctl2.getCellRangeByName("F21").String &amp; "*/"	
	Print #i, "		/*" &amp; umctl2.getCellRangeByName("C23").String &amp; " " &amp; umctl2.getCellRangeByName("F23").String &amp; "*/"	
	Print #i, "#define TIMING_" &amp; umctl2.getCellRangeByName("B25").String &amp; " " &amp;  umctl2.getCellRangeByName("G25").String
	Print #i, "		/*" &amp; umctl2.getCellRangeByName("C25").String &amp; " " &amp; umctl2.getCellRangeByName("F25").String &amp; "*/"	
	Print #i, "		/*" &amp; umctl2.getCellRangeByName("C26").String &amp; " " &amp; umctl2.getCellRangeByName("F26").String &amp; "*/"	
	Print #i, "#define TIMING_" &amp; umctl2.getCellRangeByName("B27").String &amp; " " &amp;  umctl2.getCellRangeByName("G27").String
	Print #i, "		/*" &amp; umctl2.getCellRangeByName("C27").String &amp; " " &amp; umctl2.getCellRangeByName("F27").String &amp; "*/"
	Print #i, "		/*" &amp; umctl2.getCellRangeByName("C29").String &amp; " " &amp; umctl2.getCellRangeByName("F29").String &amp; "*/"	
	Print #i, "#define TIMING_" &amp; umctl2.getCellRangeByName("B33").String &amp; " " &amp;  umctl2.getCellRangeByName("G33").String
	Print #i, "		/*" &amp; umctl2.getCellRangeByName("C33").String &amp; " " &amp; umctl2.getCellRangeByName("F33").String &amp; "*/"
	Print #i, "		/*" &amp; umctl2.getCellRangeByName("C35").String &amp; " " &amp; umctl2.getCellRangeByName("F35").String &amp; "*/"		
	Print #i, "		/*" &amp; umctl2.getCellRangeByName("C37").String &amp; " " &amp; umctl2.getCellRangeByName("F37").String &amp; "*/"
	Print #i, "		/*" &amp; umctl2.getCellRangeByName("C39").String &amp; " " &amp; umctl2.getCellRangeByName("F39").String &amp; "*/"		
	Print #i, "#define TIMING_" &amp; umctl2.getCellRangeByName("B41").String &amp; " " &amp;  umctl2.getCellRangeByName("G41").String
	Print #i, "		/*" &amp; umctl2.getCellRangeByName("C41").String &amp; " " &amp; umctl2.getCellRangeByName("F41").String &amp; "*/"
	Print #i, "		/*" &amp; umctl2.getCellRangeByName("C43").String &amp; " " &amp; umctl2.getCellRangeByName("F43").String &amp; "*/"
	Print #i, "		/*" &amp; umctl2.getCellRangeByName("C45").String &amp; " " &amp; umctl2.getCellRangeByName("F45").String &amp; "*/"
	Print #i, "#define TIMING_" &amp; umctl2.getCellRangeByName("B47").String &amp; " " &amp;  umctl2.getCellRangeByName("G47").String
	Print #i, "		/*" &amp; umctl2.getCellRangeByName("C47").String &amp; " " &amp; umctl2.getCellRangeByName("F47").String &amp; "*/"
	Print #i, "		/*" &amp; umctl2.getCellRangeByName("C49").String &amp; " " &amp; umctl2.getCellRangeByName("F49").String &amp; "*/"
	Print #i, "		/*" &amp; umctl2.getCellRangeByName("C51").String &amp; " " &amp; umctl2.getCellRangeByName("F51").String &amp; "*/"
	Print #i, "		/*" &amp; umctl2.getCellRangeByName("C53").String &amp; " " &amp; umctl2.getCellRangeByName("F53").String &amp; "*/"			
	Print #i, "#define TIMING_" &amp; umctl2.getCellRangeByName("B55").String &amp; " " &amp;  umctl2.getCellRangeByName("G55").String
	Print #i, "		/*" &amp; umctl2.getCellRangeByName("C55").String &amp; " " &amp; umctl2.getCellRangeByName("F55").String &amp; "*/"	
	Print #i, "		/*" &amp; umctl2.getCellRangeByName("C57").String &amp; " " &amp; umctl2.getCellRangeByName("F67").String &amp; "*/"	
	Print #i, "		/*" &amp; umctl2.getCellRangeByName("C59").String &amp; " " &amp; umctl2.getCellRangeByName("F59").String &amp; "*/"			
	Print #i, "#define TIMING_" &amp; umctl2.getCellRangeByName("B61").String &amp; " " &amp;  umctl2.getCellRangeByName("G61").String
	Print #i, "		/*" &amp; umctl2.getCellRangeByName("C61").String &amp; " " &amp; umctl2.getCellRangeByName("F61").String &amp; "*/"
	Print #i, "		/*" &amp; umctl2.getCellRangeByName("C63").String &amp; " " &amp; umctl2.getCellRangeByName("F63").String &amp; "*/"
	Print #i, "		/*" &amp; umctl2.getCellRangeByName("C65").String &amp; " " &amp; umctl2.getCellRangeByName("F65").String &amp; "*/"
	Print #i, "		/*" &amp; umctl2.getCellRangeByName("C67").String &amp; " " &amp; umctl2.getCellRangeByName("F67").String &amp; "*/"			
	Print #i, "#define TIMING_" &amp; umctl2.getCellRangeByName("B69").String &amp; " " &amp;  umctl2.getCellRangeByName("G69").String
	Print #i, "		/*" &amp; umctl2.getCellRangeByName("C69").String &amp; " " &amp; umctl2.getCellRangeByName("F69").String &amp; "*/"
	Print #i, "		/*" &amp; umctl2.getCellRangeByName("C71").String &amp; " " &amp; umctl2.getCellRangeByName("F71").String &amp; "*/"
	Print #i, "		/*" &amp; umctl2.getCellRangeByName("C73").String &amp; " " &amp; umctl2.getCellRangeByName("F73").String &amp; "*/"		
	Print #i, "		/*" &amp; umctl2.getCellRangeByName("C75").String &amp; " " &amp; umctl2.getCellRangeByName("F75").String &amp; "*/"		
	Print #i, "#define TIMING_" &amp; umctl2.getCellRangeByName("B77").String &amp; " " &amp;  umctl2.getCellRangeByName("G77").String
	Print #i, "		/*" &amp; umctl2.getCellRangeByName("C77").String &amp; " " &amp; umctl2.getCellRangeByName("F77").String &amp; "*/"
	Print #i, "		/*" &amp; umctl2.getCellRangeByName("C79").String &amp; " " &amp; umctl2.getCellRangeByName("F79").String &amp; "*/"
	Print #i, "		/*" &amp; umctl2.getCellRangeByName("C81").String &amp; " " &amp; umctl2.getCellRangeByName("F81").String &amp; "*/"
	Print #i, "#define TIMING_" &amp; umctl2.getCellRangeByName("B83").String &amp; " " &amp;  umctl2.getCellRangeByName("G83").String
	Print #i, "		/*" &amp; umctl2.getCellRangeByName("C83").String &amp; " " &amp; umctl2.getCellRangeByName("F83").String &amp; "*/"
	Print #i, "		/*" &amp; umctl2.getCellRangeByName("C85").String &amp; " " &amp; umctl2.getCellRangeByName("F85").String &amp; "*/"
	Print #i, "#define TIMING_" &amp; umctl2.getCellRangeByName("B87").String &amp; " " &amp;  umctl2.getCellRangeByName("G87").String
	Print #i, "		/*" &amp; umctl2.getCellRangeByName("C87").String &amp; " " &amp; umctl2.getCellRangeByName("F87").String &amp; "*/"
	Print #i, "		/*" &amp; umctl2.getCellRangeByName("C89").String &amp; " " &amp; umctl2.getCellRangeByName("F89").String &amp; "*/"
	Print #i, "		/*" &amp; umctl2.getCellRangeByName("C91").String &amp; " " &amp; umctl2.getCellRangeByName("F91").String &amp; "*/"
	Print #i, "		/*" &amp; umctl2.getCellRangeByName("C93").String &amp; " " &amp; umctl2.getCellRangeByName("F93").String &amp; "*/"
	Print #i, "#define TIMING_" &amp; umctl2.getCellRangeByName("B100").String &amp; " " &amp;  umctl2.getCellRangeByName("G100").String
	Print #i, "		/*" &amp; umctl2.getCellRangeByName("C100").String &amp; " " &amp; umctl2.getCellRangeByName("F100").String &amp; "*/"
	Print #i, "#define TIMING_" &amp; umctl2.getCellRangeByName("B102").String &amp; " " &amp;  umctl2.getCellRangeByName("G102").String
	Print #i, "		/*" &amp; umctl2.getCellRangeByName("C102").String &amp; " " &amp; umctl2.getCellRangeByName("F102").String &amp; "*/"
	Print #i, "		/*" &amp; umctl2.getCellRangeByName("C104").String &amp; " " &amp; umctl2.getCellRangeByName("F104").String &amp; "*/"
	Print #i, "		/*" &amp; umctl2.getCellRangeByName("C106").String &amp; " " &amp; umctl2.getCellRangeByName("F106").String &amp; "*/"
	Print #i, "		/*" &amp; umctl2.getCellRangeByName("C107").String &amp; " " &amp; umctl2.getCellRangeByName("F107").String &amp; "*/"
	Print #i, "		/*" &amp; umctl2.getCellRangeByName("C108").String &amp; " " &amp; umctl2.getCellRangeByName("F108").String &amp; "*/"
	Print #i, "		/*" &amp; umctl2.getCellRangeByName("C109").String &amp; " " &amp; umctl2.getCellRangeByName("F109").String &amp; "*/"
	Print #i, "#define TIMING_" &amp; umctl2.getCellRangeByName("B111").String &amp; " " &amp;  umctl2.getCellRangeByName("G111").String
	Print #i, "		/*" &amp; umctl2.getCellRangeByName("C111").String &amp; " " &amp; umctl2.getCellRangeByName("F111").String &amp; "*/"
	Print #i, "		/*" &amp; umctl2.getCellRangeByName("C113").String &amp; " " &amp; umctl2.getCellRangeByName("F113").String &amp; "*/"
	Print #i, "		/*" &amp; umctl2.getCellRangeByName("C115").String &amp; " " &amp; umctl2.getCellRangeByName("F115").String &amp; "*/"
	Print #i, "		/*" &amp; umctl2.getCellRangeByName("C117").String &amp; " " &amp; umctl2.getCellRangeByName("F117").String &amp; "*/"
	Print #i, "		/*" &amp; umctl2.getCellRangeByName("C119").String &amp; " " &amp; umctl2.getCellRangeByName("F119").String &amp; "*/"
	Print #i, "#define TIMING_" &amp; umctl2.getCellRangeByName("B120").String &amp; " " &amp;  umctl2.getCellRangeByName("G120").String
	Print #i, "		/*" &amp; umctl2.getCellRangeByName("C120").String &amp; " " &amp; umctl2.getCellRangeByName("F120").String &amp; "*/"
	Print #i, "		/*" &amp; umctl2.getCellRangeByName("C122").String &amp; " " &amp; umctl2.getCellRangeByName("F122").String &amp; "*/"
	Print #i, "		/*" &amp; umctl2.getCellRangeByName("C124").String &amp; " " &amp; umctl2.getCellRangeByName("F124").String &amp; "*/"
	Print #i, "		/*" &amp; umctl2.getCellRangeByName("C125").String &amp; " " &amp; umctl2.getCellRangeByName("F125").String &amp; "*/"
	Print #i, "		/*" &amp; umctl2.getCellRangeByName("C126").String &amp; " " &amp; umctl2.getCellRangeByName("F126").String &amp; "*/"
	Print #i, "		/*" &amp; umctl2.getCellRangeByName("C127").String &amp; " " &amp; umctl2.getCellRangeByName("F127").String &amp; "*/"




	Close #i
	
	Print "Code has bee generated in " &amp; FileName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deG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